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OpenSymbol" svg:font-family="OpenSymbol"/>
    <style:font-face style:name="Droid Serif2" svg:font-family="'Droid Serif'" style:font-adornments="Обычный" style:font-family-generic="roman"/>
    <style:font-face style:name="Lucida Console" svg:font-family="'Lucida Console'" style:font-adornments="Обычный"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NSimSun" svg:font-family="NSimSun" style:font-family-generic="modern" style:font-pitch="fixed"/>
    <style:font-face style:name="Droid Sans Mono" svg:font-family="'Droid Sans Mono'" style:font-adornments="Обычный" style:font-family-generic="swiss" style:font-pitch="fixed"/>
    <style:font-face style:name="Mangal1" svg:font-family="Mangal" style:font-pitch="variable"/>
    <style:font-face style:name="Microsoft YaHei1" svg:font-family="'Microsoft YaHei'" style:font-pitch="variable"/>
    <style:font-face style:name="Droid Serif" svg:font-family="'Droid Serif'" style:font-adornments="Обычный" style:font-family-generic="roman" style:font-pitch="variable"/>
    <style:font-face style:name="Droid Serif1" svg:font-family="'Droid Serif'" style:font-adornments="Полужирный" style:font-family-generic="roman" style:font-pitch="variable"/>
    <style:font-face style:name="Arial1" svg:font-family="Arial" style:font-family-generic="swiss" style:font-pitch="variable"/>
    <style:font-face style:name="Droid Sans2" svg:font-family="'Droid Sans'" style:font-family-generic="swiss" style:font-pitch="variable"/>
    <style:font-face style:name="Droid Sans" svg:font-family="'Droid Sans'" style:font-adornments="Обычный" style:font-family-generic="swiss" style:font-pitch="variable"/>
    <style:font-face style:name="Droid Sans1" svg:font-family="'Droid Sans'" style:font-adornments="Полужир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40pt" fo:language="ru" fo:country="RU" fo:font-weight="bold" style:font-size-asian="40pt" style:font-weight-asian="bold" style:font-size-complex="40pt" style:font-weight-complex="bold"/>
    </style:style>
    <style:style style:name="P2" style:family="paragraph" style:parent-style-name="Standard">
      <style:text-properties fo:font-size="100pt" fo:language="en" fo:country="US" fo:font-weight="bold" style:font-size-asian="85.6999969482422pt" style:font-weight-asian="bold" style:font-size-complex="85.6999969482422pt" style:font-weight-complex="bold"/>
    </style:style>
    <style:style style:name="P3" style:family="paragraph" style:parent-style-name="Standard">
      <style:paragraph-properties fo:text-align="start" style:justify-single-word="false"/>
      <style:text-properties fo:font-size="20pt" fo:language="ru" fo:country="RU" fo:font-weight="bold" style:font-size-asian="20pt" style:font-weight-asian="bold" style:font-size-complex="20pt" style:font-weight-complex="bold"/>
    </style:style>
    <style:style style:name="P4" style:family="paragraph" style:parent-style-name="Standard">
      <style:text-properties fo:font-size="150pt" fo:language="en" fo:country="US" fo:font-style="italic" fo:font-weight="normal" style:font-size-asian="128.550003051758pt" style:font-style-asian="italic" style:font-weight-asian="normal" style:font-size-complex="128.550003051758pt" style:font-style-complex="italic" style:font-weight-complex="normal"/>
    </style:style>
    <style:style style:name="P5" style:family="paragraph" style:parent-style-name="Standard">
      <style:paragraph-properties fo:padding="0cm" fo:border-left="none" fo:border-right="none" fo:border-top="none" fo:border-bottom="0.035cm solid #000000" style:shadow="none"/>
      <style:text-properties fo:font-size="40pt" fo:font-weight="bold" style:font-size-asian="40pt" style:font-weight-asian="bold" style:font-size-complex="40pt" style:font-weight-complex="bold"/>
    </style:style>
    <style:style style:name="P6" style:family="paragraph" style:parent-style-name="Standard">
      <style:paragraph-properties fo:padding="0cm" fo:border-left="none" fo:border-right="none" fo:border-top="none" fo:border-bottom="0.035cm solid #000000" style:shadow="none"/>
      <style:text-properties fo:font-size="40pt" fo:language="ru" fo:country="RU" fo:font-weight="bold" style:font-size-asian="40pt" style:font-weight-asian="bold" style:font-size-complex="40pt" style:font-weight-complex="bold"/>
    </style:style>
    <style:style style:name="P7" style:family="paragraph" style:parent-style-name="Standard">
      <style:paragraph-properties fo:margin-left="8.999cm" fo:margin-right="0cm" fo:text-align="start" style:justify-single-word="false" fo:text-indent="0cm" style:auto-text-indent="false" style:shadow="none"/>
      <style:text-properties fo:font-size="20pt" fo:language="en" fo:country="US" fo:font-weight="bold" style:font-size-asian="20pt" style:font-weight-asian="bold" style:font-size-complex="20pt" style:font-weight-complex="bold"/>
    </style:style>
    <style:style style:name="P8" style:family="paragraph" style:parent-style-name="Standard">
      <style:paragraph-properties fo:margin-left="8.999cm" fo:margin-right="0cm" fo:text-align="end" style:justify-single-word="false" fo:text-indent="0cm" style:auto-text-indent="false" style:shadow="none"/>
      <style:text-properties fo:font-size="20pt" fo:language="ru" fo:country="RU" fo:font-style="italic" fo:font-weight="normal" style:font-size-asian="20pt" style:font-style-asian="italic" style:font-weight-asian="normal" style:font-size-complex="20pt" style:font-style-complex="italic" style:font-weight-complex="normal"/>
    </style:style>
    <style:style style:name="P9" style:family="paragraph" style:parent-style-name="Standard">
      <style:paragraph-properties fo:margin-left="8.999cm" fo:margin-right="0cm" fo:text-align="start" style:justify-single-word="false" fo:text-indent="0cm" style:auto-text-indent="false" style:shadow="none"/>
      <style:text-properties fo:font-size="20pt" fo:language="ru" fo:country="RU" fo:font-weight="bold" style:font-size-asian="20pt" style:font-weight-asian="bold" style:font-size-complex="20pt" style:font-weight-complex="bold"/>
    </style:style>
    <style:style style:name="P10" style:family="paragraph" style:parent-style-name="Standard">
      <style:paragraph-properties fo:margin-left="8.999cm" fo:margin-right="0cm" fo:text-align="start" style:justify-single-word="false" fo:text-indent="0cm" style:auto-text-indent="false" style:shadow="none"/>
      <style:text-properties fo:font-size="18pt" fo:language="ru" fo:country="RU" fo:font-weight="bold" style:font-size-asian="18pt" style:font-weight-asian="bold" style:font-size-complex="18pt" style:font-weight-complex="bold"/>
    </style:style>
    <style:style style:name="P11" style:family="paragraph" style:parent-style-name="Текст_20_1">
      <style:text-properties style:text-underline-style="none"/>
    </style:style>
    <style:style style:name="P12" style:family="paragraph" style:parent-style-name="Текст_20_1">
      <style:text-properties fo:language="en" fo:country="US"/>
    </style:style>
    <style:style style:name="P13" style:family="paragraph" style:parent-style-name="Текст_20_1">
      <style:text-properties fo:language="ru" fo:country="RU"/>
    </style:style>
    <style:style style:name="P14" style:family="paragraph" style:parent-style-name="Текст_20_2">
      <style:text-properties fo:language="ru" fo:country="RU"/>
    </style:style>
    <style:style style:name="P15" style:family="paragraph" style:parent-style-name="Текст_20_2">
      <style:text-properties fo:language="en" fo:country="US"/>
    </style:style>
    <style:style style:name="P16" style:family="paragraph" style:parent-style-name="Текст_20_3">
      <style:text-properties fo:language="ru" fo:country="RU"/>
    </style:style>
    <style:style style:name="P17" style:family="paragraph" style:parent-style-name="Текст_20_3">
      <style:text-properties fo:language="ru" fo:country="RU" fo:font-weight="normal" style:font-weight-asian="normal" style:font-weight-complex="normal"/>
    </style:style>
    <style:style style:name="P18" style:family="paragraph" style:parent-style-name="Текст_20_3">
      <style:text-properties fo:language="ru" fo:country="RU" fo:font-weight="normal" fo:background-color="transparent" style:font-weight-asian="normal" style:font-weight-complex="normal"/>
    </style:style>
    <style:style style:name="P19" style:family="paragraph" style:parent-style-name="Текст_20_3">
      <style:text-properties fo:language="en" fo:country="US" fo:font-weight="normal" style:font-weight-asian="normal" style:font-weight-complex="normal"/>
    </style:style>
    <style:style style:name="P20" style:family="paragraph" style:parent-style-name="Текст_20_3">
      <style:paragraph-properties fo:text-align="justify" style:justify-single-word="false" fo:hyphenation-ladder-count="no-limit">
        <style:tab-stops/>
      </style:paragraph-properties>
      <style:text-properties fo:hyphenate="true" fo:hyphenation-remain-char-count="2" fo:hyphenation-push-char-count="2"/>
    </style:style>
    <style:style style:name="P21" style:family="paragraph" style:parent-style-name="Пример_20_3">
      <style:text-properties fo:language="en" fo:country="US"/>
    </style:style>
    <style:style style:name="P22" style:family="paragraph" style:parent-style-name="Пример_20_3">
      <style:text-properties fo:language="en" fo:country="US" fo:font-weight="normal" style:font-weight-asian="normal" style:font-weight-complex="normal"/>
    </style:style>
    <style:style style:name="P23" style:family="paragraph" style:parent-style-name="Пример_20_3">
      <style:text-properties fo:language="ru" fo:country="RU"/>
    </style:style>
    <style:style style:name="P24" style:family="paragraph" style:parent-style-name="Текст_20_4">
      <style:text-properties fo:language="ru" fo:country="RU"/>
    </style:style>
    <style:style style:name="P25" style:family="paragraph" style:parent-style-name="Текст_20_4">
      <style:text-properties fo:language="en" fo:country="US"/>
    </style:style>
    <style:style style:name="P26" style:family="paragraph" style:parent-style-name="Текст_20_3" style:master-page-name="">
      <style:paragraph-properties fo:text-align="justify" style:justify-single-word="false" fo:hyphenation-ladder-count="no-limit" style:page-number="auto">
        <style:tab-stops/>
      </style:paragraph-properties>
      <style:text-properties fo:hyphenate="true" fo:hyphenation-remain-char-count="2" fo:hyphenation-push-char-count="2"/>
    </style:style>
    <style:style style:name="P27" style:family="paragraph" style:parent-style-name="Текст_20_3" style:master-page-name="">
      <style:paragraph-properties fo:text-align="justify" style:justify-single-word="false" fo:hyphenation-ladder-count="no-limit" style:page-number="auto">
        <style:tab-stops/>
      </style:paragraph-properties>
      <style:text-properties style:font-name="Droid Serif" fo:font-size="12pt" fo:language="ru" fo:country="RU" fo:hyphenate="true" fo:hyphenation-remain-char-count="2" fo:hyphenation-push-char-count="2"/>
    </style:style>
    <style:style style:name="P28" style:family="paragraph" style:parent-style-name="Пример_20_3" style:master-page-name="">
      <style:paragraph-properties fo:margin-top="0cm" fo:margin-bottom="0cm" fo:text-align="justify" style:justify-single-word="false" fo:hyphenation-ladder-count="no-limit" style:page-number="auto" fo:padding-left="0.199cm" fo:padding-right="0cm" fo:padding-top="0cm" fo:padding-bottom="0cm" fo:border="0.002cm solid #b3b3b3" style:shadow="none">
        <style:tab-stops/>
      </style:paragraph-properties>
      <style:text-properties fo:hyphenate="true" fo:hyphenation-remain-char-count="2" fo:hyphenation-push-char-count="2"/>
    </style:style>
    <style:style style:name="P29" style:family="paragraph" style:parent-style-name="Пример_20_3" style:master-page-name="">
      <style:paragraph-properties fo:margin-top="0cm" fo:margin-bottom="0cm" fo:text-align="justify" style:justify-single-word="false" fo:hyphenation-ladder-count="no-limit" style:page-number="auto" fo:padding-left="0.199cm" fo:padding-right="0cm" fo:padding-top="0cm" fo:padding-bottom="0cm" fo:border="0.002cm solid #b3b3b3" style:shadow="none">
        <style:tab-stops/>
      </style:paragraph-properties>
      <style:text-properties style:font-name="Droid Sans Mono" fo:font-size="10pt" fo:language="en" fo:country="US" fo:hyphenate="true" fo:hyphenation-remain-char-count="2" fo:hyphenation-push-char-count="2"/>
    </style:style>
    <style:style style:name="P30" style:family="paragraph" style:parent-style-name="Пример_20_4">
      <style:text-properties fo:language="en" fo:country="US"/>
    </style:style>
    <style:style style:name="P31" style:family="paragraph" style:parent-style-name="Пример_20_4">
      <style:text-properties style:use-window-font-color="true"/>
    </style:style>
    <style:style style:name="P32" style:family="paragraph" style:parent-style-name="Пример_20_4">
      <style:text-properties fo:language="ru" fo:country="RU"/>
    </style:style>
    <style:style style:name="P33" style:family="paragraph" style:parent-style-name="Пример_20_2">
      <style:text-properties fo:language="en" fo:country="US"/>
    </style:style>
    <style:style style:name="P34" style:family="paragraph" style:parent-style-name="Пример_20_2">
      <style:text-properties fo:language="ru" fo:country="RU"/>
    </style:style>
    <style:style style:name="P35" style:family="paragraph" style:parent-style-name="Пример_20_2">
      <style:text-properties fo:language="en" fo:country="US"/>
    </style:style>
    <style:style style:name="P36" style:family="paragraph" style:parent-style-name="Heading_20_3" style:list-style-name=""/>
    <style:style style:name="P37" style:family="paragraph" style:parent-style-name="Heading_20_3">
      <style:text-properties fo:language="en" fo:country="US"/>
    </style:style>
    <style:style style:name="P38" style:family="paragraph" style:parent-style-name="Heading_20_3">
      <style:text-properties fo:language="en" fo:country="US" fo:font-weight="bold" style:font-weight-asian="bold" style:font-weight-complex="bold"/>
    </style:style>
    <style:style style:name="P39" style:family="paragraph" style:parent-style-name="Heading_20_3">
      <style:text-properties fo:font-weight="bold" style:font-weight-asian="bold" style:font-weight-complex="bold"/>
    </style:style>
    <style:style style:name="P40" style:family="paragraph" style:parent-style-name="Heading_20_3">
      <style:text-properties fo:language="ru" fo:country="RU"/>
    </style:style>
    <style:style style:name="P41" style:family="paragraph" style:parent-style-name="Heading_20_3">
      <style:paragraph-properties fo:margin-left="0.4cm" fo:margin-right="0cm" fo:text-indent="0cm" style:auto-text-indent="false"/>
      <style:text-properties fo:language="ru" fo:country="RU"/>
    </style:style>
    <style:style style:name="P42" style:family="paragraph" style:parent-style-name="Heading_20_3" style:master-page-name="">
      <style:paragraph-properties fo:hyphenation-ladder-count="no-limit" style:page-number="auto" fo:keep-with-next="always">
        <style:tab-stops/>
      </style:paragraph-properties>
      <style:text-properties fo:hyphenate="true" fo:hyphenation-remain-char-count="2" fo:hyphenation-push-char-count="2"/>
    </style:style>
    <style:style style:name="P43" style:family="paragraph" style:parent-style-name="Heading_20_1" style:list-style-name="L1"/>
    <style:style style:name="P44" style:family="paragraph" style:parent-style-name="Heading_20_1" style:list-style-name="Numbering_20_1"/>
    <style:style style:name="P45" style:family="paragraph" style:parent-style-name="Heading_20_1" style:list-style-name="Numbering_20_1">
      <style:text-properties fo:language="ru" fo:country="RU"/>
    </style:style>
    <style:style style:name="P46" style:family="paragraph" style:parent-style-name="Heading_20_1">
      <style:text-properties style:text-underline-style="none"/>
    </style:style>
    <style:style style:name="P47" style:family="paragraph" style:parent-style-name="Heading_20_1" style:list-style-name="Numbering_20_1">
      <style:text-properties style:text-underline-style="none"/>
    </style:style>
    <style:style style:name="P48" style:family="paragraph" style:parent-style-name="Heading_20_1" style:list-style-name="">
      <style:paragraph-properties fo:break-before="page"/>
    </style:style>
    <style:style style:name="P49" style:family="paragraph" style:parent-style-name="Текст_20_3">
      <style:text-properties fo:language="ru" fo:country="RU"/>
    </style:style>
    <style:style style:name="P50" style:family="paragraph" style:parent-style-name="Heading_20_2" style:list-style-name=""/>
    <style:style style:name="P51" style:family="paragraph" style:parent-style-name="Heading_20_2">
      <style:text-properties fo:language="ru" fo:country="RU"/>
    </style:style>
    <style:style style:name="P52" style:family="paragraph" style:parent-style-name="Heading_20_2" style:list-style-name="">
      <style:text-properties fo:language="ru" fo:country="RU"/>
    </style:style>
    <style:style style:name="P53" style:family="paragraph" style:parent-style-name="Heading_20_2" style:list-style-name="Numbering_20_1"/>
    <style:style style:name="P54" style:family="paragraph" style:parent-style-name="Heading_20_4">
      <style:text-properties fo:language="en" fo:country="US"/>
    </style:style>
    <style:style style:name="P55" style:family="paragraph" style:parent-style-name="Heading_20_4">
      <style:text-properties fo:language="ru" fo:country="RU"/>
    </style:style>
    <style:style style:name="P56" style:family="paragraph" style:parent-style-name="Heading_20_4" style:list-style-name="Numbering_20_1">
      <style:paragraph-properties fo:margin-left="0.6cm" fo:margin-right="0cm" fo:text-indent="0cm" style:auto-text-indent="false"/>
    </style:style>
    <style:style style:name="P57" style:family="paragraph" style:parent-style-name="Текст_20_2">
      <style:text-properties fo:language="ru" fo:country="RU"/>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background-color="transparent"/>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fo:background-color="transparent" style:font-weight-asian="normal" style:font-weight-complex="normal"/>
    </style:style>
    <style:style style:name="T7" style:family="text">
      <style:text-properties fo:language="en" fo:country="US" style:font-weight-asian="bold" style:font-weight-complex="bold"/>
    </style:style>
    <style:style style:name="T8" style:family="text">
      <style:text-properties fo:language="en" fo:country="US" style:text-underline-style="none"/>
    </style:style>
    <style:style style:name="T9" style:family="text">
      <style:text-properties fo:language="en" fo:country="US" style:font-name-asian="Mangal1" style:font-size-asian="14pt" style:font-name-complex="Microsoft YaHei1"/>
    </style:style>
    <style:style style:name="T10" style:family="text">
      <style:text-properties fo:language="ru" fo:country="RU"/>
    </style:style>
    <style:style style:name="T11" style:family="text">
      <style:text-properties fo:language="ru" fo:country="RU" fo:font-style="italic" fo:font-weight="bold" style:font-style-asian="italic" style:font-weight-asian="bold" style:font-style-complex="italic" style:font-weight-complex="bold"/>
    </style:style>
    <style:style style:name="T12" style:family="text">
      <style:text-properties fo:language="ru" fo:country="RU" fo:font-style="italic" style:font-style-asian="italic" style:font-style-complex="italic"/>
    </style:style>
    <style:style style:name="T13" style:family="text">
      <style:text-properties fo:language="ru" fo:country="RU" fo:font-weight="bold" style:font-weight-asian="bold" style:font-weight-complex="bold"/>
    </style:style>
    <style:style style:name="T14" style:family="text">
      <style:text-properties fo:language="ru" fo:country="RU" fo:background-color="transparent"/>
    </style:style>
    <style:style style:name="T15" style:family="text">
      <style:text-properties fo:language="ru" fo:country="RU" fo:font-weight="normal" style:font-weight-asian="normal" style:font-weight-complex="normal"/>
    </style:style>
    <style:style style:name="T16" style:family="text">
      <style:text-properties fo:language="ru" fo:country="RU" fo:font-weight="normal" fo:background-color="transparent" style:font-weight-asian="normal" style:font-weight-complex="normal"/>
    </style:style>
    <style:style style:name="T17" style:family="text">
      <style:text-properties fo:language="ru" fo:country="RU" style:text-underline-style="none"/>
    </style:style>
    <style:style style:name="T18" style:family="text">
      <style:text-properties fo:language="ru" fo:country="RU" style:font-name-asian="Mangal1" style:font-size-asian="14pt" style:font-weight-asian="bold" style:font-name-complex="Microsoft YaHei1" style:font-weight-complex="bold"/>
    </style:style>
    <style:style style:name="T19" style:family="text">
      <style:text-properties fo:language="ru" fo:country="RU" style:font-name-asian="Mangal1" style:font-size-asian="14pt" style:font-name-complex="Microsoft YaHei1"/>
    </style:style>
    <style:style style:name="T20" style:family="text">
      <style:text-properties fo:font-weight="bold" style:font-weight-asian="bold"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background-color="transparent"/>
    </style:style>
    <style:style style:name="T24" style:family="text">
      <style:text-properties style:font-name="Lucida Console" fo:background-color="transparent" style:font-name-asian="Lucida Console" style:font-name-complex="Lucida Console"/>
    </style:style>
    <style:style style:name="T25" style:family="text">
      <style:text-properties fo:font-size="14pt" style:font-size-asian="14pt" style:font-size-complex="14pt"/>
    </style:style>
    <style:style style:name="T26" style:family="text">
      <style:text-properties fo:font-weight="normal" fo:background-color="transparent" style:font-weight-asian="normal" style:font-weight-complex="normal"/>
    </style:style>
    <style:style style:name="T27" style:family="text">
      <style:text-properties fo:font-weight="normal" style:font-weight-asian="normal" style:font-weight-complex="normal"/>
    </style:style>
    <style:style style:name="T28" style:family="text">
      <style:text-properties style:font-name="Droid Serif" fo:font-size="12pt"/>
    </style:style>
    <style:style style:name="T29" style:family="text">
      <style:text-properties style:font-name="Droid Serif" fo:font-size="12pt" fo:language="ru" fo:country="RU"/>
    </style:style>
    <style:style style:name="T30" style:family="text">
      <style:text-properties style:font-name="Droid Serif" fo:font-size="12pt" fo:language="en" fo:country="US"/>
    </style:style>
    <style:style style:name="T31" style:family="text">
      <style:text-properties style:font-name="Droid Serif" style:font-name-asian="SimSun" style:font-name-complex="Mangal"/>
    </style:style>
    <style:style style:name="T32" style:family="text">
      <style:text-properties style:font-name="Droid Serif2" style:font-name-asian="Droid Serif2" style:font-name-complex="Droid Serif2"/>
    </style:style>
    <style:style style:name="T33" style:family="text">
      <style:text-properties fo:background-color="#00ff00"/>
    </style:style>
    <style:style style:name="T34" style:family="text">
      <style:text-properties style:font-name-asian="Mangal1" style:font-size-asian="14pt" style:font-name-complex="Microsoft YaHei1"/>
    </style:style>
    <style:style style:name="T35" style:family="text">
      <style:text-properties style:font-name-asian="Mangal1" style:font-size-asian="14pt" style:font-weight-asian="bold" style:font-name-complex="Microsoft YaHei1" style:font-weight-complex="bold"/>
    </style:style>
    <style:style style:name="T36" style:family="text">
      <style:text-properties style:text-outline="false" fo:font-style="normal" fo:text-shadow="none" style:font-name-asian="Mangal1" style:font-size-asian="11.5pt" style:font-style-asian="italic" style:font-name-complex="Microsoft YaHei1" style:font-style-complex="normal"/>
    </style:style>
    <style:style style:name="T37" style:family="text">
      <style:text-properties style:text-outline="false" fo:font-style="normal" fo:text-shadow="none" style:font-name-asian="Mangal1" style:font-size-asian="11.5pt" style:font-style-asian="italic" style:font-weight-asian="bold" style:font-name-complex="Microsoft YaHei1" style:font-style-complex="normal" style:font-weight-complex="bold"/>
    </style:style>
    <style:style style:name="T38" style:family="text">
      <style:text-properties style:text-outline="false" fo:font-style="normal" fo:text-shadow="none" style:font-name-asian="Microsoft YaHei1" style:font-size-asian="11.5pt" style:font-style-asian="normal" style:font-weight-asian="bold" style:font-name-complex="Mangal1" style:font-style-complex="normal" style:font-weight-complex="bold"/>
    </style:style>
    <style:style style:name="T39" style:family="text">
      <style:text-properties style:text-outline="false" fo:language="en" fo:country="US" fo:font-style="normal" fo:text-shadow="none" style:font-name-asian="Mangal1" style:font-size-asian="11.5pt" style:font-style-asian="italic" style:font-name-complex="Microsoft YaHei1" style:font-style-complex="normal"/>
    </style:style>
    <style:style style:name="T40" style:family="text">
      <style:text-properties style:text-outline="false" style:font-name="Droid Sans2" fo:font-size="11.5pt" fo:font-style="normal" fo:text-shadow="none" fo:font-weight="bold" style:font-name-asian="Mangal1" style:font-size-asian="11.5pt" style:font-style-asian="italic" style:font-weight-asian="bold" style:font-name-complex="Microsoft YaHei1" style:font-style-complex="normal" style:font-weight-complex="bold"/>
    </style:style>
    <style:style style:name="T41" style:family="text">
      <style:text-properties style:text-outline="false" style:font-name="Droid Sans2" fo:font-size="11.5pt" fo:font-style="normal" fo:text-shadow="none" fo:font-weight="bold" style:font-name-asian="Microsoft YaHei1" style:font-size-asian="11.5pt" style:font-style-asian="normal" style:font-weight-asian="bold" style:font-name-complex="Mangal1" style:font-style-complex="normal" style:font-weight-complex="bold"/>
    </style:style>
    <style:style style:name="T42" style:family="text">
      <style:text-properties style:font-name="Droid Sans2" fo:font-size="12pt" fo:language="en" fo:country="US" fo:font-weight="bold" style:font-name-asian="Mangal1" style:font-size-asian="14pt" style:font-weight-asian="bold" style:font-name-complex="Microsoft YaHei1" style:font-weight-complex="bold"/>
    </style:style>
    <style:style style:name="T43" style:family="text">
      <style:text-properties style:font-name="Droid Sans2" fo:font-size="12pt" fo:language="ru" fo:country="RU" fo:font-weight="bold" style:font-name-asian="Mangal1" style:font-size-asian="14pt" style:font-weight-asian="bold" style:font-name-complex="Microsoft YaHei1" style:font-weight-complex="bold"/>
    </style:style>
    <style:style style:name="T44" style:family="text">
      <style:text-properties style:font-name="Droid Sans2" fo:font-size="12pt" fo:font-weight="bold" style:font-name-asian="Mangal1" style:font-size-asian="14pt" style:font-weight-asian="bold" style:font-name-complex="Microsoft YaHei1" style:font-weight-complex="bold"/>
    </style:style>
    <style:style style:name="T45" style:family="text">
      <style:text-properties style:font-name="Droid Serif1" fo:language="en" fo:country="US" style:text-underline-style="none" style:text-blinking="false" style:font-name-asian="Microsoft YaHei" style:font-name-complex="Mangal" style:text-scale="75%" style:text-overline-style="none" style:text-overline-color="font-color"/>
    </style:style>
    <style:style style:name="T46" style:family="text">
      <style:text-properties style:text-underline-style="none"/>
    </style:style>
    <style:style style:name="T47" style:family="text">
      <style:text-properties fo:font-style="normal" style:font-name-asian="Mangal1" style:font-size-asian="14pt" style:font-style-asian="italic" style:font-name-complex="Microsoft YaHei1"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text_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5">(редакция от </text:span><text:span text:style-name="T25"><text:date style:data-style-name="N84" text:date-value="2013-08-15T19:14:48.69">2013-08-15</text:date></text:span><text:span text:style-name="T25">)</text:span></text:p>
      <text:p text:style-name="P4"/>
      <text:p text:style-name="P5"><text:span text:style-name="T1">k</text:span>IT <text:span text:style-name="T1">Universal</text:span> <text:span text:style-name="T1">Presets</text:span></text:p>
      <text:p text:style-name="P3">универсальный конфигуратор,</text:p>
      <text:p text:style-name="P3">пакетный шелл</text:p>
      <text:p text:style-name="P1"/>
      <text:p text:style-name="P6">Язык <text:span text:style-name="T1">UP</text:span></text:p>
      <text:p text:style-name="P2"/>
      <text:p text:style-name="P10">Автор:</text:p>
      <text:p text:style-name="P10">Шаповалов Арсений<text:line-break/><text:span text:style-name="T1">aka ApceH Hypocrite</text:span></text:p>
      <text:p text:style-name="P7"/>
      <text:p text:style-name="P9">© 2011<text:span text:style-name="T1">–2013</text:span></text:p>
      <text:h text:style-name="P48" text:outline-level="1">Введение (набросок)</text:h>
      <text:p text:style-name="Текст_20_1">Программа kIT Universal Presets служит для применения изменений в конфигурации любых программ. Программа позволяет вносить комплексные изменения в <text:span text:style-name="T1">INI-</text:span>файлы, в реестр, в XML-файлы. Программа способна производить все мыслимые операции с файлами. Программа также позволяет выполнять различные действия вроде перезапуска программы, посылки клавиатурного сочетания, посылки определенного сообщения и т.п.</text:p>
      <text:p text:style-name="Текст_20_1">Программа написана на языке Object Pascal с использованием библиотеки Key Object Library в среде Delphi 7.</text:p>
      <text:p text:style-name="Текст_20_1">Программа распространяется бесплатно для использования в любой среде (в том числе в коммерческих организациях). Разрешается включать программу в любые пакеты и сборки программ и использовать в любых целях без уведомления автора.</text:p>
      <text:p text:style-name="Текст_20_1">Всю ответственность за применение пресетов несёт лицо, применяющее пресеты, а не авторы пресетов или авторы программы kIT Universal Presets.</text:p>
      <text:p text:style-name="Текст_20_1">Системные требования: Windows 2000/XP/2003/Vista/7.</text:p>
      <text:p text:style-name="Текст_20_1">Аппаратные требования: дополнительно не накладываются.</text:p>
      <text:p text:style-name="Текст_20_1">Спецификация синтаксиса пресетов и сопутствующих конфигурационных файлов и каталогов находится в открытом доступе по адресу:</text:p>
      <text:p text:style-name="Текст_20_1"><text:a xlink:type="simple" xlink:href="http://www.kitvision.ru/kitup/specification">http://www.kitvision.ru/kitup/specification</text:a>.</text:p>
      <text:p text:style-name="Текст_20_1">Последняя версия программы доступна по адресу:</text:p>
      <text:p text:style-name="Текст_20_1"><text:a xlink:type="simple" xlink:href="http://www.kitvision.ru/kitup/latestversion">http://www.kitvision.ru/kitup/latestversion</text:a>.</text:p>
      <text:p text:style-name="Текст_20_1"/>
      <text:p text:style-name="Текст_20_1"><text:span text:style-name="T10">Основу иерархии пресетов составляют категории — группа пресетов, направленных на изменение одной совокупности настроек (формально). Каждая категория хранится в одной папке. Ф</text:span>айлы пресетов хранятся в этих папках. Они имеют синтаксис, основанный на синтаксисе INI-файлов, но значительно расширенный.</text:p>
      <text:p text:style-name="Текст_20_1">Пресет может иметь специальную секцию [<text:span text:style-name="T1">Configuration</text:span>] с собственными особыми настройками. Например, есть возможность задать путь к базовой папке (DefaultDirectory), от которой будут отсчитываться относительные пути.</text:p>
      <text:p text:style-name="Текст_20_1">Для удобства кодирования пресетов предусмотрено каскадное автоматическое применение ряда переменных. Например, переменная DefaultDirectory (так называемая базовая папка), использующаяся везде, где применяются относительные пути к файлам. Эта переменная может быть объявлена и в самом пресете, и в конфиге категории, и в конфиге программы. Приоритет, естественно, у значения, объявленного в самом пресете, затем в категории.</text:p>
      <text:p text:style-name="Текст_20_1">Более того, для обеспечения максимальной гибкости можно каскадно складывать пути базовых папок, если они заданы в относительном виде. Если даже на самом верху, в конфиге программы указан относительный путь, то он отсчитывается от папки с программой.</text:p>
      <text:p text:style-name="Текст_20_1">Область применения программы ничем не ограничена. Программа, например, крайне полезна в следующих ситуациях.</text:p>
      <text:p text:style-name="Текст_20_1"><text:soft-page-break/>Изменение цветовой схемы ТС: нужно заменить секцию Colors, а также, возможно, некоторые параметры некоторых плагинов, например, TWinKey.</text:p>
      <text:p text:style-name="Текст_20_1">Изменение языка сборника программ: в большом количестве различных конфигов и в реестре нужно изменять значение обычно одного ключа для каждой программы.</text:p>
      <text:p text:style-name="Текст_20_1">Размеры значков в ТС: придется изменить значения нескольких ключей в паре конфигов, а, главное, нужно заменить некоторые bar-файлы.</text:p>
      <text:h text:style-name="P52" text:outline-level="2">Определения и понятия</text:h>
      <text:h text:style-name="P36" text:outline-level="3">Пресет (<text:span text:style-name="T1">Preset)</text:span></text:h>
      <text:p text:style-name="Текст_20_3">Это текстовый файл (в любой кодировке), содержащий инструкции для выполнения определённых действий программой <text:span text:style-name="T1">kIT Universal Presets. </text:span><text:span text:style-name="T10">Инструкции записываются на языке </text:span><text:span text:style-name="T1">UP, </text:span><text:span text:style-name="T10">описание которого и содержится в последующих главах.</text:span></text:p>
      <text:h text:style-name="P36" text:outline-level="3">Категория <text:span text:style-name="T1">(Category)</text:span></text:h>
      <text:p text:style-name="Текст_20_3">Это набор пресетов, обычно объединённых общей направленностью действия (рекомендовано, но не обязательно). Категория определяется папкой, в которой содержатся её пресеты, и конфигурационным файлом в этой папке. Конфигурационный файл содержит настройки, учитывающиеся при применении любого из пресетов данной категории, а также действия, выполняющиеся до или после выполнения любого из пресетов данной категории.</text:p>
      <text:h text:style-name="P36" text:outline-level="3"><text:span text:style-name="T10">Свободный пресет </text:span><text:span text:style-name="T1">(Free preset)</text:span></text:h>
      <text:p text:style-name="P16">Это пресет, не включенный в категорию и даже в общую схему применения пресетов. Таким образом, настройки категории и даже программы игнорируются при применении свободного пресета. Это означает, что внутри такого пресета должно быть достаточно информации для корректного его применения, т. е., например, пути к файлам будут указаны абсолютно.</text:p>
      <text:p text:style-name="P16"/>
      <text:list xml:id="list3136782217425437244" text:style-name="L1">
        <text:list-item>
          <text:h text:style-name="P43" text:outline-level="1"><text:span text:style-name="Незавершено">(±)</text:span> Служебные файлы (в разработке)</text:h>
        </text:list-item>
      </text:list>
      <text:p text:style-name="P13">Технически программа состоит лишь из одно исполняемого файла, и, как сказано в лицензионном соглашении, конфигурационные файлы и пресеты не являются частью программы. Однако для практического применения потребуется правильно настроить следующие конфигурационные файлы.</text:p>
      <text:list xml:id="list2435549301101331291" text:style-name="Numbering_20_1">
        <text:list-item>
          <text:list>
            <text:list-item>
              <text:h text:style-name="Heading_20_2" text:outline-level="2"><text:span text:style-name="Незавершено">(±)</text:span> Config.ini <text:span text:style-name="T10">в папке программы</text:span></text:h>
            </text:list-item>
          </text:list>
        </text:list-item>
      </text:list>
      <text:p text:style-name="Текст_20_2">Содержит основные настройки самой программы. Во всех случаях, где требуется указать путь и указан относительный путь, он отсчитывается от папки программы.</text:p>
      <text:list xml:id="list39301966" text:continue-numbering="true" text:style-name="Numbering_20_1">
        <text:list-item>
          <text:list>
            <text:list-item>
              <text:list>
                <text:list-item>
                  <text:h text:style-name="Heading_20_3" text:outline-level="3"><text:span text:style-name="Незавершено"><text:span text:style-name="T10">(±)</text:span></text:span><text:span text:style-name="T10"> Секция </text:span><text:span text:style-name="T1">[</text:span>Configuration<text:span text:style-name="T1">]</text:span></text:h>
                  <text:list>
                    <text:list-item>
                      <text:h text:style-name="Heading_20_4" text:outline-level="4"><text:span text:style-name="Реализовано">(+)</text:span> PresetsDirectory=</text:h>
                    </text:list-item>
                  </text:list>
                </text:list-item>
              </text:list>
            </text:list-item>
          </text:list>
        </text:list-item>
      </text:list>
      <text:p text:style-name="Текст_20_4">Папка с категориями пресетов (которые содержат сами пресеты).</text:p>
      <text:p text:style-name="Текст_20_4"><text:span text:style-name="T21">По умолчанию:</text:span> <text:span text:style-name="T1">Presets</text:span></text:p>
      <text:list xml:id="list39306504" text:continue-numbering="true" text:style-name="Numbering_20_1">
        <text:list-item>
          <text:list>
            <text:list-item>
              <text:list>
                <text:list-item>
                  <text:list>
                    <text:list-item>
                      <text:h text:style-name="Heading_20_4" text:outline-level="4"><text:span text:style-name="Реализовано">(+)</text:span> DefaultDirectory=</text:h>
                    </text:list-item>
                  </text:list>
                </text:list-item>
              </text:list>
            </text:list-item>
          </text:list>
        </text:list-item>
      </text:list>
      <text:p text:style-name="Текст_20_4">Папка по умолчанию при расчете относительных путей.</text:p>
      <text:p text:style-name="Текст_20_4">Параметр может быть переопределён в конфиге категории или в пресете.</text:p>
      <text:p text:style-name="Текст_20_4"><text:span text:style-name="T11">По умолчанию:</text:span><text:span text:style-name="T10"> П</text:span>апка программы</text:p>
      <text:list xml:id="list39303420" text:continue-numbering="true" text:style-name="Numbering_20_1">
        <text:list-item>
          <text:list>
            <text:list-item>
              <text:list>
                <text:list-item>
                  <text:list>
                    <text:list-item>
                      <text:h text:style-name="Heading_20_4" text:outline-level="4"><text:span text:style-name="Нереализовано">(–)</text:span> LogFile=</text:h>
                    </text:list-item>
                  </text:list>
                </text:list-item>
              </text:list>
            </text:list-item>
          </text:list>
        </text:list-item>
      </text:list>
      <text:p text:style-name="Текст_20_4">Файл для ведения журнала (см. <text:a xlink:type="simple" xlink:href="#18.Журнал (в процессе осмысления)|outline">главу 18</text:a>).</text:p>
      <text:p text:style-name="Текст_20_4">Параметр может быть переопределён в конфиге категории или в пресете.</text:p>
      <text:p text:style-name="Текст_20_4"><text:span text:style-name="T21">По умолчанию:</text:span> kitup.log</text:p>
      <text:list xml:id="list39296438" text:continue-numbering="true" text:style-name="Numbering_20_1">
        <text:list-item>
          <text:list>
            <text:list-item>
              <text:list>
                <text:list-item>
                  <text:list>
                    <text:list-item>
                      <text:h text:style-name="Heading_20_4" text:outline-level="4"><text:span text:style-name="Нереализовано">(–)</text:span> LogLevel=</text:h>
                    </text:list-item>
                  </text:list>
                </text:list-item>
              </text:list>
            </text:list-item>
          </text:list>
        </text:list-item>
      </text:list>
      <text:p text:style-name="Текст_20_4">Степень подробности ведения журнала (см. <text:a xlink:type="simple" xlink:href="#18.Журнал (в процессе осмысления)|outline">главу 18</text:a>).</text:p>
      <text:p text:style-name="Текст_20_4">Параметр может быть переопределён в конфиге категории или в пресете.</text:p>
      <text:p text:style-name="Текст_20_4"><text:span text:style-name="T21">По умолчанию:</text:span> 3</text:p>
      <text:list xml:id="list39303671" text:continue-numbering="true" text:style-name="Numbering_20_1">
        <text:list-item>
          <text:list>
            <text:list-item>
              <text:list>
                <text:list-item>
                  <text:list>
                    <text:list-item>
                      <text:h text:style-name="Heading_20_4" text:outline-level="4"><text:span text:style-name="Реализовано">(+)</text:span> TopMost=</text:h>
                    </text:list-item>
                  </text:list>
                </text:list-item>
              </text:list>
            </text:list-item>
          </text:list>
        </text:list-item>
      </text:list>
      <text:p text:style-name="Текст_20_4">Поверх остальных окон.</text:p>
      <text:p text:style-name="Текст_20_4"><text:span text:style-name="T21">По умолчанию:</text:span> 1</text:p>
      <text:list xml:id="list39297363"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AutoClose</text:span>=</text:h>
                    </text:list-item>
                  </text:list>
                </text:list-item>
              </text:list>
            </text:list-item>
          </text:list>
        </text:list-item>
      </text:list>
      <text:p text:style-name="Текст_20_4">Автоматически закрывать программу после применения пресета.</text:p>
      <text:p text:style-name="Текст_20_4"><text:span text:style-name="T21">По умолчанию:</text:span> 0</text:p>
      <text:list xml:id="list39298193" text:continue-numbering="true" text:style-name="Numbering_20_1">
        <text:list-item>
          <text:list>
            <text:list-item>
              <text:list>
                <text:list-item>
                  <text:list>
                    <text:list-item>
                      <text:h text:style-name="P54" text:outline-level="4"><text:span text:style-name="Нереализовано">(–)</text:span> MessageShowTime=</text:h>
                    </text:list-item>
                  </text:list>
                </text:list-item>
              </text:list>
            </text:list-item>
          </text:list>
        </text:list-item>
      </text:list>
      <text:p text:style-name="Текст_20_4">Закрывать диалоговые окна по истечении указанных секунд. 0 — не показывать вообще. 1 — отключить автоматическое закрытие.</text:p>
      <text:p text:style-name="Текст_20_4"><text:span text:style-name="T3">По умолчанию:</text:span><text:span text:style-name="T1"> </text:span>−1</text:p>
      <text:list xml:id="list39282133" text:continue-numbering="true" text:style-name="Numbering_20_1">
        <text:list-item>
          <text:list>
            <text:list-item>
              <text:list>
                <text:list-item>
                  <text:list>
                    <text:list-item>
                      <text:h text:style-name="Heading_20_4" text:outline-level="4"><text:span text:style-name="Реализовано">(+)</text:span> LastCategory=</text:h>
                    </text:list-item>
                  </text:list>
                </text:list-item>
              </text:list>
            </text:list-item>
          </text:list>
        </text:list-item>
      </text:list>
      <text:p text:style-name="Текст_20_4">Хранит имя последней использовавшейся категории. При открытии графического интерфейса эта категория будет развёрнута, и, если задан параметр <text:span text:style-name="T1">LastPreset </text:span>в конфиге этой категории, то этот пресет будет выделен, в <text:soft-page-break/>противном случае будет выделен заголовок категории.</text:p>
      <text:p text:style-name="Текст_20_4"><text:span text:style-name="T3">По умолчанию:</text:span><text:span text:style-name="T1"> </text:span>пусто</text:p>
      <text:list xml:id="list39296066" text:continue-numbering="true" text:style-name="Numbering_20_1">
        <text:list-item>
          <text:list>
            <text:list-item>
              <text:list>
                <text:list-item>
                  <text:list>
                    <text:list-item>
                      <text:h text:style-name="Heading_20_4" text:outline-level="4"><text:span text:style-name="Реализовано">(+)</text:span> Language=</text:h>
                    </text:list-item>
                  </text:list>
                </text:list-item>
              </text:list>
            </text:list-item>
          </text:list>
        </text:list-item>
      </text:list>
      <text:p text:style-name="Текст_20_4">Определяет язык программы и предпочтительный язык строк в пресетах. Значение задаёт имя файла перевода без расширения <text:span text:style-name="T1">".lng". </text:span><text:span text:style-name="T10">Например: "Language=Русский"</text:span><text:span text:style-name="T1">.</text:span></text:p>
      <text:p text:style-name="Текст_20_4"><text:span text:style-name="T3">По умолчанию</text:span><text:span text:style-name="T1">: </text:span><text:span text:style-name="T10">Не задано. </text:span>Если этот параметр не задан, то везде используются строки по умолчанию, даже если имеются альтернативы.</text:p>
      <text:list xml:id="list39303362" text:continue-numbering="true" text:style-name="Numbering_20_1">
        <text:list-item>
          <text:list>
            <text:list-item>
              <text:list>
                <text:list-item>
                  <text:list>
                    <text:list-item>
                      <text:h text:style-name="Heading_20_4" text:outline-level="4"><text:span text:style-name="Реализовано">(+)</text:span> LanguagesDirectory=</text:h>
                    </text:list-item>
                  </text:list>
                </text:list-item>
              </text:list>
            </text:list-item>
          </text:list>
        </text:list-item>
      </text:list>
      <text:p text:style-name="Текст_20_4">Определяет папку, где хранятся файлы перевода (с расширением <text:span text:style-name="T1">"</text:span>.<text:span text:style-name="T1">lng")</text:span>.</text:p>
      <text:p text:style-name="Текст_20_4"><text:span text:style-name="T3">По умолчанию:</text:span><text:span text:style-name="T1"> Languages</text:span></text:p>
      <text:list xml:id="list39278754"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ShowProgress</text:span>=</text:h>
                    </text:list-item>
                  </text:list>
                </text:list-item>
              </text:list>
            </text:list-item>
          </text:list>
        </text:list-item>
      </text:list>
      <text:p text:style-name="Текст_20_4">Показывать прогресс применения. При пременении пресета через графический интерфейс прогресс показывается в любом случае, однако автоматические закрывается, если <text:span text:style-name="T1">ShowProgress</text:span>=0. Если <text:span text:style-name="T1">AutoClose</text:span>=0 и <text:span text:style-name="T1">ShowProgress</text:span>=1, то пользователю придётся самому закрыть окно прогресса.</text:p>
      <text:p text:style-name="Текст_20_4"><text:span text:style-name="T3">По умолчанию:</text:span><text:span text:style-name="T1"> 0</text:span></text:p>
      <text:list xml:id="list39303892"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ExternalEditor</text:span>=</text:h>
                    </text:list-item>
                  </text:list>
                </text:list-item>
              </text:list>
            </text:list-item>
          </text:list>
        </text:list-item>
      </text:list>
      <text:p text:style-name="Текст_20_4">Определить редактор файлов <text:span text:style-name="T1">Config.ini </text:span>и <text:span text:style-name="T1">up-</text:span>файлов. Этот редактор можно запустить из контекстного меню на пунктах дерева пресетов.</text:p>
      <text:p text:style-name="Текст_20_4"><text:span text:style-name="T3">По умолчанию:</text:span><text:span text:style-name="T1"> notepad.exe</text:span></text:p>
      <text:list xml:id="list39299325"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CloseProcessWait</text:span>=</text:h>
                    </text:list-item>
                  </text:list>
                </text:list-item>
              </text:list>
            </text:list-item>
          </text:list>
        </text:list-item>
      </text:list>
      <text:p text:style-name="Текст_20_4">При выполнении команды <text:a xlink:type="simple" xlink:href="#9.3.1.q|outline">[p?q|...]</text:a> <text:span text:style-name="T10">ожидать завершения процесса. Время указывается в миллисекундах. Особые значения: 0 — не ждать, –1 — ждать бесконечно.</text:span></text:p>
      <text:p text:style-name="Текст_20_4"><text:span text:style-name="T10">Реальное время ожидания может быть большим, так как это же значение применяется в </text:span><text:span text:style-name="T1">SendMessageTimeout </text:span><text:span text:style-name="T10">при попытке закрыть очередное окно процесса. Никакого принудительного закрытия окон не осуществляется, но по окончании перебора окон процесса снова осуществляется ожидание в течение </text:span><text:span text:style-name="T1">CloseProcessWait </text:span><text:span text:style-name="T10">посредством </text:span><text:span text:style-name="T1">WaitForSingleObject. </text:span><text:span text:style-name="T10">Дальнейшее поведение зависит от значения </text:span><text:a xlink:type="simple" xlink:href="#1.1.1.14.TerminateAfterWait=|outline">TerminateAfterWait</text:a>.</text:p>
      <text:p text:style-name="Текст_20_4">Параметр может быть переопределён в конфиге категории или в пресете.</text:p>
      <text:p text:style-name="Текст_20_4"><text:span text:style-name="T3">По умолчанию:</text:span><text:span text:style-name="T1"> 3000 </text:span><text:span text:style-name="T10">(т. е. 3 секунды)</text:span></text:p>
      <text:list xml:id="list39276985"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TerminateAfterWait</text:span>=</text:h>
                    </text:list-item>
                  </text:list>
                </text:list-item>
              </text:list>
            </text:list-item>
          </text:list>
        </text:list-item>
      </text:list>
      <text:p text:style-name="Текст_20_4">По <text:span text:style-name="T10">окончании</text:span> ожидания<text:span text:style-name="T10"> завершения процесса в рамках команды </text:span><text:a xlink:type="simple" xlink:href="#9.3.1.q|outline">[p?q|...]</text:a><text:span text:style-name="T10">, если процесс так и не завершился самостоятельно, завершить его принудительно вызовом </text:span><text:span text:style-name="T1">TerminateProcess</text:span>.</text:p>
      <text:p text:style-name="Текст_20_4">Параметр может быть переопределён в конфиге категории или в пресете.</text:p>
      <text:p text:style-name="Текст_20_4"><text:span text:style-name="T3">По умолчанию:</text:span><text:span text:style-name="T1"> 0</text:span></text:p>
      <text:list xml:id="list39299473"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Free</text:span>PresetsDirectory=</text:h>
                    </text:list-item>
                  </text:list>
                </text:list-item>
              </text:list>
            </text:list-item>
          </text:list>
        </text:list-item>
      </text:list>
      <text:p text:style-name="Текст_20_4">Папка со свободными пресетами.</text:p>
      <text:p text:style-name="Текст_20_4"><text:soft-page-break/><text:span text:style-name="T3">По умолчанию:</text:span><text:span text:style-name="T1"> </text:span><text:span text:style-name="T10">равна </text:span><text:span text:style-name="T1">PresetsDirectory</text:span></text:p>
      <text:list xml:id="list39282907"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ShowFree</text:span>Presets=</text:h>
                    </text:list-item>
                  </text:list>
                </text:list-item>
              </text:list>
            </text:list-item>
          </text:list>
        </text:list-item>
      </text:list>
      <text:p text:style-name="Текст_20_4"><text:span text:style-name="T10">Показывать свободные пресеты в дереве</text:span>.</text:p>
      <text:p text:style-name="Текст_20_4"><text:span text:style-name="T3">По умолчанию:</text:span><text:span text:style-name="T1"> </text:span><text:span text:style-name="T10">1</text:span></text:p>
      <text:list xml:id="list39280571" text:continue-numbering="true" text:style-name="Numbering_20_1">
        <text:list-item>
          <text:list>
            <text:list-item>
              <text:list>
                <text:list-item>
                  <text:list>
                    <text:list-item>
                      <text:h text:style-name="Heading_20_4" text:outline-level="4"><text:span text:style-name="Нереализовано"><text:span text:style-name="T1">(–)</text:span></text:span><text:span text:style-name="T1"> PreferSystemDialogs</text:span>=</text:h>
                    </text:list-item>
                  </text:list>
                </text:list-item>
              </text:list>
            </text:list-item>
          </text:list>
        </text:list-item>
      </text:list>
      <text:p text:style-name="Текст_20_4"><text:span text:style-name="T10">Использовать по возможности системные диалоги при обработке секций </text:span><text:a xlink:type="simple" xlink:href="#14.3.Типы диалогов|outline"><text:span text:style-name="T1">[d...]</text:span></text:a>. Чуть ускоряет обработку данных секций и экономит память, так как используются стандартные системные диалоговые окна.</text:p>
      <text:p text:style-name="Текст_20_4">Параметр может быть переопределён в конфиге категории или в пресете.</text:p>
      <text:p text:style-name="Текст_20_4"><text:span text:style-name="T3">По умолчанию:</text:span><text:span text:style-name="T1"> </text:span><text:span text:style-name="T10">1</text:span></text:p>
      <text:list xml:id="list39289167"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RussianSpeakingLCIDs</text:span>=</text:h>
                    </text:list-item>
                  </text:list>
                </text:list-item>
              </text:list>
            </text:list-item>
          </text:list>
        </text:list-item>
      </text:list>
      <text:p text:style-name="Текст_20_4">Список <text:span text:style-name="T1">LCID, </text:span><text:span text:style-name="T10">для которых следует использовать русские варианты непереводимых с помощью файлов локализации строк.</text:span></text:p>
      <text:p text:style-name="Текст_20_4"><text:span text:style-name="T3">По умолчанию:</text:span><text:span text:style-name="T1"> </text:span><text:span text:style-name="T10">1049,1058,1059,1064,1067,1087,1088,1092,2073,2092,2115 (!не окончательно!)</text:span></text:p>
      <text:list xml:id="list39279781"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ForbiddenActions</text:span>=</text:h>
                    </text:list-item>
                  </text:list>
                </text:list-item>
              </text:list>
            </text:list-item>
          </text:list>
        </text:list-item>
      </text:list>
      <text:p text:style-name="Текст_20_4">Определяет, какие разделы иерархии пресетов будут игнорироваться при применении пресета. Число является маской: 1 — PreActions в конфиге программы, 2 — PreActions в конфиге категории, 4 — PreActions в пресете, 8 — PostActions в пресете, 16 — PostActions в конфиге категории, 32 — PostActions в конфиге программы.</text:p>
      <text:p text:style-name="Текст_20_4">Данный параметр имеет более низкий приоритет, чем у параметра <text:span text:style-name="T10">запуска </text:span><text:a xlink:type="simple" xlink:href="#2.3./!N|outline">2.3</text:a><text:span text:style-name="T10">.</text:span></text:p>
      <text:p text:style-name="Текст_20_4"><text:span text:style-name="T3">По умолчанию:</text:span><text:span text:style-name="T1"> 0</text:span><text:span text:style-name="T10"> (т. е. </text:span><text:bookmark-start text:name="__DdeLink__12962_1150367531"/><text:span text:style-name="T10">все разделы разрешены</text:span><text:bookmark-end text:name="__DdeLink__12962_1150367531"/><text:span text:style-name="T10">)</text:span></text:p>
      <text:list xml:id="list39277153" text:continue-numbering="true" text:style-name="Numbering_20_1">
        <text:list-item>
          <text:list>
            <text:list-item>
              <text:list>
                <text:list-item>
                  <text:list>
                    <text:list-item>
                      <text:h text:style-name="Heading_20_4" text:outline-level="4"><text:span text:style-name="Реализовано"><text:span text:style-name="T1">(+)</text:span></text:span><text:span text:style-name="T1"> ForbiddenSections</text:span>=</text:h>
                    </text:list-item>
                  </text:list>
                </text:list-item>
              </text:list>
            </text:list-item>
          </text:list>
        </text:list-item>
      </text:list>
      <text:p text:style-name="Текст_20_4">Список типов секций, которые будут игнорироваться при применении пресета<text:span text:style-name="T10">. Строка содержит перечисленные через пробел, запятую или точку с запятой префиксы заголовков секций. Можно указать как полностью уточнённый тип секции (например, «</text:span><text:span text:style-name="T1">pet</text:span><text:span text:style-name="T10">» — запретить снимать процессы</text:span><text:span text:style-name="T1">), </text:span><text:span text:style-name="T10">так и целый класс типов секций, указав общий префикс их названия (например, </text:span><text:span text:style-name="T1">«r» — </text:span><text:span text:style-name="T10">запретить любую работу с реестром).</text:span></text:p>
      <text:p text:style-name="Текст_20_4"><text:span text:style-name="T10">Данный параметр имеет более низкий приоритет, чем у параметра запуска </text:span><text:a xlink:type="simple" xlink:href="#2.4./!*|outline">2.4</text:a><text:span text:style-name="T10">.</text:span></text:p>
      <text:p text:style-name="Текст_20_4"><text:span text:style-name="T3">По умолчанию:</text:span><text:span text:style-name="T1"> </text:span><text:span text:style-name="T10">пусто (т. е. все типы секций разрешены)</text:span></text:p>
      <text:list xml:id="list39305768" text:continue-numbering="true" text:style-name="Numbering_20_1">
        <text:list-item>
          <text:list>
            <text:list-item>
              <text:list>
                <text:list-item>
                  <text:list>
                    <text:list-item>
                      <text:list>
                        <text:list-item>
                          <text:list>
                            <text:list-item>
                              <text:h text:style-name="Heading_20_3" text:outline-level="3"><text:span text:style-name="Реализовано"><text:span text:style-name="T10">(+)</text:span></text:span><text:span text:style-name="T10"> Секция </text:span><text:span text:style-name="T1">[PreActions]</text:span></text:h>
                            </text:list-item>
                          </text:list>
                        </text:list-item>
                      </text:list>
                    </text:list-item>
                  </text:list>
                </text:list-item>
              </text:list>
            </text:list-item>
          </text:list>
        </text:list-item>
      </text:list>
      <text:p text:style-name="Текст_20_3">В секции можно определить действия, выполняемые в момент применения любого пресета ДО всех нижезаданных действий.</text:p>
      <text:p text:style-name="Текст_20_3"><text:span text:style-name="T21">По умолчанию:</text:span> пусто</text:p>
      <text:list xml:id="list39290709" text:continue-numbering="true" text:style-name="Numbering_20_1">
        <text:list-item>
          <text:list>
            <text:list-item>
              <text:list>
                <text:list-item>
                  <text:h text:style-name="Heading_20_3" text:outline-level="3"><text:span text:style-name="Реализовано"><text:span text:style-name="T10">(+)</text:span></text:span><text:span text:style-name="T10"> Секция </text:span><text:span text:style-name="T1">[PostActions]</text:span></text:h>
                </text:list-item>
              </text:list>
            </text:list-item>
          </text:list>
        </text:list-item>
      </text:list>
      <text:p text:style-name="Текст_20_3">В секции можно определить действия, выполняемые в момент применения любого пресета ПОСЛЕ всех нижезаданных действий.</text:p>
      <text:p text:style-name="Текст_20_3"><text:span text:style-name="T21">По умолчанию:</text:span> пусто</text:p>
      <text:list xml:id="list39298050" text:continue-numbering="true" text:style-name="Numbering_20_1">
        <text:list-item>
          <text:list>
            <text:list-item>
              <text:h text:style-name="Heading_20_2" text:outline-level="2"><text:soft-page-break/><text:span text:style-name="Незавершено">(±)</text:span> Config.ini <text:span text:style-name="T10">в папке категории</text:span></text:h>
            </text:list-item>
          </text:list>
        </text:list-item>
      </text:list>
      <text:p text:style-name="Текст_20_2">Содержит параметры данной категории.</text:p>
      <text:list xml:id="list39308368" text:continue-numbering="true" text:style-name="Numbering_20_1">
        <text:list-item>
          <text:list>
            <text:list-item>
              <text:list>
                <text:list-item>
                  <text:h text:style-name="Heading_20_3" text:outline-level="3"><text:span text:style-name="Незавершено"><text:span text:style-name="T10">(±)</text:span></text:span><text:span text:style-name="T10"> Секция </text:span><text:span text:style-name="T1">[</text:span>Configuration<text:span text:style-name="T1">]</text:span></text:h>
                  <text:list>
                    <text:list-item>
                      <text:h text:style-name="Heading_20_4" text:outline-level="4"><text:span text:style-name="Реализовано">(+)</text:span> DefaultDirectory<text:span text:style-name="T10">=</text:span></text:h>
                    </text:list-item>
                  </text:list>
                </text:list-item>
              </text:list>
            </text:list-item>
          </text:list>
        </text:list-item>
      </text:list>
      <text:p text:style-name="Текст_20_4">Папка по умолчанию при расчете относительных путей.</text:p>
      <text:p text:style-name="Текст_20_4"><text:span text:style-name="T21">По умолчанию:</text:span> пусто, не переопределяет вышезаданную папку</text:p>
      <text:list xml:id="list39276442" text:continue-numbering="true" text:style-name="Numbering_20_1">
        <text:list-item>
          <text:list>
            <text:list-item>
              <text:list>
                <text:list-item>
                  <text:list>
                    <text:list-item>
                      <text:h text:style-name="Heading_20_4" text:outline-level="4"><text:span text:style-name="Реализовано">(+)</text:span> DefaultFile=</text:h>
                    </text:list-item>
                  </text:list>
                </text:list-item>
              </text:list>
            </text:list-item>
          </text:list>
        </text:list-item>
      </text:list>
      <text:p text:style-name="Текст_20_4">Файл по умолчанию. К нему будут применяться изменения, если в заголовке соответствующих секций файл будет опущен. Если задан относительным именем, в расчёт берётся текущее значение DefaultDirectory (причём не имеет значения, какой ключ встречается раньше, DefaultDirectory должен быть рассчитан на этом уровне до DefaultFile).</text:p>
      <text:p text:style-name="Текст_20_4"><text:span text:style-name="T21">По умолчанию:</text:span> пусто, файл не задан</text:p>
      <text:list xml:id="list39299988" text:continue-numbering="true" text:style-name="Numbering_20_1">
        <text:list-item>
          <text:list>
            <text:list-item>
              <text:list>
                <text:list-item>
                  <text:list>
                    <text:list-item>
                      <text:h text:style-name="Heading_20_4" text:outline-level="4"><text:span text:style-name="Реализовано">(+)</text:span> PreviewsDirectory=</text:h>
                    </text:list-item>
                  </text:list>
                </text:list-item>
              </text:list>
            </text:list-item>
          </text:list>
        </text:list-item>
      </text:list>
      <text:p text:style-name="Текст_20_4">Папка с изображениями для пресетов (скриншотами), которые отображаются в графическом интерфейсе программы, когда выделен данный пресет. В дальнейшем в самом пресете можно указывать только имя файла-изображения.</text:p>
      <text:p text:style-name="Текст_20_4"><text:span text:style-name="T21">По умолчанию:</text:span> <text:span text:style-name="T1">Previews </text:span>в папке категории</text:p>
      <text:list xml:id="list39294680" text:continue-numbering="true" text:style-name="Numbering_20_1">
        <text:list-item>
          <text:list>
            <text:list-item>
              <text:list>
                <text:list-item>
                  <text:list>
                    <text:list-item>
                      <text:h text:style-name="Heading_20_4" text:outline-level="4"><text:span text:style-name="Реализовано">(+)</text:span> Name=</text:h>
                    </text:list-item>
                  </text:list>
                </text:list-item>
              </text:list>
            </text:list-item>
          </text:list>
        </text:list-item>
      </text:list>
      <text:p text:style-name="Текст_20_4">Название категории, отображаемое в дереве <text:span text:style-name="T10">в графическом интерфейсе</text:span>.</text:p>
      <text:p text:style-name="Текст_20_4"><text:span text:style-name="T21">По умолчанию:</text:span> <text:span text:style-name="T1">&lt;</text:span>имя_папки_категории<text:span text:style-name="T1">&gt;</text:span></text:p>
      <text:list xml:id="list39290212" text:continue-numbering="true" text:style-name="Numbering_20_1">
        <text:list-item>
          <text:list>
            <text:list-item>
              <text:list>
                <text:list-item>
                  <text:list>
                    <text:list-item>
                      <text:h text:style-name="Heading_20_4" text:outline-level="4"><text:span text:style-name="Реализовано">(+)</text:span> Description=</text:h>
                    </text:list-item>
                  </text:list>
                </text:list-item>
              </text:list>
            </text:list-item>
          </text:list>
        </text:list-item>
      </text:list>
      <text:p text:style-name="Текст_20_4">Описание категории в свободной форме. Отображается в графическом интерфейсе, когда данная категория выделена. Длина не ограничена. В интерфейсе должна быть возможность прокрутки и выделения/копирования данного текста.</text:p>
      <text:p text:style-name="Текст_20_4"><text:span text:style-name="T11">По умолчанию:</text:span><text:span text:style-name="T10"> пусто</text:span></text:p>
      <text:list xml:id="list39280359" text:continue-numbering="true" text:style-name="Numbering_20_1">
        <text:list-item>
          <text:list>
            <text:list-item>
              <text:list>
                <text:list-item>
                  <text:list>
                    <text:list-item>
                      <text:h text:style-name="Heading_20_4" text:outline-level="4"><text:span text:style-name="Реализовано">(+)</text:span> LastPreset=</text:h>
                    </text:list-item>
                  </text:list>
                </text:list-item>
              </text:list>
            </text:list-item>
          </text:list>
        </text:list-item>
      </text:list>
      <text:p text:style-name="Текст_20_4">Хранит имя последнего применённого пресета. При открытии графического интерфейса этот пресет будет выделен, если его категория будет развёрнута (а это будет так, если она задана параметром <text:span text:style-name="T1">LastCategory </text:span>в конфиге программы).</text:p>
      <text:p text:style-name="Текст_20_4"><text:span text:style-name="T11">По умолчанию:</text:span><text:span text:style-name="T10"> пусто. То есть, если </text:span><text:span text:style-name="T1">LastCategory </text:span><text:span text:style-name="T10">в конфиге программы задаёт данную категорию, выбран будет заголовок категории.</text:span></text:p>
      <text:list xml:id="list39288917" text:continue-numbering="true" text:style-name="Numbering_20_1">
        <text:list-item>
          <text:list>
            <text:list-item>
              <text:list>
                <text:list-item>
                  <text:list>
                    <text:list-item>
                      <text:h text:style-name="Heading_20_4" text:outline-level="4"><text:span text:style-name="Нереализовано">(–)</text:span> LogFile=</text:h>
                    </text:list-item>
                  </text:list>
                </text:list-item>
              </text:list>
            </text:list-item>
          </text:list>
        </text:list-item>
      </text:list>
      <text:p text:style-name="Текст_20_4">Файл для ведения журнала (см. <text:a xlink:type="simple" xlink:href="#18.Журнал (в процессе осмысления)|outline">главу 18</text:a>).</text:p>
      <text:p text:style-name="Текст_20_4">Этот параметр может быть переопределен для отдельного пресета.</text:p>
      <text:p text:style-name="Текст_20_4"><text:span text:style-name="T11">По умолчанию:</text:span><text:span text:style-name="T10"> пусто, не переопределяет вышезаданное значение</text:span></text:p>
      <text:list xml:id="list39287258" text:continue-numbering="true" text:style-name="Numbering_20_1">
        <text:list-item>
          <text:list>
            <text:list-item>
              <text:list>
                <text:list-item>
                  <text:list>
                    <text:list-item>
                      <text:h text:style-name="Heading_20_4" text:outline-level="4"><text:span text:style-name="Нереализовано">(–)</text:span> LogLevel=</text:h>
                    </text:list-item>
                  </text:list>
                </text:list-item>
              </text:list>
            </text:list-item>
          </text:list>
        </text:list-item>
      </text:list>
      <text:p text:style-name="Текст_20_4">Степень подробности ведения журнала (см. <text:a xlink:type="simple" xlink:href="#18.Журнал (в процессе осмысления)|outline">главу 18</text:a>).</text:p>
      <text:p text:style-name="Текст_20_4"><text:soft-page-break/>Этот параметр может быть переопределен для отдельного пресета.</text:p>
      <text:p text:style-name="Текст_20_4"><text:span text:style-name="T11">По умолчанию:</text:span><text:span text:style-name="T10"> пусто, не переопределяет вышезаданное значение</text:span></text:p>
      <text:list xml:id="list39288021" text:continue-numbering="true" text:style-name="Numbering_20_1">
        <text:list-item>
          <text:list>
            <text:list-item>
              <text:list>
                <text:list-item>
                  <text:list>
                    <text:list-item>
                      <text:h text:style-name="Heading_20_4" text:outline-level="4"><text:span text:style-name="Реализовано"><text:span text:style-name="T39">(+)</text:span></text:span><text:span text:style-name="T1"> CloseProcessWait</text:span><text:span text:style-name="T10">=</text:span></text:h>
                    </text:list-item>
                  </text:list>
                </text:list-item>
              </text:list>
            </text:list-item>
          </text:list>
        </text:list-item>
      </text:list>
      <text:p text:style-name="Текст_20_4"><text:span text:style-name="T10">См. </text:span><text:a xlink:type="simple" xlink:href="#1.1.1.13.CloseProcessWait=|outline">1.1.1.13</text:a>.</text:p>
      <text:p text:style-name="Текст_20_4">Этот параметр может быть переопределен для отдельного пресета.</text:p>
      <text:list xml:id="list39307902" text:continue-numbering="true" text:style-name="Numbering_20_1">
        <text:list-item>
          <text:list>
            <text:list-item>
              <text:list>
                <text:list-item>
                  <text:list>
                    <text:list-item>
                      <text:h text:style-name="Heading_20_4" text:outline-level="4"><text:span text:style-name="Реализовано"><text:span text:style-name="T39">(+)</text:span></text:span><text:span text:style-name="T1"> TerminateAfterWait</text:span><text:span text:style-name="T10">=</text:span></text:h>
                    </text:list-item>
                  </text:list>
                </text:list-item>
              </text:list>
            </text:list-item>
          </text:list>
        </text:list-item>
      </text:list>
      <text:p text:style-name="Текст_20_4"><text:span text:style-name="T10">См. </text:span><text:a xlink:type="simple" xlink:href="#1.1.1.14.TerminateAfterWait=|outline">1.1.1.14</text:a><text:span text:style-name="T10">.</text:span></text:p>
      <text:p text:style-name="P24">Этот параметр может быть переопределен для отдельного пресета.</text:p>
      <text:list xml:id="list39300647" text:continue-numbering="true" text:style-name="Numbering_20_1">
        <text:list-item>
          <text:list>
            <text:list-item>
              <text:list>
                <text:list-item>
                  <text:list>
                    <text:list-item>
                      <text:h text:style-name="Heading_20_4" text:outline-level="4"><text:span text:style-name="Нереализовано"><text:span text:style-name="T1">(–)</text:span></text:span><text:span text:style-name="T1"> PreferSystemDialogs</text:span><text:span text:style-name="T10">=</text:span></text:h>
                    </text:list-item>
                  </text:list>
                </text:list-item>
              </text:list>
            </text:list-item>
          </text:list>
        </text:list-item>
      </text:list>
      <text:p text:style-name="Текст_20_4"><text:span text:style-name="T10">См. </text:span><text:a xlink:type="simple" xlink:href="#1.1.1.17.PreferSystemDialogs=|outline">1.1.1.17</text:a><text:span text:style-name="T10">.</text:span></text:p>
      <text:p text:style-name="P24">Этот параметр может быть переопределен для отдельного пресета.</text:p>
      <text:list xml:id="list39283697" text:continue-numbering="true" text:style-name="Numbering_20_1">
        <text:list-item>
          <text:list>
            <text:list-item>
              <text:list>
                <text:list-item>
                  <text:list>
                    <text:list-item>
                      <text:h text:style-name="P55" text:outline-level="4"><text:span text:style-name="Реализовано"><text:span text:style-name="T36">(+)</text:span></text:span> <text:bookmark-start text:name="__DdeLink__8033_58173041"/>Preview<text:span text:style-name="T1">Template</text:span><text:bookmark-end text:name="__DdeLink__8033_58173041"/>=</text:h>
                    </text:list-item>
                  </text:list>
                </text:list-item>
              </text:list>
            </text:list-item>
          </text:list>
        </text:list-item>
      </text:list>
      <text:p text:style-name="P24">Файл шаблона предпросмотра. Относительный путь разрешается от папки категории (<text:a xlink:type="simple" xlink:href="#1.2.1.3.(+) PreviewsDirectory=|outline">PreviewsDirectory</text:a> НЕ используется).</text:p>
      <text:list xml:id="list39308341" text:continue-numbering="true" text:style-name="Numbering_20_1">
        <text:list-item>
          <text:list>
            <text:list-item>
              <text:list>
                <text:list-item>
                  <text:h text:style-name="Heading_20_3" text:outline-level="3"><text:span text:style-name="Реализовано"><text:span text:style-name="T10">(+)</text:span></text:span><text:span text:style-name="T10"> Секция </text:span><text:span text:style-name="T1">[PreActions]</text:span></text:h>
                </text:list-item>
              </text:list>
            </text:list-item>
          </text:list>
        </text:list-item>
      </text:list>
      <text:p text:style-name="Текст_20_3">В секции можно определить действия, выполняемые в момент применения пресета данной категории ДО всех обычным образом заданных действий.</text:p>
      <text:p text:style-name="Текст_20_3"><text:span text:style-name="T21">По умолчанию:</text:span> пусто</text:p>
      <text:list xml:id="list39297712" text:continue-numbering="true" text:style-name="Numbering_20_1">
        <text:list-item>
          <text:list>
            <text:list-item>
              <text:list>
                <text:list-item>
                  <text:h text:style-name="Heading_20_3" text:outline-level="3"><text:span text:style-name="Реализовано"><text:span text:style-name="T10">(+)</text:span></text:span><text:span text:style-name="T10"> Секция </text:span><text:span text:style-name="T1">[PostActions]</text:span></text:h>
                </text:list-item>
              </text:list>
            </text:list-item>
          </text:list>
        </text:list-item>
      </text:list>
      <text:p text:style-name="Текст_20_3">В секции можно определить действия, выполняемые в момент применения пресета данной категории ПОСЛЕ всех обычным образом заданных действий.</text:p>
      <text:p text:style-name="Текст_20_3"><text:span text:style-name="T11">По умолчанию:</text:span><text:span text:style-name="T10"> пусто</text:span></text:p>
      <text:h text:style-name="P50" text:outline-level="2">Примеры</text:h>
      <text:h text:style-name="P36" text:outline-level="3">Пример №1</text:h>
      <text:p text:style-name="Текст_20_3"/>
      <text:list xml:id="list39300316" text:continue-numbering="true" text:style-name="Numbering_20_1">
        <text:list-item>
          <text:h text:style-name="P45" text:outline-level="1"><text:span text:style-name="Незавершено">(±)</text:span> Параметры запуска</text:h>
        </text:list-item>
      </text:list>
      <text:p text:style-name="Текст_20_1">Программа применима как в графическом, так и в консольном режимах.</text:p>
      <text:p text:style-name="Текст_20_1">В консольном режиме задачи выбираются посредством параметров командной строки. Некоторые ключи послужат для молчаливого применения какого-либо действия, другие для запуска графического интерфейса в определённом режиме.</text:p>
      <text:p text:style-name="Текст_20_1"><text:span text:style-name="T10">Применим общепринятую в </text:span><text:span text:style-name="T1">Windows </text:span><text:span text:style-name="T10">нотацию и будем записывать параметры через прямой слеш.</text:span></text:p>
      <text:list xml:id="list39308082" text:continue-numbering="true" text:style-name="Numbering_20_1">
        <text:list-item>
          <text:list>
            <text:list-item>
              <text:h text:style-name="Heading_20_2" text:outline-level="2"><text:span text:style-name="Реализовано"><text:span text:style-name="T1">(+)</text:span></text:span><text:span text:style-name="T1"> /</text:span><text:span text:style-name="T10">c &lt;имя_папки_категории&gt; ...</text:span></text:h>
            </text:list-item>
          </text:list>
        </text:list-item>
      </text:list>
      <text:p text:style-name="Текст_20_2"><text:span text:style-name="T13">Category</text:span><text:span text:style-name="T10">. Открыть графический интерфейс только с указанной категорией (или </text:span><text:span text:style-name="T10">несколькими) в дереве.</text:span><text:span text:style-name="T1"> </text:span><text:span text:style-name="T10">Если открыта лишь одна категория, то дерево вырождается в список пресетов данной категории. Если указано несколько категорий, среди которых имеются не существующие, программа запускается с теми категориями, которые существуют, а о не существующих заносится запись в журнал на уровне 1. Если ни одна из указанных категорий не существует, то запускается обычный интерфейс со всеми категориями.</text:span></text:p>
      <text:p text:style-name="Текст_20_2"><text:span text:style-name="T10">Ключ /</text:span><text:span text:style-name="T1">c</text:span><text:span text:style-name="T10"> взаимоисключаем с ключами /</text:span><text:span text:style-name="T1">C, </text:span><text:span text:style-name="T10">/a и </text:span><text:span text:style-name="T1">/A. </text:span><text:span text:style-name="T10">Ключ должен быть последним в списке параметров.</text:span></text:p>
      <text:list xml:id="list39307419" text:continue-numbering="true" text:style-name="Numbering_20_1">
        <text:list-item>
          <text:list>
            <text:list-item>
              <text:h text:style-name="Heading_20_2" text:outline-level="2"><text:span text:style-name="Реализовано">(+)</text:span> /a &lt;имя_папки_категории&gt;\&lt;имя_файла_пресета&gt; ...</text:h>
            </text:list-item>
          </text:list>
        </text:list-item>
      </text:list>
      <text:p text:style-name="Текст_20_2"><text:span text:style-name="T13">Apply</text:span><text:span text:style-name="T10">. Молчаливо применить указанный пресет (или несколько в указанном порядке). Графический интерфейс ни в каком случае не появляется. Если указано несколько пресетов, среди которых имеются не существующие, программа применяет существую</text:span><text:span text:style-name="T10">щие, а о не существующих заносится запись в журнал на уровне 1. Если ни один пресет </text:span><text:span text:style-name="T10">не существует, программ завершает работу, не выполнив никаких действий, кроме записи в журнал.</text:span></text:p>
      <text:p text:style-name="Текст_20_2"><text:span text:style-name="T10">Ключ /</text:span><text:span text:style-name="T1">a</text:span><text:span text:style-name="T10"> взаимоисключаем с ключами /</text:span><text:span text:style-name="T1">A, </text:span><text:span text:style-name="T10">/</text:span><text:span text:style-name="T1">c </text:span><text:span text:style-name="T10">и /</text:span><text:span text:style-name="T1">C</text:span><text:span text:style-name="T10">.</text:span><text:span text:style-name="T1"> </text:span><text:span text:style-name="T10">Ключ должен быть последним в списке параметров.</text:span></text:p>
      <text:list xml:id="list39279184" text:continue-numbering="true" text:style-name="Numbering_20_1">
        <text:list-item>
          <text:list>
            <text:list-item>
              <text:h text:style-name="Heading_20_2" text:outline-level="2"><text:span text:style-name="Реализовано">(+)</text:span> /!N</text:h>
            </text:list-item>
          </text:list>
        </text:list-item>
      </text:list>
      <text:p text:style-name="Текст_20_2">Запрещает выполнение указанных секций Pre/PostActions. N — это десятичное число, соответствующее маске: 1 — PreActions в конфиге программы, 2 — PreActions в конфиге категории, 4 — PreActions в пресете, 8 — PostActions в пресете, 16 — PostActions в конфиге категории, 32 — PostActions в конфиге программы.</text:p>
      <text:p text:style-name="Текст_20_2">Параметр имеет более высокий приоритет, чем <text:a xlink:type="simple" xlink:href="#1.1.1.19.ForbiddenActions=|outline">1.1.1.19</text:a>. Однако изменение данной настройки с помощью графического интерфейса имеет наивысший приоритет.</text:p>
      <text:list xml:id="list39292372" text:continue-numbering="true" text:style-name="Numbering_20_1">
        <text:list-item>
          <text:list>
            <text:list-item>
              <text:h text:style-name="Heading_20_2" text:outline-level="2"><text:span text:style-name="Реализовано">(+)</text:span> /!*</text:h>
            </text:list-item>
          </text:list>
        </text:list-item>
      </text:list>
      <text:p text:style-name="Текст_20_2"><text:span text:style-name="T10">Подавить обработку указанных типов секций. </text:span>Звездочка — <text:span text:style-name="T10">одна или несколько букв-ключей. Буквы ключей совпадают с первыми буквами соответствующих секций.</text:span></text:p>
      <text:p text:style-name="Текст_20_2">Например, запретить любую работу с реестром:</text:p>
      <text:p text:style-name="Пример_20_2">/!r</text:p>
      <text:p text:style-name="Текст_20_2">Запретить файловую операцию перемещение:</text:p>
      <text:p text:style-name="Пример_20_2"><text:soft-page-break/>/!fm</text:p>
      <text:p text:style-name="Текст_20_2">Так можно подавить и действия, определенные в секциях <text:a xlink:type="simple" xlink:href="#9.Действия с процессами (в разработке)|outline">[</text:a><text:a xlink:type="simple" xlink:href="#9.Действия с процессами (в разработке)|outline"><text:span text:style-name="T1">p</text:span></text:a><text:a xlink:type="simple" xlink:href="#9.Действия с процессами (в разработке)|outline">...]</text:a>, но не в Pre/PostActions. Для их подавления требуется другой синтаксис, так как эти секции могут встретиться, как в пресете, так и в конфиге категории, так и в конфиге программы.</text:p>
      <text:p text:style-name="Текст_20_2">Запретить убивать процессы по PID-у:</text:p>
      <text:p text:style-name="P33">/!pit</text:p>
      <text:p text:style-name="Текст_20_2"><text:span text:style-name="T1">Параметр имеет более высокий приоритет, чем </text:span><text:a xlink:type="simple" xlink:href="#1.1.1.20.ForbiddenSections=|outline">1.1.1.20</text:a><text:span text:style-name="T1">. Однако изменение данной настройки с помощью графического интерфейса имеет наивысший приоритет.</text:span></text:p>
      <text:list xml:id="list39282191" text:continue-numbering="true" text:style-name="Numbering_20_1">
        <text:list-item>
          <text:list>
            <text:list-item>
              <text:h text:style-name="Heading_20_2" text:outline-level="2"><text:span text:style-name="Реализовано">(+)</text:span> /<text:span text:style-name="T1">C </text:span>&lt;имя_папки_категории&gt; ...</text:h>
            </text:list-item>
          </text:list>
        </text:list-item>
      </text:list>
      <text:p text:style-name="Текст_20_2"><text:span text:style-name="T10">Аналогично </text:span><text:span text:style-name="T1">/c, </text:span><text:span text:style-name="T10">но при поиске категорий игнорируется соответствующие параметры из </text:span><text:span text:style-name="T10">конфига программы, а значит </text:span><text:span text:style-name="T1">&lt;</text:span><text:span text:style-name="T10">имя_папки_категории</text:span><text:span text:style-name="T1">&gt;</text:span><text:span text:style-name="T10"> должно быть задано либо абсолютно, либо папка должна быть доступна относительно рабочей папки программы</text:span><text:span text:style-name="T1">.</text:span></text:p>
      <text:p text:style-name="Текст_20_2">Ключ /<text:span text:style-name="T1">C</text:span> взаимоисключаем с ключами /<text:span text:style-name="T1">c, </text:span>/a и /<text:span text:style-name="T1">A</text:span>.<text:span text:style-name="T1"> </text:span><text:span text:style-name="T10">Ключ должен быть последним в списке параметров.</text:span></text:p>
      <text:list xml:id="list39304961" text:continue-numbering="true" text:style-name="Numbering_20_1">
        <text:list-item>
          <text:list>
            <text:list-item>
              <text:h text:style-name="Heading_20_2" text:outline-level="2"><text:span text:style-name="Реализовано">(+)</text:span> /<text:span text:style-name="T1">A </text:span>&lt;имя_файла_пресета&gt; ...</text:h>
            </text:list-item>
          </text:list>
        </text:list-item>
      </text:list>
      <text:p text:style-name="Текст_20_2"><text:span text:style-name="T2">Apply free preset</text:span><text:span text:style-name="T1">. </text:span>Аналогично /<text:span text:style-name="T1">a, </text:span>но при обработке пресета игнорируются все вышестоящие конфиги. Таким образом &lt;имя_файла_пресета&gt; должен непосредственно задавать <text:span text:style-name="T1">up-</text:span>файл: путь должен быть задан абсолютно или быть доступен относительно рабочей папки программы. <text:span text:style-name="T10">Кроме того в имени обрабатываются переменные окружения.</text:span></text:p>
      <text:p text:style-name="Текст_20_2">Ключ /<text:span text:style-name="T1">A</text:span> взаимоисключаем с ключами /<text:span text:style-name="T1">a, </text:span>/<text:span text:style-name="T1">c </text:span>и /<text:span text:style-name="T1">C</text:span>.<text:span text:style-name="T1"> </text:span><text:span text:style-name="T10">Ключ должен быть последним в списке параметров.</text:span></text:p>
      <text:list xml:id="list39297405" text:continue-numbering="true" text:style-name="Numbering_20_1">
        <text:list-item>
          <text:list>
            <text:list-item>
              <text:h text:style-name="Heading_20_2" text:outline-level="2"><text:span text:style-name="Некорректно"><text:span text:style-name="T1">(~)</text:span></text:span><text:span text:style-name="T1"> </text:span>&lt;имя_файла_пресета&gt; ...</text:h>
            </text:list-item>
          </text:list>
        </text:list-item>
      </text:list>
      <text:p text:style-name="Текст_20_2"><text:span text:style-name="T10">Режим применения пресетов с распознаванием их свободности. Такой формат запуска предназначен для ассоциирования в системе типа файла ".</text:span><text:span text:style-name="T1">up" </text:span><text:span text:style-name="T10">с программой</text:span><text:span text:style-name="T1">.</text:span></text:p>
      <text:p text:style-name="P14">Количество применяемых пресетов ограничено лишь максимальной длиной командной строки.</text:p>
      <text:p text:style-name="P14">Перед применением очередного пресета из переданного списка проверяется значение ключа <text:span text:style-name="T1">FreePreset </text:span>в разделе <text:span text:style-name="T1">[Configuration] up-</text:span>файла. Если <text:span text:style-name="T1">FreePreset</text:span>=1, то пресет применяется как свободный, т. е. настройки категории и программы игнорируются. Если <text:span text:style-name="T1">FreePreset</text:span>=0 или ключ отсутствует, сначала производится попытка найти конфиг категории и применить её настройки. Отсутствие конфига категории не является ошибкой, настройки программы в любом случае применяются.</text:p>
      <text:p text:style-name="P14">В данном формате запуска нельзя указывать никакие параметры. Это означает, что при применении свободного пресета все настройки программы будут иметь значения по умолчанию. Если же применить пресет, не помеченный как свободный, но не поместить его в папку категории, то настройки программы, в том числе запрещённые действия, будут задействованы.</text:p>
      <text:h text:style-name="P50" text:outline-level="2"><text:soft-page-break/>Примеры</text:h>
      <text:h text:style-name="P36" text:outline-level="3">Пример №1</text:h>
      <text:p text:style-name="Текст_20_3"/>
      <text:list xml:id="list39304064" text:continue-numbering="true" text:style-name="Numbering_20_1">
        <text:list-item>
          <text:h text:style-name="P44" text:outline-level="1"><text:span text:style-name="Незавершено">(±)</text:span> Локализация</text:h>
        </text:list-item>
      </text:list>
      <text:p text:style-name="Текст_20_1">Программа должна быть полностью мультиязычной. Это означает в том числе, что и конфиги и up-файлы <text:span text:style-name="T10">мог</text:span>ут храниться в <text:span text:style-name="T1">UNICODE-</text:span>кодировке, <text:span text:style-name="T10">включая</text:span> UTF-8.</text:p>
      <text:p text:style-name="Текст_20_1">Перевод требуется не только для графического интерфейса программы, но и для строк, содержащихся в пресетах (если автор посчитает это нужным), таких как Author, Description, Name. При этом не реально хранить альтернативные строки в другом файле. Поэтому синтаксис этих параметров в пресетах нужно расширить.</text:p>
      <text:list xml:id="list39275722" text:continue-numbering="true" text:style-name="Numbering_20_1">
        <text:list-item>
          <text:list>
            <text:list-item>
              <text:h text:style-name="Heading_20_2" text:outline-level="2">Глобальные настройки</text:h>
              <text:list>
                <text:list-item>
                  <text:h text:style-name="Heading_20_3" text:outline-level="3"><text:span text:style-name="Реализовано">(+)</text:span> Папка с переводами</text:h>
                </text:list-item>
              </text:list>
            </text:list-item>
          </text:list>
        </text:list-item>
      </text:list>
      <text:p text:style-name="Текст_20_3">Файлы переводов хранятся в папке переводов, определяемой параметром в конфиге программы:</text:p>
      <text:p text:style-name="Пример_20_3">[Configuration]</text:p>
      <text:p text:style-name="Пример_20_3">LanguagesDirectory=&lt;папка&gt;</text:p>
      <text:p text:style-name="Текст_20_3">По умолчанию это папка Languages в папке программы.</text:p>
      <text:list xml:id="list39276523" text:continue-numbering="true" text:style-name="Numbering_20_1">
        <text:list-item>
          <text:list>
            <text:list-item>
              <text:list>
                <text:list-item>
                  <text:h text:style-name="Heading_20_3" text:outline-level="3"><text:span text:style-name="Реализовано">(+)</text:span> Язык программы</text:h>
                </text:list-item>
              </text:list>
            </text:list-item>
          </text:list>
        </text:list-item>
      </text:list>
      <text:p text:style-name="Текст_20_3">В конфиге программы может иметься параметр, определяющий её язык и предпочтительный язык строк в пресетах.</text:p>
      <text:p text:style-name="Пример_20_3">[Configuration]</text:p>
      <text:p text:style-name="Пример_20_3">Language=&lt;язык&gt;</text:p>
      <text:p text:style-name="Текст_20_3">Язык — имя файла перевода без расширения. Например:</text:p>
      <text:p text:style-name="Пример_20_3">Language=Русский</text:p>
      <text:p text:style-name="Текст_20_3">Если указанный файл (в примере — «Русский.<text:span text:style-name="T1">lng») </text:span><text:span text:style-name="T10">не существует, это равносильно отсутствию ключа </text:span><text:span text:style-name="T1">Language.</text:span></text:p>
      <text:list xml:id="list39281339" text:continue-numbering="true" text:style-name="Numbering_20_1">
        <text:list-item>
          <text:list>
            <text:list-item>
              <text:list>
                <text:list-item>
                  <text:list>
                    <text:list-item>
                      <text:h text:style-name="Heading_20_4" text:outline-level="4"><text:span text:style-name="Реализовано">(+)</text:span> В графическом интерфейсе</text:h>
                    </text:list-item>
                  </text:list>
                </text:list-item>
              </text:list>
            </text:list-item>
          </text:list>
        </text:list-item>
      </text:list>
      <text:p text:style-name="Текст_20_4">Данный параметр можно установить через графический интерфейс.</text:p>
      <text:p text:style-name="Текст_20_4">Там язык можно выбрать из ниспадающего списка, пункты которого составляются из реально имеющихся переводов интерфейса программы.</text:p>
      <text:p text:style-name="Текст_20_4">При этом обязательно должен присутствовать вариант «не задано», который соответствует отсутствию данного ключа.</text:p>
      <text:list xml:id="list39277086" text:continue-numbering="true" text:style-name="Numbering_20_1">
        <text:list-item>
          <text:list>
            <text:list-item>
              <text:list>
                <text:list-item>
                  <text:list>
                    <text:list-item>
                      <text:h text:style-name="Heading_20_4" text:outline-level="4"><text:span text:style-name="Реализовано">(+)</text:span> Отсутствие ключа <text:span text:style-name="T1">Language</text:span></text:h>
                    </text:list-item>
                  </text:list>
                </text:list-item>
              </text:list>
            </text:list-item>
          </text:list>
        </text:list-item>
      </text:list>
      <text:p text:style-name="Текст_20_4">предписывает всегда использовать не уточнённые языком ключи.</text:p>
      <text:p text:style-name="Текст_20_4">Будет использоваться не уточнённый языком вариант ключа, даже если уточнённые языком варианты ключа присутствуют, а не уточнённый — отсутствует. В этом случае значение ключа будет пустой строкой.</text:p>
      <text:list xml:id="list39278382" text:continue-numbering="true" text:style-name="Numbering_20_1">
        <text:list-item>
          <text:list>
            <text:list-item>
              <text:list>
                <text:list-item>
                  <text:h text:style-name="Heading_20_3" text:outline-level="3">Прочие настройки</text:h>
                  <text:list>
                    <text:list-item>
                      <text:h text:style-name="Heading_20_4" text:outline-level="4"><text:span text:style-name="Реализовано">(+)</text:span> Ключ <text:span text:style-name="T1">RussianSpeakingLCIDs</text:span></text:h>
                    </text:list-item>
                  </text:list>
                </text:list-item>
              </text:list>
            </text:list-item>
          </text:list>
        </text:list-item>
      </text:list>
      <text:p text:style-name="P24">Не все элементы интерфейса нужно переводить на все языки, и не все элементы можно разрешить переводить с помощью файлов локализации (например, лицензионное соглашение). Однако, учитывая страну происхождения программы, было решено встроить поддержку для выборочного включения русского перевода для подобных ключей вместо английского <text:soft-page-break/>варианта (по умолчанию). Известно, что по-русски могут читать народы бывшего СССР. Их <text:span text:style-name="T1">LCID-</text:span>ы записаны в ключе <text:span text:style-name="T1">RussianSpeakingLCIDs </text:span>через запятую.</text:p>
      <text:p text:style-name="P24">По умолчанию: 1049,1058,1059,1064,1067,1087,1088,1092,2073,2092,2115 (т. е. русский, украинский, белорусский, таджикский, армянский, казахский, киргизский, татарский, молдавский (кириллица), азербайджанский (кириллица), узбекский (кириллица)).</text:p>
      <text:p text:style-name="P24">Серьёзные лингвистические исследования не проводились, поэтому данный список по умолчанию может быть изменён впоследствии. Можно изменить список посредством ключа в секции <text:span text:style-name="T1">Configuration:</text:span></text:p>
      <text:p text:style-name="Пример_20_4">[Configuration]</text:p>
      <text:p text:style-name="Пример_20_4"><text:span text:style-name="T1">RussianSpeakingLCIDs=</text:span><text:span text:style-name="T10">1049,1058,1059</text:span></text:p>
      <text:list xml:id="list39300681" text:continue-numbering="true" text:style-name="Numbering_20_1">
        <text:list-item>
          <text:list>
            <text:list-item>
              <text:h text:style-name="Heading_20_2" text:outline-level="2"><text:span text:style-name="Незавершено">(±)</text:span> Файлы перевода</text:h>
            </text:list-item>
          </text:list>
        </text:list-item>
      </text:list>
      <text:p text:style-name="Текст_20_2">Файлы перевода хранятся в папке, заданной параметром LanguagesDirectory, <text:s/>и имеет расширение <text:span text:style-name="T1">«.lng». </text:span><text:span text:style-name="T10">Имя файла может быть любым, хотя рекомендуется называть файлы перевода по названию языка перевода, причём на этом языке. Например:</text:span></text:p>
      <text:p text:style-name="Пример_20_2">English.lng</text:p>
      <text:p text:style-name="Пример_20_2">Русский.<text:span text:style-name="T1">lng</text:span></text:p>
      <text:p text:style-name="Пример_20_2">Українська.<text:span text:style-name="T1">lng</text:span></text:p>
      <text:p text:style-name="P14">Именно эти названия будут пунктами списка выбора перевода в графическом интерфейсе.</text:p>
      <text:list xml:id="list39294537" text:continue-numbering="true" text:style-name="Numbering_20_1">
        <text:list-item>
          <text:list>
            <text:list-item>
              <text:list>
                <text:list-item>
                  <text:h text:style-name="Heading_20_3" text:outline-level="3"><text:span text:style-name="Реализовано">(+)</text:span> Свойства файла перевода</text:h>
                </text:list-item>
              </text:list>
            </text:list-item>
          </text:list>
        </text:list-item>
      </text:list>
      <text:p text:style-name="Текст_20_3">Файлы переводов имеют синтаксис <text:span text:style-name="T1">INI-</text:span><text:span text:style-name="T10">файлов.</text:span></text:p>
      <text:p text:style-name="P16">В безымянной секции, располагающейся до первой секции и не имеющей заголовка, содержатся основные сведения о переводе.</text:p>
      <text:list xml:id="list39286218" text:continue-numbering="true" text:style-name="Numbering_20_1">
        <text:list-item>
          <text:list>
            <text:list-item>
              <text:list>
                <text:list-item>
                  <text:list>
                    <text:list-item>
                      <text:h text:style-name="Heading_20_4" text:outline-level="4"><text:span text:style-name="Реализовано">(+)</text:span> LCID<text:span text:style-name="T1">=&lt;LCID&gt;</text:span></text:h>
                    </text:list-item>
                  </text:list>
                </text:list-item>
              </text:list>
            </text:list-item>
          </text:list>
        </text:list-item>
      </text:list>
      <text:p text:style-name="P24">Задаёт стандартный идентификатор локализации в виде десятичного числа (например, русский — 1049).</text:p>
      <text:p text:style-name="Текст_20_4">Полный список идентификаторов можно найти, например, <text:a xlink:type="simple" xlink:href="http://www.science.co.il/Language/Locale-Codes.asp">тут</text:a>.</text:p>
      <text:p text:style-name="Текст_20_4">Этот идентификатор используется для выборки локализованных значений некоторых ключей в конфигах категорий и самих пресетах, таких как название и описание.</text:p>
      <text:p text:style-name="P24">Это значение отображается в графическом интерфейсе настройки рядом со списком переводов при выборе данного перевода.</text:p>
      <text:list xml:id="list39301760" text:continue-numbering="true" text:style-name="Numbering_20_1">
        <text:list-item>
          <text:list>
            <text:list-item>
              <text:list>
                <text:list-item>
                  <text:list>
                    <text:list-item>
                      <text:h text:style-name="Heading_20_4" text:outline-level="4"><text:span text:style-name="Реализовано">(+)</text:span> Name=</text:h>
                    </text:list-item>
                  </text:list>
                </text:list-item>
              </text:list>
            </text:list-item>
          </text:list>
        </text:list-item>
      </text:list>
      <text:p text:style-name="Текст_20_4">Название перевода.</text:p>
      <text:p text:style-name="Текст_20_4">Здесь следует указать более дружественное и описательное название перевода. Рекомендуется записывать данную строку на языке перевода.</text:p>
      <text:p text:style-name="Текст_20_4">Эта строка отображается в графическом интерфейсе настройки рядом со списком переводов при выборе данного перевода.</text:p>
      <text:p text:style-name="Текст_20_4">Необходимость такого ключа объясняется тем, что не все файловые системы позволят задать имя файла с использованием любых символов, определённых в <text:span text:style-name="T1">UNICODE</text:span><text:span text:style-name="T10">. В такой ситуации имя файла перевода может быть записано, например, на английском языке, а параметр </text:span><text:span text:style-name="T1">Name </text:span><text:span text:style-name="T10">будет содер</text:span><text:soft-page-break/><text:span text:style-name="T10">жать локализованное название языка (и перевода).</text:span></text:p>
      <text:list xml:id="list39306655" text:continue-numbering="true" text:style-name="Numbering_20_1">
        <text:list-item>
          <text:list>
            <text:list-item>
              <text:list>
                <text:list-item>
                  <text:list>
                    <text:list-item>
                      <text:h text:style-name="Heading_20_4" text:outline-level="4"><text:span text:style-name="Реализовано">(+)</text:span> Author=</text:h>
                    </text:list-item>
                  </text:list>
                </text:list-item>
              </text:list>
            </text:list-item>
          </text:list>
        </text:list-item>
      </text:list>
      <text:p text:style-name="Текст_20_4">Автор перевода.</text:p>
      <text:p text:style-name="Текст_20_4">Эта строка отображается в графическом интерфейсе настройки рядом со списком переводов при выборе данного перевода.</text:p>
      <text:list xml:id="list39280557" text:continue-numbering="true" text:style-name="Numbering_20_1">
        <text:list-item>
          <text:list>
            <text:list-item>
              <text:list>
                <text:list-item>
                  <text:list>
                    <text:list-item>
                      <text:h text:style-name="Heading_20_4" text:outline-level="4"><text:span text:style-name="Реализовано">(+)</text:span> Modified=<text:span text:style-name="T1">&lt;YYYY-MM-DD&gt;</text:span></text:h>
                    </text:list-item>
                  </text:list>
                </text:list-item>
              </text:list>
            </text:list-item>
          </text:list>
        </text:list-item>
      </text:list>
      <text:p text:style-name="P24">Дата последнего изменения перевода.</text:p>
      <text:p text:style-name="P24">Служит в качестве версии перевода.</text:p>
      <text:p text:style-name="P24">Это значение отображается в графическом интерфейсе настройки рядом со списком переводов при выборе данного перевода.</text:p>
      <text:list xml:id="list39307702" text:continue-numbering="true" text:style-name="Numbering_20_1">
        <text:list-item>
          <text:list>
            <text:list-item>
              <text:list>
                <text:list-item>
                  <text:h text:style-name="Heading_20_3" text:outline-level="3"><text:span text:style-name="Незавершено">(±)</text:span> Секции файла перевода (в разработке)</text:h>
                </text:list-item>
              </text:list>
            </text:list-item>
          </text:list>
        </text:list-item>
      </text:list>
      <text:p text:style-name="Текст_20_3">Графический интерфейс, система логирования и другие элементы системы находятся в разработке, поэтому стандартизировать конкретные локализуемые строки преждевременно.</text:p>
      <text:list xml:id="list39291827" text:continue-numbering="true" text:style-name="Numbering_20_1">
        <text:list-item>
          <text:list>
            <text:list-item>
              <text:list>
                <text:list-item>
                  <text:h text:style-name="Heading_20_3" text:outline-level="3"><text:span text:style-name="Незавершено">(±)</text:span> Содержимое секций файла перевода</text:h>
                </text:list-item>
              </text:list>
            </text:list-item>
          </text:list>
        </text:list-item>
      </text:list>
      <text:p text:style-name="Текст_20_3">В каждой тематической секции строки перевода содержатся в ключах с именами-номерами. Номера растут по мере добавления новых строк, начиная с нуля. Нулевой ключ обычно задаёт локализованную строку для самого высокоуровневого элемента, хотя это зависит от тематики секции.</text:p>
      <text:p text:style-name="Текст_20_3">Например:</text:p>
      <text:p text:style-name="Пример_20_3">[UI-Presets]</text:p>
      <text:p text:style-name="Пример_20_3">0=Пресеты</text:p>
      <text:p text:style-name="Пример_20_3">1=Применить</text:p>
      <text:p text:style-name="Пример_20_3">2=Редактировать</text:p>
      <text:p text:style-name="Пример_20_3">3=Создать...</text:p>
      <text:p text:style-name="Пример_20_3">4=Перечитать</text:p>
      <text:p text:style-name="Пример_20_3">5=Открыть файл...</text:p>
      <text:p text:style-name="Пример_20_3">6=Открыть папку...</text:p>
      <text:p text:style-name="Пример_20_3">7=Свободные пресеты</text:p>
      <text:list xml:id="list39291746" text:continue-numbering="true" text:style-name="Numbering_20_1">
        <text:list-item>
          <text:list>
            <text:list-item>
              <text:h text:style-name="Heading_20_2" text:outline-level="2"><text:span text:style-name="Незавершено">(±)</text:span> Локализация конфигов категорий и пресетов</text:h>
            </text:list-item>
          </text:list>
        </text:list-item>
      </text:list>
      <text:p text:style-name="P14">Теоретически локализация может потребоваться для любого элемента пресета или конфига категории. Если используются диалоги-запросы, то их надписи потребуется локализовать. Целевые значения, например, в <text:span text:style-name="T1">INI-</text:span>файле может потребоваться изменять в зависимости от текущей локализации. В то же время существуют типичные для всех пресетов/конфигов ключи, которые желательно переводить.</text:p>
      <text:p text:style-name="P14">Таким образом, имеется как упрощённый способ локализации, применимый к ограниченному списку ключей, так и универсальный подход, позволяющий переводить не только значения ключей, но и сами имена ключей, части заголовков секций и вообще что-угодно.</text:p>
      <text:p text:style-name="P14">Даже в конфиге категории может потребоваться использовать универсальный подход к локализации, например, при составлении каркаса пресетов данной категории.</text:p>
      <text:list xml:id="list39299475" text:continue-numbering="true" text:style-name="Numbering_20_1">
        <text:list-item>
          <text:list>
            <text:list-item>
              <text:list>
                <text:list-item>
                  <text:h text:style-name="Heading_20_3" text:outline-level="3"><text:span text:style-name="Реализовано">(+)</text:span> Упрощенный подход</text:h>
                </text:list-item>
              </text:list>
            </text:list-item>
          </text:list>
        </text:list-item>
      </text:list>
      <text:p text:style-name="Текст_20_3">Упрощённый подход состоит в том, чтобы кроме обычного ключа со значе<text:soft-page-break/>нием, можно указать локализованную версию ключа:</text:p>
      <text:p text:style-name="Пример_20_3">&lt;ключ&gt;=&lt;не локализованное значение&gt;</text:p>
      <text:p text:style-name="Пример_20_3">&lt;ключ&gt;.&lt;язык&gt;=&lt;локализованное значение&gt;</text:p>
      <text:p text:style-name="Текст_20_3">Не локализованный вариант используется тогда, когда язык не задан в конфиге программы или нужный локализованный вариант ключа отсутствует.</text:p>
      <text:list xml:id="list39283896" text:continue-numbering="true" text:style-name="Numbering_20_1">
        <text:list-item>
          <text:list>
            <text:list-item>
              <text:list>
                <text:list-item>
                  <text:h text:style-name="Heading_20_3" text:outline-level="3"><text:span text:style-name="Нереализовано">(–)</text:span> Универсальный подход</text:h>
                </text:list-item>
              </text:list>
            </text:list-item>
          </text:list>
        </text:list-item>
      </text:list>
      <text:p text:style-name="Текст_20_3">Все локализуемые строки можно задать в виде псевдонимов (см. <text:a xlink:type="simple" xlink:href="#17.Псевдонимы и переменные (набросок)|outline">17</text:a>). Каждый псевдоним поддерживает упрощённый подход к локализации своего значения. Например:</text:p>
      <text:p text:style-name="Пример_20_3">[Alias<text:span text:style-name="T1">es</text:span>]</text:p>
      <text:p text:style-name="Пример_20_3">Hello=Hello world!</text:p>
      <text:p text:style-name="Пример_20_3">Hello.1049=Привет, мир!</text:p>
      <text:p text:style-name="P21">LocalizableKey=EngKey</text:p>
      <text:p text:style-name="P21">LocalizableKey.1049=RusKey</text:p>
      <text:p text:style-name="P16">Данная секция анализируется самой первой, поэтому практические везде (даже в последующих ключах в секции <text:span text:style-name="T1">[Aliases])</text:span> можно вставлять ссылки на ключи. Они будут заменены на соответствующие значения до дальнейшего разбора. Ссылка вставляется путём помещения имени псевдонима в тупые кавычки. К предыдущему примеру:</text:p>
      <text:p text:style-name="Пример_20_3">[dm|<text:span text:style-name="T1">Dialog header</text:span>|`<text:span text:style-name="T1">Hello</text:span>`]</text:p>
      <text:p text:style-name="P21">[im|Some.ini|SomeSection]</text:p>
      <text:p text:style-name="P21">`LocalizableKey`=Value</text:p>
      <text:list xml:id="list39299548" text:continue-numbering="true" text:style-name="Numbering_20_1">
        <text:list-item>
          <text:list>
            <text:list-item>
              <text:list>
                <text:list-item>
                  <text:h text:style-name="Heading_20_3" text:outline-level="3"><text:span text:style-name="Реализовано">(+)</text:span> Локализация конфига категории</text:h>
                </text:list-item>
              </text:list>
            </text:list-item>
          </text:list>
        </text:list-item>
      </text:list>
      <text:p text:style-name="Текст_20_3">Список ключей, поддерживающих упрощённый подход к локализации, <text:s/>ограничен в соответствии со степенью востребованности их локализации.</text:p>
      <text:list xml:id="list39288742" text:continue-numbering="true" text:style-name="Numbering_20_1">
        <text:list-item>
          <text:list>
            <text:list-item>
              <text:list>
                <text:list-item>
                  <text:list>
                    <text:list-item>
                      <text:h text:style-name="P54" text:outline-level="4"><text:span text:style-name="Реализовано">(+)</text:span> Name.&lt;LCID&gt;=</text:h>
                    </text:list-item>
                  </text:list>
                </text:list-item>
              </text:list>
            </text:list-item>
          </text:list>
        </text:list-item>
      </text:list>
      <text:p text:style-name="P24">Локализованное название категории.</text:p>
      <text:list xml:id="list39302103" text:continue-numbering="true" text:style-name="Numbering_20_1">
        <text:list-item>
          <text:list>
            <text:list-item>
              <text:list>
                <text:list-item>
                  <text:list>
                    <text:list-item>
                      <text:h text:style-name="P54" text:outline-level="4"><text:span text:style-name="Реализовано">(+)</text:span> Description.&lt;LCID&gt;=</text:h>
                    </text:list-item>
                  </text:list>
                </text:list-item>
              </text:list>
            </text:list-item>
          </text:list>
        </text:list-item>
      </text:list>
      <text:p text:style-name="P24">Локализованное описание категории.</text:p>
      <text:list xml:id="list39296773" text:continue-numbering="true" text:style-name="Numbering_20_1">
        <text:list-item>
          <text:list>
            <text:list-item>
              <text:list>
                <text:list-item>
                  <text:h text:style-name="Heading_20_3" text:outline-level="3"><text:span text:style-name="Реализовано">(+)</text:span> Локализация пресета</text:h>
                </text:list-item>
              </text:list>
            </text:list-item>
          </text:list>
        </text:list-item>
      </text:list>
      <text:p text:style-name="Текст_20_3">Список ключей, поддерживающих упрощённый подход к локализации, <text:s/>ограничен в соответствии со степенью востребованности их локализации.</text:p>
      <text:list xml:id="list39292134" text:continue-numbering="true" text:style-name="Numbering_20_1">
        <text:list-item>
          <text:list>
            <text:list-item>
              <text:list>
                <text:list-item>
                  <text:list>
                    <text:list-item>
                      <text:h text:style-name="P54" text:outline-level="4"><text:span text:style-name="Реализовано">(+)</text:span> Name.&lt;LCID&gt;=</text:h>
                    </text:list-item>
                  </text:list>
                </text:list-item>
              </text:list>
            </text:list-item>
          </text:list>
        </text:list-item>
      </text:list>
      <text:p text:style-name="P24">Локализованное название пресета.</text:p>
      <text:list xml:id="list39297270" text:continue-numbering="true" text:style-name="Numbering_20_1">
        <text:list-item>
          <text:list>
            <text:list-item>
              <text:list>
                <text:list-item>
                  <text:list>
                    <text:list-item>
                      <text:h text:style-name="P54" text:outline-level="4"><text:span text:style-name="Реализовано">(+)</text:span> Description.&lt;LCID&gt;=</text:h>
                    </text:list-item>
                  </text:list>
                </text:list-item>
              </text:list>
            </text:list-item>
          </text:list>
        </text:list-item>
      </text:list>
      <text:p text:style-name="P24">Локализованное описание пресета.</text:p>
      <text:list xml:id="list39307233" text:continue-numbering="true" text:style-name="Numbering_20_1">
        <text:list-item>
          <text:list>
            <text:list-item>
              <text:list>
                <text:list-item>
                  <text:list>
                    <text:list-item>
                      <text:h text:style-name="P54" text:outline-level="4"><text:span text:style-name="Реализовано">(+)</text:span> Author.&lt;LCID&gt;=</text:h>
                    </text:list-item>
                  </text:list>
                </text:list-item>
              </text:list>
            </text:list-item>
          </text:list>
        </text:list-item>
      </text:list>
      <text:p text:style-name="P24">Локализованное перечисление имён авторов.</text:p>
      <text:p text:style-name="P24">Локализация данного ключа совершенно не обязательна, хотя поддерживается.</text:p>
      <text:h text:style-name="P50" text:outline-level="2"><text:soft-page-break/>Примеры</text:h>
      <text:h text:style-name="P36" text:outline-level="3">Пример №1</text:h>
      <text:p text:style-name="Текст_20_3"/>
      <text:list xml:id="list39286078" text:continue-numbering="true" text:style-name="Numbering_20_1">
        <text:list-item>
          <text:h text:style-name="P44" text:outline-level="1"><text:span text:style-name="Незавершено">(±)</text:span> Структура пресета (в разработке)</text:h>
        </text:list-item>
      </text:list>
      <text:p text:style-name="Текст_20_1">Пресет — текстовый файл с расширением «.up», имеющий ini-подобный синтаксис. Расширение пресетов вне категорий (свободных) может быть любым, так как для их применения потребуется явно указать up-файл. Всё содержимое up-файла, кроме секции Configuration, записывается на языке UP. Секция Configuration позволяет инициализировать некоторые переменные и записывается в обычном ini-синтаксисе.</text:p>
      <text:p text:style-name="Текст_20_1">Пресет способен содержать всю необходимую информацию для применения любых изменений в системе. В нём же содержится некоторая служебная информация, предназначенная для графического интерфейса.</text:p>
      <text:p text:style-name="Текст_20_1">На практике же пресет редко будет одиноким. Пресеты логично объединяются в категории. Благодаря этому многие настройки можно вынести из пресета и сделать общими для всех пресетов заданной категории, а некоторые настройки можно сделать общими вообще для всех пресетов всех категорий.</text:p>
      <text:list xml:id="list39281799" text:continue-numbering="true" text:style-name="Numbering_20_1">
        <text:list-item>
          <text:list>
            <text:list-item>
              <text:h text:style-name="Heading_20_2" text:outline-level="2"><text:span text:style-name="Незавершено"><text:span text:style-name="T10">(±)</text:span></text:span><text:span text:style-name="T10"> Секция </text:span><text:span text:style-name="T1">[</text:span>Configuration<text:span text:style-name="T1">]</text:span></text:h>
              <text:list>
                <text:list-item>
                  <text:h text:style-name="Heading_20_3" text:outline-level="3"><text:span text:style-name="Реализовано">(+)</text:span> DefaultDirectory<text:span text:style-name="T1">=</text:span></text:h>
                </text:list-item>
              </text:list>
            </text:list-item>
          </text:list>
        </text:list-item>
      </text:list>
      <text:p text:style-name="Текст_20_3">Папка по умолчанию при расчете относительных путей в этом пресете.</text:p>
      <text:p text:style-name="Текст_20_3"><text:span text:style-name="T11">По умолчанию:</text:span><text:span text:style-name="T10"> пусто, не переопределяет вышезаданную папку</text:span></text:p>
      <text:list xml:id="list39278468" text:continue-numbering="true" text:style-name="Numbering_20_1">
        <text:list-item>
          <text:list>
            <text:list-item>
              <text:list>
                <text:list-item>
                  <text:h text:style-name="Heading_20_3" text:outline-level="3"><text:span text:style-name="Реализовано">(+)</text:span> DefaultFile=</text:h>
                </text:list-item>
              </text:list>
            </text:list-item>
          </text:list>
        </text:list-item>
      </text:list>
      <text:p text:style-name="Текст_20_3">Файл по умолчанию. К нему будут применяться изменения, если в заголовке соответствующих секций файл будет опущен. Если задан относительным именем, в расчёт берётся текущее значение DefaultDirectory (причём не имеет значения, какой ключ встречается раньше, DefaultDirectory должен быть рассчитан на этом уровне ДО DefaultFile).</text:p>
      <text:p text:style-name="Текст_20_3"><text:span text:style-name="T21">По умолчанию:</text:span> пусто, файл не задан, но не переопределяет вышезаданный файл</text:p>
      <text:list xml:id="list39290674" text:continue-numbering="true" text:style-name="Numbering_20_1">
        <text:list-item>
          <text:list>
            <text:list-item>
              <text:list>
                <text:list-item>
                  <text:h text:style-name="Heading_20_3" text:outline-level="3"><text:span text:style-name="Реализовано">(+)</text:span> Preview=</text:h>
                </text:list-item>
              </text:list>
            </text:list-item>
          </text:list>
        </text:list-item>
      </text:list>
      <text:p text:style-name="Текст_20_3"><text:span text:style-name="T10">Имя файла-картинки, которая отображается в графическом интерфейсе программы, когда выделен данный пресет. Поддерживаются </text:span><text:span text:style-name="T1">bmp, png, jpeg, gif (</text:span><text:span text:style-name="T10">анимированный), размер не ограничен.</text:span></text:p>
      <text:p text:style-name="Текст_20_3"><text:span text:style-name="T11">По умолчанию:</text:span><text:span text:style-name="T10"> </text:span><text:span text:style-name="T1">&lt;имя_пресета&gt;.png, </text:span><text:span text:style-name="T10">однако отсутствие этого файла не является ошибкой и не отмечается в журнале ни на каком уровне</text:span></text:p>
      <text:list xml:id="list39304360" text:continue-numbering="true" text:style-name="Numbering_20_1">
        <text:list-item>
          <text:list>
            <text:list-item>
              <text:list>
                <text:list-item>
                  <text:h text:style-name="Heading_20_3" text:outline-level="3"><text:span text:style-name="Реализовано">(+)</text:span> Name=</text:h>
                </text:list-item>
              </text:list>
            </text:list-item>
          </text:list>
        </text:list-item>
      </text:list>
      <text:p text:style-name="Текст_20_3">Название <text:span text:style-name="T10">пресета</text:span>, отображаемое в дереве <text:span text:style-name="T10">в графическом интерфейсе</text:span>.</text:p>
      <text:p text:style-name="Текст_20_3"><text:span text:style-name="T21">По умолчанию:</text:span> <text:span text:style-name="T1">&lt;</text:span>имя_пресета_без_расширения_.<text:span text:style-name="T1">up&gt;</text:span></text:p>
      <text:list xml:id="list39285618" text:continue-numbering="true" text:style-name="Numbering_20_1">
        <text:list-item>
          <text:list>
            <text:list-item>
              <text:list>
                <text:list-item>
                  <text:h text:style-name="Heading_20_3" text:outline-level="3"><text:span text:style-name="Реализовано">(+)</text:span> Description=</text:h>
                </text:list-item>
              </text:list>
            </text:list-item>
          </text:list>
        </text:list-item>
      </text:list>
      <text:p text:style-name="Текст_20_3">Описание пресета в свободной форме. Отображается в графическом интерфейсе, когда данный пресет выделен. Длина не ограничена. В интерфейсе должна быть возможность прокрутки и выделения/копирования данного текста.</text:p>
      <text:p text:style-name="Текст_20_3"><text:span text:style-name="T11">По умолчанию:</text:span><text:span text:style-name="T10"> пусто</text:span></text:p>
      <text:list xml:id="list39295874" text:continue-numbering="true" text:style-name="Numbering_20_1">
        <text:list-item>
          <text:list>
            <text:list-item>
              <text:list>
                <text:list-item>
                  <text:h text:style-name="Heading_20_3" text:outline-level="3"><text:soft-page-break/><text:span text:style-name="Реализовано">(+)</text:span> Author=</text:h>
                </text:list-item>
              </text:list>
            </text:list-item>
          </text:list>
        </text:list-item>
      </text:list>
      <text:p text:style-name="Текст_20_3"><text:span text:style-name="T10">Информация об авторе пресета</text:span>. <text:span text:style-name="T10">Отображается в графическом интерфейсе, когда данный пресет выделен. Длина не ограничена, но рекомендуется краткость. В интерфейсе должна поддерживаться возможность выделения/копирования данного текста, но отображён он будет в одной строке. Здесь же могут присутствовать координаты обратной связи — </text:span><text:span text:style-name="T1">URL </text:span><text:span text:style-name="T10">должен обрабатываться автоматически.</text:span></text:p>
      <text:p text:style-name="Текст_20_3"><text:span text:style-name="T21">По умолчанию:</text:span> пусто</text:p>
      <text:list xml:id="list39290940" text:continue-numbering="true" text:style-name="Numbering_20_1">
        <text:list-item>
          <text:list>
            <text:list-item>
              <text:list>
                <text:list-item>
                  <text:h text:style-name="Heading_20_3" text:outline-level="3"><text:span text:style-name="Нереализовано">(–)</text:span> Created<text:span text:style-name="T10">=</text:span></text:h>
                </text:list-item>
              </text:list>
            </text:list-item>
          </text:list>
        </text:list-item>
      </text:list>
      <text:p text:style-name="Текст_20_3"><text:span text:style-name="T10">Дата создания или начала разработки пресета в </text:span><text:span text:style-name="T1">ISO-</text:span><text:span text:style-name="T10">формате (</text:span><text:span text:style-name="T1">YYYY-MM-DD)</text:span><text:span text:style-name="T10">. Задаётся программой только при первом сохранении или же автором вручную.</text:span></text:p>
      <text:p text:style-name="Текст_20_3"><text:span text:style-name="T21">По умолчанию:</text:span> не задано, в интерфейсе не отображается</text:p>
      <text:list xml:id="list39285951" text:continue-numbering="true" text:style-name="Numbering_20_1">
        <text:list-item>
          <text:list>
            <text:list-item>
              <text:list>
                <text:list-item>
                  <text:h text:style-name="Heading_20_3" text:outline-level="3"><text:span text:style-name="Нереализовано">(–)</text:span> Modified<text:span text:style-name="T10">=</text:span></text:h>
                </text:list-item>
              </text:list>
            </text:list-item>
          </text:list>
        </text:list-item>
      </text:list>
      <text:p text:style-name="Текст_20_3"><text:span text:style-name="T10">Дата последней модификации пресета в </text:span><text:span text:style-name="T1">ISO-</text:span><text:span text:style-name="T10">формате (</text:span><text:span text:style-name="T1">YYYY-MM-DD)</text:span><text:span text:style-name="T10">. Задаётся програм</text:span><text:span text:style-name="T10">мой при каждом сохранении или же автором вручную.</text:span></text:p>
      <text:p text:style-name="Текст_20_3"><text:span text:style-name="T21">По умолчанию:</text:span> не задано, в интерфейсе не отображается</text:p>
      <text:list xml:id="list39301839" text:continue-numbering="true" text:style-name="Numbering_20_1">
        <text:list-item>
          <text:list>
            <text:list-item>
              <text:list>
                <text:list-item>
                  <text:h text:style-name="Heading_20_3" text:outline-level="3"><text:span text:style-name="Нереализовано">(–)</text:span> LogFile=</text:h>
                </text:list-item>
              </text:list>
            </text:list-item>
          </text:list>
        </text:list-item>
      </text:list>
      <text:p text:style-name="Текст_20_3">Файл для ведения журнала (см. <text:a xlink:type="simple" xlink:href="#18.Журнал (в процессе осмысления)|outline">главу 18</text:a>).</text:p>
      <text:p text:style-name="Текст_20_3"><text:span text:style-name="T11">По умолчанию:</text:span><text:span text:style-name="T10"> пусто, не переопределяет вышезаданное значение</text:span></text:p>
      <text:list xml:id="list39279311" text:continue-numbering="true" text:style-name="Numbering_20_1">
        <text:list-item>
          <text:list>
            <text:list-item>
              <text:list>
                <text:list-item>
                  <text:h text:style-name="Heading_20_3" text:outline-level="3"><text:span text:style-name="Нереализовано">(–)</text:span> LogLevel=</text:h>
                </text:list-item>
              </text:list>
            </text:list-item>
          </text:list>
        </text:list-item>
      </text:list>
      <text:p text:style-name="Текст_20_3">Степень подробности ведения журнала (см. <text:a xlink:type="simple" xlink:href="#18.Журнал (в процессе осмысления)|outline">главу 18</text:a>).</text:p>
      <text:p text:style-name="Текст_20_3"><text:span text:style-name="T11">По умолчанию:</text:span><text:span text:style-name="T10"> пусто, не переопределяет вышезаданное значение</text:span></text:p>
      <text:list xml:id="list39302520" text:continue-numbering="true" text:style-name="Numbering_20_1">
        <text:list-item>
          <text:list>
            <text:list-item>
              <text:list>
                <text:list-item>
                  <text:h text:style-name="Heading_20_3" text:outline-level="3"><text:span text:style-name="Реализовано"><text:span text:style-name="T9">(+)</text:span></text:span><text:span text:style-name="T1"> CloseProcessWait</text:span><text:span text:style-name="T10">=</text:span></text:h>
                </text:list-item>
              </text:list>
            </text:list-item>
          </text:list>
        </text:list-item>
      </text:list>
      <text:p text:style-name="Текст_20_3"><text:span text:style-name="T10">См. </text:span><text:a xlink:type="simple" xlink:href="#1.1.1.13.CloseProcessWait=|outline">1.1.1.13</text:a>.</text:p>
      <text:list xml:id="list39289327" text:continue-numbering="true" text:style-name="Numbering_20_1">
        <text:list-item>
          <text:list>
            <text:list-item>
              <text:list>
                <text:list-item>
                  <text:h text:style-name="Heading_20_3" text:outline-level="3"><text:span text:style-name="Реализовано"><text:span text:style-name="T9">(+)</text:span></text:span><text:span text:style-name="T1"> TerminateAfterWait</text:span><text:span text:style-name="T10">=</text:span></text:h>
                </text:list-item>
              </text:list>
            </text:list-item>
          </text:list>
        </text:list-item>
      </text:list>
      <text:p text:style-name="Текст_20_3"><text:span text:style-name="T10">См. </text:span><text:a xlink:type="simple" xlink:href="#1.1.1.14.TerminateAfterWait=|outline">1.1.1.14</text:a><text:span text:style-name="T10">.</text:span></text:p>
      <text:list xml:id="list39307751" text:continue-numbering="true" text:style-name="Numbering_20_1">
        <text:list-item>
          <text:list>
            <text:list-item>
              <text:list>
                <text:list-item>
                  <text:h text:style-name="Heading_20_3" text:outline-level="3"><text:span text:style-name="Нереализовано"><text:span text:style-name="T1">(–)</text:span></text:span><text:span text:style-name="T1"> PreferSystemDialogs</text:span><text:span text:style-name="T10">=</text:span></text:h>
                </text:list-item>
              </text:list>
            </text:list-item>
          </text:list>
        </text:list-item>
      </text:list>
      <text:p text:style-name="Текст_20_3"><text:span text:style-name="T10">См. </text:span><text:a xlink:type="simple" xlink:href="#1.1.1.17.PreferSystemDialogs=|outline">1.1.1.17</text:a><text:span text:style-name="T10">.</text:span></text:p>
      <text:list xml:id="list39281110" text:continue-numbering="true" text:style-name="Numbering_20_1">
        <text:list-item>
          <text:list>
            <text:list-item>
              <text:list>
                <text:list-item>
                  <text:h text:style-name="Heading_20_3" text:outline-level="3"><text:span text:style-name="Нереализовано"><text:span text:style-name="T1">(–)</text:span></text:span><text:span text:style-name="T1"> FreePreset</text:span><text:span text:style-name="T10">=</text:span></text:h>
                </text:list-item>
              </text:list>
            </text:list-item>
          </text:list>
        </text:list-item>
      </text:list>
      <text:p text:style-name="P16">Определяет свободность пресета.</text:p>
      <text:p text:style-name="Текст_20_3"><text:span text:style-name="T10">Если </text:span><text:span text:style-name="T1">FreePreset</text:span><text:span text:style-name="T10">=1, то пресет используется как свободный в сценариях </text:span><text:a xlink:type="simple" xlink:href="#2.6./A &lt;имя_файла_пресета&gt; ...|outline">2.6</text:a><text:span text:style-name="T10"> и </text:span><text:a xlink:type="simple" xlink:href="#2.7.&lt;имя_файла_пресета&gt; ...|outline">2.7</text:a>, а также во время обычного применения пресета посредством графического интерфейса, то есть конфиги категории и программы игнорируются.</text:p>
      <text:p text:style-name="Текст_20_3">Если <text:span text:style-name="T1">FreePreset=0, </text:span><text:span text:style-name="T10">то пресет не является свободным, и должен применяться в составе категории. Если несвободный пресет применяется безотносительно категории (посредством </text:span><text:a xlink:type="simple" xlink:href="#2.7.&lt;имя_файла_пресета&gt; ...|outline">2.7</text:a><text:span text:style-name="T10">), то программа всё равно попытается найти конфиг категории рядом с пресетом и применить настройки из него, и в </text:span><text:span text:style-name="T10">любом случае применит настройки из конфига программы. При попытке применения несвободного пресета посредством </text:span><text:a xlink:type="simple" xlink:href="#2.6./A &lt;имя_файла_пресета&gt; ...|outline">2.6</text:a><text:span text:style-name="T10"> пресет не применяется, </text:span><text:soft-page-break/><text:span text:style-name="T10">а пользователю выдаётся сообщение о том, что пресет не является свободным.</text:span></text:p>
      <text:p text:style-name="Текст_20_3"><text:span text:style-name="T11">По умолчанию:</text:span><text:span text:style-name="T10"> 0</text:span></text:p>
      <text:list xml:id="list39297715" text:continue-numbering="true" text:style-name="Numbering_20_1">
        <text:list-item>
          <text:list>
            <text:list-item>
              <text:h text:style-name="Heading_20_2" text:outline-level="2"><text:span text:style-name="Реализовано"><text:span text:style-name="T10">(+)</text:span></text:span><text:span text:style-name="T10"> Секции </text:span><text:span text:style-name="T1">[PreActions] </text:span><text:span text:style-name="T10">и </text:span><text:span text:style-name="T1">[PostActions]</text:span></text:h>
            </text:list-item>
          </text:list>
        </text:list-item>
      </text:list>
      <text:p text:style-name="Текст_20_2">В секци<text:span text:style-name="T10">ях</text:span> можно определить действия, выполняемые в момент применения пресета соответственно ДО и ПОСЛЕ всех действий, заданных с помощью секций (см. <text:a xlink:type="simple" xlink:href="#12.Секции PreActions и PostActions (в разработке)|outline">12</text:a>).</text:p>
      <text:p text:style-name="Текст_20_2"><text:span text:style-name="T21">По умолчанию:</text:span> пусто</text:p>
      <text:list xml:id="list39288218" text:continue-numbering="true" text:style-name="Numbering_20_1">
        <text:list-item>
          <text:list>
            <text:list-item>
              <text:h text:style-name="Heading_20_2" text:outline-level="2"><text:span text:style-name="Реализовано"><text:span text:style-name="T10">(+)</text:span></text:span><text:span text:style-name="T10"> Секция </text:span><text:span text:style-name="T1">[Actions]</text:span></text:h>
            </text:list-item>
          </text:list>
        </text:list-item>
      </text:list>
      <text:p text:style-name="Текст_20_2"><text:span text:style-name="T10">Позволяет объединить несколько простых действий (см. </text:span><text:a xlink:type="simple" xlink:href="#12.Секции PreActions и PostActions (в разработке)|outline">12</text:a><text:span text:style-name="T10">). Данная секция может встретиться в пресете сколько угодно раз.</text:span></text:p>
      <text:p text:style-name="Текст_20_2"><text:span text:style-name="T11">По умолчанию:</text:span><text:span text:style-name="T10"> не существует</text:span></text:p>
      <text:list xml:id="list39300645" text:continue-numbering="true" text:style-name="Numbering_20_1">
        <text:list-item>
          <text:list>
            <text:list-item>
              <text:h text:style-name="Heading_20_2" text:outline-level="2"><text:span text:style-name="Незавершено">(±)</text:span> Секции-действия</text:h>
            </text:list-item>
          </text:list>
        </text:list-item>
      </text:list>
      <text:p text:style-name="Текст_20_2">Секции-действия, собственно, определяют, что делает пресет. Каждый тип секций описан далее отдельно. Тип секции определяется первой буквой заголовка секции. В зависимости от типа секции синтаксис её заголовка и ключей может меняться.</text:p>
      <text:p text:style-name="Текст_20_2">Данные секции никак не влияют на графический интерфейс программы, а лишь служат для неё планом алгоритма применения пресета.</text:p>
      <text:p text:style-name="Текст_20_2">Предусмотрены следующие типы секций.</text:p>
      <text:list xml:id="list39308212" text:continue-numbering="true" text:style-name="Numbering_20_1">
        <text:list-item>
          <text:list>
            <text:list-item>
              <text:list>
                <text:list-item>
                  <text:h text:style-name="Heading_20_3" text:outline-level="3"><text:span text:style-name="Незавершено">(±)</text:span> [i…]</text:h>
                </text:list-item>
              </text:list>
            </text:list-item>
          </text:list>
        </text:list-item>
      </text:list>
      <text:p text:style-name="Текст_20_3">Различные операции с <text:span text:style-name="T1">INI-ф</text:span>айлами.</text:p>
      <text:list xml:id="list39308455" text:continue-numbering="true" text:style-name="Numbering_20_1">
        <text:list-item>
          <text:list>
            <text:list-item>
              <text:list>
                <text:list-item>
                  <text:list>
                    <text:list-item>
                      <text:h text:style-name="Heading_20_4" text:outline-level="4"><text:span text:style-name="Незавершено">(±)</text:span> [I...]</text:h>
                    </text:list-item>
                  </text:list>
                </text:list-item>
              </text:list>
            </text:list-item>
          </text:list>
        </text:list-item>
      </text:list>
      <text:p text:style-name="P24">Особые действия с расширенными <text:span text:style-name="T1">INI-ф</text:span>айлами.</text:p>
      <text:list xml:id="list39307101" text:continue-numbering="true" text:style-name="Numbering_20_1">
        <text:list-item>
          <text:list>
            <text:list-item>
              <text:list>
                <text:list-item>
                  <text:h text:style-name="Heading_20_3" text:outline-level="3"><text:span text:style-name="Незавершено">(±)</text:span> [r…]</text:h>
                </text:list-item>
              </text:list>
            </text:list-item>
          </text:list>
        </text:list-item>
      </text:list>
      <text:p text:style-name="Текст_20_3">Различные операции с реестром.</text:p>
      <text:list xml:id="list39288634" text:continue-numbering="true" text:style-name="Numbering_20_1">
        <text:list-item>
          <text:list>
            <text:list-item>
              <text:list>
                <text:list-item>
                  <text:h text:style-name="Heading_20_3" text:outline-level="3"><text:span text:style-name="Нереализовано">(–)</text:span> [x…]</text:h>
                </text:list-item>
              </text:list>
            </text:list-item>
          </text:list>
        </text:list-item>
      </text:list>
      <text:p text:style-name="Текст_20_3">Различные операции с XML-файлами.</text:p>
      <text:list xml:id="list39304600" text:continue-numbering="true" text:style-name="Numbering_20_1">
        <text:list-item>
          <text:list>
            <text:list-item>
              <text:list>
                <text:list-item>
                  <text:h text:style-name="Heading_20_3" text:outline-level="3"><text:span text:style-name="Незавершено">(±)</text:span> [f…]</text:h>
                </text:list-item>
              </text:list>
            </text:list-item>
          </text:list>
        </text:list-item>
      </text:list>
      <text:p text:style-name="Текст_20_3">Различные файловые операции.</text:p>
      <text:list xml:id="list39286481" text:continue-numbering="true" text:style-name="Numbering_20_1">
        <text:list-item>
          <text:list>
            <text:list-item>
              <text:list>
                <text:list-item>
                  <text:h text:style-name="Heading_20_3" text:outline-level="3"><text:span text:style-name="Незавершено">(±)</text:span> [<text:span text:style-name="T1">p</text:span>…]</text:h>
                </text:list-item>
              </text:list>
            </text:list-item>
          </text:list>
        </text:list-item>
      </text:list>
      <text:p text:style-name="Текст_20_3">Различные действия над процессами, окнами и окружением.</text:p>
      <text:list xml:id="list39304088" text:continue-numbering="true" text:style-name="Numbering_20_1">
        <text:list-item>
          <text:list>
            <text:list-item>
              <text:list>
                <text:list-item>
                  <text:h text:style-name="Heading_20_3" text:outline-level="3"><text:span text:style-name="Нереализовано">(–)</text:span> [<text:span text:style-name="T1">t</text:span>…]</text:h>
                </text:list-item>
              </text:list>
            </text:list-item>
          </text:list>
        </text:list-item>
      </text:list>
      <text:p text:style-name="Текст_20_3">Различные действия над <text:span text:style-name="T10">текстовыми файлами</text:span>.</text:p>
      <text:list xml:id="list39285662" text:continue-numbering="true" text:style-name="Numbering_20_1">
        <text:list-item>
          <text:list>
            <text:list-item>
              <text:list>
                <text:list-item>
                  <text:h text:style-name="Heading_20_3" text:outline-level="3"><text:span text:style-name="Нереализовано">(–)</text:span> [<text:span text:style-name="T1">b</text:span>…]</text:h>
                </text:list-item>
              </text:list>
            </text:list-item>
          </text:list>
        </text:list-item>
      </text:list>
      <text:p text:style-name="Текст_20_3">Различные действия над бинарными файлами.</text:p>
      <text:list xml:id="list39285104" text:continue-numbering="true" text:style-name="Numbering_20_1">
        <text:list-item>
          <text:list>
            <text:list-item>
              <text:list>
                <text:list-item>
                  <text:h text:style-name="Heading_20_3" text:outline-level="3"><text:soft-page-break/><text:span text:style-name="Нереализовано">(–)</text:span> [<text:span text:style-name="T1">d</text:span>…]</text:h>
                </text:list-item>
              </text:list>
            </text:list-item>
          </text:list>
        </text:list-item>
      </text:list>
      <text:p text:style-name="Текст_20_3">Средства взаимодействия с пользователем посредством различных диалоговых окон.</text:p>
      <text:list xml:id="list392958741" text:continue-numbering="true" text:style-name="Numbering_20_1">
        <text:list-item>
          <text:list>
            <text:list-item>
              <text:list>
                <text:list-item>
                  <text:h text:style-name="Heading_20_3" text:outline-level="3"><text:span text:style-name="Нереализовано">(–)</text:span> [<text:span text:style-name="T1">w</text:span>…]</text:h>
                </text:list-item>
              </text:list>
            </text:list-item>
          </text:list>
        </text:list-item>
      </text:list>
      <text:p text:style-name="Текст_20_3">Средства взаимодействия <text:span text:style-name="T10">окнами: посылка сообщений, изменение свойств</text:span>.</text:p>
      <text:list xml:id="list39301931" text:continue-numbering="true" text:style-name="Numbering_20_1">
        <text:list-item>
          <text:list>
            <text:list-item>
              <text:h text:style-name="Heading_20_2" text:outline-level="2"><text:span text:style-name="Нереализовано">(–)</text:span> Секции условий</text:h>
            </text:list-item>
          </text:list>
        </text:list-item>
      </text:list>
      <text:p text:style-name="Текст_20_2">Данные секции применяются в тех случаях, когда требуется проверить некоторое условие. Они применяются внутри некоторых метаконструкций, а также могут объединяться в процедуры.</text:p>
      <text:list xml:id="list39283008" text:continue-numbering="true" text:style-name="Numbering_20_1">
        <text:list-item>
          <text:list>
            <text:list-item>
              <text:h text:style-name="Heading_20_2" text:outline-level="2"><text:span text:style-name="Незавершено">(±)</text:span> Метасекции</text:h>
            </text:list-item>
          </text:list>
        </text:list-item>
      </text:list>
      <text:p text:style-name="Текст_20_2">Метасекции служат для управления процессом применения пресета. Данные секции в том числе позволяют воспользоваться рядом алгоритмических конструкций, таких как условия и циклы.</text:p>
      <text:list xml:id="list39277505" text:continue-numbering="true" text:style-name="Numbering_20_1">
        <text:list-item>
          <text:list>
            <text:list-item>
              <text:h text:style-name="Heading_20_2" text:outline-level="2"><text:span text:style-name="Нереализовано">(–)</text:span> Секции отката</text:h>
            </text:list-item>
          </text:list>
        </text:list-item>
      </text:list>
      <text:p text:style-name="Текст_20_2">Такие секции служат для извлечения имеющихся настроек и сохранения их в up-файлы отката.</text:p>
      <text:h text:style-name="P50" text:outline-level="2">Примеры</text:h>
      <text:h text:style-name="P36" text:outline-level="3">Пример №1</text:h>
      <text:p text:style-name="Текст_20_3"/>
      <text:list xml:id="list39297584" text:continue-numbering="true" text:style-name="Numbering_20_1">
        <text:list-item>
          <text:h text:style-name="P44" text:outline-level="1"><text:span text:style-name="Незавершено"><text:span text:style-name="T1">(±)</text:span></text:span><text:span text:style-name="T1"> INI-ф</text:span><text:span text:style-name="T10">айлы (в разработке)</text:span></text:h>
        </text:list-item>
      </text:list>
      <text:p text:style-name="Текст_20_1"><text:span text:style-name="T10">Секции для работы с </text:span><text:span text:style-name="T1">INI-ф</text:span><text:span text:style-name="T10">айлами предваряются буквой «</text:span><text:span text:style-name="T2">i</text:span><text:span text:style-name="T10">», например:</text:span></text:p>
      <text:p text:style-name="Пример_20_1">[ir|c:\tc\wincmd.ini|Colors]</text:p>
      <text:p text:style-name="Пример_20_1">InverseCursor=1</text:p>
      <text:p text:style-name="Пример_20_1">InverseSelection=0</text:p>
      <text:p text:style-name="Пример_20_1">BackColor=788488</text:p>
      <text:p text:style-name="Пример_20_1">...</text:p>
      <text:list xml:id="list39301246" text:continue-numbering="true" text:style-name="Numbering_20_1">
        <text:list-item>
          <text:list>
            <text:list-item>
              <text:h text:style-name="Heading_20_2" text:outline-level="2"><text:span text:style-name="Незавершено">(±)</text:span> Заголовок</text:h>
            </text:list-item>
          </text:list>
        </text:list-item>
      </text:list>
      <text:p text:style-name="Текст_20_2">Заголовок секции имеет формат:</text:p>
      <text:list xml:id="list39284342" text:continue-numbering="true" text:style-name="Numbering_20_1">
        <text:list-item>
          <text:list>
            <text:list-item>
              <text:list>
                <text:list-item>
                  <text:h text:style-name="Heading_20_3" text:outline-level="3"><text:span text:style-name="Реализовано">(+)</text:span> [i&lt;буква_действия<text:span text:style-name="T1">&gt;</text:span>|&lt;<text:span text:style-name="T1">INI-ф</text:span>айл&gt;|&lt;секция_в_INI-файле&gt;]</text:h>
                </text:list-item>
              </text:list>
            </text:list-item>
          </text:list>
        </text:list-item>
      </text:list>
      <text:p text:style-name="Текст_20_3"><text:span text:style-name="T10">Имя </text:span>INI-ф<text:span text:style-name="T10">айла задаётся любым способом. Берутся в расчёт текущие значения </text:span>DefaultDirectory <text:span text:style-name="T10">и </text:span>DefaultFile, <text:span text:style-name="T10">то есть имя </text:span>INI-ф<text:span text:style-name="T10">айла вообще может отсутствовать:</text:span></text:p>
      <text:p text:style-name="Пример_20_3">[i&lt;буква_действия<text:span text:style-name="T1">&gt;</text:span>||&lt;секция_в_INI-файле&gt;]</text:p>
      <text:p text:style-name="P27">Имя секции может отсутствовать, а заголовок имеет вид:</text:p>
      <text:p text:style-name="P28">[i&lt;буква_действия<text:span text:style-name="T1">&gt;</text:span>|&lt;<text:span text:style-name="T1">INI-ф</text:span>айл&gt;|]</text:p>
      <text:p text:style-name="P26"><text:span text:style-name="T29">В таком случае действие применяется к гипотетической безымянной секции, ключи которой расположены в начале </text:span><text:span text:style-name="T30">INI-</text:span><text:span text:style-name="T29">файла до объявления первой нормальной секции.</text:span></text:p>
      <text:p text:style-name="P20"><text:span text:style-name="T29">При этом последний символ «</text:span><text:span text:style-name="T30">|</text:span><text:span text:style-name="T29">» должен присутствовать, иначе заголовок превращается в вариант, описанный в </text:span><text:a xlink:type="simple" xlink:href="#5.1.3.[i&lt;буква_действия&gt;|&lt;INI-файл&gt;]|outline">5.1.3</text:a><text:span text:style-name="T29">.</text:span></text:p>
      <text:p text:style-name="P20"><text:span text:style-name="T29">Если интересуют настоящие секции без имени, т. е. имеющие заголовок вида </text:span><text:span text:style-name="T30">«[]» </text:span><text:span text:style-name="T29">(хотя таких секций по стандарту быть не должно)</text:span><text:span text:style-name="T30">, </text:span><text:span text:style-name="T29">то потребуется воспользоваться шаблоном имени секции (см. </text:span><text:a xlink:type="simple" xlink:href="#5.1.2.3.[i&lt;буква_действия&gt;|&lt;INI-файл&gt;|?&lt;шаблон&gt;]|outline">5.1.2.3</text:a><text:span text:style-name="T29"> и </text:span><text:a xlink:type="simple" xlink:href="#5.1.2.4.[i&lt;буква_действия&gt;|&lt;INI-файл&gt;|*&lt;шаблон&gt;]|outline">5.1.2.4</text:a>).</text:p>
      <text:list xml:id="list39303383" text:continue-numbering="true" text:style-name="Numbering_20_1">
        <text:list-item>
          <text:list>
            <text:list-item>
              <text:list>
                <text:list-item>
                  <text:h text:style-name="P41" text:outline-level="3"><text:span text:style-name="Нереализовано">(–)</text:span> Шаблоны секций</text:h>
                </text:list-item>
              </text:list>
            </text:list-item>
          </text:list>
        </text:list-item>
      </text:list>
      <text:p text:style-name="Текст_20_3"><text:span text:style-name="T10">Имя секции должно совпадать с таковой в целевом </text:span><text:span text:style-name="T1">INI-ф</text:span><text:span text:style-name="T10">айле. При этом регистр букв не учитывается.</text:span></text:p>
      <text:p text:style-name="Текст_20_3">Вместо имени секции могут присутствовать некоторые спец. символы:</text:p>
      <text:list xml:id="list39276561" text:continue-numbering="true" text:style-name="Numbering_20_1">
        <text:list-item>
          <text:list>
            <text:list-item>
              <text:list>
                <text:list-item>
                  <text:list>
                    <text:list-item>
                      <text:h text:style-name="Heading_20_4" text:outline-level="4"><text:span text:style-name="Нереализовано">(–)</text:span> [i&lt;буква_действия<text:span text:style-name="T1">&gt;</text:span>|&lt;<text:span text:style-name="T1">INI-ф</text:span>айл&gt;|<text:span text:style-name="T20">?</text:span>]</text:h>
                    </text:list-item>
                  </text:list>
                </text:list-item>
              </text:list>
            </text:list-item>
          </text:list>
        </text:list-item>
      </text:list>
      <text:p text:style-name="Текст_20_4">Секция не известна. Следует найти ПЕРВОЕ вхождение указанных ниже ключей и применить указанное действие.</text:p>
      <text:list xml:id="list39280071" text:continue-numbering="true" text:style-name="Numbering_20_1">
        <text:list-item>
          <text:list>
            <text:list-item>
              <text:list>
                <text:list-item>
                  <text:list>
                    <text:list-item>
                      <text:h text:style-name="Heading_20_4" text:outline-level="4"><text:span text:style-name="Нереализовано">(–)</text:span> [i&lt;буква_действия<text:span text:style-name="T1">&gt;</text:span>|&lt;<text:span text:style-name="T1">INI-ф</text:span>айл&gt;|<text:span text:style-name="T20">*</text:span>]</text:h>
                    </text:list-item>
                  </text:list>
                </text:list-item>
              </text:list>
            </text:list-item>
          </text:list>
        </text:list-item>
      </text:list>
      <text:p text:style-name="Текст_20_4">Секция не известна. Следует найти ВСЕ вхождения указанных ниже ключей и применить указанное действие.</text:p>
      <text:list xml:id="list39278392" text:continue-numbering="true" text:style-name="Numbering_20_1">
        <text:list-item>
          <text:list>
            <text:list-item>
              <text:list>
                <text:list-item>
                  <text:list>
                    <text:list-item>
                      <text:h text:style-name="Heading_20_4" text:outline-level="4"><text:span text:style-name="Нереализовано">(–)</text:span> [i&lt;буква_действия<text:span text:style-name="T1">&gt;</text:span>|&lt;<text:span text:style-name="T1">INI-ф</text:span>айл&gt;|<text:span text:style-name="T20">?</text:span><text:span text:style-name="T2">&lt;</text:span><text:span text:style-name="T13">шаблон</text:span><text:span text:style-name="T2">&gt;</text:span>]</text:h>
                    </text:list-item>
                  </text:list>
                </text:list-item>
              </text:list>
            </text:list-item>
          </text:list>
        </text:list-item>
      </text:list>
      <text:p text:style-name="Текст_20_4">Имя секции определяется заданным шаблоном. Следует найти ПЕРВУЮ секции, чьё имя удовлетворяет шаблону и применить указанное действие. Шаблон здесь имеет синтаксис расширенных регулярных выражений.</text:p>
      <text:list xml:id="list39284001" text:continue-numbering="true" text:style-name="Numbering_20_1">
        <text:list-item>
          <text:list>
            <text:list-item>
              <text:list>
                <text:list-item>
                  <text:list>
                    <text:list-item>
                      <text:h text:style-name="Heading_20_4" text:outline-level="4"><text:span text:style-name="Нереализовано">(–)</text:span> [i&lt;буква_действия<text:span text:style-name="T1">&gt;</text:span>|&lt;<text:span text:style-name="T1">INI-ф</text:span>айл&gt;|<text:span text:style-name="T20">*</text:span><text:span text:style-name="T2">&lt;</text:span><text:span text:style-name="T13">шаблон</text:span><text:span text:style-name="T2">&gt;</text:span>]</text:h>
                    </text:list-item>
                  </text:list>
                </text:list-item>
              </text:list>
            </text:list-item>
          </text:list>
        </text:list-item>
      </text:list>
      <text:p text:style-name="Текст_20_4">Имя секции определяется заданным шаблоном. Следует найти ВСЕ секции, чьё имя удовлетворяет шаблону и применить указанное действие.</text:p>
      <text:list xml:id="list39298791" text:continue-numbering="true" text:style-name="Numbering_20_1">
        <text:list-item>
          <text:list>
            <text:list-item>
              <text:list>
                <text:list-item>
                  <text:h text:style-name="P37" text:outline-level="3"><text:bookmark-start text:name="__RefHeading__4618_1816542491"/><text:soft-page-break/><text:span text:style-name="Реализовано">(+)</text:span> [i&lt;<text:span text:style-name="T10">буква_действия</text:span>&gt;|&lt;INI-файл&gt;]<text:bookmark-end text:name="__RefHeading__4618_1816542491"/></text:h>
                </text:list-item>
              </text:list>
            </text:list-item>
          </text:list>
        </text:list-item>
      </text:list>
      <text:p text:style-name="Текст_20_3"><text:span text:style-name="T10">Секция в заголовке не указывается. Не указывается и </text:span><text:span text:style-name="T29">последний символ «</text:span><text:span text:style-name="T30">|</text:span><text:span text:style-name="T29">», иначе конструкция превращается в </text:span><text:a xlink:type="simple" xlink:href="#5.1.1.[i&lt;буква_действия&gt;|&lt;INI-файл&gt;|&lt;секция_в_INI-файле&gt;]|outline">5.1.1</text:a><text:span text:style-name="T29">.</text:span></text:p>
      <text:p text:style-name="Текст_20_3"><text:span text:style-name="T10">Нужная секция </text:span><text:span text:style-name="T1">INI-</text:span><text:span text:style-name="T10">файла должна быть указана в каждом ключе в виде:</text:span></text:p>
      <text:p text:style-name="P29">&lt;<text:span text:style-name="T10">имя_секции</text:span>&gt;]&lt;<text:span text:style-name="T10">имя_ключа</text:span>&gt;=&lt;<text:span text:style-name="T10">значение</text:span>&gt;</text:p>
      <text:p text:style-name="Текст_20_3"><text:span text:style-name="T10">Это удобная альтернатива записи множества секций-действий, обрабатывающих один </text:span><text:span text:style-name="T1">INI-</text:span><text:span text:style-name="T10">файл, но разные секции в нём.</text:span></text:p>
      <text:p text:style-name="P16">Например:</text:p>
      <text:p text:style-name="P23">[im|<text:span text:style-name="T1">usercmd.ini</text:span>|em_BackupSelected]</text:p>
      <text:p text:style-name="Пример_20_3">menu=Создать резервные копии выделенных файлов/папок</text:p>
      <text:p text:style-name="Пример_20_3">[<text:span text:style-name="T1">im|usercmd.ini|</text:span>em_BAR_Addon]</text:p>
      <text:p text:style-name="Пример_20_3">menu=Панель дополнительных кнопок</text:p>
      <text:p text:style-name="Пример_20_3">[<text:span text:style-name="T1">im|usercmd.ini|</text:span>em_BAR_Editors]</text:p>
      <text:p text:style-name="P23">menu=Редакторы</text:p>
      <text:p text:style-name="P27">можно заменить на:</text:p>
      <text:p text:style-name="P23">[im|<text:span text:style-name="T1">usercmd.ini]</text:span></text:p>
      <text:p text:style-name="Пример_20_3"><text:span text:style-name="T10">em_BackupSelected]</text:span>menu=Создать резервные копии выделенных файлов/папок</text:p>
      <text:p text:style-name="Пример_20_3">em_BAR_Addon]menu=Панель дополнительных кнопок</text:p>
      <text:p text:style-name="Пример_20_3">em_BAR_Editors]<text:span text:style-name="T10">menu=Редакторы</text:span></text:p>
      <text:p text:style-name="P16">Кроме оптимизации синтаксиса данная конструкция оптимизирует операции доступа к файлам, так как открытие и сохранение <text:span text:style-name="T1">INI-</text:span>файла в первом случае произойдёт 3 раза (по разу для каждой секции), а во втором — <text:span text:style-name="T32">всего </text:span><text:span text:style-name="T31">1 раз, а все операции будут происходить с программной моделью в памяти.</text:span></text:p>
      <text:p text:style-name="Текст_20_3"><text:span text:style-name="T10">Имя </text:span>INI-ф<text:span text:style-name="T10">айла задаётся любым способом. Берутся в расчёт текущие значения </text:span>DefaultDirectory <text:span text:style-name="T10">и </text:span>DefaultFile, <text:span text:style-name="T10">то есть имя </text:span>INI-ф<text:span text:style-name="T10">айла вообще может отсутствовать.</text:span></text:p>
      <text:p text:style-name="Текст_20_3"><text:span text:style-name="T10">Данная конструкция применима не со всеми типами действий. В каждом пункте в разделе </text:span><text:a xlink:type="simple" xlink:href="#5.2.Действия|outline">5.2</text:a><text:span text:style-name="T10"> и </text:span><text:a xlink:type="simple" xlink:href="#5.3.Особые действия|outline">5.3</text:a><text:span text:style-name="T10"> будет особо оговорена возможность применения в данной конструкции.</text:span></text:p>
      <text:p text:style-name="Текст_20_3"><text:span text:style-name="T10">Очевидно, для каждой целевой секции будет применяться одинаковое действие, указанное в заголовке. Также очевидно, что действие применяется к одному ключу за раз. В некоторых ситуациях применение данной конструкции наоборот усложнит синтаксис и увеличит многословность пресета. При выборе способа записи рекомендуется также ознакомится с конструкцией </text:span><text:a xlink:type="simple" xlink:href="#10.4.Конструкия use/unuse|outline">use/unuse (10.4)</text:a>.</text:p>
      <text:list xml:id="list39305349" text:continue-numbering="true" text:style-name="Numbering_20_1">
        <text:list-item>
          <text:list>
            <text:list-item>
              <text:h text:style-name="Heading_20_2" text:outline-level="2"><text:span text:style-name="Незавершено">(±)</text:span> Действия</text:h>
              <text:list>
                <text:list-item>
                  <text:h text:style-name="P39" text:outline-level="3"><text:span text:style-name="Реализовано">(+)</text:span> r</text:h>
                </text:list-item>
              </text:list>
            </text:list-item>
          </text:list>
        </text:list-item>
      </text:list>
      <text:p text:style-name="Текст_20_3"><text:span text:style-name="T20">Обычная перезапись</text:span>. Указанная секция в <text:span text:style-name="T1">INI-</text:span><text:span text:style-name="T10">файле</text:span> удаляется, а вместо неё вставляется полностью секция из пресета.</text:p>
      <text:list xml:id="list39301772"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то в целевом INI-файле создаётся пустая секция с указанным именем. Если в целевом INI-файле существовала одноименная секция, то её содержимое уничтожается полностью.</text:p>
      <text:p text:style-name="Текст_20_4">В случае применения в конструкции <text:a xlink:type="simple" xlink:href="#5.1.3.[i&lt;буква_действия&gt;|&lt;INI-файл&gt;]|outline">5.1.3</text:a>, секция игнорируется.</text:p>
      <text:list xml:id="list39298259" text:continue-numbering="true" text:style-name="Numbering_20_1">
        <text:list-item>
          <text:list>
            <text:list-item>
              <text:list>
                <text:list-item>
                  <text:list>
                    <text:list-item>
                      <text:h text:style-name="Heading_20_4" text:outline-level="4"><text:span text:style-name="Реализовано">(+)</text:span> Возможно ограниченное п<text:span text:style-name="T1">рименение</text:span> в конструкции <text:a xlink:type="simple" xlink:href="#5.1.3.[i&lt;буква_действия&gt;|&lt;INI-файл&gt;]|outline">5.1.3</text:a>.</text:h>
                    </text:list-item>
                  </text:list>
                </text:list-item>
              </text:list>
            </text:list-item>
          </text:list>
        </text:list-item>
      </text:list>
      <text:p text:style-name="Текст_20_4">Ограничение заключается в том, что строки выполняются последователь<text:soft-page-break/>но по одной, а значит, затронутые секции в целевом файле останутся лишь с одним ключом: с тем, который устанавливается последним.</text:p>
      <text:p text:style-name="Текст_20_4">Если в строке не упоминается ключ со значением (т. е. строка заканчивается символом <text:span text:style-name="T1">«]»</text:span><text:span text:style-name="T10">)</text:span><text:span text:style-name="T1">,</text:span> в целевом INI-файле создаётся пустая секция с указанным именем. Если в целевом INI-файле существовала одноименная секция, то её содержимое уничтожается полностью.</text:p>
      <text:list xml:id="list39298589" text:continue-numbering="true" text:style-name="Numbering_20_1">
        <text:list-item>
          <text:list>
            <text:list-item>
              <text:list>
                <text:list-item>
                  <text:h text:style-name="P39" text:outline-level="3"><text:span text:style-name="Реализовано">(+)</text:span> m</text:h>
                </text:list-item>
              </text:list>
            </text:list-item>
          </text:list>
        </text:list-item>
      </text:list>
      <text:p text:style-name="Текст_20_3"><text:span text:style-name="T20">Обычное слияние</text:span>. Уже имеющиеся ключи, не упоминаемые в пресете, остаются без изменения. Совпадающие ключи обновляются значениями из пресета. Ключи из пресета, отсутствующие в целевой секции<text:span text:style-name="T10">, вставляются в неё</text:span>.</text:p>
      <text:list xml:id="list39306830"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а в целевом INI-файле отсутствует указанная секция, то в нём создаётся пустая секция с указанным именем.</text:p>
      <text:list xml:id="list39302206" text:continue-numbering="true" text:style-name="Numbering_20_1">
        <text:list-item>
          <text:list>
            <text:list-item>
              <text:list>
                <text:list-item>
                  <text:list>
                    <text:list-item>
                      <text:h text:style-name="Heading_20_4" text:outline-level="4"><text:span text:style-name="Реализовано">(+)</text:span> Возможно применение в конструкции <text:a xlink:type="simple" xlink:href="#5.1.3.[i&lt;буква_действия&gt;|&lt;INI-файл&gt;]|outline">5.1.3</text:a>.</text:h>
                    </text:list-item>
                  </text:list>
                </text:list-item>
                <text:list-item>
                  <text:h text:style-name="P37" text:outline-level="3"><text:span text:style-name="Реализовано">(+)</text:span> x</text:h>
                </text:list-item>
              </text:list>
            </text:list-item>
          </text:list>
        </text:list-item>
      </text:list>
      <text:p text:style-name="Текст_20_3"><text:span text:style-name="T20">Взаимная перезапись</text:span> <text:span text:style-name="T1">(</text:span>обмен<text:span text:style-name="T1">).</text:span> Содержимое секции в целевом файле и секции в пресете целиком меняются местами.</text:p>
      <text:p text:style-name="Текст_20_3">Запрещено применение в конструкции <text:a xlink:type="simple" xlink:href="#5.1.3.[i&lt;буква_действия&gt;|&lt;INI-файл&gt;]|outline">5.1.3</text:a>.</text:p>
      <text:list xml:id="list39292628" text:continue-numbering="true" text:style-name="Numbering_20_1">
        <text:list-item>
          <text:list>
            <text:list-item>
              <text:list>
                <text:list-item>
                  <text:h text:style-name="P37" text:outline-level="3"><text:span text:style-name="Реализовано">(+)</text:span> a</text:h>
                </text:list-item>
              </text:list>
            </text:list-item>
          </text:list>
        </text:list-item>
      </text:list>
      <text:p text:style-name="Текст_20_3"><text:span text:style-name="T20">Добавление</text:span>. Из пресета берутся и вставляются только отсутствующие в целевом <text:span text:style-name="T1">INI-ф</text:span><text:span text:style-name="T10">айле</text:span> ключи.</text:p>
      <text:list xml:id="list39297554"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то в целевом INI-файле создаётся пустая секция с указанным именем, даже если одноимённая секция уже существует.</text:p>
      <text:list xml:id="list39292625" text:continue-numbering="true" text:style-name="Numbering_20_1">
        <text:list-item>
          <text:list>
            <text:list-item>
              <text:list>
                <text:list-item>
                  <text:list>
                    <text:list-item>
                      <text:h text:style-name="Heading_20_4" text:outline-level="4"><text:span text:style-name="Тестируется">(?)</text:span> Возможно применение в конструкции <text:a xlink:type="simple" xlink:href="#5.1.3.[i&lt;буква_действия&gt;|&lt;INI-файл&gt;]|outline">5.1.3</text:a>.</text:h>
                    </text:list-item>
                  </text:list>
                </text:list-item>
                <text:list-item>
                  <text:h text:style-name="P37" text:outline-level="3"><text:span text:style-name="Реализовано">(+)</text:span> d</text:h>
                </text:list-item>
              </text:list>
            </text:list-item>
          </text:list>
        </text:list-item>
      </text:list>
      <text:p text:style-name="Текст_20_3"><text:span text:style-name="T20">Удаление </text:span><text:span text:style-name="T13">ключей</text:span>. <text:span text:style-name="T10">И</text:span>з целевого <text:span text:style-name="T1">INI-ф</text:span><text:span text:style-name="T10">айла</text:span> удаляются ключи, присутствующие в пресе<text:span text:style-name="T23">те.</text:span></text:p>
      <text:p text:style-name="Текст_20_3">Если задано только имя ключа (без знака «=»), то происходит безусловное удаление ключа. Если знак «=» присутствует, то удаление произойдёт только если данному ключу присвоено указанное значение (пусть даже пустое).</text:p>
      <text:list xml:id="list39282395"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секция игнорируется.</text:p>
      <text:list xml:id="list39292634" text:continue-numbering="true" text:style-name="Numbering_20_1">
        <text:list-item>
          <text:list>
            <text:list-item>
              <text:list>
                <text:list-item>
                  <text:list>
                    <text:list-item>
                      <text:h text:style-name="Heading_20_4" text:outline-level="4"><text:span text:style-name="Реализовано">(+)</text:span> Возможно применение в конструкции <text:a xlink:type="simple" xlink:href="#5.1.3.[i&lt;буква_действия&gt;|&lt;INI-файл&gt;]|outline">5.1.3</text:a>.</text:h>
                    </text:list-item>
                  </text:list>
                </text:list-item>
              </text:list>
            </text:list-item>
          </text:list>
        </text:list-item>
      </text:list>
      <text:p text:style-name="Текст_20_4">Например:</text:p>
      <text:p text:style-name="Пример_20_4">[id|some.ini]</text:p>
      <text:p text:style-name="Пример_20_4">section1]key1</text:p>
      <text:p text:style-name="Пример_20_4">section1]key2=value</text:p>
      <text:p text:style-name="Пример_20_4">section2]key3</text:p>
      <text:list xml:id="list39298484" text:continue-numbering="true" text:style-name="Numbering_20_1">
        <text:list-item>
          <text:list>
            <text:list-item>
              <text:list>
                <text:list-item>
                  <text:h text:style-name="P37" text:outline-level="3"><text:span text:style-name="Реализовано">(+)</text:span> D</text:h>
                </text:list-item>
              </text:list>
            </text:list-item>
          </text:list>
        </text:list-item>
      </text:list>
      <text:p text:style-name="Текст_20_3"><text:span text:style-name="T20">Удаление </text:span><text:span text:style-name="T13">секции</text:span>. <text:span text:style-name="T10">И</text:span>з целевого <text:span text:style-name="T1">INI-ф</text:span><text:span text:style-name="T10">айла</text:span> удаляются <text:span text:style-name="T14">указанная секция це</text:span><text:soft-page-break/><text:span text:style-name="T14">ликом</text:span><text:span text:style-name="T23">.</text:span></text:p>
      <text:p text:style-name="Текст_20_3">Если задан хотя бы один ключ, это воспринимается как условие удаления. Секция удаляется, только если в целевой секции имеются все указанные ключи (возможно, с указанными значениями), т. е. применяется операция «И».</text:p>
      <text:p text:style-name="P16">Имеющиеся ключи, не упоминаемые в пресете, ни на что не повлияют.</text:p>
      <text:list xml:id="list39294741"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произойдет безусловное <text:span text:style-name="T10">удаление</text:span> секции.</text:p>
      <text:list xml:id="list39303640" text:continue-numbering="true" text:style-name="Numbering_20_1">
        <text:list-item>
          <text:list>
            <text:list-item>
              <text:list>
                <text:list-item>
                  <text:list>
                    <text:list-item>
                      <text:h text:style-name="Heading_20_4" text:outline-level="4"><text:span text:style-name="Реализовано">(+)</text:span> Возможно <text:span text:style-name="T10">ограниченное </text:span>применение в конструкции <text:a xlink:type="simple" xlink:href="#5.1.3.[i&lt;буква_действия&gt;|&lt;INI-файл&gt;]|outline">5.1.3</text:a>.</text:h>
                    </text:list-item>
                  </text:list>
                </text:list-item>
              </text:list>
            </text:list-item>
          </text:list>
        </text:list-item>
      </text:list>
      <text:p text:style-name="Текст_20_4">Ограничение заключается в том, что в качестве условия можно указать не более одного ключа для каждой целевой секции. Однако, если в конструкции несколько строк будут указывать на одну целевую секцию, <text:span text:style-name="T10">они сработают как комбинация условий по «ИЛИ», т. е. первая удачная проверка условия приведёт к удалению секции, а дальнейшие упоминания удалённой секции будут проигнорированы</text:span>. Например:</text:p>
      <text:p text:style-name="Пример_20_4">[iD|some.ini]</text:p>
      <text:p text:style-name="Пример_20_4">section1]</text:p>
      <text:p text:style-name="Пример_20_4">section2]key1=or-cond1</text:p>
      <text:p text:style-name="Пример_20_4">section2]key2=or-cond2</text:p>
      <text:p text:style-name="Пример_20_4">section3]key3</text:p>
      <text:list xml:id="list39281362" text:continue-numbering="true" text:style-name="Numbering_20_1">
        <text:list-item>
          <text:list>
            <text:list-item>
              <text:list>
                <text:list-item>
                  <text:h text:style-name="Heading_20_3" text:outline-level="3"><text:span text:style-name="Реализовано"><text:span text:style-name="T1">(+)</text:span></text:span><text:span text:style-name="T1"> c&lt;</text:span><text:span text:style-name="T10">режим</text:span><text:span text:style-name="T1">&gt;</text:span></text:h>
                </text:list-item>
              </text:list>
            </text:list-item>
          </text:list>
        </text:list-item>
      </text:list>
      <text:p text:style-name="Текст_20_3"><text:span text:style-name="T13">Комментирование ключей</text:span>. В целефом <text:span text:style-name="T1">INI-ф</text:span><text:span text:style-name="T10">айле комментируются ключи, указанные в пресете</text:span><text:span text:style-name="T23">. Комментирование заключается в добавлении знака «;» в начало строки.</text:span></text:p>
      <text:p text:style-name="Текст_20_3">Если задано только имя ключа (без знака «=»), то происходит безусловное комментирование ключа. Если знак «=» присутствует, то комментирование произойдёт только если данному ключу присвоено указанное значение (пусть даже пустое).</text:p>
      <text:p text:style-name="P26"><text:span text:style-name="T28">Пример</text:span> см. в <text:a xlink:type="simple" xlink:href="#5.2.8.C&lt;режим&gt;|outline">5.2.8</text:a>.</text:p>
      <text:p text:style-name="Текст_20_3">Режим определяет, собственно, действие:</text:p>
      <text:p text:style-name="Heading_20_5">+ (плюс)</text:p>
      <text:p text:style-name="Текст_20_5">Закомментировать. Если уже закомментировано, ничего не происходит.</text:p>
      <text:p text:style-name="Heading_20_5">– (минус)</text:p>
      <text:p text:style-name="Текст_20_5">Раскомментировать. Если и так не закомментировано, ничего не происходит.</text:p>
      <text:p text:style-name="Heading_20_5">любой другой символ (в том числе его отсутствие)</text:p>
      <text:p text:style-name="Текст_20_5">Инверсия, то есть закомментировать, если не было закомментировано, и раскомментировать, если было.</text:p>
      <text:list xml:id="list39293521"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секция игнорируется.</text:p>
      <text:list xml:id="list39299587" text:continue-numbering="true" text:style-name="Numbering_20_1">
        <text:list-item>
          <text:list>
            <text:list-item>
              <text:list>
                <text:list-item>
                  <text:list>
                    <text:list-item>
                      <text:h text:style-name="Heading_20_4" text:outline-level="4"><text:span text:style-name="Реализовано">(+)</text:span> Возможно применение в конструкции <text:a xlink:type="simple" xlink:href="#5.1.3.[i&lt;буква_действия&gt;|&lt;INI-файл&gt;]|outline">5.1.3</text:a>.</text:h>
                    </text:list-item>
                  </text:list>
                </text:list-item>
                <text:list-item>
                  <text:h text:style-name="Heading_20_3" text:outline-level="3"><text:span text:style-name="Реализовано"><text:span text:style-name="T1">(+)</text:span></text:span><text:span text:style-name="T1"> C&lt;</text:span><text:span text:style-name="T10">режим</text:span><text:span text:style-name="T1">&gt;</text:span></text:h>
                </text:list-item>
              </text:list>
            </text:list-item>
          </text:list>
        </text:list-item>
      </text:list>
      <text:p text:style-name="Текст_20_3"><text:span text:style-name="T13">Комментирование секции</text:span>. В целевом <text:span text:style-name="T1">INI-ф</text:span><text:span text:style-name="T10">айле комментируется указан</text:span><text:span text:style-name="T10">ная секция целиком</text:span><text:span text:style-name="T23">. Комментирование заключается в добавлении знака «;» в начало каждой строки.</text:span></text:p>
      <text:p text:style-name="Текст_20_3"><text:soft-page-break/>Если задан хотя бы один ключ, это воспринимается как условие комментирования. Секция комментируется, только если в целевой секции имеются все указанные ключи (возможно, с указанными значениями), т. е. применяется операция «И».</text:p>
      <text:p text:style-name="Текст_20_3">Если задано только имя ключа (без знака «=»), то значение ключа не учитывается. Если знак «=» присутствует, то учитывается значение (пусть даже пустое).</text:p>
      <text:p text:style-name="Текст_20_3">Режимы аналогичны пункту <text:a xlink:type="simple" xlink:href="#5.2.7.c&lt;режим&gt;|outline">5.2.7</text:a>.</text:p>
      <text:p text:style-name="Текст_20_3">Примеры:</text:p>
      <text:p text:style-name="Пример_20_3"><text:span text:style-name="T23">[i</text:span><text:span text:style-name="T4">C</text:span><text:span text:style-name="T23">+|wincmd.ini|Associations]</text:span></text:p>
      <text:p text:style-name="Пример_20_3"><text:span text:style-name="T23">[ic</text:span><text:span text:style-name="T24">-</text:span><text:span text:style-name="T23">|wincmd.ini|Configuration]</text:span></text:p>
      <text:p text:style-name="Пример_20_3">DriveLib</text:p>
      <text:p text:style-name="Пример_20_3">IconLib</text:p>
      <text:p text:style-name="Пример_20_3"><text:span text:style-name="T23">[ic</text:span><text:span text:style-name="T24">^</text:span><text:span text:style-name="T23">|wincmd.ini|Configuration]</text:span></text:p>
      <text:p text:style-name="Пример_20_3">RestrictInterface=37</text:p>
      <text:list xml:id="list39305230"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произойдет полное безусловное комментирование секции.</text:p>
      <text:list xml:id="list39303039" text:continue-numbering="true" text:style-name="Numbering_20_1">
        <text:list-item>
          <text:list>
            <text:list-item>
              <text:list>
                <text:list-item>
                  <text:list>
                    <text:list-item>
                      <text:h text:style-name="Heading_20_4" text:outline-level="4"><text:span text:style-name="Реализовано">(+)</text:span> Возможно ограниченное применение в конструкции <text:a xlink:type="simple" xlink:href="#5.1.3.[i&lt;буква_действия&gt;|&lt;INI-файл&gt;]|outline">5.1.3</text:a>.</text:h>
                    </text:list-item>
                  </text:list>
                </text:list-item>
              </text:list>
            </text:list-item>
          </text:list>
        </text:list-item>
      </text:list>
      <text:p text:style-name="P25">Ограничение аналогично описанному в <text:a xlink:type="simple" xlink:href="#5.2.6.D|outline">5.2.6</text:a>.</text:p>
      <text:list xml:id="list39285163" text:continue-numbering="true" text:style-name="Numbering_20_1">
        <text:list-item>
          <text:list>
            <text:list-item>
              <text:list>
                <text:list-item>
                  <text:h text:style-name="P37" text:outline-level="3"><text:span text:style-name="Реализовано">(+)</text:span> n</text:h>
                </text:list-item>
              </text:list>
            </text:list-item>
          </text:list>
        </text:list-item>
      </text:list>
      <text:p text:style-name="Текст_20_3"><text:span text:style-name="T13">Переименование ключей</text:span>. <text:span text:style-name="T23">В целевом </text:span><text:span text:style-name="T4">INI-ф</text:span><text:span text:style-name="T14">айле ключи, указанные в пресете, переименовываются в заданные значения</text:span><text:span text:style-name="T23">.</text:span></text:p>
      <text:p text:style-name="Текст_20_3">Значение не может быть опущено. В противном случае указанный ключ игнорируется, а в лог заносится сообщение на уровне 2 — неверные синтаксис секции.</text:p>
      <text:p text:style-name="Текст_20_3">Например:</text:p>
      <text:p text:style-name="Пример_20_3">[in|some.ini|Section]</text:p>
      <text:p text:style-name="Пример_20_3">OldKey1=NewKey1</text:p>
      <text:p text:style-name="Пример_20_3">…</text:p>
      <text:list xml:id="list39303717"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произойдет безусловное <text:span text:style-name="T10">переимен</text:span>ование секции.</text:p>
      <text:list xml:id="list39301741" text:continue-numbering="true" text:style-name="Numbering_20_1">
        <text:list-item>
          <text:list>
            <text:list-item>
              <text:list>
                <text:list-item>
                  <text:list>
                    <text:list-item>
                      <text:h text:style-name="Heading_20_4" text:outline-level="4"><text:span text:style-name="Реализовано">(+)</text:span> Возможно применение в конструкции <text:a xlink:type="simple" xlink:href="#5.1.3.[i&lt;буква_действия&gt;|&lt;INI-файл&gt;]|outline">5.1.3</text:a>.</text:h>
                    </text:list-item>
                  </text:list>
                </text:list-item>
              </text:list>
            </text:list-item>
          </text:list>
        </text:list-item>
      </text:list>
      <text:p text:style-name="Текст_20_4"><text:span text:style-name="T10">Следует учитывать, что строки секции применяются по-отдельности по порядку, т. е. при желании можно переименовать один и тот же целевой ключ несколько раз в одной секции (хотя в этом не будет никакого смысла, т. к. изменения произойдут только в программной модели в памяти). </text:span>Например:</text:p>
      <text:p text:style-name="Пример_20_4">[in|some.ini]</text:p>
      <text:p text:style-name="Пример_20_4"><text:span text:style-name="T1">section1]</text:span>OldKey1=NewKey1</text:p>
      <text:p text:style-name="Пример_20_4"><text:span text:style-name="T1">section2]</text:span>OldKey<text:span text:style-name="T1">2</text:span>=NewKey<text:span text:style-name="T1">2</text:span></text:p>
      <text:p text:style-name="Пример_20_4">section2]OldKey3=NewKey3</text:p>
      <text:p text:style-name="Пример_20_4"><text:span text:style-name="T1">section2]NewKey2=NewKey</text:span><text:span text:style-name="T10">4</text:span></text:p>
      <text:list xml:id="list39284834" text:continue-numbering="true" text:style-name="Numbering_20_1">
        <text:list-item>
          <text:list>
            <text:list-item>
              <text:list>
                <text:list-item>
                  <text:h text:style-name="P37" text:outline-level="3"><text:span text:style-name="Реализовано">(+)</text:span> N</text:h>
                </text:list-item>
              </text:list>
            </text:list-item>
          </text:list>
        </text:list-item>
      </text:list>
      <text:p text:style-name="Текст_20_3"><text:span text:style-name="T13">Переименование секции. </text:span><text:span text:style-name="T15">В целевом </text:span><text:span text:style-name="T5">INI-ф</text:span><text:span text:style-name="T15">айле переименовывается указан</text:span><text:span text:style-name="T15">ная секция целиком</text:span><text:span text:style-name="T16">. Новое имя указывается в последнем параметре заголовка</text:span><text:span text:style-name="T6">:</text:span></text:p>
      <text:p text:style-name="Пример_20_3">[iN|some.ini|OldName|NewName]</text:p>
      <text:p text:style-name="Текст_20_3"><text:soft-page-break/>Если задан хотя бы один ключ, это воспринимается как условие переименования. Секция переименовывается, только если в целевой секции имеются все указанные ключи (возможно, с указанными значениями), т. е. применяется операция «И».</text:p>
      <text:p text:style-name="Текст_20_3">Если задано только имя ключа (без знака «=»), то значение ключа не учитывается. Если знак «=» присутствует, то учитывается значение (пусть даже пустое)</text:p>
      <text:list xml:id="list393006811"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произойдет безусловное <text:span text:style-name="T10">переименова</text:span>ние секции.</text:p>
      <text:list xml:id="list39291052" text:continue-numbering="true" text:style-name="Numbering_20_1">
        <text:list-item>
          <text:list>
            <text:list-item>
              <text:list>
                <text:list-item>
                  <text:list>
                    <text:list-item>
                      <text:h text:style-name="Heading_20_4" text:outline-level="4"><text:span text:style-name="Реализовано">(+)</text:span> Возможно <text:span text:style-name="T10">ограниченное </text:span>применение в конструкции <text:a xlink:type="simple" xlink:href="#5.1.3.[i&lt;буква_действия&gt;|&lt;INI-файл&gt;]|outline">5.1.3</text:a>.</text:h>
                    </text:list-item>
                  </text:list>
                </text:list-item>
              </text:list>
            </text:list-item>
          </text:list>
        </text:list-item>
      </text:list>
      <text:p text:style-name="Текст_20_4">Ограничение аналогично описанному в <text:a xlink:type="simple" xlink:href="#5.2.6.D|outline">5.2.6</text:a>.</text:p>
      <text:list xml:id="list39291629" text:continue-numbering="true" text:style-name="Numbering_20_1">
        <text:list-item>
          <text:list>
            <text:list-item>
              <text:list>
                <text:list-item>
                  <text:h text:style-name="P38" text:outline-level="3"><text:span text:style-name="Реализовано">(+)</text:span> M</text:h>
                </text:list-item>
              </text:list>
            </text:list-item>
          </text:list>
        </text:list-item>
      </text:list>
      <text:p text:style-name="Текст_20_3"><text:span text:style-name="T13">Управляемое</text:span><text:span text:style-name="T20"> слияние</text:span>. Совпадающие ключи обновляются значениями из пресета. Ключи из пресета, отсутствующие в целевой секции<text:span text:style-name="T10">, вставляются в неё</text:span>. Ключи из пресета без значений (и без знака «=») остаются в целевой секции нетронутыми. Все остальные ключи в целевой секции удаляются.</text:p>
      <text:p text:style-name="P16">Если в целевой секции имеются несколько ключей с одинаковым именем, а в пресете ключ с таким именем упоминается (без значения и без знака «=») также несколько раз, то в результирующей секции останется столько таких ключей, сколько их в пресете, притом в том же порядке. Впрочем одноимённых ключей в одной секции по стандарту быть не должно.</text:p>
      <text:p text:style-name="P16">Если ключ упомянут в пресете без значения и без знака «=», а в целевой секции такой ключ отсутствует, то ничего не происходит.</text:p>
      <text:p text:style-name="P16">Запрещено применение в конструкции <text:a xlink:type="simple" xlink:href="#5.1.3.[i&lt;буква_действия&gt;|&lt;INI-файл&gt;]|outline">5.1.3</text:a>. Запрет связан с тем, что такое применение нарушало бы главную идею управляемого слияния: описание шаблона для целевой секции.</text:p>
      <text:p text:style-name="Текст_20_2">.…</text:p>
      <text:list xml:id="list39298786" text:continue-numbering="true" text:style-name="Numbering_20_1">
        <text:list-item>
          <text:list>
            <text:list-item>
              <text:h text:style-name="Heading_20_2" text:outline-level="2"><text:span text:style-name="Незавершено">(±)</text:span> Особые действия</text:h>
            </text:list-item>
          </text:list>
        </text:list-item>
      </text:list>
      <text:p text:style-name="Текст_20_2">Существует ряд ситуаций, в которых невозможно или неудобно использовать обычные действия. Кроме того, некоторые программы используют различные расширения синтаксиса <text:span text:style-name="T1">INI-ф</text:span><text:span text:style-name="T10">айлов.</text:span></text:p>
      <text:p text:style-name="Текст_20_2"><text:span text:style-name="T10">Типичным примером может быть </text:span><text:span text:style-name="T1">Total Commander, </text:span><text:span text:style-name="T10">который использует ключ </text:span><text:span text:style-name="T1">RedirectSection </text:span><text:span text:style-name="T10">для размещения секций в отдельных файлах. Поддержка такого расширения со стороны </text:span><text:span text:style-name="T1">kIT Universal Presets </text:span><text:span text:style-name="T10">определённо будет очень полезна.</text:span></text:p>
      <text:p text:style-name="Текст_20_2"><text:span text:style-name="T10">Особые действия, связанные с </text:span><text:span text:style-name="T1">INI-ф</text:span><text:span text:style-name="T10">айлами, предваряются буквой </text:span><text:span text:style-name="T1">«</text:span><text:span text:style-name="T2">I</text:span><text:span text:style-name="T1">».</text:span></text:p>
      <text:list xml:id="list39298581" text:continue-numbering="true" text:style-name="Numbering_20_1">
        <text:list-item>
          <text:list>
            <text:list-item>
              <text:list>
                <text:list-item>
                  <text:h text:style-name="P38" text:outline-level="3"><text:span text:style-name="Реализовано">(+)</text:span> Ir</text:h>
                </text:list-item>
              </text:list>
            </text:list-item>
          </text:list>
        </text:list-item>
      </text:list>
      <text:p text:style-name="Текст_20_3"><text:span text:style-name="T15">Аналогично </text:span><text:span text:style-name="T5">«</text:span><text:span text:style-name="T2">ir</text:span><text:span text:style-name="T5">», </text:span><text:span text:style-name="T15">но с поддержкой </text:span><text:span text:style-name="T5">RedirectSection.</text:span></text:p>
      <text:p text:style-name="Текст_20_3"><text:span text:style-name="T5">Возможно применение в конструкции </text:span><text:a xlink:type="simple" xlink:href="#5.1.3.[i&lt;буква_действия&gt;|&lt;INI-файл&gt;]|outline">5.1.3</text:a><text:span text:style-name="T5">.</text:span></text:p>
      <text:list xml:id="list39304632" text:continue-numbering="true" text:style-name="Numbering_20_1">
        <text:list-item>
          <text:list>
            <text:list-item>
              <text:list>
                <text:list-item>
                  <text:h text:style-name="P38" text:outline-level="3"><text:span text:style-name="Реализовано">(+)</text:span> Im</text:h>
                </text:list-item>
              </text:list>
            </text:list-item>
          </text:list>
        </text:list-item>
      </text:list>
      <text:p text:style-name="Текст_20_3"><text:span text:style-name="T15">Аналогично </text:span><text:span text:style-name="T5">«</text:span><text:span text:style-name="T2">im</text:span><text:span text:style-name="T5">», </text:span><text:span text:style-name="T15">но с поддержкой </text:span><text:span text:style-name="T5">RedirectSection.</text:span></text:p>
      <text:p text:style-name="Текст_20_3"><text:span text:style-name="T5">Возможно применение в конструкции </text:span><text:a xlink:type="simple" xlink:href="#5.1.3.[i&lt;буква_действия&gt;|&lt;INI-файл&gt;]|outline">5.1.3</text:a><text:span text:style-name="T5">.</text:span></text:p>
      <text:list xml:id="list39308232" text:continue-numbering="true" text:style-name="Numbering_20_1">
        <text:list-item>
          <text:list>
            <text:list-item>
              <text:list>
                <text:list-item>
                  <text:h text:style-name="P38" text:outline-level="3"><text:soft-page-break/><text:span text:style-name="Реализовано">(+)</text:span> Ix</text:h>
                </text:list-item>
              </text:list>
            </text:list-item>
          </text:list>
        </text:list-item>
      </text:list>
      <text:p text:style-name="Текст_20_3"><text:span text:style-name="T15">Аналогично </text:span><text:span text:style-name="T5">«</text:span><text:span text:style-name="T2">ix</text:span><text:span text:style-name="T5">», </text:span><text:span text:style-name="T15">но с поддержкой </text:span><text:span text:style-name="T5">RedirectSection.</text:span></text:p>
      <text:p text:style-name="Текст_20_3"><text:span text:style-name="T15">Запрещено</text:span><text:span text:style-name="T5"> применение в конструкции </text:span><text:a xlink:type="simple" xlink:href="#5.1.3.[i&lt;буква_действия&gt;|&lt;INI-файл&gt;]|outline">5.1.3</text:a><text:span text:style-name="T5">.</text:span></text:p>
      <text:list xml:id="list39298213" text:continue-numbering="true" text:style-name="Numbering_20_1">
        <text:list-item>
          <text:list>
            <text:list-item>
              <text:list>
                <text:list-item>
                  <text:h text:style-name="P38" text:outline-level="3"><text:span text:style-name="Реализовано">(+)</text:span> Ia</text:h>
                </text:list-item>
              </text:list>
            </text:list-item>
          </text:list>
        </text:list-item>
      </text:list>
      <text:p text:style-name="Текст_20_3"><text:span text:style-name="T15">Аналогично </text:span><text:span text:style-name="T5">«</text:span><text:span text:style-name="T2">ia</text:span><text:span text:style-name="T5">», </text:span><text:span text:style-name="T15">но с поддержкой </text:span><text:span text:style-name="T5">RedirectSection.</text:span></text:p>
      <text:p text:style-name="Текст_20_3"><text:span text:style-name="T5">Возможно применение в конструкции </text:span><text:a xlink:type="simple" xlink:href="#5.1.3.[i&lt;буква_действия&gt;|&lt;INI-файл&gt;]|outline">5.1.3</text:a><text:span text:style-name="T5">.</text:span></text:p>
      <text:list xml:id="list39308068" text:continue-numbering="true" text:style-name="Numbering_20_1">
        <text:list-item>
          <text:list>
            <text:list-item>
              <text:list>
                <text:list-item>
                  <text:h text:style-name="P38" text:outline-level="3"><text:span text:style-name="Реализовано">(+)</text:span> Id</text:h>
                </text:list-item>
              </text:list>
            </text:list-item>
          </text:list>
        </text:list-item>
      </text:list>
      <text:p text:style-name="Текст_20_3"><text:span text:style-name="T15">Аналогично </text:span><text:span text:style-name="T5">«</text:span><text:span text:style-name="T2">id</text:span><text:span text:style-name="T5">», </text:span><text:span text:style-name="T15">но с поддержкой </text:span><text:span text:style-name="T5">RedirectSection.</text:span></text:p>
      <text:p text:style-name="Текст_20_3"><text:span text:style-name="T5">Возможно применение в конструкции </text:span><text:a xlink:type="simple" xlink:href="#5.1.3.[i&lt;буква_действия&gt;|&lt;INI-файл&gt;]|outline">5.1.3</text:a><text:span text:style-name="T5">.</text:span></text:p>
      <text:list xml:id="list39278037" text:continue-numbering="true" text:style-name="Numbering_20_1">
        <text:list-item>
          <text:list>
            <text:list-item>
              <text:list>
                <text:list-item>
                  <text:h text:style-name="P38" text:outline-level="3"><text:span text:style-name="Реализовано">(+)</text:span> ID</text:h>
                </text:list-item>
              </text:list>
            </text:list-item>
          </text:list>
        </text:list-item>
      </text:list>
      <text:p text:style-name="P17">Аналогично <text:span text:style-name="T1">«</text:span><text:span text:style-name="T2">iD</text:span><text:span text:style-name="T1">», </text:span>но с поддержкой <text:span text:style-name="T1">RedirectSection, </text:span>т. е. удаляется секция, на которую указывается с помощью ключа <text:span text:style-name="T1">RedirectSection.</text:span></text:p>
      <text:p text:style-name="P17">Если <text:span text:style-name="T1">RedirectSection=0, </text:span>то будет секция будет очищена от всех других ключей, но не будет удалена совсем, т. е. останется только <text:span text:style-name="T1">RedirectSection=0.</text:span></text:p>
      <text:p text:style-name="P17">Если указанный файл отсутствует, ничего не происходит.</text:p>
      <text:list xml:id="list39306982" text:continue-numbering="true" text:style-name="Numbering_20_1">
        <text:list-item>
          <text:list>
            <text:list-item>
              <text:list>
                <text:list-item>
                  <text:h text:style-name="P38" text:outline-level="3"><text:span text:style-name="Реализовано">(+)</text:span> Ic</text:h>
                </text:list-item>
              </text:list>
            </text:list-item>
          </text:list>
        </text:list-item>
      </text:list>
      <text:p text:style-name="Текст_20_3"><text:span text:style-name="T15">Аналогично </text:span><text:span text:style-name="T5">«</text:span><text:span text:style-name="T2">ic</text:span><text:span text:style-name="T5">», </text:span><text:span text:style-name="T15">но с поддержкой </text:span><text:span text:style-name="T5">RedirectSection.</text:span></text:p>
      <text:p text:style-name="Текст_20_3"><text:span text:style-name="T5">Возможно применение в конструкции </text:span><text:a xlink:type="simple" xlink:href="#5.1.3.[i&lt;буква_действия&gt;|&lt;INI-файл&gt;]|outline">5.1.3</text:a><text:span text:style-name="T5">.</text:span></text:p>
      <text:list xml:id="list39279932" text:continue-numbering="true" text:style-name="Numbering_20_1">
        <text:list-item>
          <text:list>
            <text:list-item>
              <text:list>
                <text:list-item>
                  <text:h text:style-name="P38" text:outline-level="3">IC</text:h>
                </text:list-item>
              </text:list>
            </text:list-item>
          </text:list>
        </text:list-item>
      </text:list>
      <text:p text:style-name="P19">?</text:p>
      <text:list xml:id="list39306960" text:continue-numbering="true" text:style-name="Numbering_20_1">
        <text:list-item>
          <text:list>
            <text:list-item>
              <text:list>
                <text:list-item>
                  <text:h text:style-name="P38" text:outline-level="3">In</text:h>
                </text:list-item>
              </text:list>
            </text:list-item>
          </text:list>
        </text:list-item>
      </text:list>
      <text:p text:style-name="P19">?</text:p>
      <text:list xml:id="list39291073" text:continue-numbering="true" text:style-name="Numbering_20_1">
        <text:list-item>
          <text:list>
            <text:list-item>
              <text:list>
                <text:list-item>
                  <text:h text:style-name="P38" text:outline-level="3"><text:span text:style-name="Реализовано">(+)</text:span> IN</text:h>
                </text:list-item>
              </text:list>
            </text:list-item>
          </text:list>
        </text:list-item>
      </text:list>
      <text:p text:style-name="Текст_20_3"><text:span text:style-name="T15">Замкнуто переименовывает секцию</text:span><text:span text:style-name="T5">. </text:span><text:span text:style-name="T15">В третьем и четвёртом параметрах заголовка можно указать соответственно префикс и суффикс имени. Префикс и суффикс добавляются к имени секции или же удаляются из него, если они уже имелись в составе имени секции.</text:span></text:p>
      <text:p text:style-name="P17">Ключи не ожидаются и игнорируются.</text:p>
      <text:p text:style-name="Текст_20_3"><text:span text:style-name="T15">И префикс, и суффикс могут быть независимо опущены. Опущенный пара</text:span><text:span text:style-name="T15">метр равен пустой строке. Если опущены оба параметра, префикс получает </text:span><text:span text:style-name="T15">значение </text:span><text:span text:style-name="T5">«-» (</text:span><text:span text:style-name="T15">минус)</text:span><text:span text:style-name="T5">.</text:span></text:p>
      <text:p text:style-name="P17">Если в целевом файле уже существует секция с именем, в которое требуется переименовать исходную, то содержимое данной секции становится содержимым исходной секции, а содержимое исходной — содержимым данной, то есть секции обмениваются местами.</text:p>
      <text:p text:style-name="P16"><text:span text:style-name="T27">Поддержка </text:span><text:span text:style-name="T5">RedirectSection </text:span><text:span text:style-name="T27">алгоритмически избыточна, а потому не предусмотрена.</text:span></text:p>
      <text:p text:style-name="P22">[IN|wincmd.ini|Associations] ;<text:span text:style-name="T10">переименование в "</text:span>-Associations<text:span text:style-name="T10">"</text:span></text:p>
      <text:p text:style-name="P22">[IN|some.ini|SomeSection|P|S] ;<text:span text:style-name="T10">переименование в "</text:span>PSomeSectionS<text:span text:style-name="T10">"</text:span></text:p>
      <text:p text:style-name="P22">[IN|some.ini|SomeSection||!] ;<text:span text:style-name="T10">переименование в "</text:span>SomeSection!<text:span text:style-name="T10">"</text:span></text:p>
      <text:p text:style-name="Текст_20_3"><text:soft-page-break/><text:span text:style-name="T15">Запрещено применение в конструкции </text:span><text:a xlink:type="simple" xlink:href="#5.1.3.[i&lt;буква_действия&gt;|&lt;INI-файл&gt;]|outline">5.1.3</text:a><text:span text:style-name="T15">. Это слишком специфичное действие, с особым синтаксисом заголовка.</text:span></text:p>
      <text:h text:style-name="P50" text:outline-level="2">Примеры</text:h>
      <text:h text:style-name="P36" text:outline-level="3">Пример №1</text:h>
      <text:p text:style-name="Текст_20_3"/>
      <text:list xml:id="list39287192" text:continue-numbering="true" text:style-name="Numbering_20_1">
        <text:list-item>
          <text:h text:style-name="P44" text:outline-level="1"><text:span text:style-name="Незавершено">(±)</text:span> Р<text:span text:style-name="T10">еестр (в разработке)</text:span></text:h>
        </text:list-item>
      </text:list>
      <text:p text:style-name="Текст_20_1"><text:span text:style-name="T10">Секции для работы с реестром предваряются буквой «</text:span><text:span text:style-name="T2">r</text:span><text:span text:style-name="T10">»:</text:span></text:p>
      <text:p text:style-name="Пример_20_1">[r...]</text:p>
      <text:p text:style-name="Текст_20_1">Строение реестра очень похоже на строение INI-файлов. Однако первое же отличие в терминологии: ключом называется ветка реестра (аналог секции), а внутри ключей находятся параметры со своими значениями. В реестре параметры <text:span text:style-name="T1">(INI-ключи)</text:span> также могут иметь единственное значение. Каждый параметр (<text:span text:style-name="T1">INI-</text:span>ключ) располагается в своём ключе реестра (<text:span text:style-name="T1">INI-</text:span>секции). Другим отличием от INI-файлов является то, что ключ (<text:span text:style-name="T1">INI-</text:span>секция) может содержать другие ключи (<text:span text:style-name="T1">INI-</text:span>секции) внутри. Таким образом все ключи образуют иерархическую структуру.</text:p>
      <text:p text:style-name="Текст_20_1">В системе предусмотрен экспорт/импорт ключей реестра. Вся необходимая для этого информация сохраняется в reg-файлы. Синтаксис reg-файлов расширяет синтаксис INI-файлов:</text:p>
      <text:p text:style-name="Пример_20_1">[HKEY_CURRENT_USER\Software\Company\Product]</text:p>
      <text:p text:style-name="Пример_20_1">"Editor"="notepad.exe"</text:p>
      <text:p text:style-name="Пример_20_1">"ShowSystemMenu"=dword:00000001</text:p>
      <text:p text:style-name="Пример_20_1">"FolderHistory"=hex:43,00,3a,00,5c,00,00,00,1a,04,4c,04,4e,\</text:p>
      <text:p text:style-name="Пример_20_1"><text:s text:c="2"/>04,42,04,35,04,40,04,5c,00,00</text:p>
      <text:p text:style-name="Текст_20_1">Для удобства составления пресетов следует сохранить синтаксис reg-файлов хотя бы в части описания ключей и значений.</text:p>
      <text:list xml:id="list39299848" text:continue-numbering="true" text:style-name="Numbering_20_1">
        <text:list-item>
          <text:list>
            <text:list-item>
              <text:h text:style-name="Heading_20_2" text:outline-level="2"><text:span text:style-name="Незавершено">(±)</text:span> Заголовок</text:h>
            </text:list-item>
          </text:list>
        </text:list-item>
      </text:list>
      <text:p text:style-name="Текст_20_2">Одна r-секция пресета обычно работает только с одним ключом реестра. Для однозначного указания ключа всегда можно указать «путь» в системном реестре.</text:p>
      <text:list xml:id="list39277325" text:continue-numbering="true" text:style-name="Numbering_20_1">
        <text:list-item>
          <text:list>
            <text:list-item>
              <text:list>
                <text:list-item>
                  <text:h text:style-name="Heading_20_3" text:outline-level="3"><text:span text:style-name="Реализовано"><text:span text:style-name="T1">(+)</text:span></text:span><text:span text:style-name="T1"> [r&lt;буква_действия&gt;|&lt;</text:span><text:span text:style-name="T10">путь_к_ключу</text:span><text:span text:style-name="T1">&gt;]</text:span></text:h>
                </text:list-item>
              </text:list>
            </text:list-item>
          </text:list>
        </text:list-item>
      </text:list>
      <text:p text:style-name="Текст_20_3">Вариант, приближенный к виду reg-файлов. Внутри могут непосредственно адресоваться параметры заданного ключа реестра в любом синтаксисе.</text:p>
      <text:p text:style-name="Текст_20_3">Даже если указать путь к ключу в заголовке, можно использовать полные пути к параметрам, даже адресуя ключи и параметры, не являющиеся потомками ключа, заданного в заголовке.</text:p>
      <text:list xml:id="list39292277" text:continue-numbering="true" text:style-name="Numbering_20_1">
        <text:list-item>
          <text:list>
            <text:list-item>
              <text:list>
                <text:list-item>
                  <text:h text:style-name="P37" text:outline-level="3"><text:span text:style-name="Реализовано">(+)</text:span> [r&lt;буква_действия&gt;|]</text:h>
                </text:list-item>
              </text:list>
            </text:list-item>
          </text:list>
        </text:list-item>
      </text:list>
      <text:p text:style-name="Текст_20_3">Путь к ключу могут отсутствовать. Тогда внутри r-секции придётся указывать полные пути к параметрам. В этом случае внутри секции нельзя использовать reg-синтаксис для имён ключей (с двойными кавычками) без указания пути, т. е. строка секции не может начинаться с <text:span text:style-name="T10">двойной кавычки</text:span>.</text:p>
      <text:list xml:id="list39276682" text:continue-numbering="true" text:style-name="Numbering_20_1">
        <text:list-item>
          <text:list>
            <text:list-item>
              <text:h text:style-name="Heading_20_2" text:outline-level="2"><text:span text:style-name="Незавершено">(±)</text:span> Ключи</text:h>
            </text:list-item>
          </text:list>
        </text:list-item>
      </text:list>
      <text:p text:style-name="Текст_20_2">Каждый ключ секции (строка) затрагивает один параметр в каком-то ключе реестра (в некоторых случаях — целый ключ реестра). Так как в заголовке не обязательно задавать путь к ключу реестра, в ключах секции именах параметров можно задавать абсолютно. Однако в этом случае следует отказаться от reg-синтаксиса, строка секции не должна начинаться с двойной кавычки.</text:p>
      <text:list xml:id="list39277400" text:continue-numbering="true" text:style-name="Numbering_20_1">
        <text:list-item>
          <text:list>
            <text:list-item>
              <text:list>
                <text:list-item>
                  <text:h text:style-name="Heading_20_3" text:outline-level="3"><text:soft-page-break/><text:span text:style-name="Нереализовано">(</text:span><text:span text:style-name="Незавершено">±</text:span><text:span text:style-name="Нереализовано">)</text:span> Экранирование</text:h>
                </text:list-item>
              </text:list>
            </text:list-item>
          </text:list>
        </text:list-item>
      </text:list>
      <text:p text:style-name="Текст_20_3">В именах параметров и в текстовых значениях допустимо применение двойных кавычек, но синтаксис присваивает им особый смысл — в них заключаются имена параметров и строка текста в параметрах типа <text:span text:style-name="T15">REG_SZ. </text:span><text:span text:style-name="T15">Поэтому необходимы правила экранирования.</text:span></text:p>
      <text:list xml:id="list39304698" text:continue-numbering="true" text:style-name="Numbering_20_1">
        <text:list-item>
          <text:list>
            <text:list-item>
              <text:list>
                <text:list-item>
                  <text:list>
                    <text:list-item>
                      <text:h text:style-name="Heading_20_4" text:outline-level="4"><text:span text:style-name="Нереализовано">(</text:span><text:span text:style-name="Незавершено">±</text:span><text:span text:style-name="Нереализовано">)</text:span> \"</text:h>
                    </text:list-item>
                  </text:list>
                </text:list-item>
              </text:list>
            </text:list-item>
          </text:list>
        </text:list-item>
      </text:list>
      <text:p text:style-name="Текст_20_4">Двойная кавычка экранируется обратным слешем.</text:p>
      <text:list xml:id="list39280482" text:continue-numbering="true" text:style-name="Numbering_20_1">
        <text:list-item>
          <text:list>
            <text:list-item>
              <text:list>
                <text:list-item>
                  <text:list>
                    <text:list-item>
                      <text:h text:style-name="Heading_20_4" text:outline-level="4"><text:span text:style-name="Нереализовано">(</text:span><text:span text:style-name="Нереализовано">±</text:span><text:span text:style-name="Нереализовано">)</text:span> \\</text:h>
                    </text:list-item>
                  </text:list>
                </text:list-item>
              </text:list>
            </text:list-item>
          </text:list>
        </text:list-item>
      </text:list>
      <text:p text:style-name="Текст_20_4">Обратный слеш удваивается.</text:p>
      <text:list xml:id="list39282675" text:continue-numbering="true" text:style-name="Numbering_20_1">
        <text:list-item>
          <text:list>
            <text:list-item>
              <text:list>
                <text:list-item>
                  <text:list>
                    <text:list-item>
                      <text:h text:style-name="Heading_20_4" text:outline-level="4"><text:span text:style-name="Нереализовано">(</text:span><text:span text:style-name="Нереализовано">±</text:span><text:span text:style-name="Нереализовано">)</text:span> \&lt;перевод строки&gt;</text:h>
                    </text:list-item>
                  </text:list>
                </text:list-item>
              </text:list>
            </text:list-item>
          </text:list>
        </text:list-item>
      </text:list>
      <text:p text:style-name="Текст_20_4">Если слеш находится в конце строки, значение параметра продолжается с новой строки.</text:p>
      <text:list xml:id="list39294418" text:continue-numbering="true" text:style-name="Numbering_20_1">
        <text:list-item>
          <text:list>
            <text:list-item>
              <text:list>
                <text:list-item>
                  <text:h text:style-name="Heading_20_3" text:outline-level="3"><text:span text:style-name="Незавершено">(±)</text:span> Имя параметра</text:h>
                </text:list-item>
              </text:list>
            </text:list-item>
          </text:list>
        </text:list-item>
      </text:list>
      <text:p text:style-name="Текст_20_3">Имя параметра, как обычно, предшествует знаку "=" и может быть задано двумя способами. Функционально данные способы не различимы.</text:p>
      <text:list xml:id="list39308213" text:continue-numbering="true" text:style-name="Numbering_20_1">
        <text:list-item>
          <text:list>
            <text:list-item>
              <text:list>
                <text:list-item>
                  <text:list>
                    <text:list-item>
                      <text:h text:style-name="Heading_20_4" text:outline-level="4"><text:span text:style-name="Реализовано">(+)</text:span> "<text:span text:style-name="T10">имя</text:span>"=</text:h>
                    </text:list-item>
                  </text:list>
                </text:list-item>
              </text:list>
            </text:list-item>
          </text:list>
        </text:list-item>
      </text:list>
      <text:p text:style-name="Текст_20_4">Как принято в reg-файлах.</text:p>
      <text:list xml:id="list39282939" text:continue-numbering="true" text:style-name="Numbering_20_1">
        <text:list-item>
          <text:list>
            <text:list-item>
              <text:list>
                <text:list-item>
                  <text:list>
                    <text:list-item>
                      <text:h text:style-name="Heading_20_4" text:outline-level="4"><text:span text:style-name="Реализовано">(+)</text:span> @=</text:h>
                    </text:list-item>
                  </text:list>
                </text:list-item>
              </text:list>
            </text:list-item>
          </text:list>
        </text:list-item>
      </text:list>
      <text:p text:style-name="Текст_20_4">Значение по умолчанию для данного ключа реестра. Может иметь тип только RES_SZ.</text:p>
      <text:list xml:id="list39296014" text:continue-numbering="true" text:style-name="Numbering_20_1">
        <text:list-item>
          <text:list>
            <text:list-item>
              <text:list>
                <text:list-item>
                  <text:list>
                    <text:list-item>
                      <text:h text:style-name="P55" text:outline-level="4"><text:span text:style-name="Реализовано">(+)</text:span> имя=</text:h>
                    </text:list-item>
                  </text:list>
                </text:list-item>
              </text:list>
            </text:list-item>
          </text:list>
        </text:list-item>
      </text:list>
      <text:p text:style-name="Текст_20_4">Как принято в INI-файлах. При этом внутри имени может встретиться двойная кавычка, но она не может быть первым символом имени. Соответственно в данном варианте записи не работает экранирование (не работает только в имени параметра). Запрещённое имя — @.</text:p>
      <text:p text:style-name="Текст_20_4">Этот вариант использовать не рекомендуется. Он полезен при переносе значений из INI-файлов в реестр.</text:p>
      <text:list xml:id="list39308052" text:continue-numbering="true" text:style-name="Numbering_20_1">
        <text:list-item>
          <text:list>
            <text:list-item>
              <text:list>
                <text:list-item>
                  <text:h text:style-name="Heading_20_3" text:outline-level="3"><text:span text:style-name="Реализовано">(+)</text:span> Значение параметра</text:h>
                </text:list-item>
              </text:list>
            </text:list-item>
          </text:list>
        </text:list-item>
      </text:list>
      <text:p text:style-name="Текст_20_3">Так как в реестре могут храниться параметры различных типов, для значений ключей секции предусмотрен особый синтаксис, полностью совпадающий с синтаксисом reg-файлов.</text:p>
      <text:list xml:id="list39283314" text:continue-numbering="true" text:style-name="Numbering_20_1">
        <text:list-item>
          <text:list>
            <text:list-item>
              <text:list>
                <text:list-item>
                  <text:list>
                    <text:list-item>
                      <text:h text:style-name="Heading_20_4" text:outline-level="4"><text:span text:style-name="Реализовано">(+)</text:span> &lt;<text:span text:style-name="T10">имя_параметра</text:span>&gt;=<text:span text:style-name="T10">"&lt;текстовые_данные</text:span>&gt;"</text:h>
                    </text:list-item>
                  </text:list>
                </text:list-item>
              </text:list>
            </text:list-item>
          </text:list>
        </text:list-item>
      </text:list>
      <text:p text:style-name="Текст_20_4">Это особый и самый распространённый тип данных — строка (<text:span text:style-name="T10">REG_SZ). Строка заключается в двойные кавычки.</text:span></text:p>
      <text:list xml:id="list39303027" text:continue-numbering="true" text:style-name="Numbering_20_1">
        <text:list-item>
          <text:list>
            <text:list-item>
              <text:list>
                <text:list-item>
                  <text:list>
                    <text:list-item>
                      <text:h text:style-name="Heading_20_4" text:outline-level="4"><text:span text:style-name="Реализовано">(+)</text:span> &lt;<text:span text:style-name="T10">имя_параметра</text:span>&gt;=&lt;<text:span text:style-name="T10">тип_данных</text:span>&gt;:&lt;<text:span text:style-name="T10">данные</text:span>&gt;</text:h>
                    </text:list-item>
                  </text:list>
                </text:list-item>
              </text:list>
            </text:list-item>
          </text:list>
        </text:list-item>
      </text:list>
      <text:p text:style-name="Текст_20_4">Для всех остальных типов данных.</text:p>
      <text:list xml:id="list39288269" text:continue-numbering="true" text:style-name="Numbering_20_1">
        <text:list-item>
          <text:list>
            <text:list-item>
              <text:h text:style-name="P53" text:outline-level="2"><text:span text:style-name="Реализовано">(+)</text:span> Описание пути</text:h>
            </text:list-item>
          </text:list>
        </text:list-item>
      </text:list>
      <text:p text:style-name="Текст_20_2">Так как реестр представляет собой иерархическую структуру, однозначно указать на любой ключ реестра или параметр можно с помощью некоторого пути.</text:p>
      <text:p text:style-name="Текст_20_2">Путь состоит из имён ключей (а также имени куста), разделённых обрат<text:soft-page-break/>ным слешем. </text:p>
      <text:list xml:id="list39278236" text:continue-numbering="true" text:style-name="Numbering_20_1">
        <text:list-item>
          <text:list>
            <text:list-item>
              <text:list>
                <text:list-item>
                  <text:h text:style-name="Heading_20_3" text:outline-level="3"><text:span text:style-name="Реализовано">(+)</text:span> &lt;куст&gt;\&lt;ключ&gt;[\&lt;ключ&gt;]...</text:h>
                </text:list-item>
              </text:list>
            </text:list-item>
          </text:list>
        </text:list-item>
      </text:list>
      <text:p text:style-name="Текст_20_3">Такая форма применима в заголовке, так как позволяет задать абсолютный путь к ключу реестра.</text:p>
      <text:p text:style-name="Текст_20_3">В имени ключа реестра допускается использовать символ "]". Программа должна правильно отрабатывать такой случай.</text:p>
      <text:list xml:id="list39283920" text:continue-numbering="true" text:style-name="Numbering_20_1">
        <text:list-item>
          <text:list>
            <text:list-item>
              <text:list>
                <text:list-item>
                  <text:h text:style-name="Heading_20_3" text:outline-level="3"><text:span text:style-name="Реализовано">(+)</text:span> &lt;куст&gt;\&lt;ключ&gt;[\&lt;ключ&gt;]...\&lt;параметр&gt;</text:h>
                </text:list-item>
              </text:list>
            </text:list-item>
          </text:list>
        </text:list-item>
      </text:list>
      <text:p text:style-name="Текст_20_3">Такая форма применима внутри r-секции для задания абсолютного имени параметра. Имя параметра формируется по правилам <text:a xlink:type="simple" xlink:href="#6.2.2.1.&quot;имя&quot;=|outline">6.2.2.1</text:a> и <text:a xlink:type="simple" xlink:href="#6.2.2.2.@=|outline">6.2.2.2</text:a> (но не <text:a xlink:type="simple" xlink:href="#6.2.2.3.имя=|outline">6.2.2.3</text:a>), то есть кавычки вокруг имени параметра обязательны (если не параметр по умолчанию.</text:p>
      <text:list xml:id="list39295945" text:continue-numbering="true" text:style-name="Numbering_20_1">
        <text:list-item>
          <text:list>
            <text:list-item>
              <text:list>
                <text:list-item>
                  <text:h text:style-name="Heading_20_3" text:outline-level="3"><text:span text:style-name="Реализовано">(+)</text:span> Определение куста</text:h>
                </text:list-item>
              </text:list>
            </text:list-item>
          </text:list>
        </text:list-item>
      </text:list>
      <text:p text:style-name="Текст_20_3">Кусты это стандартные глобальные разделы реестра, определяемые системой. У каждого куста своё назначение и особенности функционирования. Определены 6 кустов:</text:p>
      <text:p text:style-name="Heading_20_5">HKEY_CLASSES_ROOT<text:tab/><text:tab/>HKCR</text:p>
      <text:p text:style-name="Heading_20_5">HKEY_CURRENT_USER<text:tab/><text:tab/>HKCU</text:p>
      <text:p text:style-name="Heading_20_5">HKEY_LOCAL_MACHINE<text:tab/><text:tab/>HKLM</text:p>
      <text:p text:style-name="Heading_20_5">HKEY_USERS<text:tab/><text:tab/><text:tab/><text:tab/>HKU</text:p>
      <text:p text:style-name="Heading_20_5">HKEY_CURRENT_CONFIG<text:tab/><text:tab/>HKCC</text:p>
      <text:p text:style-name="Heading_20_5">HKEY_PERFORMANCE_DATA<text:tab/>HKPD</text:p>
      <text:p text:style-name="Текст_20_3">Куст можно задавать в двух формах. Функционально формы эквивалентны.</text:p>
      <text:list xml:id="list39288781" text:continue-numbering="true" text:style-name="Numbering_20_1">
        <text:list-item>
          <text:list>
            <text:list-item>
              <text:list>
                <text:list-item>
                  <text:list>
                    <text:list-item>
                      <text:h text:style-name="Heading_20_4" text:outline-level="4"><text:span text:style-name="Реализовано">(+)</text:span> полная</text:h>
                    </text:list-item>
                  </text:list>
                </text:list-item>
              </text:list>
            </text:list-item>
          </text:list>
        </text:list-item>
      </text:list>
      <text:p text:style-name="Текст_20_4">Например:</text:p>
      <text:p text:style-name="Пример_20_4">HKEY_CURRENT_USER</text:p>
      <text:list xml:id="list39284709" text:continue-numbering="true" text:style-name="Numbering_20_1">
        <text:list-item>
          <text:list>
            <text:list-item>
              <text:list>
                <text:list-item>
                  <text:list>
                    <text:list-item>
                      <text:h text:style-name="Heading_20_4" text:outline-level="4"><text:span text:style-name="Реализовано">(+)</text:span> сокращённая</text:h>
                    </text:list-item>
                  </text:list>
                </text:list-item>
              </text:list>
            </text:list-item>
          </text:list>
        </text:list-item>
      </text:list>
      <text:p text:style-name="Текст_20_4">Например:</text:p>
      <text:p text:style-name="Пример_20_4">HKCU</text:p>
      <text:list xml:id="list39304804" text:continue-numbering="true" text:style-name="Numbering_20_1">
        <text:list-item>
          <text:list>
            <text:list-item>
              <text:h text:style-name="P53" text:outline-level="2"><text:span text:style-name="Реализовано">(+)</text:span> Типы данных</text:h>
            </text:list-item>
          </text:list>
        </text:list-item>
      </text:list>
      <text:p text:style-name="Текст_20_2">В реестре могут хранится данные различных типов. <text:span text:style-name="T10">В зависимости от указанного типа данные интерпретируются различным образом.</text:span></text:p>
      <text:list xml:id="list39279874" text:continue-numbering="true" text:style-name="Numbering_20_1">
        <text:list-item>
          <text:list>
            <text:list-item>
              <text:list>
                <text:list-item>
                  <text:h text:style-name="Heading_20_3" text:outline-level="3"><text:span text:style-name="Реализовано"><text:span text:style-name="T7">(+)</text:span></text:span><text:span text:style-name="T2"> "</text:span>&lt;<text:span text:style-name="T10">текстовые_данные</text:span>&gt;"</text:h>
                </text:list-item>
              </text:list>
            </text:list-item>
          </text:list>
        </text:list-item>
      </text:list>
      <text:p text:style-name="Текст_20_3"><text:span text:style-name="T20">REG_SZ (1)</text:span>. Текстовая строка в формате, удобном для восприятия человеком. Значениям, представляющим собой описания компонентов, обычно присваивается именно этот тип данных. Имеет фиксированную длину.</text:p>
      <text:list xml:id="list39284614" text:continue-numbering="true" text:style-name="Numbering_20_1">
        <text:list-item>
          <text:list>
            <text:list-item>
              <text:list>
                <text:list-item>
                  <text:h text:style-name="Heading_20_3" text:outline-level="3"><text:span text:style-name="Реализовано">(+)</text:span> hex(2):&lt;<text:span text:style-name="T10">hex-байт</text:span>&gt;[,&lt;hex-байт&gt;]...</text:h>
                </text:list-item>
              </text:list>
            </text:list-item>
          </text:list>
        </text:list-item>
      </text:list>
      <text:p text:style-name="Текст_20_3"><text:span text:style-name="T20">REG_EXPAND_SZ (2)</text:span>. Расширяемая строка данных. Эта строка представляет собой текст, содержащий переменную, которая может быть заменена при вызове со стороны приложения.</text:p>
      <text:list xml:id="list39290578" text:continue-numbering="true" text:style-name="Numbering_20_1">
        <text:list-item>
          <text:list>
            <text:list-item>
              <text:list>
                <text:list-item>
                  <text:h text:style-name="Heading_20_3" text:outline-level="3"><text:span text:style-name="Реализовано"><text:span text:style-name="T7">(+)</text:span></text:span><text:span text:style-name="T2"> hex:</text:span>&lt;<text:span text:style-name="T10">hex-байт</text:span>&gt;[,&lt;hex-байт&gt;]...</text:h>
                </text:list-item>
              </text:list>
            </text:list-item>
          </text:list>
        </text:list-item>
      </text:list>
      <text:p text:style-name="Текст_20_3"><text:span text:style-name="T20">REG_BINARY (3)</text:span>. Необработанные двоичные данные. Большинство сведений об аппаратных компонентах хранится в виде двоичных данных и вы<text:soft-page-break/>водится в редакторе реестра в шестнадцатеричном формате.</text:p>
      <text:p text:style-name="Текст_20_3">Каждый байт записывается двумя hex-цифрами и может быть в диапазоне от <text:span text:style-name="Example">00</text:span> до <text:span text:style-name="Example">ff</text:span>. Регистр hex-букв не учитывается (в reg-файлах принято использовать нижний).</text:p>
      <text:p text:style-name="Текст_20_3">В reg-файлах принято добавлять лидирующие нули.</text:p>
      <text:list xml:id="list39306904" text:continue-numbering="true" text:style-name="Numbering_20_1">
        <text:list-item>
          <text:list>
            <text:list-item>
              <text:list>
                <text:list-item>
                  <text:h text:style-name="Heading_20_3" text:outline-level="3"><text:span text:style-name="Реализовано">(+)</text:span> dword:&lt;hex-число&gt;</text:h>
                </text:list-item>
              </text:list>
            </text:list-item>
          </text:list>
        </text:list-item>
      </text:list>
      <text:p text:style-name="Текст_20_3"><text:span text:style-name="T20">REG_DWORD (4)</text:span>. Данные, представленные целым числом (4 байта, 32 бита). Многие параметры служб и драйверов устройств имеют этот тип и отображаются в двоичном, шестнадцатеричном или десятичном форматах.</text:p>
      <text:p text:style-name="Текст_20_3">Hex-число может быть в диапазоне от <text:span text:style-name="Example">00000000</text:span> до <text:span text:style-name="Example">ffffffff</text:span>. Регистр hex-букв не учитывается (в reg-файлах принято использовать нижний).</text:p>
      <text:p text:style-name="Текст_20_3">В reg-файлах принято добавлять лидирующие нули.</text:p>
      <text:list xml:id="list39280567" text:continue-numbering="true" text:style-name="Numbering_20_1">
        <text:list-item>
          <text:list>
            <text:list-item>
              <text:list>
                <text:list-item>
                  <text:h text:style-name="Heading_20_3" text:outline-level="3"><text:span text:style-name="Реализовано">(+)</text:span> hex(5):&lt;<text:span text:style-name="T10">hex-байт</text:span>&gt;[,&lt;hex-байт&gt;]...</text:h>
                </text:list-item>
              </text:list>
            </text:list-item>
          </text:list>
        </text:list-item>
      </text:list>
      <text:p text:style-name="Текст_20_3"><text:span text:style-name="T20">REG_DWORD_BIG_ENDIAN (5)</text:span>. Данные, представленные целым числом (4 байта, 32 бита) с обратным порядком байт.</text:p>
      <text:p text:style-name="Текст_20_3">Hex-число может быть в диапазоне от <text:span text:style-name="Example">00000000</text:span> до <text:span text:style-name="Example">ffffffff</text:span>. Регистр hex-букв не учитывается (в reg-файлах принято использовать нижний).</text:p>
      <text:p text:style-name="Текст_20_3">В reg-файлах принято добавлять лидирующие нули.</text:p>
      <text:list xml:id="list39292613" text:continue-numbering="true" text:style-name="Numbering_20_1">
        <text:list-item>
          <text:list>
            <text:list-item>
              <text:list>
                <text:list-item>
                  <text:h text:style-name="Heading_20_3" text:outline-level="3"><text:span text:style-name="Реализовано">(+)</text:span> hex(6):&lt;<text:span text:style-name="T10">hex-байт</text:span>&gt;[,&lt;hex-байт&gt;]...</text:h>
                </text:list-item>
              </text:list>
            </text:list-item>
          </text:list>
        </text:list-item>
      </text:list>
      <text:p text:style-name="Текст_20_3"><text:span text:style-name="T20">REG_LINK (6)</text:span><text:span text:style-name="T27">. Символическая ссылка в формате Юникод.</text:span></text:p>
      <text:list xml:id="list39307089" text:continue-numbering="true" text:style-name="Numbering_20_1">
        <text:list-item>
          <text:list>
            <text:list-item>
              <text:list>
                <text:list-item>
                  <text:h text:style-name="Heading_20_3" text:outline-level="3"><text:span text:style-name="Реализовано">(+)</text:span> hex(7):&lt;<text:span text:style-name="T10">hex-байт</text:span>&gt;[,&lt;hex-байт&gt;]...</text:h>
                </text:list-item>
              </text:list>
            </text:list-item>
          </text:list>
        </text:list-item>
      </text:list>
      <text:p text:style-name="Текст_20_3"><text:span text:style-name="T20">REG_MULTI_SZ (7)</text:span>. Многострочное поле. Значения, которые фактически представляют собой списки текстовых строк в формате, удобном для восприятия человеком, обычно имеют именно этот тип данных. Записи разделяются пробелами, запятыми или другими символами.</text:p>
      <text:list xml:id="list39284152" text:continue-numbering="true" text:style-name="Numbering_20_1">
        <text:list-item>
          <text:list>
            <text:list-item>
              <text:list>
                <text:list-item>
                  <text:h text:style-name="Heading_20_3" text:outline-level="3"><text:span text:style-name="Реализовано">(+)</text:span> hex(8):&lt;<text:span text:style-name="T10">hex-байт</text:span>&gt;[,&lt;hex-байт&gt;]...</text:h>
                </text:list-item>
              </text:list>
            </text:list-item>
          </text:list>
        </text:list-item>
      </text:list>
      <text:p text:style-name="Текст_20_3"><text:span text:style-name="T20">REG_RESOURCE_LIST (8)</text:span>. Последовательность вложенных массивов. Служит для хранения списка ресурсов, которые используются драйвером устройства или управляемым им физическим устройством. Обнаруженные данные система сохраняет в разделе \ResourceMap. В окне редактора реестра эти данные отображаются в виде двоичного параметра в шестнадцатеричном формате.</text:p>
      <text:list xml:id="list39282382" text:continue-numbering="true" text:style-name="Numbering_20_1">
        <text:list-item>
          <text:list>
            <text:list-item>
              <text:list>
                <text:list-item>
                  <text:h text:style-name="Heading_20_3" text:outline-level="3"><text:span text:style-name="Реализовано">(+)</text:span> hex(9):&lt;<text:span text:style-name="T10">hex-байт</text:span>&gt;[,&lt;hex-байт&gt;]...</text:h>
                </text:list-item>
              </text:list>
            </text:list-item>
          </text:list>
        </text:list-item>
      </text:list>
      <text:p text:style-name="Текст_20_3"><text:span text:style-name="T20">REG_FULL_RESOURCE_DESCRIPTOR (9)</text:span>. Последовательность вложенных массивов. Служит для хранения списка ресурсов, которые используются физическим устройством. Обнаруженные данные система сохраняет в разделе \HardwareDescription. В окне редактора реестра эти данные отображаются в виде двоичного параметра в шестнадцатеричном формате.</text:p>
      <text:list xml:id="list39280987" text:continue-numbering="true" text:style-name="Numbering_20_1">
        <text:list-item>
          <text:list>
            <text:list-item>
              <text:list>
                <text:list-item>
                  <text:h text:style-name="Heading_20_3" text:outline-level="3"><text:span text:style-name="Реализовано">(+)</text:span> hex(a):&lt;<text:span text:style-name="T10">hex-байт</text:span>&gt;[,&lt;hex-байт&gt;]...</text:h>
                </text:list-item>
              </text:list>
            </text:list-item>
          </text:list>
        </text:list-item>
      </text:list>
      <text:p text:style-name="Текст_20_3"><text:span text:style-name="T20">REG_RESOURCE_REQUIREMENTS_LIST (10)</text:span>. Последовательность вложенных массивов. Служит для хранения списка драйверов аппаратных ресурсов, которые могут быть использованы определенным драйвером устрой<text:soft-page-break/>ства или управляемым им физическим устройством. Часть этого списка система записывает в раздел \ResourceMap. Данные определяются системой. В окне редактора реестра они отображаются в виде двоичного параметра в шестнадцатеричном формате.</text:p>
      <text:list xml:id="list39288888" text:continue-numbering="true" text:style-name="Numbering_20_1">
        <text:list-item>
          <text:list>
            <text:list-item>
              <text:list>
                <text:list-item>
                  <text:h text:style-name="Heading_20_3" text:outline-level="3"><text:span text:style-name="Реализовано">(+)</text:span> hex(b):&lt;<text:span text:style-name="T10">hex-байт</text:span>&gt;[,&lt;hex-байт&gt;]...</text:h>
                </text:list-item>
              </text:list>
            </text:list-item>
          </text:list>
        </text:list-item>
      </text:list>
      <text:p text:style-name="Текст_20_3"><text:span text:style-name="T20">REG_QWORD (11)</text:span>. Данные, представленные в виде 64-разрядного целого. Начиная с Windows 2000, такие данные отображаются в окне редактора реестра в виде двоичного параметра.</text:p>
      <text:list xml:id="list39286857" text:continue-numbering="true" text:style-name="Numbering_20_1">
        <text:list-item>
          <text:list>
            <text:list-item>
              <text:list>
                <text:list-item>
                  <text:h text:style-name="Heading_20_3" text:outline-level="3"><text:span text:style-name="Реализовано">(+)</text:span> hex(0):&lt;hex-байт&gt;[,&lt;hex-байт&gt;]...</text:h>
                </text:list-item>
              </text:list>
            </text:list-item>
          </text:list>
        </text:list-item>
      </text:list>
      <text:p text:style-name="Текст_20_3"><text:span text:style-name="T20">REG_NONE (0)</text:span>. Данные, не имеющие определенного типа. Такие данные записываются в реестр системой или приложением. В окне редактора реестра отображаются в виде двоичного параметра в шестнадцатеричном формате.</text:p>
      <text:list xml:id="list39276939" text:continue-numbering="true" text:style-name="Numbering_20_1">
        <text:list-item>
          <text:list>
            <text:list-item>
              <text:list>
                <text:list-item>
                  <text:h text:style-name="Heading_20_3" text:outline-level="3"><text:span text:style-name="Реализовано">(+)</text:span> hex(HH):&lt;<text:span text:style-name="T10">hex-байт</text:span>&gt;[,&lt;hex-байт&gt;]...</text:h>
                </text:list-item>
              </text:list>
            </text:list-item>
          </text:list>
        </text:list-item>
      </text:list>
      <text:p text:style-name="Текст_20_3"><text:span text:style-name="T20">Пользовательский тип</text:span>.</text:p>
      <text:p text:style-name="Текст_20_3">Номер типа записывается в шестнадцатеричном виде и может быть в диапазоне от <text:span text:style-name="Example">0с</text:span> (12) до <text:span text:style-name="Example">ff</text:span> (255). Регистр hex-букв не учитывается (в reg-файлах принято использовать нижний).</text:p>
      <text:p text:style-name="Текст_20_3">В reg-файлах принято опускать лидирующие нули.</text:p>
      <text:list xml:id="list39289621" text:continue-numbering="true" text:style-name="Numbering_20_1">
        <text:list-item>
          <text:list>
            <text:list-item>
              <text:h text:style-name="P51" text:outline-level="2"><text:span text:style-name="Незавершено">(±)</text:span> Действия</text:h>
              <text:list>
                <text:list-item>
                  <text:h text:style-name="P39" text:outline-level="3"><text:span text:style-name="Реализовано"><text:span text:style-name="T1">(</text:span></text:span><text:span text:style-name="Реализовано"><text:span text:style-name="T1">+</text:span></text:span><text:span text:style-name="Реализовано"><text:span text:style-name="T1">)</text:span></text:span><text:span text:style-name="T1"> </text:span>r</text:h>
                </text:list-item>
              </text:list>
            </text:list-item>
          </text:list>
        </text:list-item>
      </text:list>
      <text:p text:style-name="Текст_20_3"><text:span text:style-name="T20">Обычная перезапись</text:span>. Указанный ключ реестра (или целая ветка) удаляется, а вместо него вставляется ключ, описанный в пресете.</text:p>
      <text:list xml:id="list39285108"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то в реестре создаётся пустой ключ с указанным именем (с созданием всех промежуточных ключей). Если в реестре существовал одноименный ключ, то он уничтожается (или ветка полностью).</text:p>
      <text:p text:style-name="Текст_20_3"><text:span text:style-name="T10">Параметры можно задавать в синтаксисе </text:span><text:a xlink:type="simple" xlink:href="#6.3.2.(+) &lt;куст&gt;\&lt;ключ&gt;[\&lt;ключ&gt;]...\&lt;параметр&gt;|outline">6.3.2</text:a>, т. е. указывать абсолютный путь. В этом случае всё содержимое данного ключа удаляется, а затем создаётся данной параметр.</text:p>
      <text:p text:style-name="Текст_20_3">Ключ в заголовке вообще можно не определять, задавая его в каждой строке секции. В этом случае в каждом затронутом ключе реестра останется по одной записи — последней по порядку в секции. См. аналогичное поведение в <text:a xlink:type="simple" xlink:href="#5.2.1.2.(+) Возможно ограниченное применение в конструкции 5.1.3.|outline">5.2.1.2</text:a>.</text:p>
      <text:p text:style-name="Текст_20_3">Например:</text:p>
      <text:p text:style-name="Пример_20_3">[r<text:span text:style-name="T1">r</text:span>|HKCU\Some\Key]</text:p>
      <text:p text:style-name="Пример_20_3">"Item1"="Value1"</text:p>
      <text:p text:style-name="Пример_20_3">"Item2"=dword:00000001</text:p>
      <text:p text:style-name="Пример_20_3">[r<text:span text:style-name="T1">r</text:span>|]</text:p>
      <text:p text:style-name="Пример_20_3">HKCU\<text:span text:style-name="T1">More</text:span>\Key<text:span text:style-name="T1">\@</text:span>="Value<text:span text:style-name="T1">1</text:span>"</text:p>
      <text:p text:style-name="Пример_20_3">HKCU\<text:span text:style-name="T1">More</text:span>\Key<text:span text:style-name="T1">\</text:span>"Item<text:span text:style-name="T1">2</text:span>"="Value<text:span text:style-name="T1">2</text:span>"</text:p>
      <text:p text:style-name="Пример_20_3">HKCU\<text:span text:style-name="T1">Some</text:span>\Key<text:span text:style-name="T1">\</text:span>"Item<text:span text:style-name="T1">3</text:span>"=<text:span text:style-name="T1">hex</text:span>:0a,1b,2c</text:p>
      <text:p text:style-name="P16">Содержимое ключей HKCU\Some\Key и HKCU\<text:span text:style-name="T1">More</text:span>\Key будет потеряно. В ключе HKCU\Some\Key будут созданы три параметра, а в HKCU\<text:span text:style-name="T1">More</text:span>\Key — один параметр и параметр по умолчанию.</text:p>
      <text:list xml:id="list39300253" text:continue-numbering="true" text:style-name="Numbering_20_1">
        <text:list-item>
          <text:list>
            <text:list-item>
              <text:list>
                <text:list-item>
                  <text:h text:style-name="P39" text:outline-level="3"><text:soft-page-break/><text:span text:style-name="Реализовано">(+)</text:span> m</text:h>
                </text:list-item>
              </text:list>
            </text:list-item>
          </text:list>
        </text:list-item>
      </text:list>
      <text:p text:style-name="Текст_20_3"><text:span text:style-name="T20">Обычное слияние</text:span>. Уже имеющиеся параметры в ключе реестра, не упоминаемые в пресете, остаются без изменения. Совпадающие параметры обновляются значениями из пресета. Параметры из пресета, отсутствующие в целевом ключе реестра<text:span text:style-name="T10">, вставляются в него</text:span>.</text:p>
      <text:list xml:id="list39287500"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Текст_20_4">а в реестре отсутствует указанный ключ, то в нём создаётся пустой ключ с указанным именем (с созданием всех промежуточных ключей).</text:p>
      <text:p text:style-name="Текст_20_3">Например:</text:p>
      <text:p text:style-name="Пример_20_3">[r<text:span text:style-name="T1">m</text:span>|HKCU\Some\Key]</text:p>
      <text:p text:style-name="Пример_20_3">"Item1"="Value1"</text:p>
      <text:p text:style-name="Пример_20_3">"Item2"=dword:00000001</text:p>
      <text:p text:style-name="Пример_20_3">[r<text:span text:style-name="T1">m</text:span>|]</text:p>
      <text:p text:style-name="Пример_20_3">HKCU\<text:span text:style-name="T1">More</text:span>\Key<text:span text:style-name="T1">\@</text:span>="Value<text:span text:style-name="T1">1</text:span>"</text:p>
      <text:p text:style-name="Пример_20_3">HKCU\<text:span text:style-name="T1">More</text:span>\Key<text:span text:style-name="T1">\</text:span>"Item<text:span text:style-name="T1">2</text:span>"="Value<text:span text:style-name="T1">2</text:span>"</text:p>
      <text:p text:style-name="Пример_20_3">HKCU\<text:span text:style-name="T1">Some</text:span>\Key<text:span text:style-name="T1">\</text:span>"Item<text:span text:style-name="T1">3</text:span>"=<text:span text:style-name="T1">hex</text:span>:0a,1b,2c</text:p>
      <text:p text:style-name="P16">В ключе HKCU\Some\Key будут созданы (если отсутствовали) или переопреденены три параметра, а в HKCU\<text:span text:style-name="T1">More</text:span>\Key — один параметр и параметр по умолчанию.</text:p>
      <text:list xml:id="list39295473" text:continue-numbering="true" text:style-name="Numbering_20_1">
        <text:list-item>
          <text:list>
            <text:list-item>
              <text:list>
                <text:list-item>
                  <text:h text:style-name="P37" text:outline-level="3"><text:span text:style-name="Нереализовано">(–)</text:span> x</text:h>
                </text:list-item>
              </text:list>
            </text:list-item>
          </text:list>
        </text:list-item>
      </text:list>
      <text:p text:style-name="Текст_20_3"><text:span text:style-name="T20">Взаимная перезапись</text:span> <text:span text:style-name="T1">(</text:span>обмен<text:span text:style-name="T1">).</text:span> Содержимое указанного ключа в реестре и r-секция в пресете целиком меняются местами. Вложенные ключи при этом остаются неизменными.</text:p>
      <text:p text:style-name="Текст_20_3">Например:</text:p>
      <text:p text:style-name="Пример_20_3"/>
      <text:p text:style-name="Текст_20_3"/>
      <text:list xml:id="list39306594" text:continue-numbering="true" text:style-name="Numbering_20_1">
        <text:list-item>
          <text:list>
            <text:list-item>
              <text:list>
                <text:list-item>
                  <text:h text:style-name="P37" text:outline-level="3"><text:span text:style-name="Реализовано">(+)</text:span> a</text:h>
                </text:list-item>
              </text:list>
            </text:list-item>
          </text:list>
        </text:list-item>
      </text:list>
      <text:p text:style-name="Текст_20_3"><text:span text:style-name="T20">Добавление</text:span>. Из пресета берутся и вставляются только отсутствующие в целевом ключе реестра параметры.</text:p>
      <text:p text:style-name="Текст_20_3">Если ключи отсутствуют, r-секция <text:span text:style-name="T10">игнорируется. Она лишена смысла,</text:span> так как в реестре запрещается создавать одноимённые ключи.</text:p>
      <text:p text:style-name="Текст_20_3">Например:</text:p>
      <text:p text:style-name="Пример_20_3">[r<text:span text:style-name="T1">a</text:span>|HKCU\Some\Key]</text:p>
      <text:p text:style-name="Пример_20_3">"Item1"="Value1"</text:p>
      <text:p text:style-name="Пример_20_3">"Item2"=dword:00000001</text:p>
      <text:p text:style-name="Пример_20_3">[r<text:span text:style-name="T1">a</text:span>|]</text:p>
      <text:p text:style-name="Пример_20_3">HKCU\<text:span text:style-name="T1">Some</text:span>\Key<text:span text:style-name="T1">\</text:span>"Item<text:span text:style-name="T1">3</text:span>"=<text:span text:style-name="T1">hex</text:span>:0a,1b,2c</text:p>
      <text:p text:style-name="P16">Если в ключе HKCU\Some\Key отсутствовал параметр Item1 (или Item2, или Item3), они соответственно будут созданы.</text:p>
      <text:list xml:id="list39286437" text:continue-numbering="true" text:style-name="Numbering_20_1">
        <text:list-item>
          <text:list>
            <text:list-item>
              <text:list>
                <text:list-item>
                  <text:h text:style-name="P37" text:outline-level="3"><text:span text:style-name="Реализовано">(+)</text:span> d</text:h>
                </text:list-item>
              </text:list>
            </text:list-item>
          </text:list>
        </text:list-item>
      </text:list>
      <text:p text:style-name="Текст_20_3"><text:span text:style-name="T20">Удаление </text:span><text:span text:style-name="T13">параметров</text:span>. <text:span text:style-name="T10">И</text:span>з целевого <text:span text:style-name="T10">ключа реестра</text:span> удаляются параметры, присутствующие в пресе<text:span text:style-name="T23">те.</text:span></text:p>
      <text:p text:style-name="Текст_20_3"><text:span text:style-name="T23">Если ключи отсутствуют, r-секция </text:span><text:span text:style-name="T14">игнорируется</text:span><text:span text:style-name="T23">.</text:span></text:p>
      <text:p text:style-name="Текст_20_3">Если задано только имя параметра (без знака «=»), то происходит безусловное удаление параметра. Если знак «=» присутствует, то удаление произойдёт только если данному параметру присвоено указанное значение (пусть <text:soft-page-break/>даже пустое, "").</text:p>
      <text:p text:style-name="Текст_20_3">Например:</text:p>
      <text:p text:style-name="Пример_20_3">[r<text:span text:style-name="T1">d</text:span>|HKCU\Some\Key]</text:p>
      <text:p text:style-name="Пример_20_3">Item1</text:p>
      <text:p text:style-name="Пример_20_3">"Item2"</text:p>
      <text:p text:style-name="Пример_20_3">Item<text:span text:style-name="T1">3="Value"</text:span></text:p>
      <text:p text:style-name="Пример_20_3">"Item<text:span text:style-name="T1">4</text:span>"<text:span text:style-name="T1">=dword:00000001</text:span></text:p>
      <text:p text:style-name="Пример_20_3">[r<text:span text:style-name="T1">d</text:span>|]</text:p>
      <text:p text:style-name="Пример_20_3">HKCU\<text:span text:style-name="T1">Some</text:span>\Key<text:span text:style-name="T1">\</text:span>"Item<text:span text:style-name="T1">5</text:span>"=<text:span text:style-name="T1">hex</text:span>:0a,1b,2c</text:p>
      <text:p text:style-name="Пример_20_3">HKCU\<text:span text:style-name="T1">Some</text:span>\Key<text:span text:style-name="T1">\</text:span>Item<text:span text:style-name="T1">6</text:span></text:p>
      <text:p text:style-name="P16">Из ключа HKCU\<text:span text:style-name="T1">Some</text:span>\Key будут безусловно удалены параметры <text:span text:style-name="T1">Item1, Item2 </text:span>и<text:span text:style-name="T1"> Item6, </text:span>а параметры <text:span text:style-name="T1">Item3, Item4 </text:span>и <text:span text:style-name="T1">Item5 — </text:span>только если содержали указанное значение (и имели тот же тип).</text:p>
      <text:list xml:id="list39296394" text:continue-numbering="true" text:style-name="Numbering_20_1">
        <text:list-item>
          <text:list>
            <text:list-item>
              <text:list>
                <text:list-item>
                  <text:h text:style-name="P37" text:outline-level="3"><text:span text:style-name="Реализовано">(+)</text:span> D</text:h>
                </text:list-item>
              </text:list>
            </text:list-item>
          </text:list>
        </text:list-item>
      </text:list>
      <text:p text:style-name="Текст_20_3"><text:span text:style-name="T20">Удаление </text:span><text:span text:style-name="T13">ключа</text:span>. <text:span text:style-name="T10">И</text:span>з реестра удаляется <text:span text:style-name="T14">указанный ключ (или целая ветка)</text:span><text:span text:style-name="T23">.</text:span></text:p>
      <text:p text:style-name="Текст_20_3"><text:span text:style-name="T10">Ключ в заголовке</text:span> не может быть опущен. В противном случае секция игнорируется, а в лог заносится сообщение на уровне 2 — неверный синтаксис секции.</text:p>
      <text:list xml:id="list39303304" text:continue-numbering="true" text:style-name="Numbering_20_1">
        <text:list-item>
          <text:list>
            <text:list-item>
              <text:list>
                <text:list-item>
                  <text:list>
                    <text:list-item>
                      <text:h text:style-name="Heading_20_4" text:outline-level="4"><text:span text:style-name="Реализовано">(+)</text:span> Если ключи отсутствуют,</text:h>
                    </text:list-item>
                  </text:list>
                </text:list-item>
              </text:list>
            </text:list-item>
          </text:list>
        </text:list-item>
      </text:list>
      <text:p text:style-name="P24">происходит безусловное удаление.</text:p>
      <text:p text:style-name="Текст_20_3">Если задан хотя бы один параметр, это воспринимается как условие удаления. Ключ реестра удаляется, только если существуют указанные ключи/параметры (возможно, с указанными значениями).</text:p>
      <text:p text:style-name="Текст_20_3">Ключ в данном контексте задаётся с помощью завершающего обратного слеша.</text:p>
      <text:p text:style-name="Текст_20_3">При этом вполне можно проверить наличие ключей/параметров, не являющимися потомками удаляемого ключа. Для этого можно использовать абсолютные пути.</text:p>
      <text:p text:style-name="Текст_20_3">Например:</text:p>
      <text:p text:style-name="Пример_20_3">[r<text:span text:style-name="T1">D</text:span>|HKCU\Some\<text:span text:style-name="T1">Deleting</text:span>Key]</text:p>
      <text:p text:style-name="P21">ExistedParam1</text:p>
      <text:p text:style-name="P21">"ExistedParam2"=dword:00000000</text:p>
      <text:p text:style-name="P21">HKCU\Some\ExistedKey\</text:p>
      <text:p text:style-name="P23">HKCU\More\<text:span text:style-name="T1">Key</text:span>\ExistedParam</text:p>
      <text:p text:style-name="P16">Ключ (или ветка) HKCU\Some\<text:span text:style-name="T1">Deleting</text:span>Key будет удалён, только если: в нём имеется параметр <text:span text:style-name="T1">ExistedParam1, </text:span>в нём имеется параметр <text:span text:style-name="T1">ExistedParam2 </text:span>с указанным значением, имеется ключ <text:span text:style-name="T1">HKCU\Some\ExistedKey, </text:span>имеется параметр <text:span text:style-name="T1">ExistedParam </text:span>в ключе <text:span text:style-name="T1">HKCU\More</text:span>\<text:span text:style-name="T1">Key.</text:span></text:p>
      <text:list xml:id="list39303548" text:continue-numbering="true" text:style-name="Numbering_20_1">
        <text:list-item>
          <text:list>
            <text:list-item>
              <text:list>
                <text:list-item>
                  <text:h text:style-name="P37" text:outline-level="3"><text:span text:style-name="Реализовано">(</text:span><text:span text:style-name="Реализовано"><text:span text:style-name="T10">+</text:span></text:span><text:span text:style-name="Реализовано">)</text:span> n</text:h>
                </text:list-item>
              </text:list>
            </text:list-item>
          </text:list>
        </text:list-item>
      </text:list>
      <text:p text:style-name="Текст_20_3"><text:span text:style-name="T13">Переименование параметров</text:span>. <text:span text:style-name="T23">В реестре параметры</text:span><text:span text:style-name="T14">, указанные в пресете, переименовываются в заданные значения</text:span><text:span text:style-name="T23">.</text:span></text:p>
      <text:p text:style-name="Текст_20_3">Значение не может быть опущено. В противном случае указанный ключ игнорируется, а в лог заносится сообщение на уровне 2 — неверный синтаксис секции.</text:p>
      <text:p text:style-name="Текст_20_3">Имена не должны быть заключены в двойные кавычки (в отличие от синтаксиса r-секций с другими действиями.</text:p>
      <text:p text:style-name="Текст_20_3"><text:soft-page-break/>Например:</text:p>
      <text:p text:style-name="Пример_20_3">[rn|HKCU\Some\Key]</text:p>
      <text:p text:style-name="Пример_20_3">OldItem1=NewItem1</text:p>
      <text:p text:style-name="Пример_20_3">...</text:p>
      <text:list xml:id="list39288326" text:continue-numbering="true" text:style-name="Numbering_20_1">
        <text:list-item>
          <text:list>
            <text:list-item>
              <text:list>
                <text:list-item>
                  <text:h text:style-name="P37" text:outline-level="3"><text:span text:style-name="Нереализовано">(–)</text:span> N</text:h>
                </text:list-item>
              </text:list>
            </text:list-item>
          </text:list>
        </text:list-item>
      </text:list>
      <text:p text:style-name="Текст_20_3"><text:span text:style-name="T13">Переименование ключа. </text:span><text:span text:style-name="T15">В реестре ключ, указанный во втором параметре </text:span><text:span text:style-name="T15">заголовка, переименовывается</text:span><text:span text:style-name="T16">. Ключ снабжается полным путём. Новое имя указывается в последнем параметре заголовка</text:span><text:span text:style-name="T6">. </text:span><text:span text:style-name="T16">Новое имя может быть снабжено путём, тогда произойдёт не просто переименование, но и перемещение ключа в структуре реестра.</text:span></text:p>
      <text:p text:style-name="Текст_20_3"><text:span text:style-name="T10">Старый и новый ключи в заголовке</text:span> не могут быть опущены. В противном случае секция игнорируется, а в лог заносится сообщение на уровне 2 — неверный синтаксис секции.</text:p>
      <text:p text:style-name="Текст_20_3">Если задан хотя бы один параметр, это воспринимается как условие переименования. Ключ реестра переименовывается, только если существуют указанные ключи/параметры (возможно, с указанными значениями).</text:p>
      <text:p text:style-name="Текст_20_3">Ключ в данном контексте задаётся с помощью завершающего обратного слеша.</text:p>
      <text:p text:style-name="P18">При этом вполне можно проверить наличие ключей/параметров, не являющимися потомками удаляемого ключа. Для этого можно использовать абсолютные пути.</text:p>
      <text:p text:style-name="P18">Например:</text:p>
      <text:p text:style-name="Пример_20_3">[<text:span text:style-name="T1">r</text:span>N|HKCU\Some<text:span text:style-name="T1">\Old1|New1</text:span>]</text:p>
      <text:p text:style-name="Пример_20_3">[<text:span text:style-name="T1">r</text:span>N|HKCU\S<text:span text:style-name="T1">ome\Old2|HKCU\More\New2</text:span>]</text:p>
      <text:p text:style-name="P21">ExistedParam1</text:p>
      <text:p text:style-name="P21">"ExistedParam2"=dword:00000000</text:p>
      <text:p text:style-name="P21">HKCU\Some\ExistedKey\</text:p>
      <text:p text:style-name="P23">HKCU\More\<text:span text:style-name="T1">Key</text:span>\ExistedParam</text:p>
      <text:p text:style-name="P16">Ключ HKCU\Some<text:span text:style-name="T1">\Old1 </text:span>переименуется безусловно в HKCU\Some<text:span text:style-name="T1">\New1. </text:span>А <text:span text:style-name="T1"><text:s/>HKCU\Some\Old2 </text:span>будет перенесён в ветку <text:span text:style-name="T1">HKCU\More </text:span>под новым именем <text:span text:style-name="T1">New2, </text:span>только если: в нём имеется параметр <text:span text:style-name="T1">ExistedParam1, </text:span>в нём имеется параметр <text:span text:style-name="T1">ExistedParam2 </text:span>с указанным значением, имеется ключ <text:span text:style-name="T1">HKCU\Some\ExistedKey, </text:span>имеется параметр <text:span text:style-name="T1">ExistedParam </text:span>в ключе <text:span text:style-name="T1">HKCU\More</text:span>\<text:span text:style-name="T1">Key.</text:span></text:p>
      <text:h text:style-name="P50" text:outline-level="2">Примеры</text:h>
      <text:h text:style-name="P36" text:outline-level="3">Пример №1:</text:h>
      <text:p text:style-name="Пример_20_3">[rm|HKCU\Some\Key]</text:p>
      <text:p text:style-name="Пример_20_3">"Item1"="Value1"</text:p>
      <text:p text:style-name="Пример_20_3">"Item2"=dword:00000001</text:p>
      <text:p text:style-name="Пример_20_3">HKEY_CURRENT_USER\Some\Key\"Item3"="same"</text:p>
      <text:p text:style-name="Пример_20_3">HKCU\More\Key\"Item"="wow!!!"</text:p>
      <text:p text:style-name="Пример_20_3">[rm|]</text:p>
      <text:p text:style-name="Пример_20_3">HKEY_CURRENT_USER\Some\Key\"Item4"=hex(7):0a,1b,2c</text:p>
      <text:p text:style-name="Пример_20_3">HKCU\Some\Key\@="hello!"</text:p>
      <text:p text:style-name="Пример_20_3">HKCU\More\Key\@="world!"</text:p>
      <text:p text:style-name="Текст_20_3">Обратите внимание, первые три строки в первой секции и первые две строки во второй секции относятся к одному и тому же ключу реестра, хоть и записаны совершенно разными способами. Последние строки обеих секций также манипулируют одним ключом реестра.</text:p>
      <text:list xml:id="list39281316" text:continue-numbering="true" text:style-name="Numbering_20_1">
        <text:list-item>
          <text:h text:style-name="P44" text:outline-level="1"><text:span text:style-name="Нереализовано"><text:span text:style-name="T1">(–)</text:span></text:span><text:span text:style-name="T1"> XML-ф</text:span><text:span text:style-name="T10">айлы (в разработке)</text:span></text:h>
        </text:list-item>
      </text:list>
      <text:p text:style-name="Текст_20_1"><text:span text:style-name="T10">Секции для работы с XML-файлами предваряются буквой «</text:span><text:span text:style-name="T2">x</text:span><text:span text:style-name="T10">»:</text:span></text:p>
      <text:p text:style-name="Пример_20_1">[x...]</text:p>
      <text:p text:style-name="Текст_20_1">Структура XML-файлов может быть очень сложной, но всегда регулярной. То есть всегда удастся однозначно определить "путь" к нужному элементу или его атрибуту.</text:p>
      <text:p text:style-name="Текст_20_1">Обрабатываются лишь корректно сформированные XML-документы. При этом проверка действительности документов не производится, DTD игнорируется, пространства имён ничего не означают.</text:p>
      <text:p text:style-name="Текст_20_1">За основу синтаксиса указания путей принят синтаксис XPath. Для начала следует поддерживать лишь простейшие конструкции.</text:p>
      <text:p text:style-name="Текст_20_1">Каждый ключ секции соответствует одному элементу или атрибуту. Значение записывается через "=":</text:p>
      <text:p text:style-name="Пример_20_1">path/element=text</text:p>
      <text:p text:style-name="Пример_20_1">path/element/@attribute=text</text:p>
      <text:p text:style-name="Текст_20_1">Программа не осуществляет анализ каких-либо значений, воспринимает и обрабатывает все значения как текст.</text:p>
      <text:list xml:id="list39306447" text:continue-numbering="true" text:style-name="Numbering_20_1">
        <text:list-item>
          <text:list>
            <text:list-item>
              <text:h text:style-name="Heading_20_2" text:outline-level="2"><text:span text:style-name="Нереализовано">(–)</text:span> Описание пути (избранное из XPath)</text:h>
              <text:list>
                <text:list-item>
                  <text:h text:style-name="Heading_20_3" text:outline-level="3"><text:span text:style-name="Нереализовано">(–)</text:span> "/"</text:h>
                </text:list-item>
              </text:list>
            </text:list-item>
          </text:list>
        </text:list-item>
      </text:list>
      <text:p text:style-name="Текст_20_3">Корневой элемент. Корнем является не элемент-документ, а сам документ, как это и принято в XPath. Таким образом, в последствие будет возможно работать и с комментариями и инструкциями по обработке вне элемента-документа.</text:p>
      <text:p text:style-name="Текст_20_3">Путь, начинающийся с "/", является абсолютным.</text:p>
      <text:list xml:id="list39303737" text:continue-numbering="true" text:style-name="Numbering_20_1">
        <text:list-item>
          <text:list>
            <text:list-item>
              <text:list>
                <text:list-item>
                  <text:h text:style-name="Heading_20_3" text:outline-level="3"><text:span text:style-name="Нереализовано">(–)</text:span> "имя"</text:h>
                </text:list-item>
              </text:list>
            </text:list-item>
          </text:list>
        </text:list-item>
      </text:list>
      <text:p text:style-name="Текст_20_3">Определяет элемент с заданным именем. В XML регистр символов не игнорируется.</text:p>
      <text:list xml:id="list39281263" text:continue-numbering="true" text:style-name="Numbering_20_1">
        <text:list-item>
          <text:list>
            <text:list-item>
              <text:list>
                <text:list-item>
                  <text:h text:style-name="Heading_20_3" text:outline-level="3"><text:span text:style-name="Нереализовано">(–)</text:span> "@имя"</text:h>
                </text:list-item>
              </text:list>
            </text:list-item>
          </text:list>
        </text:list-item>
      </text:list>
      <text:p text:style-name="Текст_20_3">Определяет атрибут с заданным именем.</text:p>
      <text:list xml:id="list39287776" text:continue-numbering="true" text:style-name="Numbering_20_1">
        <text:list-item>
          <text:list>
            <text:list-item>
              <text:list>
                <text:list-item>
                  <text:h text:style-name="Heading_20_3" text:outline-level="3"><text:span text:style-name="Нереализовано">(–)</text:span> ".."</text:h>
                </text:list-item>
              </text:list>
            </text:list-item>
          </text:list>
        </text:list-item>
      </text:list>
      <text:p text:style-name="Текст_20_3">Псевдо-элемент пути, адресующий родительский элемент.</text:p>
      <text:list xml:id="list39302914" text:continue-numbering="true" text:style-name="Numbering_20_1">
        <text:list-item>
          <text:list>
            <text:list-item>
              <text:list>
                <text:list-item>
                  <text:h text:style-name="Heading_20_3" text:outline-level="3"><text:span text:style-name="Нереализовано">(–)</text:span> путь</text:h>
                </text:list-item>
              </text:list>
            </text:list-item>
          </text:list>
        </text:list-item>
      </text:list>
      <text:p text:style-name="Текст_20_3">Путь к произвольному элементу/атрибуту может быть задан с помощью последовательного перечисления его предков слева направо. Имя каждого предка отделяется прямым слешем.</text:p>
      <text:p text:style-name="Текст_20_3">У атрибутов не бывает потомков, поэтому они могут встретиться только в конце пути.</text:p>
      <text:p text:style-name="Текст_20_3">Абсолютный путь применим и в заголовке секции и в именах ключей, а относительный<text:span text:style-name="T26"> — только в именах ключей, так как нарочно не предусмотрен параметр вроде DefaultElement.</text:span></text:p>
      <text:list xml:id="list39286318" text:continue-numbering="true" text:style-name="Numbering_20_1">
        <text:list-item>
          <text:list>
            <text:list-item>
              <text:h text:style-name="Heading_20_2" text:outline-level="2"><text:soft-page-break/><text:span text:style-name="Нереализовано">(–)</text:span> Заголовок</text:h>
            </text:list-item>
          </text:list>
        </text:list-item>
      </text:list>
      <text:p text:style-name="Текст_20_2">В заголовке секции как обычно нужно указать файл, над которым осуществляется действие, а также базовый элемент, применяемый, если для конкретного элемента задан относительный путь. Каждый ключ секции соответствует одному элементу или атрибуту. Значение записывается через "=":</text:p>
      <text:list xml:id="list39293481" text:continue-numbering="true" text:style-name="Numbering_20_1">
        <text:list-item>
          <text:list>
            <text:list-item>
              <text:list>
                <text:list-item>
                  <text:h text:style-name="Heading_20_3" text:outline-level="3"><text:span text:style-name="Нереализовано">(–)</text:span> [x&lt;действие&gt;|&lt;XML-файл&gt;|&lt;базовый элемент&gt;]</text:h>
                </text:list-item>
              </text:list>
            </text:list-item>
          </text:list>
        </text:list-item>
      </text:list>
      <text:p text:style-name="Текст_20_3">Поиск файла осуществляется по общей схеме с учётом DefaultDirectory и DefaultFile. </text:p>
      <text:p text:style-name="Текст_20_3">Поле "базовый элемент" может содержать только наипростейший XPath-адрес и только абсолютный. Если поле пусто, подразумевается "/", то есть корень дерева XML-документа.</text:p>
      <text:list xml:id="list39284784" text:continue-numbering="true" text:style-name="Numbering_20_1">
        <text:list-item>
          <text:list>
            <text:list-item>
              <text:h text:style-name="Heading_20_2" text:outline-level="2"><text:span text:style-name="Нереализовано">(–)</text:span> Действия</text:h>
            </text:list-item>
          </text:list>
        </text:list-item>
      </text:list>
      <text:p text:style-name="Текст_20_2">В силу того что структура XML-файлов гораздо сложнее структуры INI-файлов, набор действия здесь не столь богат, а смысл одноимённых иногда сильно различается.</text:p>
      <text:list xml:id="list39306463" text:continue-numbering="true" text:style-name="Numbering_20_1">
        <text:list-item>
          <text:list>
            <text:list-item>
              <text:list>
                <text:list-item>
                  <text:h text:style-name="Heading_20_3" text:outline-level="3"><text:span text:style-name="Нереализовано">(–)</text:span> r</text:h>
                </text:list-item>
              </text:list>
            </text:list-item>
          </text:list>
        </text:list-item>
      </text:list>
      <text:p text:style-name="Текст_20_3"><text:span text:style-name="T20">Обычная перезапись</text:span>. Ветка документа, начиная от базового элемента уничтожается, а вместо неё создаётся новая ветка на основании ключей секции.</text:p>
      <text:p text:style-name="Текст_20_3">Так как синтаксис этих секций гораздо скуднее синтаксиса XML-файлов, данная операция может привести к потери некоторых данных (например, комментариев и инструкций по обработке).</text:p>
      <text:p text:style-name="Текст_20_3">Если базовый элемент задан, например, как "/" (или просто опущен), такая x-секция, очевидно, приведёт к полному пересозданию документа.</text:p>
      <text:p text:style-name="Текст_20_3">При создании элементов/атрибутов при необходимости создаются и все промежуточные элементы.</text:p>
      <text:list xml:id="list39300216" text:continue-numbering="true" text:style-name="Numbering_20_1">
        <text:list-item>
          <text:list>
            <text:list-item>
              <text:list>
                <text:list-item>
                  <text:h text:style-name="P39" text:outline-level="3"><text:span text:style-name="Нереализовано">(–)</text:span> m</text:h>
                </text:list-item>
              </text:list>
            </text:list-item>
          </text:list>
        </text:list-item>
      </text:list>
      <text:p text:style-name="Текст_20_3"><text:span text:style-name="T20">Обычное слияние</text:span>. Уже имеющиеся элементы и атрибуты, не упоминаемые в пресете, остаются без изменения. Совпадающие элементы и атрибуты обновляются значениями из пресета. Элементы и атрибуты из пресета, отсутствующие в целевом XML-ф<text:span text:style-name="T10">айле, вставляются в него (после имеющихся)</text:span>.</text:p>
      <text:p text:style-name="Текст_20_3">При создании элементов/атрибутов при необходимости создаются и все промежуточные элементы.</text:p>
      <text:list xml:id="list39284463" text:continue-numbering="true" text:style-name="Numbering_20_1">
        <text:list-item>
          <text:list>
            <text:list-item>
              <text:list>
                <text:list-item>
                  <text:h text:style-name="P37" text:outline-level="3"><text:span text:style-name="Нереализовано">(–)</text:span> x</text:h>
                </text:list-item>
              </text:list>
            </text:list-item>
          </text:list>
        </text:list-item>
      </text:list>
      <text:p text:style-name="Текст_20_3"><text:span text:style-name="T20">Взаимная перезапись</text:span> <text:span text:style-name="T1">(</text:span>обмен<text:span text:style-name="T1">).</text:span> Содержимое указанных элементов и значения указанных атрибутов в целевом файле и в секции пресета целиком меняются местами.</text:p>
      <text:p text:style-name="Текст_20_3">Если базовый элемент задан, например, как "/" (или просто опущен), такая x-секция, очевидно, приведёт к полному пересозданию документа, причём пресет будет вставлена почти полная опись XML-файла (только элементы и их атрибуты).</text:p>
      <text:p text:style-name="Текст_20_3">При этом никакой оптимизации не производится. То есть количество строк <text:soft-page-break/>в полученной x-секции будет равно сумме элементов и атрибутов.</text:p>
      <text:list xml:id="list39288117" text:continue-numbering="true" text:style-name="Numbering_20_1">
        <text:list-item>
          <text:list>
            <text:list-item>
              <text:list>
                <text:list-item>
                  <text:h text:style-name="P37" text:outline-level="3"><text:span text:style-name="Нереализовано">(–)</text:span> a</text:h>
                </text:list-item>
              </text:list>
            </text:list-item>
          </text:list>
        </text:list-item>
      </text:list>
      <text:p text:style-name="Текст_20_3"><text:span text:style-name="T20">Добавление</text:span>. Из пресета берутся и вставляются только отсутствующие в целевом XML-ф<text:span text:style-name="T10">айле</text:span> элементы и атрибуты. Новые элементы и атрибуты вставляются после имеющихся.</text:p>
      <text:p text:style-name="Текст_20_3">При создании элементов/атрибутов при необходимости создаются и все промежуточные элементы.</text:p>
      <text:list xml:id="list39275795" text:continue-numbering="true" text:style-name="Numbering_20_1">
        <text:list-item>
          <text:list>
            <text:list-item>
              <text:list>
                <text:list-item>
                  <text:h text:style-name="P37" text:outline-level="3"><text:span text:style-name="Нереализовано">(–)</text:span> d</text:h>
                </text:list-item>
              </text:list>
            </text:list-item>
          </text:list>
        </text:list-item>
      </text:list>
      <text:p text:style-name="Текст_20_3"><text:span text:style-name="T20">Удаление</text:span>. <text:span text:style-name="T10">И</text:span>з целевого XML-ф<text:span text:style-name="T10">айла</text:span> удаляются элементы/атрибуты, указанные в пресе<text:span text:style-name="T23">те.</text:span></text:p>
      <text:p text:style-name="Текст_20_3">Если задано только имя элемента/атриута (без знака «=»), то происходит безусловное удаление. Если знак «=» присутствует, то удаление произойдёт только если данный элемент/атрибут содержит указанное значение (пусть даже пустое).</text:p>
      <text:list xml:id="list39303773" text:continue-numbering="true" text:style-name="Numbering_20_1">
        <text:list-item>
          <text:list>
            <text:list-item>
              <text:list>
                <text:list-item>
                  <text:h text:style-name="P37" text:outline-level="3"><text:span text:style-name="Нереализовано">(–)</text:span> D</text:h>
                </text:list-item>
              </text:list>
            </text:list-item>
          </text:list>
        </text:list-item>
      </text:list>
      <text:p text:style-name="Текст_20_3"><text:span text:style-name="T13">Условное удаление элемента</text:span>. В целевом XML-ф<text:span text:style-name="T10">айле удаляется элемент, заданный в базовом элементе в заголовке.</text:span></text:p>
      <text:p text:style-name="Текст_20_3">Ключи рассматриваются как условия удаления. Если ключи отсутствуют вообще, произойдёт безусловное удаление (то есть действие аналогично [xd.., но для единственного элемента).</text:p>
      <text:p text:style-name="Текст_20_3">Если задан хотя бы один ключ, это воспринимается как условие удаления. Элемент удаляется, только если указанные элементы/атрибуты имеются в целевом файле (возможно, с указанными значениями). При этом вполне можно проверить наличие элементов/атрибутов, не являющимися потомками комментируемого элемента. Для этого можно использовать абсолютные пути или псевдо-элемент пути "..".</text:p>
      <text:p text:style-name="Текст_20_3">Если задано только имя ключа (без знака «=»), то значение элемента/атрибута не учитывается. Если знак «=» присутствует, то учитывается значение (пусть даже пустое).</text:p>
      <text:list xml:id="list39302400" text:continue-numbering="true" text:style-name="Numbering_20_1">
        <text:list-item>
          <text:list>
            <text:list-item>
              <text:list>
                <text:list-item>
                  <text:h text:style-name="Heading_20_3" text:outline-level="3"><text:span text:style-name="Нереализовано"><text:span text:style-name="T1">(–)</text:span></text:span><text:span text:style-name="T1"> c&lt;</text:span><text:span text:style-name="T10">режим</text:span><text:span text:style-name="T1">&gt;</text:span></text:h>
                </text:list-item>
              </text:list>
            </text:list-item>
          </text:list>
        </text:list-item>
      </text:list>
      <text:p text:style-name="Текст_20_3"><text:span text:style-name="T13">Комментирование элемента</text:span>. В целевом XML-ф<text:span text:style-name="T10">айле комментируется указанный элемент целиком</text:span><text:span text:style-name="T23">. Комментирование заключается в добавлении "&lt;!--" перед открывающим тегом элемента и "--&gt;"</text:span><text:span text:style-name="T26"> — </text:span><text:span text:style-name="T23">после закрывающего тега.</text:span></text:p>
      <text:p text:style-name="Текст_20_3">Комментировать можно только элементы.</text:p>
      <text:p text:style-name="Текст_20_3">Если ключи отсутствуют вообще, секция лишена смысла и игнорируется.</text:p>
      <text:p text:style-name="Текст_20_3">Режимы аналогичны пункту 5.2.7.</text:p>
      <text:list xml:id="list39301634" text:continue-numbering="true" text:style-name="Numbering_20_1">
        <text:list-item>
          <text:list>
            <text:list-item>
              <text:list>
                <text:list-item>
                  <text:h text:style-name="Heading_20_3" text:outline-level="3"><text:span text:style-name="Нереализовано"><text:span text:style-name="T1">(–)</text:span></text:span><text:span text:style-name="T1"> C&lt;</text:span><text:span text:style-name="T10">режим</text:span><text:span text:style-name="T1">&gt;</text:span></text:h>
                </text:list-item>
              </text:list>
            </text:list-item>
          </text:list>
        </text:list-item>
      </text:list>
      <text:p text:style-name="Текст_20_3"><text:span text:style-name="T13">Условное комментирование элемента</text:span>. В целевом XML-ф<text:span text:style-name="T10">айле комментируется элемент, заданный в базовом элементе в заголовке.</text:span><text:span text:style-name="T23"> Комментирование заключается в добавлении "&lt;!--" перед открывающим тегом элемента и </text:span><text:span text:style-name="T23">"--&gt;" — <text:s/>после закрывающего тега.</text:span></text:p>
      <text:p text:style-name="Текст_20_3">Ключи рассматриваются как условия комментирования. Если ключи отсут<text:soft-page-break/>ствуют вообще, произойдёт безусловное комментирование (то есть действие аналогично [xc.., но для единственного элемента).</text:p>
      <text:p text:style-name="Текст_20_3">Если задан хотя бы один ключ, это воспринимается как условие комментирования. Элемент комментируется, только если указанные элементы/атрибуты имеются в целевом файле (возможно, с указанными значениями). При этом вполне можно проверить наличие элементов/атрибутов, не являющимися потомками комментируемого элемента. Для этого можно использовать абсолютные пути или псевдо-элемент пути "..".</text:p>
      <text:p text:style-name="Текст_20_3">Если задано только имя ключа (без знака «=»), то значение элемента/атрибута не учитывается. Если знак «=» присутствует, то учитывается значение (пусть даже пустое).</text:p>
      <text:p text:style-name="Текст_20_3">Режимы аналогичны пункту 5.2.7.</text:p>
      <text:list xml:id="list39294707" text:continue-numbering="true" text:style-name="Numbering_20_1">
        <text:list-item>
          <text:list>
            <text:list-item>
              <text:list>
                <text:list-item>
                  <text:h text:style-name="P37" text:outline-level="3"><text:span text:style-name="Нереализовано">(–)</text:span> n</text:h>
                </text:list-item>
              </text:list>
            </text:list-item>
          </text:list>
        </text:list-item>
      </text:list>
      <text:p text:style-name="Текст_20_3"><text:span text:style-name="T13">Переименование</text:span>. <text:span text:style-name="T23">В целевом XML-ф</text:span><text:span text:style-name="T14">айле элементы и/или атрибуты, указанные в пресете, переименовываются в заданные значения</text:span><text:span text:style-name="T23">.</text:span></text:p>
      <text:p text:style-name="Текст_20_3">Значение не может быть опущено. В противном случае указанный ключ игнорируется, а в лог заносится сообщение на уровне 2 — неверный синтаксис секции.</text:p>
      <text:p text:style-name="Пример_20_3">[xn|some.xml|path/baseelement]</text:p>
      <text:p text:style-name="Пример_20_3">path/element=newname</text:p>
      <text:p text:style-name="Пример_20_3">path/element/@attribute=newname</text:p>
      <text:p text:style-name="Пример_20_3">...</text:p>
      <text:p text:style-name="Текст_20_3"/>
      <text:h text:style-name="P50" text:outline-level="2">Примеры</text:h>
      <text:h text:style-name="P36" text:outline-level="3">Пример №1</text:h>
      <text:p text:style-name="Текст_20_3"/>
      <text:list xml:id="list39300146" text:continue-numbering="true" text:style-name="Numbering_20_1">
        <text:list-item>
          <text:h text:style-name="P44" text:outline-level="1"><text:span text:style-name="Незавершено">(±)</text:span> Файловые операции</text:h>
        </text:list-item>
      </text:list>
      <text:p text:style-name="Текст_20_1"><text:span text:style-name="T10">Секции для работы с файлами предваряются буквой «</text:span><text:span text:style-name="T2">f</text:span><text:span text:style-name="T10">».</text:span></text:p>
      <text:p text:style-name="Текст_20_1">Файловые операции (f-секции): особые секции с особым синтаксисом записи "ключей". В таких секциях можно определить различные действия над файлами: удаления, перемещение, копирование и т.д.</text:p>
      <text:p text:style-name="Текст_20_1">Файловые секции позволяют работать не только с файлами, но и с папками (практически с тем же синтаксисом).</text:p>
      <text:p text:style-name="Текст_20_1">Так как количество секций ни чем не ограниченно, с помощью данных операций можно запрограммировать любые мыслимые манипуляции с файловой системой.</text:p>
      <text:p text:style-name="Текст_20_1">Для удобства предусмотрены два вида f-секций: общие и конкретизированные. Например:</text:p>
      <text:p text:style-name="Пример_20_1">[f|%COMMANDER_PATH%\kITUP\Files\Bars|%COMMANDER_PATH%\Bars]</text:p>
      <text:p text:style-name="Пример_20_1">...</text:p>
      <text:p text:style-name="Пример_20_1">[fC|%COMMANDER_PATH%\kITUP\Files\Bars|%COMMANDER_PATH%\Bars]</text:p>
      <text:p text:style-name="Пример_20_1">...</text:p>
      <text:p text:style-name="Текст_20_1">Кроме того, некоторые действия не оперируют "исходной" и "целевой" папками, им достаточно указания одной, "рабочей" папки. Такие секции и действия назовём стационарными, а остальные<text:span text:style-name="T23"> — направленными.</text:span></text:p>
      <text:p text:style-name="Текст_20_1">Внимание. Если в общей направленной f-секции задано стационарное действие, то "рабочей" папкой будет считаться "целевая" папка! Использовать направленные действия в стационарных f-секциях запрещено.</text:p>
      <text:list xml:id="list39278707" text:continue-numbering="true" text:style-name="Numbering_20_1">
        <text:list-item>
          <text:list>
            <text:list-item>
              <text:h text:style-name="Heading_20_2" text:outline-level="2"><text:span text:style-name="Незавершено">(±)</text:span> Заголовок</text:h>
            </text:list-item>
          </text:list>
        </text:list-item>
      </text:list>
      <text:p text:style-name="Текст_20_2">В заголовке секции нужно указать пути к папкам источника и целевой папки. Здесь пути обрабатываются по общей схеме, то есть могут быть относительными (принимается во внимание DefaultDirectory).</text:p>
      <text:list xml:id="list39298851" text:continue-numbering="true" text:style-name="Numbering_20_1">
        <text:list-item>
          <text:list>
            <text:list-item>
              <text:list>
                <text:list-item>
                  <text:h text:style-name="Heading_20_3" text:outline-level="3"><text:span text:style-name="Реализовано">(+)</text:span> [f|&lt;исходная_папка&gt;|&lt;целевая_папка&gt;]</text:h>
                </text:list-item>
              </text:list>
            </text:list-item>
          </text:list>
        </text:list-item>
      </text:list>
      <text:p text:style-name="Текст_20_3">Общая направленная f-секция. Внутри такой секции могут описываться любые манипуляции с файлами, где участвуют две папки. При этом в каждой строке нужно будет отдельно указывать, какое действие нужно выполнить.</text:p>
      <text:p text:style-name="Текст_20_3">Внутри таких секций используется особый синтаксис ключей (без "=").</text:p>
      <text:list xml:id="list39303788" text:continue-numbering="true" text:style-name="Numbering_20_1">
        <text:list-item>
          <text:list>
            <text:list-item>
              <text:list>
                <text:list-item>
                  <text:h text:style-name="Heading_20_3" text:outline-level="3"><text:span text:style-name="Реализовано"><text:span text:style-name="T34">(+)</text:span></text:span> [f|&lt;рабочая_папка&gt;]</text:h>
                </text:list-item>
              </text:list>
            </text:list-item>
          </text:list>
        </text:list-item>
      </text:list>
      <text:p text:style-name="Текст_20_3">Общая стационарная f-секция. Внутри такой секции могут описываться любые манипуляции с файлами, где участвует одна папка. При этом в каждой строке нужно будет отдельно указывать, какое действие нужно выполнить.</text:p>
      <text:p text:style-name="Текст_20_3">Внутри таких секций используется особый синтаксис ключей (без "=").</text:p>
      <text:list xml:id="list39277944" text:continue-numbering="true" text:style-name="Numbering_20_1">
        <text:list-item>
          <text:list>
            <text:list-item>
              <text:list>
                <text:list-item>
                  <text:h text:style-name="Heading_20_3" text:outline-level="3"><text:span text:style-name="Реализовано">(+)</text:span> [f&lt;действие&gt;|&lt;исходная_папка&gt;|&lt;целевая_папка&gt;]</text:h>
                </text:list-item>
              </text:list>
            </text:list-item>
          </text:list>
        </text:list-item>
      </text:list>
      <text:p text:style-name="Текст_20_3">Конкретизированная направленная f-секция. Действие задаётся однажды для всех файлов, перечисленных внутри секции.</text:p>
      <text:p text:style-name="Текст_20_3">Внутри таких секций используется обычный ini-синтаксис. Но в ряде случаев не придётся или будет запрещено указывать что-либо после символа <text:soft-page-break/>"=", да и сам этот символ.</text:p>
      <text:list xml:id="list39275723" text:continue-numbering="true" text:style-name="Numbering_20_1">
        <text:list-item>
          <text:list>
            <text:list-item>
              <text:list>
                <text:list-item>
                  <text:h text:style-name="Heading_20_3" text:outline-level="3"><text:span text:style-name="Реализовано"><text:span text:style-name="T34">(+)</text:span></text:span> [f&lt;действие&gt;|&lt;рабочая_папка&gt;]</text:h>
                </text:list-item>
              </text:list>
            </text:list-item>
          </text:list>
        </text:list-item>
      </text:list>
      <text:p text:style-name="Текст_20_3">Конкретизированная стационарная f-секция. Действие задаётся однажды для всех файлов, перечисленных внутри секции.</text:p>
      <text:p text:style-name="Текст_20_3">Внутри таких секций используется обычный ini-синтаксис. Но в ряде случаев не придётся или будет запрещено указывать что-либо после символа "=", да и сам этот символ.</text:p>
      <text:p text:style-name="P14">Некоторые типы действий могут использоваться в разных видах секций<text:span text:style-name="T1">: </text:span>и в направленных, и в стационарных. Обобщая, можно сказать, что стационарная секция — это направленная секция, в которой исходная и целевая папка совпадают.</text:p>
      <text:list xml:id="list39286750" text:continue-numbering="true" text:style-name="Numbering_20_1">
        <text:list-item>
          <text:list>
            <text:list-item>
              <text:list>
                <text:list-item>
                  <text:h text:style-name="Heading_20_3" text:outline-level="3"><text:span text:style-name="Реализовано">(+)</text:span> Папки по умолчанию</text:h>
                </text:list-item>
              </text:list>
            </text:list-item>
          </text:list>
        </text:list-item>
      </text:list>
      <text:p text:style-name="Текст_20_3">Как исходную, так и целевую (или рабочую) папку можно опустить. В этом случае можно полагаться либо на DefaultDirectory, либо задавать пути с соответствующей стороны абсолютно.</text:p>
      <text:p text:style-name="Текст_20_3">Если имена файлов в ключах снабжены путями, папки, указанные в заголовке секции будут игнорироваться. Более того, они вообще могут быть опущены в таком случае.</text:p>
      <text:p text:style-name="Текст_20_3">Это относится и к общим, и к конкретизированным f-секциям.</text:p>
      <text:list xml:id="list39306301" text:continue-numbering="true" text:style-name="Numbering_20_1">
        <text:list-item>
          <text:list>
            <text:list-item>
              <text:list>
                <text:list-item>
                  <text:list>
                    <text:list-item>
                      <text:h text:style-name="Heading_20_4" text:outline-level="4"><text:span text:style-name="Реализовано">(+)</text:span> [f&lt;возможно,действие&gt;|]</text:h>
                    </text:list-item>
                  </text:list>
                </text:list-item>
              </text:list>
            </text:list-item>
          </text:list>
        </text:list-item>
      </text:list>
      <text:p text:style-name="Текст_20_4">Рабочая папка равна текущему содержимому DefaultDirectory.</text:p>
      <text:list xml:id="list39302220" text:continue-numbering="true" text:style-name="Numbering_20_1">
        <text:list-item>
          <text:list>
            <text:list-item>
              <text:list>
                <text:list-item>
                  <text:list>
                    <text:list-item>
                      <text:h text:style-name="Heading_20_4" text:outline-level="4"><text:span text:style-name="Реализовано">(+)</text:span> [f&lt;возможно,действие&gt;|&lt;исходная_папка&gt;|]</text:h>
                    </text:list-item>
                  </text:list>
                </text:list-item>
              </text:list>
            </text:list-item>
          </text:list>
        </text:list-item>
      </text:list>
      <text:p text:style-name="Текст_20_4">Целевая папка равна текущему содержимому DefaultDirectory.</text:p>
      <text:list xml:id="list39283403" text:continue-numbering="true" text:style-name="Numbering_20_1">
        <text:list-item>
          <text:list>
            <text:list-item>
              <text:list>
                <text:list-item>
                  <text:list>
                    <text:list-item>
                      <text:h text:style-name="Heading_20_4" text:outline-level="4"><text:span text:style-name="Реализовано">(+)</text:span> [f&lt;возможно,действие&gt;||&lt;целевая_папка&gt;]</text:h>
                    </text:list-item>
                  </text:list>
                </text:list-item>
              </text:list>
            </text:list-item>
          </text:list>
        </text:list-item>
      </text:list>
      <text:p text:style-name="Текст_20_4">Исходная папка равна текущему содержимому DefaultDirectory.</text:p>
      <text:list xml:id="list39280824" text:continue-numbering="true" text:style-name="Numbering_20_1">
        <text:list-item>
          <text:list>
            <text:list-item>
              <text:list>
                <text:list-item>
                  <text:list>
                    <text:list-item>
                      <text:h text:style-name="Heading_20_4" text:outline-level="4"><text:span text:style-name="Реализовано"><text:span text:style-name="T1">(+)</text:span></text:span> [f&lt;возможно,действие&gt;||]</text:h>
                    </text:list-item>
                  </text:list>
                </text:list-item>
              </text:list>
            </text:list-item>
          </text:list>
        </text:list-item>
      </text:list>
      <text:p text:style-name="Текст_20_4">Исходная и целевая папки равны текущему содержимому DefaultDirectory.</text:p>
      <text:list xml:id="list39283299" text:continue-numbering="true" text:style-name="Numbering_20_1">
        <text:list-item>
          <text:list>
            <text:list-item>
              <text:h text:style-name="P53" text:outline-level="2"><text:span text:style-name="Нереализовано">(</text:span><text:span text:style-name="Незавершено">±</text:span><text:span text:style-name="Нереализовано">)</text:span> <text:span text:style-name="T10">Генерация имён и п</text:span>еременные окружения</text:h>
            </text:list-item>
          </text:list>
        </text:list-item>
      </text:list>
      <text:p text:style-name="Текст_20_2">В именах исходных файлов можно использовать не только абсолютные и относительные пути, но и маски.</text:p>
      <text:p text:style-name="Текст_20_2">Маски позволяют в одной строке описать манипуляцию над множеством файлов.</text:p>
      <text:list xml:id="list39298046" text:continue-numbering="true" text:style-name="Numbering_20_1">
        <text:list-item>
          <text:list>
            <text:list-item>
              <text:list>
                <text:list-item>
                  <text:h text:style-name="Heading_20_3" text:outline-level="3"><text:span text:style-name="Нереализовано"><text:span text:style-name="T33">(+)</text:span></text:span> ?</text:h>
                </text:list-item>
              </text:list>
            </text:list-item>
          </text:list>
        </text:list-item>
      </text:list>
      <text:p text:style-name="Текст_20_3">Соответствует любому одиночному символу.</text:p>
      <text:list xml:id="list39282827" text:continue-numbering="true" text:style-name="Numbering_20_1">
        <text:list-item>
          <text:list>
            <text:list-item>
              <text:list>
                <text:list-item>
                  <text:h text:style-name="Heading_20_3" text:outline-level="3"><text:span text:style-name="Нереализовано"><text:span text:style-name="T33">(+)</text:span></text:span> *</text:h>
                </text:list-item>
              </text:list>
            </text:list-item>
          </text:list>
        </text:list-item>
      </text:list>
      <text:p text:style-name="Текст_20_3">Соответствует любому (в том числе нулевому) количеству любых символов.</text:p>
      <text:p text:style-name="Текст_20_2">Маски можно применять лишь при указании исходных файлов, но не целевых. Это значит, что все конструкции определённым образом видоизменяются, если в них применяются маски. <text:span text:style-name="T10">Обычно это означает запрет на указание целевого имени, например:</text:span></text:p>
      <text:p text:style-name="P33"><text:soft-page-break/>[f|C:\Src|D:\Dest]</text:p>
      <text:p text:style-name="P33">*|C|</text:p>
      <text:p text:style-name="P33">[fm|C:\Src|D:\Dest]</text:p>
      <text:p text:style-name="P33">oldarch.r??</text:p>
      <text:p text:style-name="P33">[fd|C:\Sources|D:\Headers]</text:p>
      <text:p text:style-name="Пример_20_2"><text:span text:style-name="T10">*.</text:span><text:span text:style-name="T1">cpp|*.h</text:span></text:p>
      <text:p text:style-name="Текст_20_2">Путь и имя файла/папки может содержать любое количество переменных окружения в любом месте (даже включая обратный слеш — он будет правильно учтён).</text:p>
      <text:list xml:id="list39298875" text:continue-numbering="true" text:style-name="Numbering_20_1">
        <text:list-item>
          <text:list>
            <text:list-item>
              <text:list>
                <text:list-item>
                  <text:h text:style-name="Heading_20_3" text:outline-level="3"><text:span text:style-name="Нереализовано"><text:span text:style-name="T33">(+)</text:span></text:span> %<text:span text:style-name="T1">EXISTING_VARIABLE%</text:span></text:h>
                </text:list-item>
              </text:list>
            </text:list-item>
          </text:list>
        </text:list-item>
      </text:list>
      <text:p text:style-name="Текст_20_3"><text:span text:style-name="T10">Заменяется на значение существующей переменной окружения. </text:span>Переменные окружения, как обычно, заключаются в символы "%". Замена производится за один проход.</text:p>
      <text:p text:style-name="Текст_20_3">Регистр в переменных не учитывается.</text:p>
      <text:list xml:id="list39281876" text:continue-numbering="true" text:style-name="Numbering_20_1">
        <text:list-item>
          <text:list>
            <text:list-item>
              <text:list>
                <text:list-item>
                  <text:h text:style-name="Heading_20_3" text:outline-level="3"><text:span text:style-name="Нереализовано">(–)</text:span> %<text:span text:style-name="T1">NOT_EXISTING_VARIABLE%</text:span></text:h>
                </text:list-item>
              </text:list>
            </text:list-item>
          </text:list>
        </text:list-item>
      </text:list>
      <text:p text:style-name="Текст_20_3">Если указанная переменная не зарегистрирована в окружении, то вместо конструкции вставляется пустая строка.</text:p>
      <text:list xml:id="list39297790" text:continue-numbering="true" text:style-name="Numbering_20_1">
        <text:list-item>
          <text:list>
            <text:list-item>
              <text:list>
                <text:list-item>
                  <text:h text:style-name="Heading_20_3" text:outline-level="3"><text:span text:style-name="Нереализовано">(–)</text:span> %<text:span text:style-name="T1">%</text:span></text:h>
                </text:list-item>
              </text:list>
            </text:list-item>
          </text:list>
        </text:list-item>
      </text:list>
      <text:p text:style-name="Текст_20_3">Сочетание "%%" заменяется на "%" и лишается особого смысла.</text:p>
      <text:p text:style-name="Текст_20_2">Переменные окружения берутся из актуального окружения программы — анализатора up-файлов. Если требуется задать какие-либо дополнительные пользовательские/системные переменные, это нужно сделать в вызывающем процессе ДО запуска программы-анализатора. Программа-анализатор не реагирует на системный сигнал об изменении переменных окружения. В качестве альтернативы<text:span text:style-name="T10"> в языке </text:span><text:span text:style-name="T1">UP </text:span><text:span text:style-name="T10">предусмотрены конструкции для модификации окружения.</text:span></text:p>
      <text:list xml:id="list39294924" text:continue-numbering="true" text:style-name="Numbering_20_1">
        <text:list-item>
          <text:list>
            <text:list-item>
              <text:h text:style-name="Heading_20_2" text:outline-level="2"><text:span text:style-name="Реализовано">(+)</text:span> Ключи</text:h>
            </text:list-item>
          </text:list>
        </text:list-item>
      </text:list>
      <text:p text:style-name="Текст_20_2">Синтаксис ключей f-секции зависит от её вида: общая или конкретизированная.</text:p>
      <text:p text:style-name="Текст_20_2">В ключах вместо разделителя "=" придётся использовать "|", так как символ "=" допустим в именах файлов и папок.</text:p>
      <text:list xml:id="list39300855" text:continue-numbering="true" text:style-name="Numbering_20_1">
        <text:list-item>
          <text:list>
            <text:list-item>
              <text:list>
                <text:list-item>
                  <text:h text:style-name="Heading_20_3" text:outline-level="3"><text:span text:style-name="Реализовано">(+)</text:span> Общие направленные действия</text:h>
                </text:list-item>
              </text:list>
            </text:list-item>
          </text:list>
        </text:list-item>
      </text:list>
      <text:p text:style-name="Текст_20_3">В первом и последнем поле должны фигурировать объекты одинакового рода: либо два файла, либо две папки.</text:p>
      <text:list xml:id="list39304818" text:continue-numbering="true" text:style-name="Numbering_20_1">
        <text:list-item>
          <text:list>
            <text:list-item>
              <text:list>
                <text:list-item>
                  <text:list>
                    <text:list-item>
                      <text:h text:style-name="Heading_20_4" text:outline-level="4"><text:span text:style-name="Реализовано">(+)</text:span> &lt;имя1&gt;|&lt;действие&gt;|&lt;имя2&gt;</text:h>
                    </text:list-item>
                    <text:list-item>
                      <text:h text:style-name="Heading_20_4" text:outline-level="4"><text:span text:style-name="Реализовано">(+)</text:span> <text:span text:style-name="T1">&lt;папка1&gt;\|&lt;действие&gt;|&lt;папка2&gt;\</text:span></text:h>
                    </text:list-item>
                  </text:list>
                </text:list-item>
              </text:list>
            </text:list-item>
          </text:list>
        </text:list-item>
      </text:list>
      <text:p text:style-name="Текст_20_4">Крайнее левое поле строки указывается имя исходного файла (ищется в исходной папке), крайнее правое — целевого (ищется в целевой папке).</text:p>
      <text:p text:style-name="Текст_20_4">Символ, определяющий действие над указанными файлами, указывается между двумя разделителями, что обеспечивает наглядность, простоту парсинга и расширяемость.</text:p>
      <text:p text:style-name="Текст_20_4">Имена файлов могут как совпадать, так и нет. То есть, например, при копировании файла можно его заодно переименовать.</text:p>
      <text:p text:style-name="Текст_20_4"><text:soft-page-break/>Если имя заканчивается на "\", значит речь идёт о папке. Слеш должен присутствовать и в исходном, и в целевом имени.</text:p>
      <text:p text:style-name="Текст_20_4">Смысл действий для папок в целом совпадает со смыслом аналогичных действий над файлами. Даже термин "файл" обычно относится и к папкам тоже. Где это не так, будет упомянуто отдельно.</text:p>
      <text:list xml:id="list39301120" text:continue-numbering="true" text:style-name="Numbering_20_1">
        <text:list-item>
          <text:list>
            <text:list-item>
              <text:list>
                <text:list-item>
                  <text:list>
                    <text:list-item>
                      <text:h text:style-name="P56" text:outline-level="4"><text:span text:style-name="Реализовано"><text:span text:style-name="T36">(+)</text:span></text:span> &lt;<text:span text:style-name="T10">маска</text:span>&gt;|&lt;действие&gt;|</text:h>
                    </text:list-item>
                    <text:list-item>
                      <text:h text:style-name="P56" text:outline-level="4"><text:span text:style-name="Реализовано"><text:span text:style-name="T36">(+)</text:span></text:span> &lt;<text:span text:style-name="T10">маска</text:span>&gt;|&lt;действие&gt;|<text:span text:style-name="T1">&lt;</text:span><text:span text:style-name="T10">папка</text:span><text:span text:style-name="T1">&gt;\</text:span></text:h>
                    </text:list-item>
                  </text:list>
                </text:list-item>
              </text:list>
            </text:list-item>
          </text:list>
        </text:list-item>
      </text:list>
      <text:p text:style-name="Текст_20_4">Если в исходном имени использована маска, то указывать целевое имя запрещено. Маски применимы только к файлам. <text:span text:style-name="T10">Можно указать папку справа. В таком случае целевая папка, указанная в заголовке, игнорируется и может быть опущена.</text:span></text:p>
      <text:list xml:id="list39280264" text:continue-numbering="true" text:style-name="Numbering_20_1">
        <text:list-item>
          <text:list>
            <text:list-item>
              <text:list>
                <text:list-item>
                  <text:h text:style-name="Heading_20_3" text:outline-level="3"><text:span text:style-name="Реализовано">(+)</text:span> Общие стационарные действия</text:h>
                </text:list-item>
              </text:list>
            </text:list-item>
          </text:list>
        </text:list-item>
      </text:list>
      <text:p text:style-name="Текст_20_3">Стационарные действия оперируют одним файлом/папкой, поэтому в строке могут присутствовать, как оба имени, так и только одно из них. При этом действие применяется к отдельными файлам/папкам независимо, а значит, одно имя может задавать файл, а другое — папку.</text:p>
      <text:p text:style-name="Текст_20_3">Таким образом, возможны следующие варианты:</text:p>
      <text:list xml:id="list39280582" text:continue-numbering="true" text:style-name="Numbering_20_1">
        <text:list-item>
          <text:list>
            <text:list-item>
              <text:list>
                <text:list-item>
                  <text:list>
                    <text:list-item>
                      <text:h text:style-name="Heading_20_4" text:outline-level="4"><text:span text:style-name="Реализовано">(+)</text:span> &lt;имя1&gt;|&lt;действие&gt;|</text:h>
                    </text:list-item>
                    <text:list-item>
                      <text:h text:style-name="Heading_20_4" text:outline-level="4"><text:span text:style-name="Реализовано">(+)</text:span> &lt;<text:span text:style-name="T10">папка</text:span>1&gt;\|&lt;действие&gt;|</text:h>
                    </text:list-item>
                    <text:list-item>
                      <text:h text:style-name="Heading_20_4" text:outline-level="4"><text:span text:style-name="Реализовано">(+)</text:span> &lt;имя1&gt;|&lt;действие&gt;|&lt;имя2&gt;</text:h>
                    </text:list-item>
                    <text:list-item>
                      <text:h text:style-name="Heading_20_4" text:outline-level="4"><text:span text:style-name="Реализовано">(+)</text:span> &lt;имя1&gt;|&lt;действие&gt;|&lt;<text:span text:style-name="T10">папка</text:span>2&gt;\</text:h>
                    </text:list-item>
                    <text:list-item>
                      <text:h text:style-name="Heading_20_4" text:outline-level="4"><text:span text:style-name="Реализовано">(+)</text:span> &lt;<text:span text:style-name="T10">папка</text:span>1&gt;\|&lt;действие&gt;|&lt;имя2&gt;</text:h>
                    </text:list-item>
                    <text:list-item>
                      <text:h text:style-name="Heading_20_4" text:outline-level="4"><text:span text:style-name="Реализовано">(+)</text:span> &lt;<text:span text:style-name="T10">папка</text:span>1&gt;\|&lt;действие&gt;|&lt;<text:span text:style-name="T10">папка</text:span>2&gt;\</text:h>
                    </text:list-item>
                    <text:list-item>
                      <text:h text:style-name="Heading_20_4" text:outline-level="4"><text:span text:style-name="Реализовано">(+)</text:span> |&lt;действие&gt;|&lt;имя2&gt;</text:h>
                    </text:list-item>
                    <text:list-item>
                      <text:h text:style-name="Heading_20_4" text:outline-level="4"><text:span text:style-name="Реализовано">(+)</text:span> |&lt;действие&gt;|&lt;<text:span text:style-name="T10">папка</text:span>2&gt;\</text:h>
                    </text:list-item>
                    <text:list-item>
                      <text:h text:style-name="P56" text:outline-level="4"><text:span text:style-name="Нереализовано"><text:span text:style-name="T33">(+)</text:span></text:span> &lt;<text:span text:style-name="T10">маска1</text:span>&gt;|&lt;маска2&gt;</text:h>
                    </text:list-item>
                  </text:list>
                </text:list-item>
              </text:list>
            </text:list-item>
          </text:list>
        </text:list-item>
      </text:list>
      <text:p text:style-name="Текст_20_4">Так как файлы слева и справа обрабатываются независимо, маски могут присутствовать с обеих сторон или только с одной из сторон.</text:p>
      <text:list xml:id="list39301688" text:continue-numbering="true" text:style-name="Numbering_20_1">
        <text:list-item>
          <text:list>
            <text:list-item>
              <text:list>
                <text:list-item>
                  <text:h text:style-name="Heading_20_3" text:outline-level="3"><text:span text:style-name="Реализовано">(+)</text:span> Конкретизированные направленные действия</text:h>
                </text:list-item>
              </text:list>
            </text:list-item>
          </text:list>
        </text:list-item>
      </text:list>
      <text:p text:style-name="Текст_20_3">Так как, в заголовке уже указано выполняемое действие, а для многих действий имя целевого файла можно опустить, оставляя подразумеваемым, такие f-секции являются самыми компактными.</text:p>
      <text:list xml:id="list39289432" text:continue-numbering="true" text:style-name="Numbering_20_1">
        <text:list-item>
          <text:list>
            <text:list-item>
              <text:list>
                <text:list-item>
                  <text:list>
                    <text:list-item>
                      <text:h text:style-name="Heading_20_4" text:outline-level="4"><text:span text:style-name="Реализовано">(+)</text:span> &lt;имя&gt;</text:h>
                    </text:list-item>
                    <text:list-item>
                      <text:h text:style-name="Heading_20_4" text:outline-level="4"><text:span text:style-name="Реализовано">(+)</text:span> &lt;имя&gt;\</text:h>
                    </text:list-item>
                  </text:list>
                </text:list-item>
              </text:list>
            </text:list-item>
          </text:list>
        </text:list-item>
      </text:list>
      <text:p text:style-name="Текст_20_4">Такие строки функционально совпадают со строками в общей f-секции с опущенным целевым именем, но символ "|" тоже должен быть опущен.</text:p>
      <text:p text:style-name="Текст_20_4">Если это допустимо для конкретного действия, целевое имя совпадает с исходными именем (но, возможно, имеет другой путь).</text:p>
      <text:list xml:id="list39296463" text:continue-numbering="true" text:style-name="Numbering_20_1">
        <text:list-item>
          <text:list>
            <text:list-item>
              <text:list>
                <text:list-item>
                  <text:list>
                    <text:list-item>
                      <text:h text:style-name="Heading_20_4" text:outline-level="4"><text:span text:style-name="Реализовано">(+)</text:span> &lt;имя&gt;|&lt;имя&gt;</text:h>
                    </text:list-item>
                    <text:list-item>
                      <text:h text:style-name="Heading_20_4" text:outline-level="4"><text:span text:style-name="Реализовано">(+)</text:span> &lt;имя&gt;\|&lt;имя&gt;</text:h>
                    </text:list-item>
                  </text:list>
                </text:list-item>
              </text:list>
            </text:list-item>
          </text:list>
        </text:list-item>
      </text:list>
      <text:p text:style-name="Текст_20_4">Такие строки, функционально совпадают со строками в общей f-секции с <text:soft-page-break/>заданным целевым именем, но символ "|" тоже должен быть опущен.</text:p>
      <text:p text:style-name="Текст_20_4">Если это имеет смысл для конкретного действия, второе имя задаёт результирующее имя заданного объекта.</text:p>
      <text:list xml:id="list39305557" text:continue-numbering="true" text:style-name="Numbering_20_1">
        <text:list-item>
          <text:list>
            <text:list-item>
              <text:list>
                <text:list-item>
                  <text:list>
                    <text:list-item>
                      <text:h text:style-name="P56" text:outline-level="4"><text:span text:style-name="Нереализовано"><text:span text:style-name="T33">(+)</text:span></text:span> &lt;<text:span text:style-name="T10">маска1</text:span>&gt;</text:h>
                    </text:list-item>
                    <text:list-item>
                      <text:h text:style-name="P56" text:outline-level="4"><text:span text:style-name="Нереализовано"><text:span text:style-name="T33">(+)</text:span></text:span> &lt;<text:span text:style-name="T10">маска1</text:span>&gt;<text:span text:style-name="T1">|&lt;</text:span><text:span text:style-name="T10">папка</text:span><text:span text:style-name="T1">&gt;\</text:span></text:h>
                    </text:list-item>
                  </text:list>
                </text:list-item>
              </text:list>
            </text:list-item>
          </text:list>
        </text:list-item>
      </text:list>
      <text:p text:style-name="Текст_20_4">Если в исходном имени использована маска, то указывать целевое имя запрещено. Маски применимы только к файлам. <text:span text:style-name="T10">Можно указать папку справа. В таком случае целевая папка, указанная в заголовке, игнорируется и может быть опущена.</text:span></text:p>
      <text:list xml:id="list39282870" text:continue-numbering="true" text:style-name="Numbering_20_1">
        <text:list-item>
          <text:list>
            <text:list-item>
              <text:list>
                <text:list-item>
                  <text:h text:style-name="Heading_20_3" text:outline-level="3"><text:span text:style-name="Реализовано">(+)</text:span> Конкретизированные стационарные действия</text:h>
                </text:list-item>
              </text:list>
            </text:list-item>
          </text:list>
        </text:list-item>
      </text:list>
      <text:p text:style-name="Текст_20_3">Некоторые виды стационарных действий подразумевают, а другие не подразумевают указания кроме имени исходного файла и некой дополнительной информации. Таким образом, возможны два варианта синтаксиса.</text:p>
      <text:list xml:id="list39297446" text:continue-numbering="true" text:style-name="Numbering_20_1">
        <text:list-item>
          <text:list>
            <text:list-item>
              <text:list>
                <text:list-item>
                  <text:list>
                    <text:list-item>
                      <text:h text:style-name="Heading_20_4" text:outline-level="4"><text:span text:style-name="Реализовано">(+)</text:span> &lt;имя1&gt;</text:h>
                    </text:list-item>
                    <text:list-item>
                      <text:h text:style-name="Heading_20_4" text:outline-level="4"><text:span text:style-name="Реализовано">(+)</text:span> &lt;имя1&gt;\</text:h>
                    </text:list-item>
                  </text:list>
                </text:list-item>
              </text:list>
            </text:list-item>
          </text:list>
        </text:list-item>
      </text:list>
      <text:p text:style-name="Текст_20_4">Если действие не требует указание дополнительной информации для выполнения, то должно быть указано только имя файла, должен быть опущен символ "|".</text:p>
      <text:list xml:id="list39287501" text:continue-numbering="true" text:style-name="Numbering_20_1">
        <text:list-item>
          <text:list>
            <text:list-item>
              <text:list>
                <text:list-item>
                  <text:list>
                    <text:list-item>
                      <text:h text:style-name="Heading_20_4" text:outline-level="4"><text:span text:style-name="Реализовано">(+)</text:span> &lt;имя1&gt;|&lt;информация&gt;</text:h>
                    </text:list-item>
                    <text:list-item>
                      <text:h text:style-name="Heading_20_4" text:outline-level="4"><text:span text:style-name="Реализовано">(+)</text:span> &lt;имя1&gt;\|&lt;информация&gt;</text:h>
                    </text:list-item>
                  </text:list>
                </text:list-item>
              </text:list>
            </text:list-item>
          </text:list>
        </text:list-item>
      </text:list>
      <text:p text:style-name="Текст_20_4">Если действие подразумевает использование дополнительной информации, она должна быть указана во втором поле через разделитель "|".</text:p>
      <text:list xml:id="list39284704" text:continue-numbering="true" text:style-name="Numbering_20_1">
        <text:list-item>
          <text:list>
            <text:list-item>
              <text:h text:style-name="Heading_20_2" text:outline-level="2"><text:span text:style-name="Незавершено">(±)</text:span> Действия</text:h>
              <text:list>
                <text:list-item>
                  <text:h text:style-name="P39" text:outline-level="3"><text:span text:style-name="Реализовано">(+)</text:span> C</text:h>
                </text:list-item>
              </text:list>
            </text:list-item>
          </text:list>
        </text:list-item>
      </text:list>
      <text:p text:style-name="Текст_20_3">Копирование с перезаписью. Направленное действие.</text:p>
      <text:list xml:id="list39299523"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Пример_20_4">file|C|file</text:p>
      <text:p text:style-name="Пример_20_4">folder\|C|folder\</text:p>
      <text:p text:style-name="Текст_20_4">Если целевой файл не указан, исходный файл копируется под своим именем.</text:p>
      <text:list xml:id="list39297208"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Пример_20_4">[fC|source|target]</text:p>
      <text:p text:style-name="Пример_20_4">file</text:p>
      <text:p text:style-name="Пример_20_4">folder\</text:p>
      <text:p text:style-name="Пример_20_4">file|newname</text:p>
      <text:p text:style-name="Пример_20_4">folder\|newname\</text:p>
      <text:p text:style-name="Текст_20_4">Второе поле позволяет задать новое имя, под которым файл будет скопирован в целевую папку.</text:p>
      <text:list xml:id="list39304751" text:continue-numbering="true" text:style-name="Numbering_20_1">
        <text:list-item>
          <text:list>
            <text:list-item>
              <text:list>
                <text:list-item>
                  <text:h text:style-name="P39" text:outline-level="3"><text:span text:style-name="Реализовано">(+)</text:span> c</text:h>
                </text:list-item>
              </text:list>
            </text:list-item>
          </text:list>
        </text:list-item>
      </text:list>
      <text:p text:style-name="Текст_20_3">Копирование без перезаписи. Направленное действие.</text:p>
      <text:list xml:id="list39276093"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Пример_20_4">file|c|file</text:p>
      <text:p text:style-name="Пример_20_4"><text:soft-page-break/>folder\|c|folder\</text:p>
      <text:p text:style-name="Текст_20_4">Если целевой файл не указан, исходный файл копируется под своим именем.</text:p>
      <text:list xml:id="list39278193"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Пример_20_4">[fc|source|target]</text:p>
      <text:p text:style-name="Пример_20_4">file</text:p>
      <text:p text:style-name="Пример_20_4">folder\</text:p>
      <text:p text:style-name="Пример_20_4">file|newname</text:p>
      <text:p text:style-name="Пример_20_4">folder\|newname\</text:p>
      <text:p text:style-name="Текст_20_4">Второе поле позволяет задать новое имя, под которым файл будет скопирован в целевую папку.</text:p>
      <text:list xml:id="list39288748" text:continue-numbering="true" text:style-name="Numbering_20_1">
        <text:list-item>
          <text:list>
            <text:list-item>
              <text:list>
                <text:list-item>
                  <text:h text:style-name="P39" text:outline-level="3"><text:span text:style-name="Реализовано">(+)</text:span> M</text:h>
                </text:list-item>
              </text:list>
            </text:list-item>
          </text:list>
        </text:list-item>
      </text:list>
      <text:p text:style-name="Текст_20_3">Перемещение с перезаписью. Направленное действие.</text:p>
      <text:list xml:id="list39304616"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Пример_20_4">file|M|file</text:p>
      <text:p text:style-name="Пример_20_4">folder\|M|folder\</text:p>
      <text:p text:style-name="Текст_20_4">Если целевой файл не указан, исходный файл перемешается под своим именем.</text:p>
      <text:list xml:id="list39295260"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Пример_20_4">[fM|source|target]</text:p>
      <text:p text:style-name="Пример_20_4">file</text:p>
      <text:p text:style-name="Пример_20_4">folder\</text:p>
      <text:p text:style-name="Пример_20_4">file|newname</text:p>
      <text:p text:style-name="Пример_20_4">folder\|newname\</text:p>
      <text:p text:style-name="Текст_20_4">Второе поле позволяет задать новое имя, под которым файл будет перемещен в целевую папку.</text:p>
      <text:list xml:id="list39305020" text:continue-numbering="true" text:style-name="Numbering_20_1">
        <text:list-item>
          <text:list>
            <text:list-item>
              <text:list>
                <text:list-item>
                  <text:h text:style-name="P39" text:outline-level="3"><text:span text:style-name="Реализовано">(+)</text:span> m</text:h>
                </text:list-item>
              </text:list>
            </text:list-item>
          </text:list>
        </text:list-item>
      </text:list>
      <text:p text:style-name="Текст_20_3">Перемещение без перезаписи. Направленное действие.</text:p>
      <text:p text:style-name="Текст_20_3">Если целевой файл существовал, ничего не происходит, исходный файл не удаляется.</text:p>
      <text:list xml:id="list39287125"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Пример_20_4">file|m|file</text:p>
      <text:p text:style-name="Пример_20_4">folder\|m|folder\</text:p>
      <text:p text:style-name="Текст_20_4">Если целевой файл не указан, исходный файл перемешается под своим именем.</text:p>
      <text:list xml:id="list39289805"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Пример_20_4">[fm|source|target]</text:p>
      <text:p text:style-name="Пример_20_4">file</text:p>
      <text:p text:style-name="Пример_20_4">folder\</text:p>
      <text:p text:style-name="Пример_20_4">file|newname</text:p>
      <text:p text:style-name="Пример_20_4">folder\|newname\</text:p>
      <text:p text:style-name="Текст_20_4">Второе поле позволяет задать новое имя, под которым файл будет перемещен в целевую папку.</text:p>
      <text:list xml:id="list39305100" text:continue-numbering="true" text:style-name="Numbering_20_1">
        <text:list-item>
          <text:list>
            <text:list-item>
              <text:list>
                <text:list-item>
                  <text:h text:style-name="P39" text:outline-level="3"><text:span text:style-name="Реализовано">(+)</text:span> d</text:h>
                </text:list-item>
              </text:list>
            </text:list-item>
          </text:list>
        </text:list-item>
      </text:list>
      <text:p text:style-name="Текст_20_3">Удаление <text:span text:style-name="T10">файла или папки</text:span>. Стационарное действие.</text:p>
      <text:p text:style-name="Текст_20_3"><text:soft-page-break/>Папка удаляется со всем содержимым.</text:p>
      <text:list xml:id="list39299720"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Пример_20_4">file|d|</text:p>
      <text:p text:style-name="Пример_20_4">folder\|d|</text:p>
      <text:p text:style-name="Пример_20_4">file|d|file</text:p>
      <text:p text:style-name="Пример_20_4">|d|file</text:p>
      <text:p text:style-name="Текст_20_4">Операция распространяется на оба файла, если они указаны (то есть отсутствие файла с любой из сторон не является ошибкой).</text:p>
      <text:p text:style-name="Текст_20_4">Так как в данном действии "исходный" и "целевой" файлы никак не связаны, вполне возможно в одной строке указать файл и папку.</text:p>
      <text:p text:style-name="Пример_20_4">folder\|d|file</text:p>
      <text:list xml:id="list39305185"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Пример_20_4">[fd|work]</text:p>
      <text:p text:style-name="Пример_20_4">file</text:p>
      <text:p text:style-name="Пример_20_4">folder\</text:p>
      <text:list xml:id="list39299627" text:continue-numbering="true" text:style-name="Numbering_20_1">
        <text:list-item>
          <text:list>
            <text:list-item>
              <text:list>
                <text:list-item>
                  <text:h text:style-name="P39" text:outline-level="3"><text:span text:style-name="Реализовано">(+)</text:span> e</text:h>
                </text:list-item>
              </text:list>
            </text:list-item>
          </text:list>
        </text:list-item>
      </text:list>
      <text:p text:style-name="Текст_20_3">Создание пустого файла, только если его нет. Стационарное действие.</text:p>
      <text:p text:style-name="Текст_20_3">Если указана папка, а она уже существует, то ничего не происходит. Если отсутствует, то создаётся.</text:p>
      <text:list xml:id="list39298242"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Пример_20_4">file|e|</text:p>
      <text:p text:style-name="Пример_20_4">folder\|e|</text:p>
      <text:p text:style-name="Пример_20_4">file|e|file</text:p>
      <text:p text:style-name="Пример_20_4">|e|file</text:p>
      <text:p text:style-name="Текст_20_4">Операция распространяется на оба файла, если они указаны (то есть отсутствие файла с любой из сторон не является ошибкой).</text:p>
      <text:p text:style-name="Текст_20_4">Так как в данном действии "исходный" и "целевой" файлы никак не связаны, вполне возможно в одной строке указать файл и папку.</text:p>
      <text:p text:style-name="Пример_20_4">folder\|e|file</text:p>
      <text:list xml:id="list39296842"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Пример_20_4">[fe|work]</text:p>
      <text:p text:style-name="Пример_20_4">file</text:p>
      <text:p text:style-name="Пример_20_4">folder\</text:p>
      <text:list xml:id="list39283895" text:continue-numbering="true" text:style-name="Numbering_20_1">
        <text:list-item>
          <text:list>
            <text:list-item>
              <text:list>
                <text:list-item>
                  <text:h text:style-name="P39" text:outline-level="3"><text:span text:style-name="Реализовано">(+)</text:span> E</text:h>
                </text:list-item>
              </text:list>
            </text:list-item>
          </text:list>
        </text:list-item>
      </text:list>
      <text:p text:style-name="Текст_20_3">Создание пустого файла или урезание до нуля. Стационарное действие.</text:p>
      <text:p text:style-name="Текст_20_3">Если указана папка, а она уже существует, то всё её содержимое удаляется. Если отсутствует, то создаётся.</text:p>
      <text:list xml:id="list39295376"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Пример_20_4">file|E|</text:p>
      <text:p text:style-name="Пример_20_4">folder\|E|</text:p>
      <text:p text:style-name="Пример_20_4">file|E|file</text:p>
      <text:p text:style-name="Пример_20_4">|E|file</text:p>
      <text:p text:style-name="Текст_20_4">Операция распространяется на оба файла, если они указаны (то есть отсутствие файла с любой из сторон не является ошибкой).</text:p>
      <text:p text:style-name="Текст_20_4">Так как в данном действии "исходный" и "целевой" файлы никак не связа<text:soft-page-break/>ны, вполне возможно в одной строке указать файл и папку.</text:p>
      <text:p text:style-name="Пример_20_4">folder\|E|file</text:p>
      <text:list xml:id="list39300886"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Пример_20_4">[fE|work]</text:p>
      <text:p text:style-name="Пример_20_4">file</text:p>
      <text:p text:style-name="Пример_20_4">folder\</text:p>
      <text:list xml:id="list39307270" text:continue-numbering="true" text:style-name="Numbering_20_1">
        <text:list-item>
          <text:list>
            <text:list-item>
              <text:list>
                <text:list-item>
                  <text:h text:style-name="P39" text:outline-level="3"><text:span text:style-name="Реализовано">(+)</text:span> a</text:h>
                </text:list-item>
              </text:list>
            </text:list-item>
          </text:list>
        </text:list-item>
      </text:list>
      <text:p text:style-name="Текст_20_3">Дозапись. Направленное действие.</text:p>
      <text:p text:style-name="Текст_20_3">Для файлов: дозапись исходного файла в конец целевого файла, только если целевой файл существует. Нельзя опускать имя целевого файла.</text:p>
      <text:p text:style-name="Текст_20_3">Для папок: копирование содержимого исходной папки в целевую папку без замены файлов <text:span text:style-name="T10">только если целевая папка существует</text:span>. Нельзя опускать имена папок, но можно задать их в виде, например, ".\", чтобы действие относилось к папкам, указанным в заголовке.</text:p>
      <text:list xml:id="list39298983"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Пример_20_4">file|a|file</text:p>
      <text:p text:style-name="Пример_20_4">folder\|a|folder\</text:p>
      <text:list xml:id="list39298221"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Пример_20_4">[fa|source|target]</text:p>
      <text:p text:style-name="Пример_20_4">file|file</text:p>
      <text:p text:style-name="Пример_20_4">folder\|folder\</text:p>
      <text:list xml:id="list39307343" text:continue-numbering="true" text:style-name="Numbering_20_1">
        <text:list-item>
          <text:list>
            <text:list-item>
              <text:list>
                <text:list-item>
                  <text:h text:style-name="P39" text:outline-level="3"><text:span text:style-name="Реализовано">(+)</text:span> A</text:h>
                </text:list-item>
              </text:list>
            </text:list-item>
          </text:list>
        </text:list-item>
      </text:list>
      <text:p text:style-name="Текст_20_3">Дозапись или создание. Направленное действие.</text:p>
      <text:p text:style-name="Текст_20_3">Для файлов: дозапись исходного файла в конец целевого файла. Если его нет, то происходит копирование. Нельзя опускать имя целевого файла.</text:p>
      <text:p text:style-name="Текст_20_3">Для папок: копирование содержимого исходной папки в целевую папку без замены файлов. Если целевая папка не существовала, она будет создана, т. е действие сводится к копированию. Нельзя опускать имена папок, но можно задать их в виде, например, ".\", чтобы действие относилось к папкам, указанным в заголовке.</text:p>
      <text:list xml:id="list39289337"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Пример_20_4">file|A|file</text:p>
      <text:p text:style-name="Пример_20_4">folder\|A|folder\</text:p>
      <text:list xml:id="list39307581"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Пример_20_4">[fA|source|target]</text:p>
      <text:p text:style-name="Пример_20_4">file|file</text:p>
      <text:p text:style-name="Пример_20_4">folder\|folder\</text:p>
      <text:list xml:id="list39301342" text:continue-numbering="true" text:style-name="Numbering_20_1">
        <text:list-item>
          <text:list>
            <text:list-item>
              <text:list>
                <text:list-item>
                  <text:h text:style-name="P38" text:outline-level="3"><text:span text:style-name="Реализовано">(+)</text:span> u</text:h>
                </text:list-item>
              </text:list>
            </text:list-item>
          </text:list>
        </text:list-item>
      </text:list>
      <text:p text:style-name="Текст_20_3"><text:span text:style-name="T10">Обновление</text:span>. Направленное действие.</text:p>
      <text:p text:style-name="Текст_20_3">Для файлов: копирование файла с заменой, только если целевой файл существовал и его время модификации меньше времени модификации исходного файла.</text:p>
      <text:p text:style-name="Текст_20_3">Для папок: <text:span text:style-name="T10">применение аналогичного действия для каждого файла и папки, вложенных в исходную папку, рекурсивно</text:span>.</text:p>
      <text:list xml:id="list39301920" text:continue-numbering="true" text:style-name="Numbering_20_1">
        <text:list-item>
          <text:list>
            <text:list-item>
              <text:list>
                <text:list-item>
                  <text:list>
                    <text:list-item>
                      <text:h text:style-name="Heading_20_4" text:outline-level="4"><text:soft-page-break/><text:span text:style-name="Реализовано">(+)</text:span> В общей секции</text:h>
                    </text:list-item>
                  </text:list>
                </text:list-item>
              </text:list>
            </text:list-item>
          </text:list>
        </text:list-item>
      </text:list>
      <text:p text:style-name="Пример_20_4">[f|source|target]</text:p>
      <text:p text:style-name="P30">file|u|file</text:p>
      <text:p text:style-name="P30">folder\|u|folder\</text:p>
      <text:list xml:id="list39283862"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P30">[fu|source|target]</text:p>
      <text:p text:style-name="Пример_20_4">file|file</text:p>
      <text:p text:style-name="P31">folder\|folder\</text:p>
      <text:list xml:id="list39287924" text:continue-numbering="true" text:style-name="Numbering_20_1">
        <text:list-item>
          <text:list>
            <text:list-item>
              <text:list>
                <text:list-item>
                  <text:h text:style-name="P38" text:outline-level="3"><text:span text:style-name="Реализовано">(+)</text:span> U</text:h>
                </text:list-item>
              </text:list>
            </text:list-item>
          </text:list>
        </text:list-item>
      </text:list>
      <text:p text:style-name="Текст_20_3"><text:span text:style-name="T10">Обновление или копирование</text:span>. Направленное действие.</text:p>
      <text:p text:style-name="Текст_20_3">Для файлов: копирование файла с заменой, только если время модификации целевого файла меньше времени модификации исходного файла. А если файл не существовал, происходит копирование.</text:p>
      <text:p text:style-name="Текст_20_3">Для папок: <text:span text:style-name="T10">применение аналогичного действия для каждого файла и папки, вложенных в исходную папку, рекурсивно</text:span>.</text:p>
      <text:list xml:id="list39280968" text:continue-numbering="true" text:style-name="Numbering_20_1">
        <text:list-item>
          <text:list>
            <text:list-item>
              <text:list>
                <text:list-item>
                  <text:list>
                    <text:list-item>
                      <text:h text:style-name="Heading_20_4" text:outline-level="4"><text:span text:style-name="Реализовано">(+)</text:span> В общей секции</text:h>
                    </text:list-item>
                  </text:list>
                </text:list-item>
              </text:list>
            </text:list-item>
          </text:list>
        </text:list-item>
      </text:list>
      <text:p text:style-name="Пример_20_4">[f|source|target]</text:p>
      <text:p text:style-name="P30">file|U|file</text:p>
      <text:p text:style-name="P30">folder\|U|folder\</text:p>
      <text:list xml:id="list39279091" text:continue-numbering="true" text:style-name="Numbering_20_1">
        <text:list-item>
          <text:list>
            <text:list-item>
              <text:list>
                <text:list-item>
                  <text:list>
                    <text:list-item>
                      <text:h text:style-name="Heading_20_4" text:outline-level="4"><text:span text:style-name="Реализовано">(+)</text:span> В конкретизированной секции</text:h>
                    </text:list-item>
                  </text:list>
                </text:list-item>
              </text:list>
            </text:list-item>
          </text:list>
        </text:list-item>
      </text:list>
      <text:p text:style-name="P30">[fU|source|target]</text:p>
      <text:p text:style-name="Пример_20_4">file|file</text:p>
      <text:p text:style-name="P31">folder\|folder\</text:p>
      <text:h text:style-name="P50" text:outline-level="2">Примеры</text:h>
      <text:h text:style-name="P36" text:outline-level="3">Пример №1</text:h>
      <text:p text:style-name="Пример_20_3">[f|%COMMANDER_PATH%\kITUP\Files\Bars|%COMMANDER_PATH%]</text:p>
      <text:p text:style-name="Пример_20_3">big_default.bar|C|default.bar</text:p>
      <text:p text:style-name="Пример_20_3">program.bar|C|</text:p>
      <text:p text:style-name="Пример_20_3">|d|*.br2</text:p>
      <text:p text:style-name="Текст_20_3">Особый файл основной панели Total Commander заменяет имеющийся (меняя имя). Файл другой панели копируется под своим именем. Затем удаляются все файлы кеша.</text:p>
      <text:list xml:id="list39292215" text:continue-numbering="true" text:style-name="Numbering_20_1">
        <text:list-item>
          <text:h text:style-name="P45" text:outline-level="1"><text:span text:style-name="Незавершено">(±)</text:span> Процессы (в разработке)</text:h>
        </text:list-item>
      </text:list>
      <text:p text:style-name="Текст_20_1"><text:span text:style-name="T10">Секции для работы с процессами предваряются буквой </text:span><text:span text:style-name="T1">«</text:span><text:span text:style-name="T2">p</text:span><text:span text:style-name="T1">»:</text:span></text:p>
      <text:p text:style-name="Пример_20_1">[peq|c:\totalcmd\totalcmd.exe]</text:p>
      <text:p text:style-name="Текст_20_1"><text:span text:style-name="T10">Параметры позволяют уточнить форму указания процесса и действие</text:span><text:span text:style-name="T1">, </text:span><text:span text:style-name="T10">именно в этом порядке. В отличие от других видов секций p-секции имеют гибкий синтаксис заголовков, зависящий от конкретного действия. Кроме того, не все сочетания действий и форм указания на процесс допустимы.</text:span></text:p>
      <text:p text:style-name="Текст_20_1">Одна p-секция относится к одному процессу (или к ряду процессов одной программы).</text:p>
      <text:list xml:id="list39297942" text:continue-numbering="true" text:style-name="Numbering_20_1">
        <text:list-item>
          <text:list>
            <text:list-item>
              <text:h text:style-name="P51" text:outline-level="2"><text:span text:style-name="Незавершено">(±)</text:span> Заголовок</text:h>
            </text:list-item>
          </text:list>
        </text:list-item>
      </text:list>
      <text:p text:style-name="Текст_20_2">Некоторые действия (например, посылка сообщения окну) могут требовать задать значительный объём информации, причем в довольно разнообразных форматах.</text:p>
      <text:p text:style-name="Текст_20_2">В заголовке указывается только первично необходимая информация, а все дополнительные данные передаются через ключи со строго определёнными именами.</text:p>
      <text:list xml:id="list39286822" text:continue-numbering="true" text:style-name="Numbering_20_1">
        <text:list-item>
          <text:list>
            <text:list-item>
              <text:list>
                <text:list-item>
                  <text:h text:style-name="Heading_20_3" text:outline-level="3"><text:span text:style-name="Реализовано">(+)</text:span> [p&lt;форма_идентификации&gt;&lt;действие&gt;|&lt;идентификатор_процесса&gt;]</text:h>
                </text:list-item>
              </text:list>
            </text:list-item>
          </text:list>
        </text:list-item>
      </text:list>
      <text:p text:style-name="Текст_20_3">Здесь "идентификатор процесса" не означает "PID" (в общем случае). Формат идентификатора зависит от буквы "форма идентификации" процесса.</text:p>
      <text:list xml:id="list39287524" text:continue-numbering="true" text:style-name="Numbering_20_1">
        <text:list-item>
          <text:list>
            <text:list-item>
              <text:list>
                <text:list-item>
                  <text:h text:style-name="P42" text:outline-level="3"><text:span text:style-name="Реализовано"><text:span text:style-name="T45">(+)</text:span></text:span><text:span text:style-name="T10"> </text:span>[p&lt;форма_идентификации&gt;&lt;действие&gt;|&lt;идентификатор_процесса&gt;|&lt;параметры_<text:span text:style-name="T10">действия</text:span>&gt;]</text:h>
                </text:list-item>
              </text:list>
            </text:list-item>
          </text:list>
        </text:list-item>
      </text:list>
      <text:p text:style-name="P16">Дополнительные параметры может потребоваться передать, например, программе при её запуске. Для каждого отдельного действия указано, как интерпретируется это поле.</text:p>
      <text:list xml:id="list39279373" text:continue-numbering="true" text:style-name="Numbering_20_1">
        <text:list-item>
          <text:list>
            <text:list-item>
              <text:list>
                <text:list-item>
                  <text:h text:style-name="Heading_20_3" text:outline-level="3"><text:span text:style-name="T43">(–) </text:span><text:span text:style-name="T10">[p&lt;форма_идентификации&gt;&lt;действие&gt;|&lt;идентификатор_процесса&gt;</text:span><text:span text:style-name="T1">|</text:span><text:span text:style-name="T42">&lt;параметры_</text:span><text:span text:style-name="T43">идентификации</text:span><text:span text:style-name="T42">&gt;</text:span><text:span text:style-name="T10">]</text:span></text:h>
                </text:list-item>
              </text:list>
            </text:list-item>
          </text:list>
        </text:list-item>
      </text:list>
      <text:p text:style-name="P16">Некоторые формы идентификации могут потребовать уточнения некоторых данных.</text:p>
      <text:list xml:id="list39289943" text:continue-numbering="true" text:style-name="Numbering_20_1">
        <text:list-item>
          <text:list>
            <text:list-item>
              <text:list>
                <text:list-item>
                  <text:h text:style-name="Heading_20_3" text:outline-level="3"><text:span text:style-name="T43">(</text:span><text:span text:style-name="Нереализовано"><text:span text:style-name="T18">–</text:span></text:span><text:span text:style-name="T43">) </text:span><text:span text:style-name="T10">[p&lt;форма_идентификации&gt;&lt;действие&gt;|&lt;идентификатор_процесса&gt;</text:span><text:span text:style-name="T1">|</text:span><text:span text:style-name="T42">&lt;параметры_</text:span><text:span text:style-name="T43">идентификации</text:span><text:span text:style-name="T42">&gt;|&lt;параметры_</text:span><text:span text:style-name="T43">действия</text:span><text:span text:style-name="T42">&gt;</text:span><text:span text:style-name="T10">]</text:span></text:h>
                </text:list-item>
              </text:list>
            </text:list-item>
          </text:list>
        </text:list-item>
      </text:list>
      <text:p text:style-name="P16">Если требуются оба типа дополнительных параметров, то они следуют в указанном порядке.</text:p>
      <text:list xml:id="list39281244" text:continue-numbering="true" text:style-name="Numbering_20_1">
        <text:list-item>
          <text:list>
            <text:list-item>
              <text:h text:style-name="Heading_20_2" text:outline-level="2"><text:span text:style-name="Незавершено"><text:span text:style-name="T10">(±)</text:span></text:span><text:span text:style-name="T10"> И</text:span>дентификация целевого процесса</text:h>
              <text:list>
                <text:list-item>
                  <text:h text:style-name="Heading_20_3" text:outline-level="3"><text:span text:style-name="Нереализовано">(–)</text:span> i</text:h>
                </text:list-item>
              </text:list>
            </text:list-item>
          </text:list>
        </text:list-item>
      </text:list>
      <text:p text:style-name="Текст_20_3">По идентификатору (Process ID).</text:p>
      <text:p text:style-name="Текст_20_3">Идентификатор: <text:span text:style-name="T1">PID, </text:span>десятичное число.</text:p>
      <text:p text:style-name="Текст_20_3">Параметры: нет.</text:p>
      <text:p text:style-name="Пример_20_3">[piq|1234]</text:p>
      <text:list xml:id="list39277841" text:continue-numbering="true" text:style-name="Numbering_20_1">
        <text:list-item>
          <text:list>
            <text:list-item>
              <text:list>
                <text:list-item>
                  <text:h text:style-name="Heading_20_3" text:outline-level="3"><text:soft-page-break/><text:span text:style-name="Нереализовано">(–)</text:span> n</text:h>
                </text:list-item>
              </text:list>
            </text:list-item>
          </text:list>
        </text:list-item>
      </text:list>
      <text:p text:style-name="Текст_20_3">По внутреннему имени процесса.</text:p>
      <text:p text:style-name="Текст_20_3">Идентификатор: внутреннее имя процесса<text:span text:style-name="T1">, строка</text:span>.</text:p>
      <text:p text:style-name="Текст_20_3">Параметры: ApplyTo.</text:p>
      <text:p text:style-name="Пример_20_3">[pnt|TOTALCMD.EXE]</text:p>
      <text:list xml:id="list39307097" text:continue-numbering="true" text:style-name="Numbering_20_1">
        <text:list-item>
          <text:list>
            <text:list-item>
              <text:list>
                <text:list-item>
                  <text:h text:style-name="Heading_20_3" text:outline-level="3"><text:span text:style-name="Реализовано">(+)</text:span> e</text:h>
                </text:list-item>
              </text:list>
            </text:list-item>
          </text:list>
        </text:list-item>
      </text:list>
      <text:p text:style-name="Текст_20_3">По имени исполняемого файла. </text:p>
      <text:p text:style-name="Текст_20_3">Идентификатор: имя исполняемого файла<text:span text:style-name="T1">, строка</text:span>.</text:p>
      <text:p text:style-name="Текст_20_3">Параметры: ApplyTo.</text:p>
      <text:p text:style-name="Пример_20_3">[pee|c:\programs\myprog.exe]</text:p>
      <text:list xml:id="list39288647" text:continue-numbering="true" text:style-name="Numbering_20_1">
        <text:list-item>
          <text:list>
            <text:list-item>
              <text:list>
                <text:list-item>
                  <text:h text:style-name="Heading_20_3" text:outline-level="3"><text:span text:style-name="Нереализовано">(–)</text:span> p</text:h>
                </text:list-item>
              </text:list>
            </text:list-item>
          </text:list>
        </text:list-item>
      </text:list>
      <text:p text:style-name="Текст_20_3">Непосредственный родитель <text:span text:style-name="T10">программы</text:span>.</text:p>
      <text:p text:style-name="Текст_20_3">Идентификатор: нет (должен быть пустым).</text:p>
      <text:p text:style-name="Текст_20_3">Параметры: <text:span text:style-name="T10">нет</text:span>.</text:p>
      <text:p text:style-name="Пример_20_3">[ppr|]</text:p>
      <text:list xml:id="list39297366" text:continue-numbering="true" text:style-name="Numbering_20_1">
        <text:list-item>
          <text:list>
            <text:list-item>
              <text:list>
                <text:list-item>
                  <text:h text:style-name="P37" text:outline-level="3"><text:span text:style-name="Нереализовано">(–)</text:span> a</text:h>
                </text:list-item>
              </text:list>
            </text:list-item>
          </text:list>
        </text:list-item>
      </text:list>
      <text:p text:style-name="Текст_20_3"><text:span text:style-name="T10">Предок</text:span> по отношению к <text:span text:style-name="T10">программе</text:span>.</text:p>
      <text:p text:style-name="Текст_20_3">Идентификатор: внутреннее имя процесса, строка. Не может быть опущен.</text:p>
      <text:p text:style-name="Текст_20_3">Параметры: ApplyTo.</text:p>
      <text:p text:style-name="Пример_20_3">[paq|totalcmd.exe]</text:p>
      <text:p text:style-name="Пример_20_3">ApplyTo=1</text:p>
      <text:list xml:id="list39303953" text:continue-numbering="true" text:style-name="Numbering_20_1">
        <text:list-item>
          <text:list>
            <text:list-item>
              <text:list>
                <text:list-item>
                  <text:h text:style-name="P37" text:outline-level="3"><text:span text:style-name="Реализовано">(+)</text:span> s</text:h>
                </text:list-item>
              </text:list>
            </text:list-item>
          </text:list>
        </text:list-item>
      </text:list>
      <text:p text:style-name="Текст_20_3"><text:span text:style-name="T10">Особый вид обращения к процессу — к среде </text:span><text:span text:style-name="T1">Windows</text:span>. <text:span text:style-name="T10">З</text:span>апуск осуществляется с помощью <text:span text:style-name="T1">ShellExecute.</text:span></text:p>
      <text:p text:style-name="Текст_20_3"><text:span text:style-name="T10">Третья буква в этом случае задаёт действие, передаваемое функции </text:span><text:span text:style-name="T1">ShellExecute</text:span><text:span text:style-name="T10">, а не действие, описанное в </text:span><text:a xlink:type="simple" xlink:href="#9.3.Действия|outline">9.3</text:a>.</text:p>
      <text:p text:style-name="Текст_20_3">Идентификатор: имя файла, возможно с путём <text:span text:style-name="T1">(</text:span><text:span text:style-name="T10">обрабатываются переменные среды)</text:span>. Не может быть опущен.</text:p>
      <text:p text:style-name="Текст_20_3">В третьем поле заголовка можно задать параметры (например, параметры запуска). Переменные среды также обрабатываются.</text:p>
      <text:p text:style-name="Текст_20_3"><text:span text:style-name="T10">В</text:span> <text:span text:style-name="T1">ShellExecute </text:span><text:span text:style-name="T10">поддерживаются следующие действия.</text:span></text:p>
      <text:list xml:id="list39294430" text:continue-numbering="true" text:style-name="Numbering_20_1">
        <text:list-item>
          <text:list>
            <text:list-item>
              <text:list>
                <text:list-item>
                  <text:list>
                    <text:list-item>
                      <text:h text:style-name="P54" text:outline-level="4"><text:span text:style-name="Реализовано">(+)</text:span> e</text:h>
                    </text:list-item>
                  </text:list>
                </text:list-item>
              </text:list>
            </text:list-item>
          </text:list>
        </text:list-item>
      </text:list>
      <text:p text:style-name="Текст_20_4"><text:span text:style-name="T10">Редактирование (</text:span><text:span text:style-name="T1">E</text:span>dit). Запускает редактор и открывает документ для редактирования (отсутствует команда E<text:span text:style-name="T1">dit </text:span><text:span text:style-name="T10">в контекстном меню</text:span><text:span text:style-name="T1">)</text:span>. Если файл не является документом, вызов не удастся.</text:p>
      <text:list xml:id="list39278188" text:continue-numbering="true" text:style-name="Numbering_20_1">
        <text:list-item>
          <text:list>
            <text:list-item>
              <text:list>
                <text:list-item>
                  <text:list>
                    <text:list-item>
                      <text:h text:style-name="P54" text:outline-level="4"><text:span text:style-name="Реализовано">(+)</text:span> x</text:h>
                    </text:list-item>
                  </text:list>
                </text:list-item>
              </text:list>
            </text:list-item>
          </text:list>
        </text:list-item>
      </text:list>
      <text:p text:style-name="Текст_20_4"><text:span text:style-name="T10">Обзор (</text:span><text:span text:style-name="T1">E</text:span>xplore). Открывает в проводнике папку с заданным путём.</text:p>
      <text:list xml:id="list39290636" text:continue-numbering="true" text:style-name="Numbering_20_1">
        <text:list-item>
          <text:list>
            <text:list-item>
              <text:list>
                <text:list-item>
                  <text:list>
                    <text:list-item>
                      <text:h text:style-name="P54" text:outline-level="4"><text:span text:style-name="Реализовано">(+)</text:span> f</text:h>
                    </text:list-item>
                  </text:list>
                </text:list-item>
              </text:list>
            </text:list-item>
          </text:list>
        </text:list-item>
      </text:list>
      <text:p text:style-name="Текст_20_4"><text:span text:style-name="T10">Поиск</text:span>. Инициирует начало поиска проводником в указанном каталоге.</text:p>
      <text:list xml:id="list39300802" text:continue-numbering="true" text:style-name="Numbering_20_1">
        <text:list-item>
          <text:list>
            <text:list-item>
              <text:list>
                <text:list-item>
                  <text:list>
                    <text:list-item>
                      <text:h text:style-name="P54" text:outline-level="4"><text:soft-page-break/><text:span text:style-name="Реализовано">(+)</text:span> o</text:h>
                    </text:list-item>
                  </text:list>
                </text:list-item>
              </text:list>
            </text:list-item>
          </text:list>
        </text:list-item>
      </text:list>
      <text:p text:style-name="Текст_20_4"><text:span text:style-name="T10">Открытие (</text:span><text:span text:style-name="T1">O</text:span>pen). Выполняет подразумеваемое действие для файла или папки. По сути эмулируется <text:span text:style-name="T10">Двойной ЛКМ (или </text:span><text:span text:style-name="T1">Enter) </text:span><text:span text:style-name="T10">в проводнике.</text:span></text:p>
      <text:list xml:id="list39295383" text:continue-numbering="true" text:style-name="Numbering_20_1">
        <text:list-item>
          <text:list>
            <text:list-item>
              <text:list>
                <text:list-item>
                  <text:list>
                    <text:list-item>
                      <text:h text:style-name="P54" text:outline-level="4"><text:span text:style-name="Реализовано">(+)</text:span> p</text:h>
                    </text:list-item>
                  </text:list>
                </text:list-item>
              </text:list>
            </text:list-item>
          </text:list>
        </text:list-item>
      </text:list>
      <text:p text:style-name="Текст_20_4"><text:span text:style-name="T10">Печать (</text:span><text:span text:style-name="T1">P</text:span>rint). Печатает документ принтером по умолчанию. Если файл не является документом (отсутствует команда <text:span text:style-name="T1">Print </text:span><text:span text:style-name="T10">в контекстном меню</text:span><text:span text:style-name="T1">)</text:span>, вызов не удастся.</text:p>
      <text:list xml:id="list39307051" text:continue-numbering="true" text:style-name="Numbering_20_1">
        <text:list-item>
          <text:list>
            <text:list-item>
              <text:list>
                <text:list-item>
                  <text:list>
                    <text:list-item>
                      <text:h text:style-name="P54" text:outline-level="4"><text:span text:style-name="Реализовано">(+)</text:span> s</text:h>
                    </text:list-item>
                  </text:list>
                </text:list-item>
              </text:list>
            </text:list-item>
          </text:list>
        </text:list-item>
      </text:list>
      <text:p text:style-name="Текст_20_4"><text:span text:style-name="T10">Запуск (</text:span><text:span text:style-name="T1">Start</text:span><text:span text:style-name="T10">)</text:span>. <text:s/>Выполняется действие по умолчанию, если оно задано в реестре. Иначе, выполняется действие <text:span text:style-name="T1">Open</text:span>. <text:span text:style-name="T10">Если не задано действие по умолчанию и отсутствует действие </text:span><text:span text:style-name="T1">Open, </text:span><text:span text:style-name="T10">выполняется первое действие из списка действий в реестре</text:span>.</text:p>
      <text:p text:style-name="Пример_20_3">[pss|calc.exe]</text:p>
      <text:p text:style-name="Пример_20_3">[pso|%COMMANDER_PATH%\TOTALCMD.CHM]</text:p>
      <text:p text:style-name="Пример_20_3">[psp|win.ini]</text:p>
      <text:p text:style-name="Пример_20_3">[pss|notepad.exe|%COMMANDER_PATH%\Hist_rus.txt]</text:p>
      <text:list xml:id="list39286884" text:continue-numbering="true" text:style-name="Numbering_20_1">
        <text:list-item>
          <text:list>
            <text:list-item>
              <text:h text:style-name="Heading_20_2" text:outline-level="2"><text:span text:style-name="Незавершено">(±)</text:span> Действия</text:h>
              <text:list>
                <text:list-item>
                  <text:h text:style-name="P37" text:outline-level="3"><text:span text:style-name="Реализовано">(+)</text:span> q</text:h>
                </text:list-item>
              </text:list>
            </text:list-item>
          </text:list>
        </text:list-item>
      </text:list>
      <text:p text:style-name="Текст_20_3">Послать сигнал завершения.</text:p>
      <text:p text:style-name="Текст_20_3">Параметры: Wait.</text:p>
      <text:list xml:id="list39283271" text:continue-numbering="true" text:style-name="Numbering_20_1">
        <text:list-item>
          <text:list>
            <text:list-item>
              <text:list>
                <text:list-item>
                  <text:h text:style-name="P37" text:outline-level="3"><text:span text:style-name="Реализовано">(+)</text:span> t</text:h>
                </text:list-item>
              </text:list>
            </text:list-item>
          </text:list>
        </text:list-item>
      </text:list>
      <text:p text:style-name="Текст_20_3">Завершить принудительно (снять задачу).</text:p>
      <text:p text:style-name="Текст_20_3">Параметры: Wait.</text:p>
      <text:list xml:id="list39299493" text:continue-numbering="true" text:style-name="Numbering_20_1">
        <text:list-item>
          <text:list>
            <text:list-item>
              <text:list>
                <text:list-item>
                  <text:h text:style-name="Heading_20_3" text:outline-level="3"><text:span text:style-name="Реализовано">(+)</text:span> e</text:h>
                </text:list-item>
              </text:list>
            </text:list-item>
          </text:list>
        </text:list-item>
      </text:list>
      <text:p text:style-name="Текст_20_3">Запустить.</text:p>
      <text:p text:style-name="P16">Поддерживаются параметры запуска: передаются как аргументы.</text:p>
      <text:p text:style-name="Текст_20_3">Параметры: Wait, WorkDir, Params, ...</text:p>
      <text:list xml:id="list39287656" text:continue-numbering="true" text:style-name="Numbering_20_1">
        <text:list-item>
          <text:list>
            <text:list-item>
              <text:list>
                <text:list-item>
                  <text:h text:style-name="Heading_20_3" text:outline-level="3"><text:span text:style-name="Реализовано">(+)</text:span> r</text:h>
                </text:list-item>
              </text:list>
            </text:list-item>
          </text:list>
        </text:list-item>
      </text:list>
      <text:p text:style-name="Текст_20_3">Перезапустить (то же, что <text:span text:style-name="T1">q+e).</text:span></text:p>
      <text:p text:style-name="P16"><text:span text:style-name="T1">Поддерживаются параметры запуска: передаются как аргументы </text:span>при запуске программы после завершения<text:span text:style-name="T1">.</text:span></text:p>
      <text:p text:style-name="Текст_20_3">Параметры: Wait (относится к поддействию q), WorkDir, Params, ...</text:p>
      <text:list xml:id="list39299517" text:continue-numbering="true" text:style-name="Numbering_20_1">
        <text:list-item>
          <text:list>
            <text:list-item>
              <text:list>
                <text:list-item>
                  <text:h text:style-name="Heading_20_3" text:outline-level="3">m</text:h>
                </text:list-item>
              </text:list>
            </text:list-item>
          </text:list>
        </text:list-item>
      </text:list>
      <text:p text:style-name="Текст_20_3">послать сообщение</text:p>
      <text:list xml:id="list39287377" text:continue-numbering="true" text:style-name="Numbering_20_1">
        <text:list-item>
          <text:list>
            <text:list-item>
              <text:list>
                <text:list-item>
                  <text:h text:style-name="P37" text:outline-level="3">k</text:h>
                </text:list-item>
              </text:list>
            </text:list-item>
          </text:list>
        </text:list-item>
      </text:list>
      <text:p text:style-name="Текст_20_3">послать сочетании клавиш</text:p>
      <text:list xml:id="list39281290" text:continue-numbering="true" text:style-name="Numbering_20_1">
        <text:list-item>
          <text:list>
            <text:list-item>
              <text:list>
                <text:list-item>
                  <text:h text:style-name="Heading_20_3" text:outline-level="3">c</text:h>
                </text:list-item>
              </text:list>
            </text:list-item>
          </text:list>
        </text:list-item>
      </text:list>
      <text:p text:style-name="Текст_20_3">кликнуть мышью</text:p>
      <text:p text:style-name="Текст_20_3">...</text:p>
      <text:list xml:id="list39294446" text:continue-numbering="true" text:style-name="Numbering_20_1">
        <text:list-item>
          <text:list>
            <text:list-item>
              <text:h text:style-name="Heading_20_2" text:outline-level="2"><text:soft-page-break/><text:span text:style-name="Нереализовано">(–)</text:span> Именованные параметры</text:h>
            </text:list-item>
          </text:list>
        </text:list-item>
      </text:list>
      <text:p text:style-name="Текст_20_2"/>
      <text:list xml:id="list39291336" text:continue-numbering="true" text:style-name="Numbering_20_1">
        <text:list-item>
          <text:list>
            <text:list-item>
              <text:list>
                <text:list-item>
                  <text:h text:style-name="Heading_20_3" text:outline-level="3"><text:span text:style-name="Нереализовано">(–)</text:span> ApplyTo</text:h>
                </text:list-item>
              </text:list>
            </text:list-item>
          </text:list>
        </text:list-item>
      </text:list>
      <text:p text:style-name="Текст_20_3">Количество одноимённых:</text:p>
      <text:list xml:id="list39275935" text:continue-numbering="true" text:style-name="Numbering_20_1">
        <text:list-item>
          <text:list>
            <text:list-item>
              <text:list>
                <text:list-item>
                  <text:list>
                    <text:list-item>
                      <text:h text:style-name="Heading_20_4" text:outline-level="4">пусто, по умолчанию</text:h>
                    </text:list-item>
                  </text:list>
                </text:list-item>
              </text:list>
            </text:list-item>
          </text:list>
        </text:list-item>
      </text:list>
      <text:p text:style-name="Текст_20_4">к первому найденному.</text:p>
      <text:list xml:id="list39290781" text:continue-numbering="true" text:style-name="Numbering_20_1">
        <text:list-item>
          <text:list>
            <text:list-item>
              <text:list>
                <text:list-item>
                  <text:list>
                    <text:list-item>
                      <text:h text:style-name="P55" text:outline-level="4">десятичное число</text:h>
                    </text:list-item>
                  </text:list>
                </text:list-item>
              </text:list>
            </text:list-item>
          </text:list>
        </text:list-item>
      </text:list>
      <text:p text:style-name="Текст_20_4">к указанному количеству первых найденных.</text:p>
      <text:list xml:id="list39280145" text:continue-numbering="true" text:style-name="Numbering_20_1">
        <text:list-item>
          <text:list>
            <text:list-item>
              <text:list>
                <text:list-item>
                  <text:list>
                    <text:list-item>
                      <text:h text:style-name="Heading_20_4" text:outline-level="4">*</text:h>
                    </text:list-item>
                  </text:list>
                </text:list-item>
              </text:list>
            </text:list-item>
          </text:list>
        </text:list-item>
      </text:list>
      <text:p text:style-name="Текст_20_4">ко всем.</text:p>
      <text:list xml:id="list39276186" text:continue-numbering="true" text:style-name="Numbering_20_1">
        <text:list-item>
          <text:list>
            <text:list-item>
              <text:list>
                <text:list-item>
                  <text:h text:style-name="Heading_20_3" text:outline-level="3"><text:span text:style-name="Нереализовано">(–)</text:span> Wait</text:h>
                </text:list-item>
              </text:list>
            </text:list-item>
          </text:list>
        </text:list-item>
      </text:list>
      <text:p text:style-name="Текст_20_3">Ожидание результата действия (например, закрытия процесса) или заданное максимальное время. Если не задан, не переопределят глобальное значение (<text:a xlink:type="simple" xlink:href="#1.1.1.13.CloseProcessWait=|outline">CloseProcessWait</text:a>).</text:p>
      <text:list xml:id="list39280065" text:continue-numbering="true" text:style-name="Numbering_20_1">
        <text:list-item>
          <text:list>
            <text:list-item>
              <text:list>
                <text:list-item>
                  <text:list>
                    <text:list-item>
                      <text:h text:style-name="Heading_20_4" text:outline-level="4">пусто</text:h>
                    </text:list-item>
                  </text:list>
                </text:list-item>
              </text:list>
            </text:list-item>
          </text:list>
        </text:list-item>
      </text:list>
      <text:p text:style-name="Текст_20_4">не ждать.</text:p>
      <text:list xml:id="list39295158" text:continue-numbering="true" text:style-name="Numbering_20_1">
        <text:list-item>
          <text:list>
            <text:list-item>
              <text:list>
                <text:list-item>
                  <text:list>
                    <text:list-item>
                      <text:h text:style-name="P55" text:outline-level="4">десятичное число</text:h>
                    </text:list-item>
                  </text:list>
                </text:list-item>
              </text:list>
            </text:list-item>
          </text:list>
        </text:list-item>
      </text:list>
      <text:p text:style-name="Текст_20_4">максимальное время ожидания в миллисекундах.</text:p>
      <text:list xml:id="list39276177" text:continue-numbering="true" text:style-name="Numbering_20_1">
        <text:list-item>
          <text:list>
            <text:list-item>
              <text:list>
                <text:list-item>
                  <text:list>
                    <text:list-item>
                      <text:h text:style-name="Heading_20_4" text:outline-level="4">*</text:h>
                    </text:list-item>
                  </text:list>
                </text:list-item>
              </text:list>
            </text:list-item>
          </text:list>
        </text:list-item>
      </text:list>
      <text:p text:style-name="Текст_20_4">ждать бесконечно.</text:p>
      <text:list xml:id="list39278848" text:continue-numbering="true" text:style-name="Numbering_20_1">
        <text:list-item>
          <text:list>
            <text:list-item>
              <text:list>
                <text:list-item>
                  <text:h text:style-name="Heading_20_3" text:outline-level="3"><text:span text:style-name="Нереализовано">(–)</text:span> WorkDir</text:h>
                </text:list-item>
              </text:list>
            </text:list-item>
          </text:list>
        </text:list-item>
      </text:list>
      <text:p text:style-name="Текст_20_3">Задаёт рабочую папку для запускаемой программы.</text:p>
      <text:list xml:id="list39277856" text:continue-numbering="true" text:style-name="Numbering_20_1">
        <text:list-item>
          <text:list>
            <text:list-item>
              <text:list>
                <text:list-item>
                  <text:list>
                    <text:list-item>
                      <text:h text:style-name="Heading_20_4" text:outline-level="4">пусто, по умолчанию</text:h>
                    </text:list-item>
                  </text:list>
                </text:list-item>
              </text:list>
            </text:list-item>
          </text:list>
        </text:list-item>
      </text:list>
      <text:p text:style-name="Текст_20_4">совпадает с папкой запускаемой программы.</text:p>
      <text:list xml:id="list39284777" text:continue-numbering="true" text:style-name="Numbering_20_1">
        <text:list-item>
          <text:list>
            <text:list-item>
              <text:list>
                <text:list-item>
                  <text:list>
                    <text:list-item>
                      <text:h text:style-name="P55" text:outline-level="4">строка</text:h>
                    </text:list-item>
                  </text:list>
                </text:list-item>
              </text:list>
            </text:list-item>
          </text:list>
        </text:list-item>
      </text:list>
      <text:p text:style-name="Текст_20_4">определяет рабочую папку. Никаких проверок на корректность не производится.</text:p>
      <text:list xml:id="list39291841" text:continue-numbering="true" text:style-name="Numbering_20_1">
        <text:list-item>
          <text:list>
            <text:list-item>
              <text:list>
                <text:list-item>
                  <text:h text:style-name="Heading_20_3" text:outline-level="3"><text:span text:style-name="Нереализовано">(–)</text:span> Params</text:h>
                </text:list-item>
              </text:list>
            </text:list-item>
          </text:list>
        </text:list-item>
      </text:list>
      <text:p text:style-name="Текст_20_3">Задаёт строку с параметрами для запускаемой программы. Использовать этот способ задания параметров запуска не обязательно, так как их можно указать прямо в заголовке после имени программа. Если использованы оба способа задания параметров, данная строка дописывается в конец.</text:p>
      <text:list xml:id="list39281170" text:continue-numbering="true" text:style-name="Numbering_20_1">
        <text:list-item>
          <text:list>
            <text:list-item>
              <text:list>
                <text:list-item>
                  <text:list>
                    <text:list-item>
                      <text:h text:style-name="Heading_20_4" text:outline-level="4">пусто, по умолчанию</text:h>
                    </text:list-item>
                  </text:list>
                </text:list-item>
              </text:list>
            </text:list-item>
          </text:list>
        </text:list-item>
      </text:list>
      <text:p text:style-name="Текст_20_4">Пустая строка.</text:p>
      <text:list xml:id="list39278146" text:continue-numbering="true" text:style-name="Numbering_20_1">
        <text:list-item>
          <text:list>
            <text:list-item>
              <text:list>
                <text:list-item>
                  <text:list>
                    <text:list-item>
                      <text:h text:style-name="P55" text:outline-level="4">строка</text:h>
                    </text:list-item>
                  </text:list>
                </text:list-item>
              </text:list>
            </text:list-item>
          </text:list>
        </text:list-item>
      </text:list>
      <text:p text:style-name="Текст_20_4">Дописывается в конец команды запуска (строки-идентификатора).</text:p>
      <text:p text:style-name="Текст_20_4">...</text:p>
      <text:h text:style-name="P50" text:outline-level="2"><text:soft-page-break/>Примеры</text:h>
      <text:h text:style-name="P36" text:outline-level="3">Пример №1</text:h>
      <text:p text:style-name="Текст_20_3"/>
      <text:list xml:id="list39288058" text:continue-numbering="true" text:style-name="Numbering_20_1">
        <text:list-item>
          <text:h text:style-name="P45" text:outline-level="1"><text:span text:style-name="Незавершено">(±)</text:span> Метасекции</text:h>
        </text:list-item>
      </text:list>
      <text:p text:style-name="Текст_20_1">В рамках одного пресета вполне может потребоваться выполнить определенные действия только если некоторое условие соблюдается. В ряде случаев такую проверку может выполнить и сам пользователь. Тогда можно просто создать два пресета.</text:p>
      <text:p text:style-name="Текст_20_1">Однако, например, для тоглинга необходимы средства выбора нужных действий прямо в пресете.</text:p>
      <text:p text:style-name="Текст_20_1">Очевидно, проверить может потребоваться что угодно: наличие или отсутствие ключа в ini, в реестре или в xml, наличие или отсутствие файла или папки, выполнение определенной программы... К тому же, условия могут быть составными.</text:p>
      <text:p text:style-name="Текст_20_1">Таким образом требуется контейнерная конструкция. При этом подобная же конструкция может использоваться для организации циклов и даже вызова "процедур"...</text:p>
      <text:list xml:id="list39290089" text:continue-numbering="true" text:style-name="Numbering_20_1">
        <text:list-item>
          <text:list>
            <text:list-item>
              <text:h text:style-name="Heading_20_2" text:outline-level="2"><text:span text:style-name="Нереализовано">(–)</text:span> Общие конструкции</text:h>
            </text:list-item>
          </text:list>
        </text:list-item>
      </text:list>
      <text:p text:style-name="Текст_20_2">Для группировки секций и поддержки вложенных конструкций предусмотрено понятие блока.</text:p>
      <text:list xml:id="list39298826" text:continue-numbering="true" text:style-name="Numbering_20_1">
        <text:list-item>
          <text:list>
            <text:list-item>
              <text:list>
                <text:list-item>
                  <text:h text:style-name="Heading_20_3" text:outline-level="3"><text:span text:style-name="Нереализовано">(–)</text:span> Блок</text:h>
                </text:list-item>
              </text:list>
            </text:list-item>
          </text:list>
        </text:list-item>
      </text:list>
      <text:p text:style-name="Пример_20_3">[{]</text:p>
      <text:p text:style-name="Пример_20_3">секции для выполнения</text:p>
      <text:p text:style-name="Пример_20_3">[}]</text:p>
      <text:p text:style-name="Текст_20_3">Блок может быть вырожденным, то есть содержать одну секцию. Тогда ограничители [{] и [}] можно опустить, хотя это не рекомендуется.</text:p>
      <text:list xml:id="list39307338" text:continue-numbering="true" text:style-name="Numbering_20_1">
        <text:list-item>
          <text:list>
            <text:list-item>
              <text:list>
                <text:list-item>
                  <text:h text:style-name="Heading_20_3" text:outline-level="3"><text:span text:style-name="Нереализовано">(–)</text:span> Объявление процедуры</text:h>
                </text:list-item>
              </text:list>
            </text:list-item>
          </text:list>
        </text:list-item>
      </text:list>
      <text:p text:style-name="Пример_20_3">[#&lt;НомерПроцедуры&gt;]</text:p>
      <text:p text:style-name="Пример_20_3">&lt;блок&gt;</text:p>
      <text:p text:style-name="Текст_20_3">Совершенно не важно содержимое конструкции. В частности, в "процедуру" можно заключить набор часто проверяемых условий, а не только действий. Интерпретация содержимого процедуры зависит от места её применения.</text:p>
      <text:p text:style-name="Текст_20_3">Номер процедуры — целое число, возможно отрицательное. Рекомендуется для обычных процедур задавать отрицательные номера, а для блоков условий — положительные. В этом случае логические выражения будут выглядеть более понятно.</text:p>
      <text:p text:style-name="Текст_20_3">...</text:p>
      <text:list xml:id="list39284047" text:continue-numbering="true" text:style-name="Numbering_20_1">
        <text:list-item>
          <text:list>
            <text:list-item>
              <text:h text:style-name="Heading_20_2" text:outline-level="2"><text:span text:style-name="Незавершено">(±)</text:span> Служебные операторы</text:h>
              <text:list>
                <text:list-item>
                  <text:h text:style-name="Heading_20_3" text:outline-level="3"><text:span text:style-name="Нереализовано">(–)</text:span> [#apply|&lt;опции&gt;|&lt;up-файл&gt;]</text:h>
                </text:list-item>
              </text:list>
            </text:list-item>
          </text:list>
        </text:list-item>
      </text:list>
      <text:p text:style-name="Текст_20_3">Применяет указанный пресет. При этом нужно уточнить многие моменты с помощью флагов в опциях. Опции — это десятичное число — массив флагов. Отсутствие значения подразумевает 0. По умолчанию вызываемый пресет не воспринимается как самостоятельный. То есть не обрабатываются его секции <text:s/>Configuration и Pre/PostActions. А значит, переменная DefaultDirectory и ей подобные сохраняют свое значение, полученное для вызывающего пресета. Кроме того, никакие явные или неявные перемен<text:soft-page-break/>ные не покидают пределов дочернего пресета. </text:p>
      <text:p text:style-name="Текст_20_3">Флаги:</text:p>
      <text:list xml:id="list39306474" text:continue-numbering="true" text:style-name="Numbering_20_1">
        <text:list-item>
          <text:list>
            <text:list-item>
              <text:list>
                <text:list-item>
                  <text:list>
                    <text:list-item>
                      <text:h text:style-name="Heading_20_4" text:outline-level="4">1 — не возвращаться к выполнению текущего пресета.</text:h>
                    </text:list-item>
                  </text:list>
                </text:list-item>
              </text:list>
            </text:list-item>
          </text:list>
        </text:list-item>
      </text:list>
      <text:p text:style-name="Текст_20_4">То есть безусловная передача управления на указанный пресет. Этот флаг действует только на текущий уровень обработки пресета. То есть глобальная последовательность выполнения не прерывается. </text:p>
      <text:list xml:id="list39290712" text:continue-numbering="true" text:style-name="Numbering_20_1">
        <text:list-item>
          <text:list>
            <text:list-item>
              <text:list>
                <text:list-item>
                  <text:list>
                    <text:list-item>
                      <text:h text:style-name="Heading_20_4" text:outline-level="4">2 — обработать секцию Configuration.</text:h>
                    </text:list-item>
                  </text:list>
                </text:list-item>
              </text:list>
            </text:list-item>
          </text:list>
        </text:list-item>
      </text:list>
      <text:p text:style-name="Текст_20_4">То есть извлечь и применять указанные там переменные. </text:p>
      <text:list xml:id="list39308480" text:continue-numbering="true" text:style-name="Numbering_20_1">
        <text:list-item>
          <text:list>
            <text:list-item>
              <text:list>
                <text:list-item>
                  <text:list>
                    <text:list-item>
                      <text:h text:style-name="Heading_20_4" text:outline-level="4">4 — исполнить секцию PreActions</text:h>
                    </text:list-item>
                  </text:list>
                </text:list-item>
              </text:list>
            </text:list-item>
          </text:list>
        </text:list-item>
      </text:list>
      <text:p text:style-name="Текст_20_4">самого пресета.</text:p>
      <text:list xml:id="list39279905" text:continue-numbering="true" text:style-name="Numbering_20_1">
        <text:list-item>
          <text:list>
            <text:list-item>
              <text:list>
                <text:list-item>
                  <text:list>
                    <text:list-item>
                      <text:h text:style-name="Heading_20_4" text:outline-level="4">8 — исполнить секцию PostActions</text:h>
                    </text:list-item>
                  </text:list>
                </text:list-item>
              </text:list>
            </text:list-item>
          </text:list>
        </text:list-item>
      </text:list>
      <text:p text:style-name="Текст_20_4">самого пресета.</text:p>
      <text:list xml:id="list39302688" text:continue-numbering="true" text:style-name="Numbering_20_1">
        <text:list-item>
          <text:list>
            <text:list-item>
              <text:list>
                <text:list-item>
                  <text:list>
                    <text:list-item>
                      <text:h text:style-name="Heading_20_4" text:outline-level="4">16 — разделить переменные.</text:h>
                    </text:list-item>
                  </text:list>
                </text:list-item>
              </text:list>
            </text:list-item>
          </text:list>
        </text:list-item>
      </text:list>
      <text:p text:style-name="Текст_20_4">То есть явные и неявные переменные, заданные или измененные в дочернем пресете, могут использоваться в вызывающем пресете и наоборот. </text:p>
      <text:p text:style-name="Текст_20_4">...</text:p>
      <text:list xml:id="list39307502" text:continue-numbering="true" text:style-name="Numbering_20_1">
        <text:list-item>
          <text:list>
            <text:list-item>
              <text:list>
                <text:list-item>
                  <text:h text:style-name="Heading_20_3" text:outline-level="3"><text:span text:style-name="Реализовано">(+)</text:span> [#include|&lt;up-файл&gt;]</text:h>
                </text:list-item>
              </text:list>
            </text:list-item>
          </text:list>
        </text:list-item>
      </text:list>
      <text:p text:style-name="Текст_20_3">Вставляет все секции указанного пресета, кроме Configuration, PreActions и PostActions, в текущее место.</text:p>
      <text:p text:style-name="Текст_20_3"><text:span text:style-name="T10">Обратите внимание на то, что данное действие реально просто вставляет содержимое одного пресета в другой, т. е. вставляемый пресет не рассматривается как самостоятельный. Это означает, например, что действие </text:span><text:a xlink:type="simple" xlink:href="#10.2.4.[#stop]|outline">#stop</text:a><text:span text:style-name="T10"> внутри вставленного пресета повлияет на результирующий составной пресет. Если требуется другое поведение, применяется конструкция </text:span><text:a xlink:type="simple" xlink:href="#10.2.1.[#apply|&lt;опции&gt;|&lt;up-файл&gt;]|outline">#apply</text:a><text:span text:style-name="T10"> с соответствующими опциями.</text:span></text:p>
      <text:list xml:id="list39305872" text:continue-numbering="true" text:style-name="Numbering_20_1">
        <text:list-item>
          <text:list>
            <text:list-item>
              <text:list>
                <text:list-item>
                  <text:h text:style-name="Heading_20_3" text:outline-level="3"><text:span text:style-name="Реализовано">(+)</text:span> [#wait|&lt;миллисекунды&gt;]</text:h>
                </text:list-item>
              </text:list>
            </text:list-item>
          </text:list>
        </text:list-item>
      </text:list>
      <text:p text:style-name="Текст_20_3">Остановить применение пресета на заданное время.</text:p>
      <text:list xml:id="list39279927" text:continue-numbering="true" text:style-name="Numbering_20_1">
        <text:list-item>
          <text:list>
            <text:list-item>
              <text:list>
                <text:list-item>
                  <text:h text:style-name="Heading_20_3" text:outline-level="3"><text:span text:style-name="Реализовано">(+)</text:span> [#stop]</text:h>
                </text:list-item>
              </text:list>
            </text:list-item>
          </text:list>
        </text:list-item>
      </text:list>
      <text:p text:style-name="Текст_20_3">Прервать применение пресета. Прерывается только текущий пресет, то есть глобальная последовательность не прерывается. Имеет смысл в условных конструкциях.</text:p>
      <text:list xml:id="list39280012" text:continue-numbering="true" text:style-name="Numbering_20_1">
        <text:list-item>
          <text:list>
            <text:list-item>
              <text:list>
                <text:list-item>
                  <text:h text:style-name="Heading_20_3" text:outline-level="3"><text:span text:style-name="Нереализовано">(–)</text:span> [#abort]</text:h>
                </text:list-item>
              </text:list>
            </text:list-item>
          </text:list>
        </text:list-item>
      </text:list>
      <text:p text:style-name="Текст_20_3">Прервать применение пресета. Влияет на всю последовательность вызовов, то есть безусловно завершает текущую обработку программы. Однако другие пресеты, переданные в параметре /a будут применены, как обычно.</text:p>
      <text:list xml:id="list39286497" text:continue-numbering="true" text:style-name="Numbering_20_1">
        <text:list-item>
          <text:list>
            <text:list-item>
              <text:list>
                <text:list-item>
                  <text:h text:style-name="Heading_20_3" text:outline-level="3"><text:span text:style-name="Нереализовано">(–)</text:span> [#log|&lt;текст&gt;]</text:h>
                </text:list-item>
              </text:list>
            </text:list-item>
          </text:list>
        </text:list-item>
      </text:list>
      <text:p text:style-name="Текст_20_3">Внести запись в журнал на пользовательском уровне.</text:p>
      <text:list xml:id="list39287381" text:continue-numbering="true" text:style-name="Numbering_20_1">
        <text:list-item>
          <text:list>
            <text:list-item>
              <text:list>
                <text:list-item>
                  <text:h text:style-name="Heading_20_3" text:outline-level="3"><text:span text:style-name="Нереализовано">(–)</text:span> [#store|&lt;up-файл&gt;]</text:h>
                </text:list-item>
              </text:list>
            </text:list-item>
          </text:list>
        </text:list-item>
      </text:list>
      <text:p text:style-name="Пример_20_3">[#store|&lt;up-файл&gt;]</text:p>
      <text:p text:style-name="Пример_20_3">&lt;блок&gt;</text:p>
      <text:p text:style-name="Текст_20_3">Запись следующей секции (или нескольких секций в операторных <text:soft-page-break/>скобках) в указанный пресет. Служит для программного формирования нового пресета.</text:p>
      <text:p text:style-name="Текст_20_3">…</text:p>
      <text:list xml:id="list39282260" text:continue-numbering="true" text:style-name="Numbering_20_1">
        <text:list-item>
          <text:list>
            <text:list-item>
              <text:list>
                <text:list-item>
                  <text:h text:style-name="P40" text:outline-level="3"><text:span text:style-name="Нереализовано">(–)</text:span> [#elevate|&lt;уровень&gt;]</text:h>
                </text:list-item>
              </text:list>
            </text:list-item>
          </text:list>
        </text:list-item>
      </text:list>
      <text:p text:style-name="Текст_20_3">Запросить особые привилегии. Можно как повышать, так и понижать текущий уровень привилегий.</text:p>
      <text:p text:style-name="Текст_20_3">Применимы следующие уровни:</text:p>
      <text:list xml:id="list39276850" text:continue-numbering="true" text:style-name="Numbering_20_1">
        <text:list-item>
          <text:list>
            <text:list-item>
              <text:list>
                <text:list-item>
                  <text:list>
                    <text:list-item>
                      <text:h text:style-name="P54" text:outline-level="4">current <text:span text:style-name="T10">(по умолчанию, если опущено)</text:span></text:h>
                    </text:list-item>
                  </text:list>
                </text:list-item>
              </text:list>
            </text:list-item>
          </text:list>
        </text:list-item>
      </text:list>
      <text:p text:style-name="P24">Используется токен безопасности, переданный родительским процессом. То есть уровень доступа анализатора возвращаться к значению, имевшемуся в момент его запуска.</text:p>
      <text:list xml:id="list39292466" text:continue-numbering="true" text:style-name="Numbering_20_1">
        <text:list-item>
          <text:list>
            <text:list-item>
              <text:list>
                <text:list-item>
                  <text:list>
                    <text:list-item>
                      <text:h text:style-name="P54" text:outline-level="4">user</text:h>
                    </text:list-item>
                  </text:list>
                </text:list-item>
              </text:list>
            </text:list-item>
          </text:list>
        </text:list-item>
      </text:list>
      <text:p text:style-name="Текст_20_4">Если <text:span text:style-name="T10">анализатор обладает правами администратора, то понизить уровень доступа до обычного пользователя.</text:span></text:p>
      <text:list xml:id="list39288791" text:continue-numbering="true" text:style-name="Numbering_20_1">
        <text:list-item>
          <text:list>
            <text:list-item>
              <text:list>
                <text:list-item>
                  <text:list>
                    <text:list-item>
                      <text:h text:style-name="Heading_20_4" text:outline-level="4"><text:span text:style-name="T1">h</text:span>ighest</text:h>
                    </text:list-item>
                  </text:list>
                </text:list-item>
              </text:list>
            </text:list-item>
          </text:list>
        </text:list-item>
      </text:list>
      <text:p text:style-name="Текст_20_4">Получить максимально возможный уровень доступа.</text:p>
      <text:list xml:id="list39292081" text:continue-numbering="true" text:style-name="Numbering_20_1">
        <text:list-item>
          <text:list>
            <text:list-item>
              <text:list>
                <text:list-item>
                  <text:list>
                    <text:list-item>
                      <text:h text:style-name="Heading_20_4" text:outline-level="4"><text:span text:style-name="T1">a</text:span>dmin</text:h>
                    </text:list-item>
                  </text:list>
                </text:list-item>
              </text:list>
            </text:list-item>
          </text:list>
        </text:list-item>
      </text:list>
      <text:p text:style-name="Текст_20_4">Потребовать права администратора (только в этом случае сработает <text:span text:style-name="T1">UAC).</text:span></text:p>
      <text:p text:style-name="P16">Данная конструкция может употребляться сколько угодно раз в одном пресете. Даже после ограничения уровня доступа до "<text:span text:style-name="T1">User", </text:span>можно получить обратно имевшиеся в момент запуска анализатора права.</text:p>
      <text:list xml:id="list39284161" text:continue-numbering="true" text:style-name="Numbering_20_1">
        <text:list-item>
          <text:list>
            <text:list-item>
              <text:h text:style-name="Heading_20_2" text:outline-level="2"><text:span text:style-name="Нереализовано">(–)</text:span> Алгоритмические операторы</text:h>
              <text:list>
                <text:list-item>
                  <text:h text:style-name="Heading_20_3" text:outline-level="3"><text:span text:style-name="Нереализовано">(–)</text:span> Условная конструкция</text:h>
                  <text:list>
                    <text:list-item>
                      <text:h text:style-name="Heading_20_4" text:outline-level="4">в общем случае</text:h>
                    </text:list-item>
                  </text:list>
                </text:list-item>
              </text:list>
            </text:list-item>
          </text:list>
        </text:list-item>
      </text:list>
      <text:p text:style-name="Пример_20_4">[#if]</text:p>
      <text:p text:style-name="Пример_20_4">&lt;блок условия&gt;</text:p>
      <text:p text:style-name="Пример_20_4">[#then]</text:p>
      <text:p text:style-name="Пример_20_4">&lt;блок если да&gt;</text:p>
      <text:p text:style-name="Пример_20_4">[#else]</text:p>
      <text:p text:style-name="Пример_20_4">&lt;блок если нет&gt;</text:p>
      <text:p text:style-name="Текст_20_4">Если не требуется ничего выполнять при несоблюдении условий, то конструкция упрощается:</text:p>
      <text:list xml:id="list39283946" text:continue-numbering="true" text:style-name="Numbering_20_1">
        <text:list-item>
          <text:list>
            <text:list-item>
              <text:list>
                <text:list-item>
                  <text:list>
                    <text:list-item>
                      <text:h text:style-name="Heading_20_4" text:outline-level="4">без else-блока</text:h>
                    </text:list-item>
                  </text:list>
                </text:list-item>
              </text:list>
            </text:list-item>
          </text:list>
        </text:list-item>
      </text:list>
      <text:p text:style-name="Пример_20_4">[#if]</text:p>
      <text:p text:style-name="Пример_20_4">&lt;блок условия&gt;</text:p>
      <text:p text:style-name="Пример_20_4">[#then]</text:p>
      <text:p text:style-name="Пример_20_4">&lt;блок если да&gt;</text:p>
      <text:list xml:id="list39296210" text:continue-numbering="true" text:style-name="Numbering_20_1">
        <text:list-item>
          <text:list>
            <text:list-item>
              <text:list>
                <text:list-item>
                  <text:list>
                    <text:list-item>
                      <text:h text:style-name="Heading_20_4" text:outline-level="4">замена блоков процедурами</text:h>
                    </text:list-item>
                  </text:list>
                </text:list-item>
              </text:list>
            </text:list-item>
          </text:list>
        </text:list-item>
      </text:list>
      <text:p text:style-name="Пример_20_4">[#if|&lt;номер_процедуры&gt;]</text:p>
      <text:p text:style-name="Текст_20_4">и/или</text:p>
      <text:p text:style-name="Пример_20_4">[#then|&lt;номер_процедуры&gt;]</text:p>
      <text:p text:style-name="Текст_20_4">и/или</text:p>
      <text:p text:style-name="Пример_20_4">[#else|&lt;номер_процедуры&gt;]</text:p>
      <text:p text:style-name="Текст_20_4">Каждая из частей конструкции (независимо) может быть вынесена в <text:soft-page-break/>отдельную процедуру. В этом случае данный набор секций получит целочисленный номер-идентификатор. Для ссылки на него после ключевого слова конструкции нужно поставить вертикальную черту, а за ней номер процедуры:</text:p>
      <text:p text:style-name="Текст_20_4">Например:</text:p>
      <text:p text:style-name="Пример_20_4">[#if|1]</text:p>
      <text:p text:style-name="Пример_20_4">[#then|<text:span text:style-name="T1">-</text:span>1]</text:p>
      <text:p text:style-name="Пример_20_4">[#else|<text:span text:style-name="T1">-</text:span>2]</text:p>
      <text:p text:style-name="Текст_20_4">Естественно, использовать процедуры или нет, решает составитель пресета. Нет никакой разницы, как заданы блоки.</text:p>
      <text:list xml:id="list39290790" text:continue-numbering="true" text:style-name="Numbering_20_1">
        <text:list-item>
          <text:list>
            <text:list-item>
              <text:list>
                <text:list-item>
                  <text:list>
                    <text:list-item>
                      <text:h text:style-name="P55" text:outline-level="4">однострочная запись</text:h>
                    </text:list-item>
                  </text:list>
                </text:list-item>
              </text:list>
            </text:list-item>
          </text:list>
        </text:list-item>
      </text:list>
      <text:p text:style-name="P24">Допустимой формой записи является однострочная, при которой конструкции <text:span text:style-name="T1">#then </text:span>и <text:span text:style-name="T1">#else </text:span>не используются, а номера процедур указываются в заголовке <text:span text:style-name="T1">#if </text:span>в качестве параметров:</text:p>
      <text:p text:style-name="Пример_20_4">[#if|1|-1|-2]</text:p>
      <text:p text:style-name="P24">Данная форма менее наглядна, поэтому не рекомендуется к применению.</text:p>
      <text:p text:style-name="P24">Такая форма применима, очевидно, только при задании всех частей конструкции в виде ссылок на процедуры (логическое значение условия может быть задано непосредственно).</text:p>
      <text:list xml:id="list39292786" text:continue-numbering="true" text:style-name="Numbering_20_1">
        <text:list-item>
          <text:list>
            <text:list-item>
              <text:list>
                <text:list-item>
                  <text:list>
                    <text:list-item>
                      <text:h text:style-name="Heading_20_4" text:outline-level="4">передача логического значения непосредственно</text:h>
                    </text:list-item>
                  </text:list>
                </text:list-item>
              </text:list>
            </text:list-item>
          </text:list>
        </text:list-item>
      </text:list>
      <text:p text:style-name="P24">Блок условия может вырождаться в непосредственное логическое значение. Такие значения могут быть получены, например, после закрытия диалога-запроса (см. <text:a xlink:type="simple" xlink:href="#14.Интерактивность (набросок)|outline">14)</text:a>. Пользователь и сам может создавать переменные (см. <text:a xlink:type="simple" xlink:href="#17.Псевдонимы и переменные (набросок)|outline">17</text:a>). Значение переменной ложно, если оно пусто или равно «0», и истинно в любом другом случае.</text:p>
      <text:p text:style-name="P24">Например:</text:p>
      <text:p text:style-name="P32">[dm|Вопрос|Вы согласны<text:span text:style-name="T1">?|YN|Y]</text:span></text:p>
      <text:p text:style-name="P30">[#if|_ButtonYes<text:span text:style-name="T10">|-1]</text:span></text:p>
      <text:list xml:id="list39303013" text:continue-numbering="true" text:style-name="Numbering_20_1">
        <text:list-item>
          <text:list>
            <text:list-item>
              <text:list>
                <text:list-item>
                  <text:h text:style-name="Heading_20_3" text:outline-level="3"><text:span text:style-name="Нереализовано">(–)</text:span> Цикл со счетчиком</text:h>
                </text:list-item>
              </text:list>
            </text:list-item>
          </text:list>
        </text:list-item>
      </text:list>
      <text:p text:style-name="Текст_20_3">Здесь не ставится целью предоставить некую переменную, изменяющую своё значение с каждой итерацией. Данная конструкция лишь обеспечивает выполнение действий несколько раз.</text:p>
      <text:list xml:id="list39287034" text:continue-numbering="true" text:style-name="Numbering_20_1">
        <text:list-item>
          <text:list>
            <text:list-item>
              <text:list>
                <text:list-item>
                  <text:list>
                    <text:list-item>
                      <text:h text:style-name="Heading_20_4" text:outline-level="4">в общем случае</text:h>
                    </text:list-item>
                  </text:list>
                </text:list-item>
              </text:list>
            </text:list-item>
          </text:list>
        </text:list-item>
      </text:list>
      <text:p text:style-name="Пример_20_4">[#for|&lt;ЧислоПовторов&gt;]</text:p>
      <text:p text:style-name="Пример_20_4">&lt;блок&gt;</text:p>
      <text:list xml:id="list39281069" text:continue-numbering="true" text:style-name="Numbering_20_1">
        <text:list-item>
          <text:list>
            <text:list-item>
              <text:list>
                <text:list-item>
                  <text:list>
                    <text:list-item>
                      <text:h text:style-name="Heading_20_4" text:outline-level="4">замена блока процедурой</text:h>
                    </text:list-item>
                  </text:list>
                </text:list-item>
              </text:list>
            </text:list-item>
          </text:list>
        </text:list-item>
      </text:list>
      <text:p text:style-name="Пример_20_4">[#for|&lt;ЧислоПовторов&gt;|&lt;НомерПроцедуры&gt;]</text:p>
      <text:list xml:id="list39277107" text:continue-numbering="true" text:style-name="Numbering_20_1">
        <text:list-item>
          <text:list>
            <text:list-item>
              <text:list>
                <text:list-item>
                  <text:h text:style-name="Heading_20_3" text:outline-level="3"><text:span text:style-name="Нереализовано">(–)</text:span> Цикл с предусловием</text:h>
                </text:list-item>
              </text:list>
            </text:list-item>
          </text:list>
        </text:list-item>
      </text:list>
      <text:p text:style-name="Текст_20_3">Данная конструкция позволяет полностью контролировать порядок и количество итераций.</text:p>
      <text:list xml:id="list39299056" text:continue-numbering="true" text:style-name="Numbering_20_1">
        <text:list-item>
          <text:list>
            <text:list-item>
              <text:list>
                <text:list-item>
                  <text:list>
                    <text:list-item>
                      <text:h text:style-name="Heading_20_4" text:outline-level="4">в общем случае</text:h>
                    </text:list-item>
                  </text:list>
                </text:list-item>
              </text:list>
            </text:list-item>
          </text:list>
        </text:list-item>
      </text:list>
      <text:p text:style-name="Пример_20_4">[#while]</text:p>
      <text:p text:style-name="Пример_20_4">&lt;блок_условия&gt;</text:p>
      <text:p text:style-name="Пример_20_4">[#do]</text:p>
      <text:p text:style-name="Пример_20_4">&lt;блок&gt;</text:p>
      <text:list xml:id="list39287611" text:continue-numbering="true" text:style-name="Numbering_20_1">
        <text:list-item>
          <text:list>
            <text:list-item>
              <text:list>
                <text:list-item>
                  <text:list>
                    <text:list-item>
                      <text:h text:style-name="Heading_20_4" text:outline-level="4">замена блоков процедурами</text:h>
                    </text:list-item>
                  </text:list>
                </text:list-item>
              </text:list>
            </text:list-item>
          </text:list>
        </text:list-item>
      </text:list>
      <text:p text:style-name="Пример_20_4">[#while|&lt;НомерПроцедурыУсловия&gt;]</text:p>
      <text:p text:style-name="Текст_20_4"><text:soft-page-break/>и/или</text:p>
      <text:p text:style-name="Пример_20_4">[#do|&lt;номер_процедуры&gt;]</text:p>
      <text:p text:style-name="Текст_20_4">Каждая из частей конструкции (независимо) может быть вынесена в отдельную процедуру. В этом случае данный набор секций получит целочисленный номер-идентификатор. Для ссылки на него после ключевого слова конструкции нужно поставить вертикальную черту, а за ней номер процедуры.</text:p>
      <text:list xml:id="list39281800" text:continue-numbering="true" text:style-name="Numbering_20_1">
        <text:list-item>
          <text:list>
            <text:list-item>
              <text:list>
                <text:list-item>
                  <text:h text:style-name="Heading_20_3" text:outline-level="3"><text:span text:style-name="Нереализовано">(–)</text:span> Цикл с постусловием</text:h>
                </text:list-item>
              </text:list>
            </text:list-item>
          </text:list>
        </text:list-item>
      </text:list>
      <text:p text:style-name="Текст_20_3">Для удобства ключевые слова циклов не пересекаются.</text:p>
      <text:list xml:id="list39296260" text:continue-numbering="true" text:style-name="Numbering_20_1">
        <text:list-item>
          <text:list>
            <text:list-item>
              <text:list>
                <text:list-item>
                  <text:list>
                    <text:list-item>
                      <text:h text:style-name="Heading_20_4" text:outline-level="4">в общем случае</text:h>
                    </text:list-item>
                  </text:list>
                </text:list-item>
              </text:list>
            </text:list-item>
          </text:list>
        </text:list-item>
      </text:list>
      <text:p text:style-name="Пример_20_4">[#repeat]</text:p>
      <text:p text:style-name="Пример_20_4">&lt;блок&gt;</text:p>
      <text:p text:style-name="Пример_20_4">[#until]</text:p>
      <text:p text:style-name="Пример_20_4">&lt;блок_условия&gt;</text:p>
      <text:list xml:id="list39287957" text:continue-numbering="true" text:style-name="Numbering_20_1">
        <text:list-item>
          <text:list>
            <text:list-item>
              <text:list>
                <text:list-item>
                  <text:list>
                    <text:list-item>
                      <text:h text:style-name="Heading_20_4" text:outline-level="4">замена блоков процедурами</text:h>
                    </text:list-item>
                  </text:list>
                </text:list-item>
              </text:list>
            </text:list-item>
          </text:list>
        </text:list-item>
      </text:list>
      <text:p text:style-name="Пример_20_4">[#repeat|&lt;НомерПроцедуры&gt;]</text:p>
      <text:p text:style-name="Текст_20_4">и/или</text:p>
      <text:p text:style-name="Пример_20_4">[#until|&lt;НомерПроцедурыУсловия&gt;]</text:p>
      <text:p text:style-name="Текст_20_4">Каждая из частей конструкции (независимо) может быть вынесена в отдельную процедуру. В этом случае данный набор секций получит целочисленный номер-идентификатор. Для ссылки на него после ключевого слова конструкции нужно поставить вертикальную черту, а за ней номер процедуры.</text:p>
      <text:p text:style-name="Текст_20_4">Если и только если использовать процедуры, появляется возможность составлять логические выражения для условий.</text:p>
      <text:list xml:id="list39276612" text:continue-numbering="true" text:style-name="Numbering_20_1">
        <text:list-item>
          <text:list>
            <text:list-item>
              <text:h text:style-name="Heading_20_2" text:outline-level="2"><text:span text:style-name="Нереализовано">(–)</text:span> Конструкия <text:span text:style-name="T1">use/unuse</text:span></text:h>
            </text:list-item>
          </text:list>
        </text:list-item>
      </text:list>
      <text:p text:style-name="P14">Нередко приходиться применять несколько манипуляций в одном и том же файле. В первую очередь имеется в виду работа с INI-, XML-файлами.</text:p>
      <text:p text:style-name="Текст_20_2">Свойство DefaultFile помогает немного сократить объем кода при объявлении секций. Но что если в одном пресете нужно выполнить множество манипуляций с множеством файлов? Кроме того, что в заголовке каждой секции придется повторять имя обрабатываемого файла, существует более серьезная проблема: для выполнения каждой отдельной манипуляции происходит открытие файла, чтение данных, построение программной модели, внесение изменений и сохранение в файл.</text:p>
      <text:p text:style-name="Текст_20_2">Было бы хорошо в подобном случае открыть файл однажды, произвести все манипуляции над программной моделью файла и только потом сохранить.</text:p>
      <text:p text:style-name="Текст_20_2">Конструкция use позволяет открыть указанный файл и построить его программную модель. Все соответствующие секции внутри конструкции манипулируют программной моделью, но не взаимодействует с самими файлами. Таким образом в определённых сценариях достигается огромное увеличение скорости применения пресеты.</text:p>
      <text:p text:style-name="Текст_20_2">Синтаксис конструкции на примере INI-файла:</text:p>
      <text:p text:style-name="P21">[#use|i|usercmd.ini]</text:p>
      <text:p text:style-name="Пример_20_3">...</text:p>
      <text:p text:style-name="P21">[#unuse|usercmd.ini]</text:p>
      <text:list xml:id="list39294400" text:continue-numbering="true" text:style-name="Numbering_20_1">
        <text:list-item>
          <text:list>
            <text:list-item>
              <text:list>
                <text:list-item>
                  <text:h text:style-name="Heading_20_3" text:outline-level="3"><text:soft-page-break/><text:span text:style-name="Нереализовано">(–)</text:span> [#use|&lt;тип&gt;|&lt;файл&gt;]</text:h>
                </text:list-item>
              </text:list>
            </text:list-item>
          </text:list>
        </text:list-item>
      </text:list>
      <text:p text:style-name="Текст_20_3">Открывающая секция.</text:p>
      <text:p text:style-name="Текст_20_3">Тип определяет, какую программную модель следует построить<text:span text:style-name="T1">:</text:span></text:p>
      <text:list xml:id="list39287968" text:continue-numbering="true" text:style-name="Numbering_20_1">
        <text:list-item>
          <text:list>
            <text:list-item>
              <text:list>
                <text:list-item>
                  <text:list>
                    <text:list-item>
                      <text:h text:style-name="P54" text:outline-level="4">i</text:h>
                    </text:list-item>
                  </text:list>
                </text:list-item>
              </text:list>
            </text:list-item>
          </text:list>
        </text:list-item>
      </text:list>
      <text:p text:style-name="P24">Модель для <text:span text:style-name="T1">INI-ф</text:span>айла.</text:p>
      <text:list xml:id="list39286581" text:continue-numbering="true" text:style-name="Numbering_20_1">
        <text:list-item>
          <text:list>
            <text:list-item>
              <text:list>
                <text:list-item>
                  <text:list>
                    <text:list-item>
                      <text:h text:style-name="P54" text:outline-level="4">I</text:h>
                    </text:list-item>
                  </text:list>
                </text:list-item>
              </text:list>
            </text:list-item>
          </text:list>
        </text:list-item>
      </text:list>
      <text:p text:style-name="P24">Модель для <text:span text:style-name="T1">INI-ф</text:span>айла с поддержкой <text:span text:style-name="T1">RedirectSection.</text:span></text:p>
      <text:list xml:id="list39303752" text:continue-numbering="true" text:style-name="Numbering_20_1">
        <text:list-item>
          <text:list>
            <text:list-item>
              <text:list>
                <text:list-item>
                  <text:list>
                    <text:list-item>
                      <text:h text:style-name="P54" text:outline-level="4">ic</text:h>
                    </text:list-item>
                  </text:list>
                </text:list-item>
              </text:list>
            </text:list-item>
          </text:list>
        </text:list-item>
      </text:list>
      <text:p text:style-name="P24">Модель для <text:span text:style-name="T1">INI-файла, </text:span>без игнорирования комментариев.</text:p>
      <text:list xml:id="list39278419" text:continue-numbering="true" text:style-name="Numbering_20_1">
        <text:list-item>
          <text:list>
            <text:list-item>
              <text:list>
                <text:list-item>
                  <text:list>
                    <text:list-item>
                      <text:h text:style-name="P54" text:outline-level="4">Ic</text:h>
                    </text:list-item>
                  </text:list>
                </text:list-item>
              </text:list>
            </text:list-item>
          </text:list>
        </text:list-item>
      </text:list>
      <text:p text:style-name="P24">Модель для <text:span text:style-name="T1">INI-файла, </text:span>без игнорирования комментариев и с поддержкой <text:span text:style-name="T1">RedirectSection.</text:span></text:p>
      <text:list xml:id="list39293281" text:continue-numbering="true" text:style-name="Numbering_20_1">
        <text:list-item>
          <text:list>
            <text:list-item>
              <text:list>
                <text:list-item>
                  <text:list>
                    <text:list-item>
                      <text:h text:style-name="P54" text:outline-level="4">x</text:h>
                    </text:list-item>
                  </text:list>
                </text:list-item>
              </text:list>
            </text:list-item>
          </text:list>
        </text:list-item>
      </text:list>
      <text:p text:style-name="P24">Модель для <text:span text:style-name="T1">XML-ф</text:span>айла.</text:p>
      <text:p text:style-name="P24">...</text:p>
      <text:list xml:id="list39298009" text:continue-numbering="true" text:style-name="Numbering_20_1">
        <text:list-item>
          <text:list>
            <text:list-item>
              <text:list>
                <text:list-item>
                  <text:h text:style-name="Heading_20_3" text:outline-level="3"><text:span text:style-name="Нереализовано">(–)</text:span> [#unuse|&lt;файл&gt;]</text:h>
                </text:list-item>
              </text:list>
            </text:list-item>
          </text:list>
        </text:list-item>
      </text:list>
      <text:p text:style-name="Текст_20_3">Закрывающая секция.</text:p>
      <text:p text:style-name="P16">Очевидно, что нельзя открыть один файл в нескольких режимах (например INI и текст). Поэтому в закрывающей секции и не указывается тип программной модели.</text:p>
      <text:p text:style-name="Текст_20_3"><text:span text:style-name="T10">Между открывающей и закрывающей секциями обычно располагаются </text:span><text:span text:style-name="T10">секции, модифицирующие открытый файл. Хотя вполне допустимо использовать другие секции внутри конструкции, даже того же типа, что и подразумеваемые в данной конструкции, но с другими файлами. Автор пресета всегда явно указывает, что используется уже открытый файл. Однако нельзя обратиться к файлу по явному пути, если он уже открыт. В этом случае секция игнорируются, а в журнал заносится сообщение на уровне ?.</text:span></text:p>
      <text:list xml:id="list39292411" text:continue-numbering="true" text:style-name="Numbering_20_1">
        <text:list-item>
          <text:list>
            <text:list-item>
              <text:list>
                <text:list-item>
                  <text:h text:style-name="Heading_20_3" text:outline-level="3">Если используется только один уровень, то:</text:h>
                </text:list-item>
              </text:list>
            </text:list-item>
          </text:list>
        </text:list-item>
      </text:list>
      <text:p text:style-name="Текст_20_3">Файл становится DefaultFile, а значит может (и это рекомендуется) опускаться во вложенных секциях.</text:p>
      <text:p text:style-name="Текст_20_3">Не обязательно указывать имя файла в закрывающей секции (в этом случае закрывается последний открытый файл).</text:p>
      <text:list xml:id="list39288998" text:continue-numbering="true" text:style-name="Numbering_20_1">
        <text:list-item>
          <text:list>
            <text:list-item>
              <text:list>
                <text:list-item>
                  <text:h text:style-name="Heading_20_3" text:outline-level="3">Можно вкладывать конструкции друг в друга, даже пересекать их.</text:h>
                </text:list-item>
              </text:list>
            </text:list-item>
          </text:list>
        </text:list-item>
      </text:list>
      <text:p text:style-name="Текст_20_3">Если конструкции use вкладываются друг в друга, то открытые файлы получают псевдоимена вида ":номер". Файлы нумеруются в порядке открытия, а не в порядке вложенности.</text:p>
      <text:p text:style-name="Текст_20_2">Псевдоимя ":0" указывает на файл DefaultFile и может быть опущено (хотя в многоуровневой конструкции это не рекомендуется, так как снижает наглядность). Остальные файлы получают имена ":1", ":2" и так далее.</text:p>
      <text:p text:style-name="Текст_20_2">Во внутреннем списке программные модели индексируются по полному пути, поэтому и при открытии, и при закрытии можно указывать путь лю<text:soft-page-break/>бым способом — он будет разрешён.</text:p>
      <text:h text:style-name="P50" text:outline-level="2">Примеры</text:h>
      <text:h text:style-name="P36" text:outline-level="3">Пример №1</text:h>
      <text:p text:style-name="P16">Применение конструкции <text:span text:style-name="T1">use </text:span>для массовой модификации ключей разных секций в <text:span text:style-name="T1">INI-ф</text:span>айле без переоткрытия.</text:p>
      <text:p text:style-name="P21">[#use|i|usercmd.ini]</text:p>
      <text:p text:style-name="Пример_20_3"><text:s/>[<text:span text:style-name="T1">im||</text:span>em_BackupSelected]</text:p>
      <text:p text:style-name="Пример_20_3"><text:s/>menu=Создать резервные копии выделенных файлов/папок</text:p>
      <text:p text:style-name="Пример_20_3"><text:s/>[<text:span text:style-name="T1">im||</text:span>em_BAR_Addon]</text:p>
      <text:p text:style-name="Пример_20_3"><text:s/>menu=Панель дополнительных кнопок</text:p>
      <text:p text:style-name="Пример_20_3"><text:s/>[<text:span text:style-name="T1">im||</text:span>em_BAR_Editors]</text:p>
      <text:p text:style-name="Пример_20_3"><text:s/>menu=Редакторы</text:p>
      <text:p text:style-name="P21">[#unuse|usercmd.ini]</text:p>
      <text:list xml:id="list39294045" text:continue-numbering="true" text:style-name="Numbering_20_1">
        <text:list-item>
          <text:h text:style-name="P44" text:outline-level="1"><text:span text:style-name="Нереализовано">(–)</text:span> Секции условий</text:h>
        </text:list-item>
      </text:list>
      <text:p text:style-name="Текст_20_1">При использовании алгоритмических конструкций требуется задавать различные условия: существование файла, наличие ключа в INI-файле, равенство конкретной записи в реестре конкретному значению и т.д. Все эти проверки возможно описать с помощью условных секций.</text:p>
      <text:p text:style-name="Текст_20_1"/>
      <text:p text:style-name="Текст_20_1">Синтаксис таких секций, очевидно, должен быть очень похож на соответствующие обычные секции-действия. Хотя не обязательно специально обозначать такие секции каким-то отличительным символом, так как области их применения не пересекаются.</text:p>
      <text:p text:style-name="Текст_20_1"/>
      <text:p text:style-name="Текст_20_1">Первая буква имени секции совпадает с первой буквой секций-действий. Затем следуют различные символы, уточняющие смысл запроса. Далее через вертикальные черты указываются нужные параметры.</text:p>
      <text:p text:style-name="Текст_20_1"/>
      <text:p text:style-name="Текст_20_1">INI-файлы.</text:p>
      <text:p text:style-name="Текст_20_1">Проверка наличия ключа:</text:p>
      <text:p text:style-name="Текст_20_1">[i?|&lt;файл&gt;|&lt;секция&gt;]</text:p>
      <text:p text:style-name="Текст_20_1">&lt;имя_ключа&gt;</text:p>
      <text:p text:style-name="Текст_20_1"/>
      <text:p text:style-name="Текст_20_1">Проверка значения ключа:</text:p>
      <text:p text:style-name="Текст_20_1">[i?|&lt;файл&gt;|&lt;секция&gt;]</text:p>
      <text:p text:style-name="Текст_20_1">&lt;имя_ключа&gt;=&lt;значение&gt;</text:p>
      <text:p text:style-name="Текст_20_1"/>
      <text:p text:style-name="Текст_20_1">Проверка существования секции:</text:p>
      <text:p text:style-name="Текст_20_1">[i?|&lt;файл&gt;|&lt;секция&gt;]</text:p>
      <text:p text:style-name="Текст_20_1">То есть пустота секции условия означает, что проверяется сама секция.</text:p>
      <text:p text:style-name="Текст_20_1"/>
      <text:p text:style-name="Текст_20_1">Отсутствие секции, ключа или значения проверяется аналогично, но с заменой "?" на "!".</text:p>
      <text:p text:style-name="Текст_20_1"/>
      <text:p text:style-name="Текст_20_1">Как и в секциях-действиях, вместо имени секции может стоять шаблон "*", "?" или даже регулярное выражение, начинающиеся с "~".</text:p>
      <text:p text:style-name="Текст_20_1"/>
      <text:p text:style-name="Текст_20_1">Реестр.</text:p>
      <text:p text:style-name="Текст_20_1">Проверка наличия ключа:</text:p>
      <text:p text:style-name="Текст_20_1">[r?|&lt;куст\путь\раздел&gt;]</text:p>
      <text:p text:style-name="Текст_20_1">&lt;имя_ключа&gt;</text:p>
      <text:p text:style-name="Текст_20_1"/>
      <text:p text:style-name="Текст_20_1"><text:soft-page-break/>Проверка значения ключа:</text:p>
      <text:p text:style-name="Текст_20_1">[r?|&lt;куст\путь\раздел&gt;]</text:p>
      <text:p text:style-name="Текст_20_1">&lt;имя_ключа&gt;=&lt;значение&gt;</text:p>
      <text:p text:style-name="Текст_20_1"/>
      <text:p text:style-name="Текст_20_1">Проверка существования раздела:</text:p>
      <text:p text:style-name="Текст_20_1">[r?|&lt;куст\путь\раздел&gt;]</text:p>
      <text:p text:style-name="Текст_20_1"/>
      <text:p text:style-name="Текст_20_1">XML-файлы.</text:p>
      <text:p text:style-name="Текст_20_1">Проверка наличия элемента:</text:p>
      <text:p text:style-name="Текст_20_1">[x?|&lt;файл&gt;|&lt;путь\базовый_элемент&gt;]</text:p>
      <text:p text:style-name="Текст_20_1">&lt;путь\элемент&gt;</text:p>
      <text:p text:style-name="Текст_20_1"/>
      <text:p text:style-name="Текст_20_1">Проверка наличия атрибута:</text:p>
      <text:p text:style-name="Текст_20_1">[x?|&lt;файл&gt;|&lt;путь\базовый_элемент&gt;]</text:p>
      <text:p text:style-name="Текст_20_1">&lt;путь\элемент&gt;@&lt;атрибут&gt;</text:p>
      <text:p text:style-name="Текст_20_1"/>
      <text:p text:style-name="Текст_20_1">Проверка содержимого элемента:</text:p>
      <text:p text:style-name="Текст_20_1">[x?|&lt;файл&gt;|&lt;путь\базовый_элемент&gt;]</text:p>
      <text:p text:style-name="Текст_20_1">&lt;путь\элемент&gt;=&lt;содержимое&gt;</text:p>
      <text:p text:style-name="Текст_20_1"/>
      <text:p text:style-name="Текст_20_1">Проверка значения атрибута:</text:p>
      <text:p text:style-name="Текст_20_1">[x?|&lt;файл&gt;|&lt;путь\базовый_элемент&gt;]</text:p>
      <text:p text:style-name="Текст_20_1">&lt;путь\элемент&gt;@&lt;атрибут&gt;=&lt;содержимое&gt;</text:p>
      <text:p text:style-name="Текст_20_1"/>
      <text:p text:style-name="Текст_20_1">Файлы.</text:p>
      <text:p text:style-name="Текст_20_1">Проверка существования файла:</text:p>
      <text:p text:style-name="Текст_20_1">[fe?|&lt;путь\имя_файла&gt;]</text:p>
      <text:p text:style-name="Текст_20_1"/>
      <text:p text:style-name="Текст_20_1">Проверка существования папки:</text:p>
      <text:p text:style-name="Текст_20_1">[fe?|&lt;путь\имя_папки&gt;\]</text:p>
      <text:p text:style-name="Текст_20_1">То есть наличие слеша в конце указывает, что интересует папка.</text:p>
      <text:p text:style-name="Текст_20_1"/>
      <text:p text:style-name="Текст_20_1">Проверка пустоты файла:</text:p>
      <text:p text:style-name="Текст_20_1">[fz?|&lt;путь\имя_файла&gt;]</text:p>
      <text:p text:style-name="Текст_20_1"/>
      <text:p text:style-name="Текст_20_1">Проверка пустоты папки:</text:p>
      <text:p text:style-name="Текст_20_1">[fz?|&lt;путь\имя_папки&gt;]</text:p>
      <text:p text:style-name="Текст_20_1"><text:soft-page-break/></text:p>
      <text:p text:style-name="Текст_20_1">Проверка, содержит ли файл заданную строку:</text:p>
      <text:p text:style-name="Текст_20_1">[f<text:span text:style-name="T1">f</text:span>?|&lt;путь\имя_файла&gt;|&lt;строка&gt;]</text:p>
      <text:p text:style-name="Текст_20_1"/>
      <text:p text:style-name="Текст_20_1">Проверка, равны ли файлы по содержимому:</text:p>
      <text:p text:style-name="Текст_20_1">[fm?|&lt;путь\имя_файла1&gt;|&lt;путь\имя_файла2&gt;]</text:p>
      <text:p text:style-name="Текст_20_1"/>
      <text:p text:style-name="Текст_20_1">Проверка, меньше ли размер файла указанной величины:</text:p>
      <text:p text:style-name="Текст_20_1">[fsl?|&lt;путь\имя_файла&gt;|&lt;размер_в_байтах&gt;]</text:p>
      <text:p text:style-name="Текст_20_1"/>
      <text:p text:style-name="Текст_20_1">Проверка, больше ли размер файла указанной величины:</text:p>
      <text:p text:style-name="Текст_20_1">[fsg?|&lt;путь\имя_файла&gt;|&lt;размер_в_байтах&gt;]</text:p>
      <text:p text:style-name="Текст_20_1"/>
      <text:p text:style-name="Текст_20_1">Проверка, равен ли размер файла указанной величине:</text:p>
      <text:p text:style-name="Текст_20_1">[fse?|&lt;путь\имя_файла&gt;|&lt;размер_в_байтах&gt;]</text:p>
      <text:p text:style-name="Текст_20_1"/>
      <text:p text:style-name="Текст_20_1">Проверки размеров папок осуществляются теми же конструкциями, но в конце имени ставится слеш. Размер папки подсчитывается рекурсивно, учитывая скрытые файлы.</text:p>
      <text:p text:style-name="Текст_20_1"/>
      <text:p text:style-name="Текст_20_1">Проверка, равно (больше, меньше) ли количество файлов в папке (или количество строк в файле) указанной величине:</text:p>
      <text:p text:style-name="Текст_20_1">[fce(g,l)?|&lt;путь\имя_файла&gt;(\)|&lt;количество&gt;]</text:p>
      <text:p text:style-name="Текст_20_1"/>
      <text:p text:style-name="Текст_20_1">Проверка, равно (больше, меньше) ли время последнего изменения файлов:</text:p>
      <text:p text:style-name="Текст_20_1">[<text:span text:style-name="T1">fte</text:span>(g,l)?|&lt;путь\имя_файла&gt;(\)|&lt;путь\имя_файла&gt;(\)]</text:p>
      <text:p text:style-name="Текст_20_1"/>
      <text:p text:style-name="Текст_20_1">Проверка, является ли файл символьной ссылкой:</text:p>
      <text:p text:style-name="Текст_20_1">[fl?|&lt;путь\имя_файла&gt;]</text:p>
      <text:p text:style-name="Текст_20_1"/>
      <text:p text:style-name="Текст_20_1"/>
      <text:p text:style-name="Текст_20_1">Процессы.</text:p>
      <text:p text:style-name="Текст_20_1"/>
      <text:list xml:id="list39278916" text:continue-numbering="true" text:style-name="Numbering_20_1">
        <text:list-item>
          <text:list>
            <text:list-item>
              <text:h text:style-name="Heading_20_2" text:outline-level="2">Логические операции</text:h>
            </text:list-item>
          </text:list>
        </text:list-item>
      </text:list>
      <text:p text:style-name="Текст_20_2">В выражениях поддерживаются круглые скобки для изменения приоритета операций, и в порядке убывания приоритета операции:</text:p>
      <text:list xml:id="list39289062" text:continue-numbering="true" text:style-name="Numbering_20_1">
        <text:list-item>
          <text:list>
            <text:list-item>
              <text:list>
                <text:list-item>
                  <text:h text:style-name="Heading_20_3" text:outline-level="3"><text:soft-page-break/>!</text:h>
                </text:list-item>
              </text:list>
            </text:list-item>
          </text:list>
        </text:list-item>
      </text:list>
      <text:p text:style-name="Текст_20_3">не</text:p>
      <text:list xml:id="list39289794" text:continue-numbering="true" text:style-name="Numbering_20_1">
        <text:list-item>
          <text:list>
            <text:list-item>
              <text:list>
                <text:list-item>
                  <text:h text:style-name="Heading_20_3" text:outline-level="3">*</text:h>
                </text:list-item>
              </text:list>
            </text:list-item>
          </text:list>
        </text:list-item>
      </text:list>
      <text:p text:style-name="Текст_20_3">и</text:p>
      <text:list xml:id="list39303127" text:continue-numbering="true" text:style-name="Numbering_20_1">
        <text:list-item>
          <text:list>
            <text:list-item>
              <text:list>
                <text:list-item>
                  <text:h text:style-name="Heading_20_3" text:outline-level="3">^</text:h>
                </text:list-item>
              </text:list>
            </text:list-item>
          </text:list>
        </text:list-item>
      </text:list>
      <text:p text:style-name="Текст_20_3">либо</text:p>
      <text:list xml:id="list39299017" text:continue-numbering="true" text:style-name="Numbering_20_1">
        <text:list-item>
          <text:list>
            <text:list-item>
              <text:list>
                <text:list-item>
                  <text:h text:style-name="Heading_20_3" text:outline-level="3">+</text:h>
                </text:list-item>
              </text:list>
            </text:list-item>
          </text:list>
        </text:list-item>
      </text:list>
      <text:p text:style-name="Текст_20_3">или</text:p>
      <text:p text:style-name="Текст_20_3"/>
      <text:p text:style-name="Текст_20_2">Например:</text:p>
      <text:p text:style-name="Пример_20_2">[#if|25*(3+!14)]...</text:p>
      <text:p text:style-name="Текст_20_2"/>
      <text:h text:style-name="P50" text:outline-level="2">Примеры</text:h>
      <text:h text:style-name="P36" text:outline-level="3">Пример №1</text:h>
      <text:p text:style-name="Текст_20_3"/>
      <text:list xml:id="list39300309" text:continue-numbering="true" text:style-name="Numbering_20_1">
        <text:list-item>
          <text:h text:style-name="P44" text:outline-level="1"><text:span text:style-name="Незавершено"><text:span text:style-name="T10">(±)</text:span></text:span><text:span text:style-name="T10"> Секции </text:span><text:span text:style-name="T1">Actions, PreActions </text:span><text:span text:style-name="T10">и </text:span><text:span text:style-name="T1">PostActions</text:span></text:h>
        </text:list-item>
      </text:list>
      <text:p text:style-name="Текст_20_1">Секции <text:span text:style-name="T1">Pre/PostActions</text:span> могут встретиться в пресете<text:span text:style-name="T1">/</text:span>в конфиге категории/в конфиге программы. Они служат для определения действий, которые должны быть произведены до/после выполнения действий, заданных пресетом. Действия, объявленные в конфиге категории, выполняются при применении каждого пресета данной категории. Действия, объявленные в конфиге программ, выполняются всегда (если, конечно, это не отменено опциями <text:a xlink:type="simple" xlink:href="#2.4./!N|outline">2.4</text:a>–<text:a xlink:type="simple" xlink:href="#2.6./A &lt;имя_файла_пресета&gt; ...|outline">2.6</text:a>).</text:p>
      <text:list xml:id="list39285436" text:continue-numbering="true" text:style-name="Numbering_20_1">
        <text:list-item>
          <text:list>
            <text:list-item>
              <text:h text:style-name="Heading_20_2" text:outline-level="2"><text:span text:style-name="Реализовано">(+)</text:span> Порядок выполнения секций</text:h>
              <text:list>
                <text:list-item>
                  <text:h text:style-name="Heading_20_3" text:outline-level="3"><text:span text:style-name="Реализовано">(+)</text:span> PreActions <text:span text:style-name="T10">в конфиге программы</text:span></text:h>
                </text:list-item>
              </text:list>
            </text:list-item>
          </text:list>
        </text:list-item>
      </text:list>
      <text:p text:style-name="Текст_20_3"><text:span text:style-name="T10">Может быть отменено, если использованы опции </text:span><text:a xlink:type="simple" xlink:href="#2.5./C &lt;имя_папки_категории&gt; ...|outline">2.5</text:a><text:span text:style-name="T1"> </text:span><text:span text:style-name="T10">или </text:span><text:a xlink:type="simple" xlink:href="#2.6./A &lt;имя_файла_пресета&gt; ...|outline">2.6</text:a><text:span text:style-name="T1">. </text:span><text:span text:style-name="T10">Может быть отменено, если указан соответствующий флаг в опции </text:span><text:a xlink:type="simple" xlink:href="#2.4./!N|outline">2.4</text:a><text:span text:style-name="T10">.</text:span></text:p>
      <text:list xml:id="list39282387" text:continue-numbering="true" text:style-name="Numbering_20_1">
        <text:list-item>
          <text:list>
            <text:list-item>
              <text:list>
                <text:list-item>
                  <text:h text:style-name="Heading_20_3" text:outline-level="3"><text:span text:style-name="Реализовано">(+)</text:span> PreActions <text:span text:style-name="T10">в конфиге категории</text:span></text:h>
                </text:list-item>
              </text:list>
            </text:list-item>
          </text:list>
        </text:list-item>
      </text:list>
      <text:p text:style-name="Текст_20_3"><text:span text:style-name="T10">Может быть отменено, если использована опция </text:span><text:a xlink:type="simple" xlink:href="#2.6./A &lt;имя_файла_пресета&gt; ...|outline">2.6</text:a><text:span text:style-name="T1">. </text:span><text:span text:style-name="T10">Может быть отменено, если указан соответствующий флаг в опции </text:span><text:a xlink:type="simple" xlink:href="#2.4./!N|outline">2.4</text:a><text:span text:style-name="T10">.</text:span></text:p>
      <text:list xml:id="list39299682" text:continue-numbering="true" text:style-name="Numbering_20_1">
        <text:list-item>
          <text:list>
            <text:list-item>
              <text:list>
                <text:list-item>
                  <text:h text:style-name="Heading_20_3" text:outline-level="3"><text:span text:style-name="Реализовано">(+)</text:span> PreActions <text:span text:style-name="T10">в пресете</text:span></text:h>
                </text:list-item>
              </text:list>
            </text:list-item>
          </text:list>
        </text:list-item>
      </text:list>
      <text:p text:style-name="Текст_20_3">Может быть отменено, если указан соответствующий флаг в опции <text:a xlink:type="simple" xlink:href="#2.4./!N|outline">2.4</text:a>.</text:p>
      <text:list xml:id="list39283891" text:continue-numbering="true" text:style-name="Numbering_20_1">
        <text:list-item>
          <text:list>
            <text:list-item>
              <text:list>
                <text:list-item>
                  <text:h text:style-name="P40" text:outline-level="3"><text:span text:style-name="Реализовано">(+)</text:span> содержимое пресета</text:h>
                </text:list-item>
              </text:list>
            </text:list-item>
          </text:list>
        </text:list-item>
      </text:list>
      <text:p text:style-name="Текст_20_3">На выполнение секций влияет множество факторов. См. <text:a xlink:type="simple" xlink:href="#10.Действия с процессами|outline">главу 10</text:a> и пункт <text:a xlink:type="simple" xlink:href="#2.3./!*|outline">2.3</text:a>.</text:p>
      <text:list xml:id="list39287156" text:continue-numbering="true" text:style-name="Numbering_20_1">
        <text:list-item>
          <text:list>
            <text:list-item>
              <text:list>
                <text:list-item>
                  <text:h text:style-name="Heading_20_3" text:outline-level="3"><text:span text:style-name="Реализовано">(+)</text:span> PostActions <text:span text:style-name="T10">в пресете</text:span></text:h>
                </text:list-item>
              </text:list>
            </text:list-item>
          </text:list>
        </text:list-item>
      </text:list>
      <text:p text:style-name="Текст_20_3">Может быть отменено, если указан соответствующий флаг в опции <text:a xlink:type="simple" xlink:href="#2.4./!N|outline">2.4</text:a>.</text:p>
      <text:list xml:id="list39299077" text:continue-numbering="true" text:style-name="Numbering_20_1">
        <text:list-item>
          <text:list>
            <text:list-item>
              <text:list>
                <text:list-item>
                  <text:h text:style-name="Heading_20_3" text:outline-level="3"><text:span text:style-name="Реализовано">(+)</text:span> PostActions <text:span text:style-name="T10">в конфиге категории</text:span></text:h>
                </text:list-item>
              </text:list>
            </text:list-item>
          </text:list>
        </text:list-item>
      </text:list>
      <text:p text:style-name="Текст_20_3"><text:span text:style-name="T10">Может быть отменено, если использована опция </text:span><text:a xlink:type="simple" xlink:href="#2.6./A &lt;имя_файла_пресета&gt; ...|outline">2.6</text:a><text:span text:style-name="T1">. </text:span><text:span text:style-name="T10">Может быть отменено, если указан соответствующий флаг в опции </text:span><text:a xlink:type="simple" xlink:href="#2.4./!N|outline">2.4</text:a><text:span text:style-name="T10">.</text:span></text:p>
      <text:list xml:id="list39284224" text:continue-numbering="true" text:style-name="Numbering_20_1">
        <text:list-item>
          <text:list>
            <text:list-item>
              <text:list>
                <text:list-item>
                  <text:h text:style-name="Heading_20_3" text:outline-level="3"><text:span text:style-name="Реализовано">(+)</text:span> PostActions <text:span text:style-name="T10">в конфиге программы</text:span></text:h>
                </text:list-item>
              </text:list>
            </text:list-item>
          </text:list>
        </text:list-item>
      </text:list>
      <text:p text:style-name="Текст_20_3"><text:span text:style-name="T10">Может быть отменено, если использованы опции </text:span><text:a xlink:type="simple" xlink:href="#2.5./C &lt;имя_папки_категории&gt; ...|outline">2.5</text:a><text:span text:style-name="T1"> </text:span><text:span text:style-name="T10">или </text:span><text:a xlink:type="simple" xlink:href="#2.6./A &lt;имя_файла_пресета&gt; ...|outline">2.6</text:a><text:span text:style-name="T1">. </text:span><text:span text:style-name="T10">Может быть отменено, если указан соответствующий флаг в опции </text:span><text:a xlink:type="simple" xlink:href="#2.4./!N|outline">2.4</text:a><text:span text:style-name="T10">.</text:span></text:p>
      <text:list xml:id="list39286393" text:continue-numbering="true" text:style-name="Numbering_20_1">
        <text:list-item>
          <text:list>
            <text:list-item>
              <text:h text:style-name="Heading_20_2" text:outline-level="2"><text:span text:style-name="T10">Содержимое секций </text:span><text:span text:style-name="T1">PreActions </text:span><text:span text:style-name="T10">и </text:span><text:span text:style-name="T1">PostActions</text:span></text:h>
            </text:list-item>
          </text:list>
        </text:list-item>
      </text:list>
      <text:p text:style-name="Текст_20_2">Очевидно, что перечень <text:span text:style-name="T22">непосредственно</text:span> доступных действий и операций здесь значительно меньше того, что предоставляется при использовании обычных секции-действий в пресете. Однако синтаксис ключей по возможности очень похож на синтаксис обычных секции-действий.</text:p>
      <text:p text:style-name="Текст_20_2">Хотя типичным применением секций <text:span text:style-name="T1">Pre/PostActions </text:span>является вополнение каких-либо действий с процессами (<text:a xlink:type="simple" xlink:href="#9.Действия с процессами|outline">глава 9</text:a>), однако, учитывая возможность выполнения процедур (<text:a xlink:type="simple" xlink:href="#10.Действия с процессами|outline">глава 10</text:a>), данные секции позволяют выполнять любые операции, доступные в основной части пресета.</text:p>
      <text:list xml:id="list39296899" text:continue-numbering="true" text:style-name="Numbering_20_1">
        <text:list-item>
          <text:list>
            <text:list-item>
              <text:list>
                <text:list-item>
                  <text:h text:style-name="Heading_20_3" text:outline-level="3"><text:span text:style-name="Нереализовано">(–)</text:span> Универсальный синтаксис</text:h>
                </text:list-item>
              </text:list>
            </text:list-item>
          </text:list>
        </text:list-item>
      </text:list>
      <text:p text:style-name="Текст_20_3">Если и только если секция не содержит ключей, следующая секция рассматривается как её содержимое. Если следующая секция открывает блок секций, то можно описать любое количество любых действий в обыч<text:soft-page-break/>ном синтаксисе. Например:</text:p>
      <text:p text:style-name="Пример_20_3">[PostActions]</text:p>
      <text:p text:style-name="Пример_20_3">[pse|calc.exe]</text:p>
      <text:list xml:id="list39299063" text:continue-numbering="true" text:style-name="Numbering_20_1">
        <text:list-item>
          <text:list>
            <text:list-item>
              <text:list>
                <text:list-item>
                  <text:h text:style-name="Heading_20_3" text:outline-level="3"><text:span text:style-name="Реализовано">(+)</text:span> Упрощенный синтаксис</text:h>
                </text:list-item>
              </text:list>
            </text:list-item>
          </text:list>
        </text:list-item>
      </text:list>
      <text:p text:style-name="Текст_20_3">На практике действия в этих секциях будут простыми и прямолинейными. Поэтому предусмотрен упрощенный синтаксис, <text:span text:style-name="T10">в котором действия записываются в качестве ключей секции </text:span><text:span text:style-name="T1">Pre/PostActions. </text:span><text:span text:style-name="T10">При этом запись ключа совпадает с аналогичным заголовком секции, то есть знак «=» не играет специальной роли.</text:span></text:p>
      <text:p text:style-name="Пример_20_3">[PostActions]</text:p>
      <text:p text:style-name="P21">pse|calc.exe</text:p>
      <text:p text:style-name="Пример_20_3"><text:span text:style-name="T1">dmi|Калькулятор</text:span> запущен</text:p>
      <text:p text:style-name="Пример_20_3"/>
      <text:p text:style-name="Текст_20_2">Секции Actions, PreActions, PostActions позволяют определить наборы различных действий. Секция Actions выполняется в порядке расположения в пресете. Можно определить и несколько таких секций. PreActions и PostActions выполняются соответственно до и после выполнения остальной части пресета. Эти секции могут присутствовать только в единственном экземпляре.</text:p>
      <text:p text:style-name="Текст_20_2"/>
      <text:p text:style-name="Текст_20_2">В остальном синтаксис этих трёх секций совпадает.</text:p>
      <text:p text:style-name="Текст_20_2"/>
      <text:p text:style-name="Текст_20_2">Каждая строка в таких секциях определяет одно действие. В простейшем случае синтаксис строки совпадает с синтаксисом заголовка требуемого действия за исключением того, что первый символ "|" заменяется на "=". Очевидно, что здесь неудобно использовать действия, основной смысл которых содержится в ключах секции (вроде [i... и т.п.), хотя это и возможно. Для этого нужно указывать каждый ключ через знак "|", а имя ключа отделять от значения знаком "=".</text:p>
      <text:p text:style-name="Текст_20_2">Например:</text:p>
      <text:p text:style-name="Текст_20_2">[Actions]</text:p>
      <text:p text:style-name="Текст_20_2">pss=notepad.exe</text:p>
      <text:p text:style-name="Текст_20_2">im=some.ini|section|param1=value|param2=</text:p>
      <text:p text:style-name="Текст_20_2"/>
      <text:p text:style-name="Текст_20_2"/>
      <text:p text:style-name="Текст_20_2">Для файловых операций синтаксис следует упростить и не указывать исходную и целевую папки (как в заголовке обычных f-секций), а использовать явные пути.</text:p>
      <text:p text:style-name="Текст_20_2"/>
      <text:p text:style-name="Текст_20_2">[PreActions]</text:p>
      <text:p text:style-name="Текст_20_2">fc=d:\1.txt|d:\1.txt.bak</text:p>
      <text:p text:style-name="Текст_20_2"/>
      <text:p text:style-name="Текст_20_2"/>
      <text:p text:style-name="Текст_20_2">﻿kIT UP. Секции Pre- и PostActions.</text:p>
      <text:p text:style-name="Текст_20_2"><text:soft-page-break/></text:p>
      <text:p text:style-name="Текст_20_2">Универсальный синтаксис:</text:p>
      <text:p text:style-name="Текст_20_2">[PostActions]</text:p>
      <text:p text:style-name="Текст_20_2">[{]</text:p>
      <text:p text:style-name="Текст_20_2">[pse|calc.exe]</text:p>
      <text:p text:style-name="Текст_20_2">[dmi|Калькулятор запущен]</text:p>
      <text:p text:style-name="Текст_20_2">[}]</text:p>
      <text:p text:style-name="Текст_20_2"/>
      <text:p text:style-name="Текст_20_2">То есть, если и только если секция не содержит ключей, следующая секция рассматривается как её содержимое. Если следующая секция открывает блок секций, то можно описать любое количество любых действий в обычном синтаксисе.</text:p>
      <text:p text:style-name="Текст_20_2"/>
      <text:p text:style-name="Текст_20_2">На практике же действия в этих секциях будут простыми и прямолинейными. Поэтому предусмотрен</text:p>
      <text:p text:style-name="Текст_20_2">упрощенный синтаксис:</text:p>
      <text:p text:style-name="Текст_20_2">[PostActions]</text:p>
      <text:p text:style-name="Текст_20_2">pse=calc.exe</text:p>
      <text:p text:style-name="Текст_20_2">dmi=Калькулятор запущен</text:p>
      <text:p text:style-name="Текст_20_2"/>
      <text:p text:style-name="Текст_20_2"/>
      <text:h text:style-name="P50" text:outline-level="2">Примеры</text:h>
      <text:h text:style-name="P36" text:outline-level="3">Пример №1</text:h>
      <text:p text:style-name="Текст_20_3">Комбинирование действий в <text:span text:style-name="T10">секциях </text:span><text:span text:style-name="T1">Pre/PostActions:</text:span></text:p>
      <text:p text:style-name="Пример_20_3">[PostActions]</text:p>
      <text:p text:style-name="Пример_20_3">[{]</text:p>
      <text:p text:style-name="P21"><text:s/>[im|some.ini|SomeSection]</text:p>
      <text:p text:style-name="P21"><text:s text:c="2"/>param1=value1</text:p>
      <text:p text:style-name="P21"><text:s text:c="2"/>param2=value2</text:p>
      <text:p text:style-name="Пример_20_3"><text:s/>[pse|calc.exe]</text:p>
      <text:p text:style-name="Пример_20_3"><text:s/>[dmi|Калькулятор запущен]</text:p>
      <text:p text:style-name="Пример_20_3">[}]</text:p>
      <text:list xml:id="list39281441" text:continue-numbering="true" text:style-name="Numbering_20_1">
        <text:list-item>
          <text:h text:style-name="P45" text:outline-level="1"><text:span text:style-name="Нереализовано">(–)</text:span> Каркасы (набросок)</text:h>
        </text:list-item>
      </text:list>
      <text:p text:style-name="Текст_20_1">Если пользователь решит создать собственный пресет, он может сделать его по аналогии с имеющимися. Однако ничто не помешает ему добавить дополнительные настройки или действия. То есть в общем случае никак не оговаривается, ЧТО делают пресеты данной категории.</text:p>
      <text:p text:style-name="Текст_20_1">Очевидно, нужен некий механизм, который если и не принудит создателя пресета делать адекватный пресет, то хотя бы порекомендует, каким пресет должен быть, какие настройки затрагивать, какие действия совершать. За одно этот механизм позволит выявлять аномалии в пресете (когда данный пресет отличается от остальных, не соответствует рекомендации) и предупреждать об этом конечного пользователя в графическом интерфейсе. Более того, в дальнейшем наличие такого каркаса облегчит создание пресета с нуля.</text:p>
      <text:p text:style-name="Текст_20_1"/>
      <text:p text:style-name="Текст_20_1">Итак, очевидно, что информация каркаса должна храниться в конфиге категории:</text:p>
      <text:p text:style-name="Текст_20_1">[Template]</text:p>
      <text:p text:style-name="Текст_20_1">&lt;заголовок_секции_без_скобок&gt;=&lt;комментарий_в_свободной_форме&gt;</text:p>
      <text:p text:style-name="Текст_20_1">и</text:p>
      <text:p text:style-name="Текст_20_1">[Template|&lt;заголовок_секции_без_скобок&gt;]</text:p>
      <text:p text:style-name="Текст_20_1">&lt;ключ&gt;=&lt;комментарий_в_свободной_форме&gt;</text:p>
      <text:p text:style-name="Текст_20_1"/>
      <text:p text:style-name="Текст_20_1">Если рекомендованные каркасом ключ или секция отсутствует в пресете, название и комментарий должны отображаться красным шрифтом в графическом интерфейсе, а при проверке адекватности пресета именно такие ключи и секции будут проверяться.</text:p>
      <text:p text:style-name="Текст_20_1"/>
      <text:p text:style-name="Текст_20_1">Если требуется указать, какие ключи НЕ должны присутствовать в секции пресета, первым символом комментария нужно поставить "!".</text:p>
      <text:p text:style-name="Текст_20_1"/>
      <text:p text:style-name="Текст_20_1">Если некоторый ключ не является обязательным, то есть может пригодиться только при определенных обстоятельствах, то его комментарий должен начинаться с "?". Такие ключ и комментарий будут отображаться зеленым шрифтом в графическом интерфейсе, и не будут учитываться при проверке адекватности пресета.</text:p>
      <text:p text:style-name="Текст_20_1"/>
      <text:p text:style-name="Текст_20_1"/>
      <text:p text:style-name="Текст_20_1">Таким образом можно будет указать не только структуру пресета, но и описать, какие ключи следует определять в каждой секции. Если некоторое действие является общим для всех пресетов категории, то оно определяется в конфиге категории. Не требуется добавлять в каркас какую-либо информацию о подразумеваемых настройках и общих действиях.</text:p>
      <text:p text:style-name="Текст_20_1"/>
      <text:p text:style-name="Текст_20_1"><text:soft-page-break/>Например, таким может быть каркас для цветовых схем ТС:</text:p>
      <text:p text:style-name="Текст_20_1">[Template]</text:p>
      <text:p text:style-name="Текст_20_1">im|wincmd.ini|Colors=одноименная секция полностью, кроме ColorFilter1</text:p>
      <text:p text:style-name="Текст_20_1">im|wincmd.ini|Searches=шаблоны для поддержки цветов</text:p>
      <text:p text:style-name="Текст_20_1">[Template|im|wincmd.ini|Colors]</text:p>
      <text:p text:style-name="Текст_20_1">ColorFilter1=!должен отсутствовать, а в целевом wincmd.ini должен содержать подключение плагина-авторана</text:p>
      <text:p text:style-name="Текст_20_1">[Template|iA|wincmd.ini|Colors]</text:p>
      <text:p text:style-name="Текст_20_1">ColorFilter1=?можно добавить некий заведомо ни чему не соответствующий шаблон для тех случаев, когда плагин-авторан не используется.</text:p>
      <text:p text:style-name="Текст_20_1"/>
      <text:p text:style-name="Текст_20_1">Очевидно, не обязательно объявлять в каркасе секцию, если далее будет объявлен конкретный ключ в этой секции. Однако такое объявление не просто бы добавило комментарий к секции в целом, но и показало, что в этой секции могут встретится ключи, которые не будут описаны отдельно, и это не будет считаться аномалией. Если же секция не объявляется, а объявляются лишь некоторые ключи этой секции, значит никаких других ключей в этой секции быть не должно. Лишние ключи приводят к аномалии и выделяются оранжевым цветом.</text:p>
      <text:p text:style-name="Текст_20_1"/>
      <text:h text:style-name="P50" text:outline-level="2">Примеры</text:h>
      <text:h text:style-name="P36" text:outline-level="3">Пример №1</text:h>
      <text:p text:style-name="Текст_20_3"/>
      <text:list xml:id="list39278213" text:continue-numbering="true" text:style-name="Numbering_20_1">
        <text:list-item>
          <text:h text:style-name="P44" text:outline-level="1"><text:span text:style-name="Нереализовано">(–)</text:span> Интерактивность (набросок)</text:h>
        </text:list-item>
      </text:list>
      <text:p text:style-name="Текст_20_1">Хотя программа задумывалась, как универсальный конфигуратор, выполняющий всевозможные действия с системой в автоматическом режиме, без каких-либо запросов к пользователю, впоследствии стало очевидно, что такие запросы иногда были бы очень полезны. Например, если какой-то пресет приводит к серьезным изменениям в системе и может потребоваться спросить пользователя, уверен ли он, и отменять применение пресета, если нет. <text:s/>Или же просто уместно дать пользователю краткое пояснение, что произойдет или что произошло.</text:p>
      <text:p text:style-name="Текст_20_1">Более того. Можно попросить пользователя ввести какой-то параметр самому. И если уж обеспечивать полную универсальность, то таких диалогов нужно предусмотреть массу.</text:p>
      <text:p text:style-name="Текст_20_1">Конечно, подобные запросы обычно выполняются самой программой, если вообще можно привести аналог. Однако в случае с данной программой это было бы крайне не гибко, потому что составитель пресета не смог бы указать момент появления запроса пользователю. А если учесть, что при использовании алгоритмических конструкций некоторые секции могут не выполнятся, становится очевидно, что показом запросов к пользователю и использованием результатов таких запросов нужно управлять прямо в пресете, с помощью секций особого вида наряду с остальными секциями.</text:p>
      <text:p text:style-name="Текст_20_1">Интерактивность напрямую связана с вопросом локализации. Составитель пресета возможно захочет создать мультиязычный пресет, а значит и диалоги с пользователем должны поддерживать локализованные параметры.</text:p>
      <text:p text:style-name="Текст_20_1">Секция диалога должна быть единственной, но текст, определяемый в параметрах, должен зависеть от текущего языка.</text:p>
      <text:p text:style-name="Текст_20_1">Очевидно, достичь этого можно только с помощью использования неких констант, подобно переменным окружения. Эти константы должны определяться внутри пресета (или в конфиге категории), и их должно быть возможно переопределить с указанием номера языка.</text:p>
      <text:p text:style-name="Текст_20_1">Использование констант не ограничивается только локализацией текста диалогов. Такие константы можно использовать где-угодно, например, в пути к какому-то файлу. Более того. Можно предусмотреть конструкцию для изменения значения "константы" в процессе выполнения пресета! Таким образом удобнее использовать обобщающий термин — псевдоним (см. <text:a xlink:type="simple" xlink:href="#17.Псевдонимы и переменные (набросок)|outline">17</text:a>).</text:p>
      <text:p text:style-name="Текст_20_1"/>
      <text:p text:style-name="Текст_20_1"/>
      <text:list xml:id="list39282287" text:continue-numbering="true" text:style-name="Numbering_20_1">
        <text:list-item>
          <text:list>
            <text:list-item>
              <text:h text:style-name="Heading_20_2" text:outline-level="2">Конструкция</text:h>
            </text:list-item>
          </text:list>
        </text:list-item>
      </text:list>
      <text:p text:style-name="Текст_20_2">Секции диалогов предваряются буквой «<text:span text:style-name="T20">d</text:span>». Затем следует буква, определяющая тип диалога.</text:p>
      <text:p text:style-name="P14">Так как существуют большое число типов диалогов с различными наборами предварительно задаваемых параметров и различными видами результатов, предусмотрено несколько вариантов конструкции открытия диалогов-запросов.</text:p>
      <text:list xml:id="list39300708" text:continue-numbering="true" text:style-name="Numbering_20_1">
        <text:list-item>
          <text:list>
            <text:list-item>
              <text:list>
                <text:list-item>
                  <text:h text:style-name="Heading_20_3" text:outline-level="3">Общий синтаксис</text:h>
                </text:list-item>
              </text:list>
            </text:list-item>
          </text:list>
        </text:list-item>
      </text:list>
      <text:p text:style-name="Текст_20_3">В самом общем случае, диалоговое окно может содержать какие-угодно <text:soft-page-break/>элементы (в разумных пределах), поэтому требуется универсальный расширяемый синтаксис для описания диалога в пресете.</text:p>
      <text:p text:style-name="Текст_20_3">Заголовок состоит только из типа диалога, а все специфические настройки осуществляются через ключи секции:</text:p>
      <text:p text:style-name="Пример_20_3">[d&lt;<text:span text:style-name="T10">тип</text:span>&gt;&lt;<text:span text:style-name="T10">подтип</text:span>&gt;*]</text:p>
      <text:p text:style-name="Пример_20_3">&lt;Свойство<text:span text:style-name="T10">1</text:span>&gt;=&lt;<text:span text:style-name="T10">Значение1</text:span>&gt;</text:p>
      <text:p text:style-name="Пример_20_3">&lt;<text:span text:style-name="T10">Свойство</text:span>2&gt;=&lt;<text:span text:style-name="T10">Значение</text:span>2&gt;</text:p>
      <text:p text:style-name="Пример_20_3">...</text:p>
      <text:p text:style-name="Текст_20_3">Свойства имеют стандартные имена, <text:s/>перечисленные далее. Ряд свойств встречается во всех типах диалоговых окон, другие — специфичны для конкретных типов.</text:p>
      <text:list xml:id="list39292321" text:continue-numbering="true" text:style-name="Numbering_20_1">
        <text:list-item>
          <text:list>
            <text:list-item>
              <text:list>
                <text:list-item>
                  <text:h text:style-name="Heading_20_3" text:outline-level="3">Упрощенный синтаксис</text:h>
                </text:list-item>
              </text:list>
            </text:list-item>
          </text:list>
        </text:list-item>
      </text:list>
      <text:p text:style-name="Текст_20_3"><text:span text:style-name="T10">Очевидно, в</text:span>о всех диалоговых окнах присутствует заголовок и почти во всех диалоговых окнах выводится тот или иной текст. Более того, простейшие диалоговые окна больше ничего и не содержат (кроме различных кнопок).</text:p>
      <text:p text:style-name="Текст_20_3">Таким образом, будет удобно использовать упрощённый синтаксис, при котором самые основные параметры диалогового окна выносятся в заголовок секции, а указывать ключи в секции, возможно, не понадобится вообще:</text:p>
      <text:p text:style-name="Пример_20_3">[d&lt;<text:span text:style-name="T10">тип</text:span>&gt;&lt;<text:span text:style-name="T10">подтип</text:span>&gt;*|&lt;<text:span text:style-name="T10">заголовок </text:span><text:span text:style-name="T1">окна&gt;|&lt;текст&gt;(|</text:span><text:span text:style-name="T10">&lt;основные </text:span><text:span text:style-name="T1">параметры&gt;)*]</text:span></text:p>
      <text:p text:style-name="Standard"/>
      <text:list xml:id="list39301130" text:continue-numbering="true" text:style-name="Numbering_20_1">
        <text:list-item>
          <text:list>
            <text:list-item>
              <text:list>
                <text:list-item>
                  <text:h text:style-name="Heading_20_3" text:outline-level="3"><text:span text:style-name="T10">Смешанный</text:span> синтаксис</text:h>
                </text:list-item>
              </text:list>
            </text:list-item>
          </text:list>
        </text:list-item>
      </text:list>
      <text:p text:style-name="Текст_20_3">Очевидно, допустимо задавать свойства и в заголовке, и в ключах секции одновременно.</text:p>
      <text:p text:style-name="Текст_20_3">В случае конфликта между значением в заголовке и значением в ключе секции, последнее имеет приоритет.</text:p>
      <text:p text:style-name="P16">Например:</text:p>
      <text:p text:style-name="Пример_20_3">[d<text:span text:style-name="T1">m</text:span>|<text:span text:style-name="T10">заголовок</text:span><text:span text:style-name="T1">1||Ok</text:span>]</text:p>
      <text:p text:style-name="Пример_20_3">_Title=<text:span text:style-name="T10">заголовок2</text:span></text:p>
      <text:p text:style-name="Пример_20_3"><text:span text:style-name="T10">_</text:span>Text=<text:span text:style-name="T10">текст</text:span></text:p>
      <text:p text:style-name="P16">Такая конструкция заставит отобразить обычное сообщение с кнопкой «ОК», с заголовком окна «заголовок2» и текстом «текст».</text:p>
      <text:list xml:id="list39295008" text:continue-numbering="true" text:style-name="Numbering_20_1">
        <text:list-item>
          <text:list>
            <text:list-item>
              <text:h text:style-name="Heading_20_2" text:outline-level="2">Свойства диалогов</text:h>
            </text:list-item>
          </text:list>
        </text:list-item>
      </text:list>
      <text:p text:style-name="Текст_20_2">Здесь перечислены общие свойства, применимые для всех диалогов. Если имеются исключения, об этом будет сказано при описании конкретного типа диалога.</text:p>
      <text:p text:style-name="Текст_20_2">Специфические свойства различных типов диалогов описываются отдельно в разделе, посвященном данному типу диалога.</text:p>
      <text:p text:style-name="Текст_20_2">Все свойства имеют имена, начинающиеся с символа «_» (подчеркивание), для того чтобы отличать стандартные имена свойств от пользовательских имён переменных (псевдонимов).</text:p>
      <text:p text:style-name="P14">Некоторые свойства следует задавать для настройки диалогового окна. Другие являются выходными, то есть заполняются самим диалоговым окном при его закрытии. Третьи тоже являются выходными, но могут быть заданы в секции, тем самым определяя значение по умолчанию. Четвёртые являются косвенными, т. е. не влияют ни на вид диалогового окна, ни содержат ка<text:soft-page-break/>кие-либо результаты, но могут использоваться для низкоуровневых манипуляций с диалоговым окном.</text:p>
      <text:list xml:id="list39289565" text:continue-numbering="true" text:style-name="Numbering_20_1">
        <text:list-item>
          <text:list>
            <text:list-item>
              <text:list>
                <text:list-item>
                  <text:h text:style-name="Heading_20_3" text:outline-level="3">_<text:span text:style-name="T1">Name</text:span></text:h>
                </text:list-item>
              </text:list>
            </text:list-item>
          </text:list>
        </text:list-item>
      </text:list>
      <text:p text:style-name="P16">Внутреннее имя диалогового окна. Косвенное свойство.</text:p>
      <text:p text:style-name="P16">Позволяет получить доступ к диалоговому окну на низком уровне для выполнения каких-либо манипуляций (в перспективе).</text:p>
      <text:p text:style-name="P16"><text:span text:style-name="T21">По умолчанию:</text:span> пусто (низкоуровневое использование невозможно)</text:p>
      <text:list xml:id="list39282386" text:continue-numbering="true" text:style-name="Numbering_20_1">
        <text:list-item>
          <text:list>
            <text:list-item>
              <text:list>
                <text:list-item>
                  <text:h text:style-name="P37" text:outline-level="3">_Title</text:h>
                </text:list-item>
              </text:list>
            </text:list-item>
          </text:list>
        </text:list-item>
      </text:list>
      <text:p text:style-name="P16">Текст заголовка окна. Входное свойство. Не изменяется.</text:p>
      <text:p text:style-name="P16"><text:span text:style-name="T21">По умолчанию:</text:span> пусто</text:p>
      <text:list xml:id="list39282403" text:continue-numbering="true" text:style-name="Numbering_20_1">
        <text:list-item>
          <text:list>
            <text:list-item>
              <text:list>
                <text:list-item>
                  <text:h text:style-name="P37" text:outline-level="3">_Text</text:h>
                </text:list-item>
              </text:list>
            </text:list-item>
          </text:list>
        </text:list-item>
      </text:list>
      <text:p text:style-name="P16">Текст внутри диалогового окна. Входное свойство. Обычно не изменяется (изменяется только в диалоге ввода текста).</text:p>
      <text:p text:style-name="P16"><text:span text:style-name="T21">По умолчанию:</text:span> пусто</text:p>
      <text:list xml:id="list39278999" text:continue-numbering="true" text:style-name="Numbering_20_1">
        <text:list-item>
          <text:list>
            <text:list-item>
              <text:list>
                <text:list-item>
                  <text:h text:style-name="P37" text:outline-level="3">_Result</text:h>
                </text:list-item>
              </text:list>
            </text:list-item>
          </text:list>
        </text:list-item>
      </text:list>
      <text:p text:style-name="P16">Содержит имя нажатой кнопки. Выходное свойство. Может быть задано ключом в секции, тогда указанная кнопка будет кнопкой по умолчанию.</text:p>
      <text:p text:style-name="P16"><text:span text:style-name="T21">По умолчанию:</text:span> не задано (ни одна кнопка не выбрана заранее, а значит не будут сразу срабатывать клавиши «<text:span text:style-name="T1">Enter</text:span>» и <text:span text:style-name="T1">«Esc»)</text:span></text:p>
      <text:list xml:id="list39290040" text:continue-numbering="true" text:style-name="Numbering_20_1">
        <text:list-item>
          <text:list>
            <text:list-item>
              <text:list>
                <text:list-item>
                  <text:h text:style-name="P37" text:outline-level="3">_Timeout</text:h>
                </text:list-item>
              </text:list>
            </text:list-item>
          </text:list>
        </text:list-item>
      </text:list>
      <text:p text:style-name="P16">Время до автоматического закрытия диалога в секундах.</text:p>
      <text:p text:style-name="P16">Если равно 0, то диалоговое окно не закрывается автоматически.</text:p>
      <text:p text:style-name="P16">Если используется автоматическое закрытие диалога, следует позаботится об установке свойства _<text:span text:style-name="T1">Result, </text:span>иначе по истечении времени, если пользователь не нажмёт какую-либо кнопку (или не перейдёт к ней клавишей <text:span text:style-name="T1">«Tab»),</text:span> оно останется пустым.</text:p>
      <text:p text:style-name="Текст_20_3"><text:span text:style-name="T11">По умолчанию:</text:span><text:span text:style-name="T10"> </text:span><text:span text:style-name="T1">0</text:span></text:p>
      <text:p text:style-name="P15">...</text:p>
      <text:p text:style-name="P15"/>
      <text:p text:style-name="Текст_20_2"/>
      <text:list xml:id="list39298511" text:continue-numbering="true" text:style-name="Numbering_20_1">
        <text:list-item>
          <text:list>
            <text:list-item>
              <text:h text:style-name="Heading_20_2" text:outline-level="2">Типы диалогов</text:h>
            </text:list-item>
          </text:list>
        </text:list-item>
      </text:list>
      <text:p text:style-name="P14">Далее будет описан каждый тип диалоговых окон. Каждое свойство будет описано, как задаваемое в ключе секции. В заголовке секции будет указаны имена свойств, чтобы показать порядок свойств. Как сказано ранее, задавать свойства можно любым способом.</text:p>
      <text:list xml:id="list39294612" text:continue-numbering="true" text:style-name="Numbering_20_1">
        <text:list-item>
          <text:list>
            <text:list-item>
              <text:list>
                <text:list-item>
                  <text:h text:style-name="P37" text:outline-level="3">[dm&lt;иконка&gt;|_Title|_Text|_Buttons|_Result]</text:h>
                </text:list-item>
              </text:list>
            </text:list-item>
          </text:list>
        </text:list-item>
      </text:list>
      <text:p text:style-name="Текст_20_3"><text:span text:style-name="T10">Универсальное сообщение-запрос: от простого сообщения с кнопкой «Ок», до вопроса с несколькими кнопками — вариантами ответа</text:span><text:span text:style-name="T1">.</text:span></text:p>
      <text:list xml:id="list39278045" text:continue-numbering="true" text:style-name="Numbering_20_1">
        <text:list-item>
          <text:list>
            <text:list-item>
              <text:list>
                <text:list-item>
                  <text:list>
                    <text:list-item>
                      <text:h text:style-name="Heading_20_4" text:outline-level="4"><text:soft-page-break/><text:span text:style-name="T10">Свойство </text:span><text:span text:style-name="T1">_Buttons</text:span></text:h>
                    </text:list-item>
                  </text:list>
                </text:list-item>
              </text:list>
            </text:list-item>
          </text:list>
        </text:list-item>
      </text:list>
      <text:p text:style-name="P24">Определяет набор кнопок диалога. Входное свойство.</text:p>
      <text:p text:style-name="P24">Обычно используются стандартные кнопки (встречающиеся в подавляющем большинстве программ). Далее указана буква, применяемая в заголовке секции, затем описание кнопки, а в скобках указано имя переменной (логического типа), которая создаётся для этой кнопки и может быть использован для определения нажатия кнопки.</text:p>
      <text:p text:style-name="Heading_20_5">O <text:span text:style-name="T1">— O</text:span>k (_<text:span text:style-name="T1">ButtonOk)</text:span></text:p>
      <text:p text:style-name="Heading_20_5">C <text:span text:style-name="T1">— </text:span><text:span text:style-name="T10">Cancel (_</text:span><text:span text:style-name="T1">Button</text:span><text:span text:style-name="T10">Cancel</text:span><text:span text:style-name="T1">)</text:span></text:p>
      <text:p text:style-name="Heading_20_5">Y <text:span text:style-name="T1">— Y</text:span>es (_<text:span text:style-name="T1">ButtonYes)</text:span></text:p>
      <text:p text:style-name="Heading_20_5">N <text:span text:style-name="T1">— N</text:span>o (_<text:span text:style-name="T1">ButtonNo)</text:span></text:p>
      <text:p text:style-name="Heading_20_5">R <text:span text:style-name="T1">— R</text:span>etry (_<text:span text:style-name="T1">ButtonRetry)</text:span></text:p>
      <text:p text:style-name="Heading_20_5">I <text:span text:style-name="T1">— I</text:span>gnore (_<text:span text:style-name="T1">ButtonIgnore)</text:span></text:p>
      <text:p text:style-name="Heading_20_5">A <text:span text:style-name="T1">— A</text:span>bort (_<text:span text:style-name="T1">ButtonAbort)</text:span></text:p>
      <text:p text:style-name="Heading_20_5">H <text:span text:style-name="T1">— H</text:span>elp (_<text:span text:style-name="T1">ButtonHelp)</text:span></text:p>
      <text:p text:style-name="Heading_20_5">Пользовательские кнопки</text:p>
      <text:p text:style-name="P24">Имена кнопок записываются без пробелов. Регистр символов учитывается. Например:</text:p>
      <text:p text:style-name="Пример_20_4">[dm|<text:span text:style-name="T10">Вопрос</text:span>|<text:span text:style-name="T10">Вы согласны?</text:span>|YN|<text:span text:style-name="T1">Y</text:span>]</text:p>
      <text:p text:style-name="P24">или то же самое:</text:p>
      <text:p text:style-name="P32">[dm|Вопрос|Вы согласны?]</text:p>
      <text:p text:style-name="P32">_<text:span text:style-name="T1">Buttons=YN</text:span></text:p>
      <text:p text:style-name="P30">_Result=Y</text:p>
      <text:p text:style-name="P24">Стандартные имена кнопок локализуемы (если только не задано <text:a xlink:type="simple" xlink:href="#1.1.1.17.PreferSystemDialogs=|outline">PreferSystemDialogs=1</text:a> — в этом случае локализацией диалогов занимается операционная система).</text:p>
      <text:p text:style-name="Текст_20_4">Если требуется использовать собственную кнопку, нужно использовать цифру (0–9) вместо буквы. Затем в ключе секции нужно задать текст для этой кнопки.</text:p>
      <text:p text:style-name="Текст_20_4">Пользовательские кнопки получают внутренние имена вида «_<text:span text:style-name="T1">Button&lt;</text:span>номер<text:span text:style-name="T1">&gt;</text:span>». Очевидно, что количество пользовательских кнопок ограничено десятью.</text:p>
      <text:p text:style-name="P24">Если текст не будет задан, то им станет номер данной кнопки. Например:</text:p>
      <text:p text:style-name="P32">[dm|Выбор|номера:|<text:span text:style-name="T1">123C</text:span>|<text:span text:style-name="T1">C</text:span>]</text:p>
      <text:p text:style-name="P30">_Button1=<text:span text:style-name="T10">один</text:span></text:p>
      <text:p text:style-name="P32">_Button3=три</text:p>
      <text:p text:style-name="Текст_20_4"><text:span text:style-name="T21">По умолчанию:</text:span> <text:span text:style-name="T1">O </text:span><text:span text:style-name="T10">(т. е. одна кнопка «</text:span><text:span text:style-name="T1">Ok</text:span><text:span text:style-name="T10">»)</text:span></text:p>
      <text:list xml:id="list39287335" text:continue-numbering="true" text:style-name="Numbering_20_1">
        <text:list-item>
          <text:list>
            <text:list-item>
              <text:list>
                <text:list-item>
                  <text:list>
                    <text:list-item>
                      <text:h text:style-name="Heading_20_4" text:outline-level="4"><text:span text:style-name="T10">Свойство </text:span><text:span text:style-name="T1">&lt;</text:span><text:span text:style-name="T10">иконка</text:span><text:span text:style-name="T1">&gt;</text:span><text:span text:style-name="T10"> </text:span><text:span text:style-name="T1">(_Icon)</text:span></text:h>
                    </text:list-item>
                  </text:list>
                </text:list-item>
              </text:list>
            </text:list-item>
          </text:list>
        </text:list-item>
      </text:list>
      <text:p text:style-name="P24">Определяет иконку, отображаемую в окне диалога. Входное свойство.</text:p>
      <text:p text:style-name="P24">Данное свойство является особым. Это так называемый подтип диалога. Иконка в некотором смысле определяет важность сообщения, поэтому стандартные варианты нужно (это единственный вариант доступа к встроенным иконкам) указывать прямо в типе секции.</text:p>
      <text:p text:style-name="Heading_20_5"><text:span text:style-name="T10">Q — Q</text:span>uestion<text:span text:style-name="T10"> — вопросительный знак в синем кружке.</text:span></text:p>
      <text:p text:style-name="Heading_20_5">I — Information/Asterisk — <text:span text:style-name="T10">восклицательный знак в синем кружке.</text:span></text:p>
      <text:p text:style-name="Heading_20_5">W<text:span text:style-name="T10"> — W</text:span>arning<text:span text:style-name="T10">/E</text:span>xclamation<text:span text:style-name="T10"> — восклицательный знак в жёлтом треугольнике.</text:span></text:p>
      <text:p text:style-name="Heading_20_5">E<text:span text:style-name="T10"> — </text:span>Error/Stop<text:span text:style-name="T10">/H</text:span>and<text:span text:style-name="T10"> — крест в красном кружке.</text:span></text:p>
      <text:p text:style-name="P24">Регистр символа учитывается.</text:p>
      <text:p text:style-name="Текст_20_4"><text:soft-page-break/><text:span text:style-name="T10">Если подтип-иконка не указан, то по умолчанию диалог отобразится без иконки. Но можно задать пользовательскую иконку посредством ключа секции — свойство _</text:span><text:span text:style-name="T1">Icon. </text:span><text:span text:style-name="T10">Здесь следует задать путь к изображению. Размер изображения в окне диалога обычно равен 32</text:span><text:span text:style-name="T1">x32, </text:span><text:span text:style-name="T10">хотя программа не будет как-то масштабировать пользовательское изображение. Поддерживаются типы файлов: </text:span><text:span text:style-name="T1">BMP, PNG </text:span><text:span text:style-name="T10">и </text:span><text:span text:style-name="T1">ICO</text:span><text:span text:style-name="T10">. В формате </text:span><text:span text:style-name="T1">ICO </text:span><text:span text:style-name="T10">могут быть несколько иконок. По возможности будет взята иконка 32</text:span><text:span text:style-name="T1">x32 </text:span><text:span text:style-name="T10">с максимальным разрешением цветов. Если такой размер отсутствует, будет взята следующая, более крупная иконка. Если таковых нет, будет взята более мелкая иконка. В последнюю очередь выбор опускается до худшего разрешения цветов и на том уровне алгоритм поиска повторяется.</text:span></text:p>
      <text:p text:style-name="P24">Путь разрешается относительно данного пресета.</text:p>
      <text:list xml:id="list39281165" text:continue-numbering="true" text:style-name="Numbering_20_1">
        <text:list-item>
          <text:list>
            <text:list-item>
              <text:list>
                <text:list-item>
                  <text:h text:style-name="P37" text:outline-level="3">[df|_Title|_Text|_Buttons|_Result]</text:h>
                </text:list-item>
              </text:list>
            </text:list-item>
          </text:list>
        </text:list-item>
      </text:list>
      <text:p text:style-name="Текст_20_3"><text:span text:style-name="T10">Универсальное сообщение-запрос: от простого сообщения с кнопкой «Ок», до вопроса с несколькими кнопками — вариантами ответа</text:span><text:span text:style-name="T1">.</text:span></text:p>
      <text:p text:style-name="Текст_20_1">Прочие переменные сильно зависят от типа диалога. Эти специфические переменные позволяют получить всю необходимую информацию из диалога после его закрытия. Например, для диалога выбора файла (как открытие/сохранение): </text:p>
      <text:p text:style-name="Текст_20_1">_FullName — полное абсолютное имя файла</text:p>
      <text:p text:style-name="Текст_20_1">_Name — имя файла</text:p>
      <text:p text:style-name="Текст_20_1">_Path — полное абсолютное имя папки</text:p>
      <text:p text:style-name="Текст_20_1">_Directory — имя папки</text:p>
      <text:p text:style-name="Текст_20_1">и т.д.</text:p>
      <text:p text:style-name="Текст_20_1">Специфическим переменным можно присвоить значения перед запуском диалога с помощью ключей секции этого диалога.</text:p>
      <text:p text:style-name="Текст_20_1"/>
      <text:p text:style-name="Текст_20_1">Использовать переменные можно как и псевдонимы, заключа<text:span text:style-name="T10">я</text:span> в тупые кавычки. Во избежание конфликтов с пользовательскими псевдонимами все переменные диалогов предваряются подчерком.</text:p>
      <text:p text:style-name="Текст_20_1"/>
      <text:p text:style-name="Текст_20_1">Для некоторых диалогов уместно автоматически закрывать по истечение некоторого времени. Такой таймаут указывается в секундах через переменную _Timeout в ключах секции. Если переменная не задана или равна 0, то диалог не закрывается автоматически.</text:p>
      <text:p text:style-name="Текст_20_1"/>
      <text:p text:style-name="Текст_20_1">Предусмотрены для начала следующие типы диалогов.</text:p>
      <text:p text:style-name="Текст_20_1"/>
      <text:p text:style-name="Текст_20_1">[dm&lt;иконка&gt;|&lt;текст заголовка&gt;|&lt;текст сообщения&gt;]</text:p>
      <text:p text:style-name="Текст_20_1"/>
      <text:p text:style-name="Текст_20_1">Результат:</text:p>
      <text:p text:style-name="Текст_20_1">_Ok — всегда истина</text:p>
      <text:p text:style-name="Текст_20_1"><text:soft-page-break/>_Result — всегда "Ok"</text:p>
      <text:p text:style-name="Текст_20_1"/>
      <text:p text:style-name="Текст_20_1">===пример===========</text:p>
      <text:p text:style-name="Текст_20_1">[Aliases]</text:p>
      <text:p text:style-name="Текст_20_1">Message=TWinKey functions will be enabled.</text:p>
      <text:p text:style-name="Текст_20_1">Message.1049=Будет автоматически включен функционал TWinKey.</text:p>
      <text:p text:style-name="Текст_20_1"/>
      <text:p text:style-name="Текст_20_1">[dmx|kIT Programs PowerPack|<text:span text:style-name="T1">`</text:span>Message<text:span text:style-name="T1">`</text:span>]</text:p>
      <text:p text:style-name="Текст_20_1">_Timeout<text:span text:style-name="T1">=10</text:span></text:p>
      <text:p text:style-name="Текст_20_1">====================</text:p>
      <text:p text:style-name="Текст_20_1"/>
      <text:p text:style-name="Текст_20_1">[dd&lt;иконка&gt;|&lt;текст заголовка&gt;|&lt;текст сообщения&gt;]</text:p>
      <text:p text:style-name="Текст_20_1">Универсальный диалог, в котором можно отобразить любые нужные кнопки.</text:p>
      <text:p text:style-name="Текст_20_1">Список кнопок задается в заголовке секции последним параметром через обратный слеш.</text:p>
      <text:p text:style-name="Текст_20_1">Результат:</text:p>
      <text:p text:style-name="Текст_20_1">_&lt;НажатаяКнопка&gt; — истина</text:p>
      <text:p text:style-name="Текст_20_1">_&lt;ОстальныеКнопки&gt; — ложь</text:p>
      <text:p text:style-name="Текст_20_1">_Result — всегда "&lt;НажатаяКнопка&gt;". Можно присвоить значение для указания <text:s/>кнопки по умолчанию.</text:p>
      <text:p text:style-name="Текст_20_1"/>
      <text:p text:style-name="Текст_20_1">===пример===========</text:p>
      <text:p text:style-name="Текст_20_1">[ddq|kIT Programs PowerPack|Вы уверены?|Ok/Cancel]</text:p>
      <text:p text:style-name="Текст_20_1">_Result=Ok</text:p>
      <text:p text:style-name="Текст_20_1">[#if|_Cancel]</text:p>
      <text:p text:style-name="Текст_20_1">[#stop]</text:p>
      <text:p text:style-name="Текст_20_1">====================</text:p>
      <text:p text:style-name="Текст_20_1"/>
      <text:p text:style-name="Текст_20_1">[df|&lt;текст заголовка&gt;]</text:p>
      <text:p text:style-name="Текст_20_1">Диалог выбора файла.</text:p>
      <text:p text:style-name="Текст_20_1"/>
      <text:p text:style-name="Текст_20_1">===пример===========</text:p>
      <text:p text:style-name="Текст_20_1">[df|Выберите INI-файл]</text:p>
      <text:p text:style-name="Текст_20_1">Name=wincmd.ini</text:p>
      <text:p text:style-name="Текст_20_1">Directory=%COMMANDER_PATH%</text:p>
      <text:p text:style-name="Текст_20_1">[im|<text:span text:style-name="T1">`</text:span>FullName<text:span text:style-name="T1">`</text:span>|Configuration]</text:p>
      <text:p text:style-name="Текст_20_1">Key=Value</text:p>
      <text:p text:style-name="Текст_20_1"><text:soft-page-break/>====================</text:p>
      <text:h text:style-name="P50" text:outline-level="2">Примеры</text:h>
      <text:h text:style-name="P36" text:outline-level="3">Пример №1</text:h>
      <text:p text:style-name="Текст_20_3"/>
      <text:list xml:id="list39287436" text:continue-numbering="true" text:style-name="Numbering_20_1">
        <text:list-item>
          <text:h text:style-name="P44" text:outline-level="1"><text:span text:style-name="Нереализовано">(–)</text:span> Авторезервирование (набросок)</text:h>
        </text:list-item>
      </text:list>
      <text:p text:style-name="Текст_20_1">Если применяется действие Взаимная перезапись (x, обмен), то не всегда будет удобно сохранять старое значение в самом up-файле. По умолчанию так и будет, но следует предусмотреть ключ, с помощью которого можно будет указать файл, куда будут сохранятся старые значения:</text:p>
      <text:p text:style-name="Текст_20_1">[Configuration]</text:p>
      <text:p text:style-name="Текст_20_1">BackupFile=имя_файла</text:p>
      <text:p text:style-name="Текст_20_1">Реальный путь определяется по общему принципу, со значением DefaultDirectory.</text:p>
      <text:p text:style-name="Текст_20_1">Указанный файл будет создан, если не существовал. Но если существовал, то в нём просто будут обновлены/добавлены соответствующие ключи. Таким образом, один резервный файл можно использовать для всех пресетов категории. А значит данный параметр может размещаться и в конфиге категории.</text:p>
      <text:p text:style-name="Текст_20_1">Следует помнить, что, если используется один резервный файл для нескольких пресетов и все эти пресеты используются попеременно, резервирование будет ненадежным. В момент применения <text:s/>первого пресета изначальные значения сохранятся в резервном файле. При применении затем второго пресета сохранятся значения первого, а оригинальные будут потеряны!</text:p>
      <text:p text:style-name="Текст_20_1">Если же использовать отдельные резервные файлы для каждого пресета, то резервирование всё равно не будет полностью адекватным. Второй примененый пресет зарезервирует значение, примененое первым пресетом. То есть появляется зависимость результата от истории применения пресетов. С одной стороны такую функциональность следует оставить, так как, возможно, она позволит создавать сложные, динамически модифицирующиеся пресеты. Но так же важно предоставить стабильный механизм резервирования.</text:p>
      <text:p text:style-name="Текст_20_1"/>
      <text:p text:style-name="Текст_20_1">Итак, исключительно в конфиге категории можно определить следующий параметр.</text:p>
      <text:p text:style-name="Текст_20_1">[Configuration]</text:p>
      <text:p text:style-name="Текст_20_1">OriginalFile=имя_файла</text:p>
      <text:p text:style-name="Текст_20_1">Этот файл подобно BackupFile будет служить для сохранения имевшихся в целевых файлах (или реестре) значений, однако, если значение уже занесено в этот резерв-оригинал, то оно не замещается новым "старым" значением. Таким образом, какой бы пресет ни был применен первым, в резерв-оригинал попадут изначальные значения.</text:p>
      <text:p text:style-name="Текст_20_1">При обработке операций обмена в пресете, в категории которого определен резерв-оригинал, нужно сравнить имеющиеся значения параметров в целевом файле (всех вместе для данной секции) со значениями в пресете. Если хотя бы одно значение отличается, значит данный пресет не применялся, поэтому выполняется присвоение значений из пресета. В этот же момент имевшиеся значения записываются в резерв-оригинал (но без замены значений).</text:p>
      <text:p text:style-name="Текст_20_1">В противном случае, если значения в целевом файле совпадают со значениями в пресете, значит данный пресет был применен ранее, и нужно выполнить обратный перенос значений. Эти значения будут взяты из резерва-ори<text:soft-page-break/>гинала, если они там имеются для конкретного параметра, и вообще не изменяются в противном случае.</text:p>
      <text:p text:style-name="Текст_20_1"/>
      <text:p text:style-name="Текст_20_1">Если по каким-то причинам в категории объявлен и BackupFile и OriginalFile, то резерв-оригинал имеет преимущество (то есть BackupFile в конфиге категории будет проигнорирован). Однако, BackupFile в самом пресете имеет преимущество и над своим вышестоящим аналогом, и над резервом-оригиналом.</text:p>
      <text:h text:style-name="P50" text:outline-level="2">Примеры</text:h>
      <text:h text:style-name="P36" text:outline-level="3">Пример №1</text:h>
      <text:p text:style-name="Текст_20_3"/>
      <text:list xml:id="list39294269" text:continue-numbering="true" text:style-name="Numbering_20_1">
        <text:list-item>
          <text:h text:style-name="P44" text:outline-level="1"><text:span text:style-name="Нереализовано">(–)</text:span> Секции отката (набросок)</text:h>
        </text:list-item>
      </text:list>
      <text:p text:style-name="Текст_20_1">Область применение программы можно значительно расширить, если реализовать возможность не только применять изменения, а сохранять текущее состояние различных настроек. Используя файловые операции (секции [f...), можно легко сохранить нужные файлы целиком, а потом их так же скопировать обратно. Однако не редко будет нужно сохранить только некоторые параметры из INI-файлов, XML-файлов или реестра. Очевидно, что сохранять эти параметры нужно на языке UP, чтобы потом наиболее естественным образом вернуть сохраненные настройки. И если уж автоматизировать создание пресета-бэкапа, то нужно поддерживать весь спектр объектов, которые может потребоваться сохранить. Таким образом требуется дополнительное расширение синтаксиса для секций [i, [r, [x и даже [f. </text:p>
      <text:list xml:id="list39279268" text:continue-numbering="true" text:style-name="Numbering_20_1">
        <text:list-item>
          <text:list>
            <text:list-item>
              <text:h text:style-name="Heading_20_2" text:outline-level="2">Общие настройки</text:h>
              <text:list>
                <text:list-item>
                  <text:h text:style-name="Heading_20_3" text:outline-level="3">RestoreFile в пресете</text:h>
                </text:list-item>
                <text:list-item>
                  <text:h text:style-name="Heading_20_3" text:outline-level="3">RestoreFile в конфиге категории</text:h>
                </text:list-item>
              </text:list>
            </text:list-item>
          </text:list>
        </text:list-item>
      </text:list>
      <text:p text:style-name="Текст_20_3">Up-файл отката указывается глобально для всего пресета или категории в ключе RestoreFile.</text:p>
      <text:p text:style-name="Текст_20_3">Если ключ RestoreFile не задан, все секции сохранения лишаются смысла и игнорируются. Задавать какое-то имя по умолчанию неправильно, так как, если сохранять в файл рядом с пресетом, то его имя может совпасть с другим имеющимся пресетом. Кроме того, настройки сохранятся, чтобы их можно было восстановить, а значит автор пресета должен четко определить имя up-файла отката.</text:p>
      <text:p text:style-name="Текст_20_3">При отсутствии ключа RestoreFile в журнал заносится запись об этом на уровне 3.</text:p>
      <text:list xml:id="list39306293" text:continue-numbering="true" text:style-name="Numbering_20_1">
        <text:list-item>
          <text:list>
            <text:list-item>
              <text:list>
                <text:list-item>
                  <text:h text:style-name="Heading_20_3" text:outline-level="3">RestoreDirectory в пресете</text:h>
                </text:list-item>
                <text:list-item>
                  <text:h text:style-name="Heading_20_3" text:outline-level="3">RestoreDirectory в конфиге категории</text:h>
                </text:list-item>
              </text:list>
            </text:list-item>
          </text:list>
        </text:list-item>
      </text:list>
      <text:p text:style-name="Текст_20_3">Для секций [f требуется отдельно определить также ключ RestoreDirectory. В эту папку будут помещаться резервные копии файлов и папок. Отсутствие ключа RestoreDirectory не является ошибкой. По умолчанию используется папка</text:p>
      <text:p text:style-name="Пример_20_3">&lt;имя_пресета&gt;.Restore</text:p>
      <text:p text:style-name="Текст_20_3">в папке категории.</text:p>
      <text:p text:style-name="Текст_20_2">Один пресет может породить в результате работы только один файл отката. Если требуется одним действием (запустив один пресет) создать несколько файлов отката с различными настройками, то соответствующие секции сохранения нужно определить в различных пресетах, в каждом из которых указать нужные RestoreFile и RestoreDirectory.</text:p>
      <text:p text:style-name="Текст_20_2">Объединить воедино все эти пресеты можно с помощью конструкций [#apply...], во флагах которой нужно включить обработку конфига секции. Конструкция [#include...] для этой цели, очевидно, не подходит. Однако если в одной ситуации нужно создать несколько файлов отката, а в другой один, но с теми же настройками, то замена [#apply...] на [#include...] автоматически даст такую возможность. </text:p>
      <text:p text:style-name="Текст_20_1"><text:soft-page-break/></text:p>
      <text:p text:style-name="Текст_20_1">Так как в секциях бэкапов не требуется описывать ничего, кроме сохраняемых ключей и файлов, в которых они содержатся, первая часть заголовка секции будет только из одной из букв i, r, x или f состоять после символа "~" . Если указана еще одна буква (буква действия), то именно она будет вставлена в up-файл отката, но ни на что другое она не окажет влияние. По умолчанию же используются наиболее подходящие буквы: im, rm, xm. </text:p>
      <text:p text:style-name="Текст_20_1">В остальном синтаксис очень похож на <text:s/>обычные секции, хотя различия есть. </text:p>
      <text:p text:style-name="Текст_20_1"/>
      <text:p text:style-name="Текст_20_1">INI-файлы. </text:p>
      <text:p text:style-name="Текст_20_1">Заголовок также содержит имя файла и имя секции. А логика их обработки такова. </text:p>
      <text:p text:style-name="Текст_20_1">* Если секция состоит только из заголовка, то сохраняется вся секция. </text:p>
      <text:p text:style-name="Текст_20_1">* Если указан хотя бы один ключ, то сохранение происходит выборочно: </text:p>
      <text:p text:style-name="Текст_20_1">- если указано только имя ключа (без знака равно), то ключ сохраняется безусловно, </text:p>
      <text:p text:style-name="Текст_20_1">- в противном случае ключ сохраняется, только если имеет значение, ОТЛИЧНОЕ ОТ заданного (пусть и пустого). </text:p>
      <text:p text:style-name="Текст_20_1"/>
      <text:p text:style-name="Текст_20_1">===пример=========== </text:p>
      <text:p text:style-name="Текст_20_1">[~i|wincmd.ini|Configuration] </text:p>
      <text:p text:style-name="Текст_20_1">UseRightButton </text:p>
      <text:p text:style-name="Текст_20_1">LongInStatus=0 </text:p>
      <text:p text:style-name="Текст_20_1">========== </text:p>
      <text:p text:style-name="Текст_20_1">Такая секция приведет к созданию в up-файле отката следущей секции: </text:p>
      <text:p text:style-name="Текст_20_1">========== </text:p>
      <text:p text:style-name="Текст_20_1">[im|wincmd.ini|Configuration] </text:p>
      <text:p text:style-name="Текст_20_1">UseRightButton=&lt;знач&gt; </text:p>
      <text:p text:style-name="Текст_20_1">LongInStatus=&lt;знач&gt; </text:p>
      <text:p text:style-name="Текст_20_1">========== </text:p>
      <text:p text:style-name="Текст_20_1">Причем LongInStatus будет сохранен, только если он был не равен нулю. </text:p>
      <text:p text:style-name="Текст_20_1">==================== </text:p>
      <text:p text:style-name="Текст_20_1"/>
      <text:p text:style-name="Текст_20_1"/>
      <text:p text:style-name="Текст_20_1">Реестр. </text:p>
      <text:p text:style-name="Текст_20_1">Заголовок содержит путь к ключу реестра. Логика обработки секции такова. </text:p>
      <text:p text:style-name="Текст_20_1">* Если секция состоит только из заголовка, то сохраняется весь ключ реестра. </text:p>
      <text:p text:style-name="Текст_20_1">* Если указан хотя бы один ключ, то сохранение происходит выборочно: </text:p>
      <text:p text:style-name="Текст_20_1"><text:soft-page-break/>- если указано только имя ключа (без знака равно), то параметр сохраняется безусловно, </text:p>
      <text:p text:style-name="Текст_20_1">- в противном случае параметр сохраняется, только если имеет значение, ОТЛИЧНОЕ ОТ заданного (пусть и пустого). </text:p>
      <text:p text:style-name="Текст_20_1">Синтаксис значения аналогичен обычным r-секциям, то есть может включать тип данных. </text:p>
      <text:p text:style-name="Текст_20_1"/>
      <text:p text:style-name="Текст_20_1">===пример=========== </text:p>
      <text:p text:style-name="Текст_20_1">[~r|HKCU\Some\Key] </text:p>
      <text:p text:style-name="Текст_20_1">Item1 </text:p>
      <text:p text:style-name="Текст_20_1">Item2=dword:00000001 </text:p>
      <text:p text:style-name="Текст_20_1">========== </text:p>
      <text:p text:style-name="Текст_20_1">Такая секция приведет к созданию в up-файле отката следущей секции: </text:p>
      <text:p text:style-name="Текст_20_1">========== </text:p>
      <text:p text:style-name="Текст_20_1">[rm|HKCU\Some\Key] </text:p>
      <text:p text:style-name="Текст_20_1">Item1=&lt;знач&gt; </text:p>
      <text:p text:style-name="Текст_20_1">Item2=&lt;знач&gt; </text:p>
      <text:p text:style-name="Текст_20_1">========== </text:p>
      <text:p text:style-name="Текст_20_1">Причем Item2 сохранится, только если его значение не равно единице. </text:p>
      <text:p text:style-name="Текст_20_1">==================== </text:p>
      <text:p text:style-name="Текст_20_1"/>
      <text:p text:style-name="Текст_20_1"/>
      <text:p text:style-name="Текст_20_1">С файлами всё сложнее. Файлы требуется сохранить в определенном месте, а в up-файл отката занести соответствующую секцию [f которая скопирует файлы обратно. В папке, заданной ключем RestoreDirectory, потребуется определить некую иерархию файлов и папок, чтобы избежать конфликтов имен между различными секциями [~f. Эта иерархия не обязана быть как-то связана с реальной иерархией сохраняемых файлов. </text:p>
      <text:p text:style-name="Текст_20_1"/>
      <text:p text:style-name="Текст_20_1">===пример=========== </text:p>
      <text:p text:style-name="Текст_20_1">[Configuration] </text:p>
      <text:p text:style-name="Текст_20_1">RestoreFile=undo.up </text:p>
      <text:p text:style-name="Текст_20_1">RestoreDirectory=undo </text:p>
      <text:p text:style-name="Текст_20_1">[~f|c:\dir1] </text:p>
      <text:p text:style-name="Текст_20_1">File1.txt </text:p>
      <text:p text:style-name="Текст_20_1">File2.key </text:p>
      <text:p text:style-name="Текст_20_1">[~f|c:\dir2] </text:p>
      <text:p text:style-name="Текст_20_1">File2.txt </text:p>
      <text:p text:style-name="Текст_20_1">[~f|c:\dir3] </text:p>
      <text:p text:style-name="Текст_20_1"><text:soft-page-break/>File3.txt </text:p>
      <text:p text:style-name="Текст_20_1">========== </text:p>
      <text:p text:style-name="Текст_20_1">Такие секции, кроме того что скопируют эти файлы в подпапки 0, 1 и 2 в папке RestoreDirectory, но и создадут в up-файле отката следующую секцию. </text:p>
      <text:p text:style-name="Текст_20_1">========== </text:p>
      <text:p text:style-name="Текст_20_1">[f|undo\0|c:\dir1] </text:p>
      <text:p text:style-name="Текст_20_1">File1.txt </text:p>
      <text:p text:style-name="Текст_20_1">File2.key </text:p>
      <text:p text:style-name="Текст_20_1">[f|undo\1|c:\dir2] </text:p>
      <text:p text:style-name="Текст_20_1">File2.txt </text:p>
      <text:p text:style-name="Текст_20_1">[f|undo\2|c:\dir3] </text:p>
      <text:p text:style-name="Текст_20_1">File3.txt </text:p>
      <text:p text:style-name="Текст_20_1">==================== </text:p>
      <text:p text:style-name="Текст_20_1"/>
      <text:p text:style-name="Текст_20_1">Однако, в секции [~f, как и в [f, можно не указывать исходную папку в заголовке секции, а задавать абсолютные пути хоть в каждом пункте секции. </text:p>
      <text:p text:style-name="Текст_20_1"/>
      <text:p text:style-name="Текст_20_1"/>
      <text:p text:style-name="Текст_20_1"/>
      <text:p text:style-name="Текст_20_1">Наверняка потребуется добавить в пресет отката заранее известные конструкции. В этом случае нельзя применять f-секции для дозаписи в файл отката, так как он будет открыт на запись в течение обработки пресета. Да и выглядело бы это не совсем логично. </text:p>
      <text:p text:style-name="Текст_20_1">Для непосредственной записи в файл отката предусмотрена специальная конструкция: </text:p>
      <text:p text:style-name="Текст_20_1">[#store] </text:p>
      <text:p text:style-name="Текст_20_1">Блок </text:p>
      <text:p text:style-name="Текст_20_1"/>
      <text:p text:style-name="Текст_20_1">То есть любая секция, следующая за [#store], будет записана в пресет отката. Если блок заключить в операторные скобки [[]...[]], можно записать сразу несколько секций (сами скобки записаны не будут). </text:p>
      <text:p text:style-name="Текст_20_1"/>
      <text:p text:style-name="Текст_20_1"/>
      <text:p text:style-name="Текст_20_1">Похожая конструкция может применяться для программного формирования нового пресета: </text:p>
      <text:p text:style-name="Текст_20_1">[#store|up-файл] </text:p>
      <text:p text:style-name="Текст_20_1">Блок </text:p>
      <text:p text:style-name="Текст_20_1"/>
      <text:p text:style-name="Текст_20_1">Однако эта конструкция позволяет записать только заранее известные секции и по сути никак не связана с функцией сохранения настроек.</text:p>
      <text:p text:style-name="Текст_20_1"><text:soft-page-break/></text:p>
      <text:p text:style-name="Текст_20_1"/>
      <text:h text:style-name="P50" text:outline-level="2">Примеры</text:h>
      <text:h text:style-name="P36" text:outline-level="3">Пример №1</text:h>
      <text:p text:style-name="Текст_20_3"/>
      <text:list xml:id="list39300005" text:continue-numbering="true" text:style-name="Numbering_20_1">
        <text:list-item>
          <text:h text:style-name="P44" text:outline-level="1"><text:span text:style-name="Нереализовано">(–)</text:span> Псевдонимы и переменные (набросок)</text:h>
        </text:list-item>
      </text:list>
      <text:p text:style-name="Текст_20_1">Многие типы секций в результате своего выполнения порождают или определяют некоторые объекты. Такие объекты вполне могут применяться в других секциях. Очевидно, как и в случае с диалогами-запросами, такие объекты можно передавать через неявные переменные (псевдонимы). Использовать полученные значения можно, заключая их в тупые кавычки. </text:p>
      <text:p text:style-name="Текст_20_1">Отличный пример — создание процесса. Секцией, например, [pee... создается процесс, кроме того неявно создается переменная _PID. Она может использоваться, например, для ожидания завершения процесса или для самостоятельного его закрытия. </text:p>
      <text:p text:style-name="Текст_20_1">===пример=========== </text:p>
      <text:p text:style-name="Текст_20_1">;запускаем прогу </text:p>
      <text:p text:style-name="Текст_20_1">[pee|c:\myprog.exe] </text:p>
      <text:p text:style-name="Текст_20_1">;сохраняем _PID </text:p>
      <text:p text:style-name="Текст_20_1"><text:span text:style-name="T1">[a|mypid|`_PID`]</text:span> </text:p>
      <text:p text:style-name="Текст_20_1">;запускаем калькулятор системно </text:p>
      <text:p text:style-name="Текст_20_1">[pse|calc.exe] </text:p>
      <text:p text:style-name="Текст_20_1">;ждем закрытия калькулятора. Если значение не указано, неявно берется текущее значение _PID </text:p>
      <text:p text:style-name="Текст_20_1">[piw|] </text:p>
      <text:p text:style-name="Текст_20_1">;мягко закрываем прогу </text:p>
      <text:p text:style-name="Текст_20_1">[piq|<text:span text:style-name="T1">`</text:span>mypid<text:span text:style-name="T1">`</text:span>] </text:p>
      <text:p text:style-name="Текст_20_1">==================== </text:p>
      <text:p text:style-name="Текст_20_1"/>
      <text:p text:style-name="Текст_20_1">Изначально в пресете уже присутствуют несколько неявных переменных, относящихся к свойствам пресета в целом. Это все параметры из секций [Configuration], предваренные соответствующим префиксом: "_Preset_" для пресета, "_Category_" для категории и "_Main_" для самой программы. </text:p>
      <text:p text:style-name="Текст_20_1">Даже такие секции, как например секции для работы с INI-файлами, после выполнения задают значения определенных переменных. </text:p>
      <text:p text:style-name="Текст_20_1">_Ini_File — последний оперируемый INI-файл (с абсолютным путем). Имя файла <text:span text:style-name="T10">может и не быть заранее известно, например, если используется секции </text:span><text:span text:style-name="T1">[I </text:span><text:span text:style-name="T10">с поддержкой </text:span><text:span text:style-name="T1">RedirectSection. _</text:span><text:span text:style-name="T8">Ini_File </text:span><text:span text:style-name="T17">будет хранить имя фактического файла.</text:span></text:p>
      <text:p text:style-name="Текст_20_1">Аналогично _Ini_Section, _Ini_Key, _Ini_Value. </text:p>
      <text:p text:style-name="Текст_20_1">Уже после обработки заголовка секции файловых операции появляются переменные _Target_Directory и _Source_Directory, которые могут использоваться в этой же секции. Они хранят разрешенный абсолютный путь к соответствующим папкам. Кроме того, переменные _Target/_Source_File содержат полностью квалифицированные имена только-что обработанных файлов. Если операция работает с одним файлом (например, удаление), то изменится значение только одной переменной. Эти переменные определяются сразу после выполнения операции, то есть могут использоваться уже в следующей <text:soft-page-break/>строке секции.</text:p>
      <text:p text:style-name="Текст_20_1"/>
      <text:p text:style-name="Текст_20_1">Итак, псевдонимы можно задавать различными способами. Наиболее востребованным из них, скорее всего, будет секция [Alias<text:span text:style-name="T1">es</text:span>]. Ключами этой секции будут имена псевдонимов, возможно, с уточнением номера языка. А их значением будет, собственно, текст.</text:p>
      <text:p text:style-name="Текст_20_1">Например:</text:p>
      <text:p text:style-name="Текст_20_1">[Alias<text:span text:style-name="T1">es</text:span>]</text:p>
      <text:p text:style-name="Текст_20_1">Hello=Hello world!</text:p>
      <text:p text:style-name="Текст_20_1">Hello.1049=Привет, мир!</text:p>
      <text:p text:style-name="Текст_20_1">...</text:p>
      <text:p text:style-name="Текст_20_1">Очевидно, если в конфиге программы будет выбран язык 1049, то и псевдоним Hello будет содержать русский вариант текста.</text:p>
      <text:p text:style-name="Текст_20_1"/>
      <text:p text:style-name="Текст_20_1">Для вставки псевдонима в нужное место его имя нужно заключить в тупые кавычки.</text:p>
      <text:p text:style-name="Текст_20_1">Например:</text:p>
      <text:p text:style-name="Текст_20_1">[im|some.ini|section]</text:p>
      <text:p text:style-name="Текст_20_1">Key1=<text:span text:style-name="T1">`</text:span>myalias<text:span text:style-name="T1">`</text:span></text:p>
      <text:p text:style-name="Текст_20_1">Key2=<text:span text:style-name="T1">`</text:span>myalias<text:span text:style-name="T1">`</text:span></text:p>
      <text:p text:style-name="P12"/>
      <text:h text:style-name="P50" text:outline-level="2">Примеры</text:h>
      <text:h text:style-name="P36" text:outline-level="3">Пример №1</text:h>
      <text:p text:style-name="Текст_20_3"/>
      <text:list xml:id="list39277740" text:continue-numbering="true" text:style-name="Numbering_20_1">
        <text:list-item>
          <text:h text:style-name="P47" text:outline-level="1"><text:span text:style-name="Нереализовано">(</text:span><text:bookmark-start text:name="__DdeLink__8148_1063369906"/><text:span text:style-name="Нереализовано">–</text:span><text:bookmark-end text:name="__DdeLink__8148_1063369906"/><text:span text:style-name="Нереализовано">)</text:span> Журнал (в процессе осмысления)</text:h>
        </text:list-item>
      </text:list>
      <text:p text:style-name="P11">Максимальный уровень важности события для записи в журнал.</text:p>
      <text:p text:style-name="P11">1 — ошибка в самой программе (уровень 0), </text:p>
      <text:p text:style-name="P11">2 — неверные параметры запуска (уровень 1), </text:p>
      <text:p text:style-name="P11">4 — ошибки в заголовке секции (не существующие файлы, например) (уровень 2), </text:p>
      <text:p text:style-name="P11">8 — не удалось внести изменение (уровень 3), </text:p>
      <text:p text:style-name="P11">16 — не удалось выполнить пре-, пост-действие (уровень 4)</text:p>
      <text:p text:style-name="P11">...</text:p>
      <text:list xml:id="list39295120" text:continue-numbering="true" text:style-name="Numbering_20_1">
        <text:list-item>
          <text:h text:style-name="P46" text:outline-level="1"><text:span text:style-name="Незавершено"><text:span text:style-name="T10">(±)</text:span></text:span><text:span text:style-name="T10"> Генерация предпросмотра</text:span></text:h>
        </text:list-item>
      </text:list>
      <text:p text:style-name="Текст_20_1">Возможность задать изображение-скриншот для пресета, конечно, предоставляет полную свободу автору пресета. Однако во многих ситуациях делать настоящий скриншот проблематично или бессмысленно. Или же однотипных пресетов очень много, и это просто неблагодарный труд.</text:p>
      <text:p text:style-name="Текст_20_1">Для таких случаев предусмотрен механизм автоматической генерации изображения на основании информации из конкретного пресета. Так в конфиге категории (или же в отдельном файле) можно определить общий шаблон «изображения», применяя некоторые служебные конструкций, которые впоследствии заменятся на конкретные значения из пресета.</text:p>
      <text:p text:style-name="Текст_20_1">Рассматриваемые значения<text:span text:style-name="T46"> — </text:span>это совсем не обязательно текст в значении параметра в ini-файле. Это может быть что-угодно. Например, значение цвета может быть задано в различных программах различным способом: просто целое число, шестнадцатиричное число вида RRGGBB, инструкция вида rgb(1,2,3) и т.д.</text:p>
      <text:p text:style-name="Текст_20_1">Поэтому кроме прямой подстановки значения из пресета, возможно выполнить некоторые преобразования значения перед вставкой.</text:p>
      <text:p text:style-name="Текст_20_1">Для целей настраиваемого вывода изображения подходят многие форматы: <text:span text:style-name="T1">HTML, SVG, RTF. </text:span><text:span text:style-name="T10">В некоторых случаях можно задействовать </text:span><text:span text:style-name="T1">CSS. </text:span><text:span text:style-name="T10">В разных целевых форматах применимы разные форматы записи, например, цвета. Программе достаточно знать один из допустимых форматов записи конкретных типов значений в целевой файл. </text:span></text:p>
      <text:p text:style-name="Текст_20_1">Реализация как такового отображения различных форматов лежит на <text:span text:style-name="T1">GUI-</text:span><text:span text:style-name="T10">части программы и к языку </text:span><text:span text:style-name="T1">UP </text:span><text:span text:style-name="T10">по сути отношения не имеет.</text:span></text:p>
      <text:p text:style-name="Текст_20_1">При составлении пресетов следует придерживаться ряда правил. Заголовки секции должны записываться одинаково во всех пресетах, иначе адресовать параметры в шаблоне не удастся. Хорошей практикой будет присваивать псевдонимы секциям, чьи ключи потребуются в шаблоне. Псевдонимы также должны совпадать в разных пресетах.</text:p>
      <text:p text:style-name="Текст_20_1">Кроме того, формат записи значений (например, цвета) в каждом пресете должен совпадать. Альтернативный вариант — использовать специальный формат входного параметра <text:span text:style-name="T1">«@» (Auto), </text:span><text:span text:style-name="T10">при котором программа пытается определить формат по фактическому значению. Естественно, существует масса неоднозначностей в записи, например, цвета, поэтому полагаться на псевдоформат «</text:span><text:span text:style-name="T1">@</text:span><text:span text:style-name="T10">» всегда не ст</text:span><text:span text:style-name="T12">о</text:span><text:span text:style-name="T10">ит.</text:span></text:p>
      <text:p text:style-name="Текст_20_1">В конфиге категории в секции [Configuration] следует задать ключ <text:span text:style-name="T10">Preview</text:span><text:span text:style-name="T1">Template</text:span>. Относительный путь разрешается относительно папки категории.</text:p>
      <text:p text:style-name="Текст_20_1">Если <text:span text:style-name="T10">в пресете задан ключ</text:span> Preview, то он имеет приоритет (если указанный файл существует, иначе ключ игнорируется).</text:p>
      <text:list xml:id="list39303471" text:continue-numbering="true" text:style-name="Numbering_20_1">
        <text:list-item>
          <text:list>
            <text:list-item>
              <text:h text:style-name="Heading_20_2" text:outline-level="2"><text:span text:style-name="Незавершено"><text:span text:style-name="T47">(±)</text:span></text:span> Определение шаблона предпросмотра</text:h>
            </text:list-item>
          </text:list>
        </text:list-item>
      </text:list>
      <text:p text:style-name="Текст_20_2">Далее перечислены возможные способы указания шаблона предпросмотра в порядки убывания приоритета.</text:p>
      <text:list xml:id="list39278318" text:continue-numbering="true" text:style-name="Numbering_20_1">
        <text:list-item>
          <text:list>
            <text:list-item>
              <text:list>
                <text:list-item>
                  <text:h text:style-name="P37" text:outline-level="3"><text:span text:style-name="Реализовано"><text:span text:style-name="T19">(+)</text:span></text:span><text:span text:style-name="T10"> Ключ </text:span>[Configuration] Preview<text:span text:style-name="T10">=</text:span>&lt;<text:span text:style-name="T10">имя_файла</text:span>&gt; <text:span text:style-name="T10">в пресете</text:span></text:h>
                </text:list-item>
              </text:list>
            </text:list-item>
          </text:list>
        </text:list-item>
      </text:list>
      <text:p text:style-name="Текст_20_3">Наряду с обычными изображениями в этом ключе можно указать файл, <text:soft-page-break/>например, <text:span text:style-name="T1">RTF. </text:span><text:span text:style-name="T10">Перед использованием в нём будет произведена замена служебных конструкций.</text:span></text:p>
      <text:p text:style-name="Текст_20_3"><text:span text:style-name="T10">См. </text:span><text:a xlink:type="simple" xlink:href="#4.1.3.(+) Preview=|outline">4.1.3</text:a><text:span text:style-name="T10">.</text:span></text:p>
      <text:list xml:id="list39285132" text:continue-numbering="true" text:style-name="Numbering_20_1">
        <text:list-item>
          <text:list>
            <text:list-item>
              <text:list>
                <text:list-item>
                  <text:h text:style-name="P40" text:outline-level="3"><text:span text:style-name="Реализовано"><text:span text:style-name="T34">(+)</text:span></text:span> Ключ [Configuration] PreviewTemplate=&lt;имя_файла&gt; в конфиге категории</text:h>
                </text:list-item>
              </text:list>
            </text:list-item>
          </text:list>
        </text:list-item>
      </text:list>
      <text:p text:style-name="P16">Здесь следует указывать только обрабатываемые файлы (вроде <text:span text:style-name="T1">RTF, HTML, SVG </text:span>и т.п.<text:span text:style-name="T1">). </text:span>Данный файл применяется, только если в конкретном пресете ключ <text:span text:style-name="T1">Preview </text:span>опущен.</text:p>
      <text:p text:style-name="Текст_20_3"><text:span text:style-name="T10">См. </text:span><text:a xlink:type="simple" xlink:href="#1.2.1.12.Preview=|outline">1.2.1.12</text:a><text:span text:style-name="T10">.</text:span></text:p>
      <text:list xml:id="list39300629" text:continue-numbering="true" text:style-name="Numbering_20_1">
        <text:list-item>
          <text:list>
            <text:list-item>
              <text:list>
                <text:list-item>
                  <text:h text:style-name="Heading_20_3" text:outline-level="3"><text:span text:style-name="Нереализовано">(–)</text:span> Шаблон, описанный внутри конфига категории (в процессе осмысления)</text:h>
                </text:list-item>
              </text:list>
            </text:list-item>
          </text:list>
        </text:list-item>
      </text:list>
      <text:p text:style-name="Текст_20_3"><text:span text:style-name="Набросок">В конфиге категории можно также указать значения по умолчанию для параметров, используемых в шаблоне (не обязательно всех). Это полезно, если содержимое пресетов оговорено не строго. Значения по умолчанию также позволяют просмотреть шаблон безотносительно конкретного пресета.</text:span></text:p>
      <text:p text:style-name="Текст_20_3"><text:span text:style-name="Набросок">Значения по умолчанию определяются в секции [AutoPreviewDefaults]. Строки этой секции имеют формат…</text:span></text:p>
      <text:list xml:id="list39279485" text:continue-numbering="true" text:style-name="Numbering_20_1">
        <text:list-item>
          <text:list>
            <text:list-item>
              <text:h text:style-name="Heading_20_2" text:outline-level="2"><text:span text:style-name="Незавершено">(±)</text:span> Синтаксис служебных конструкций</text:h>
            </text:list-item>
          </text:list>
        </text:list-item>
      </text:list>
      <text:p text:style-name="P14">Логика обработки файлов может варьировать в зависимости от типа целевого файла. Но в большинстве случаев (как для <text:span text:style-name="T1">RTF, </text:span>так и для <text:span text:style-name="T1">XML, HTML, SVG </text:span>и <text:span text:style-name="T1">CSS) </text:span>подходит следующий синтаксис.</text:p>
      <text:p text:style-name="P14">В самом общем виде (все символы обозначают себя):</text:p>
      <text:p text:style-name="Пример_20_2">&amp;[[имя_up<text:span text:style-name="T1">-файла]имя_секции]параметр=тип:формат1|формат2|...|форматN;</text:span></text:p>
      <text:p text:style-name="P14">Обязательными здесь являются только поля <text:span text:style-name="T22">имя_секции</text:span> и <text:span text:style-name="T22">параметр</text:span>, т. е. минимальный вид конструкции таков:</text:p>
      <text:p text:style-name="P34">&amp;[имя_секции]параметр;</text:p>
      <text:p text:style-name="Текст_20_2">В этом случае значения параметра будет использовано в виде текста, без изменений.</text:p>
      <text:list xml:id="list39276975" text:continue-numbering="true" text:style-name="Numbering_20_1">
        <text:list-item>
          <text:list>
            <text:list-item>
              <text:list>
                <text:list-item>
                  <text:h text:style-name="P37" text:outline-level="3"><text:span text:style-name="Нереализовано">(–)</text:span> [имя_up-файла]</text:h>
                </text:list-item>
              </text:list>
            </text:list-item>
          </text:list>
        </text:list-item>
      </text:list>
      <text:p text:style-name="Текст_20_3"><text:span text:style-name="T10">Имя </text:span><text:span text:style-name="T1">up-</text:span><text:span text:style-name="T10">файла (и автоматически любого </text:span><text:span text:style-name="T1">ini-</text:span><text:span text:style-name="T10">файла) задаёт файл, в котором находится извлекаемое значение. Такой вариант следует применять, только если некий параметр содержится в пресете (или части пресета), не являющемся текущим, выбранным, для которого и строится предпросмотр.</text:span></text:p>
      <text:p text:style-name="Пример_20_3"><text:span text:style-name="T10">… </text:span><text:span text:style-name="T1">&amp;[[common.up]SomeSection]Name; …</text:span></text:p>
      <text:p text:style-name="P16">Указанный файл будет открываться и обрабатываться каждый раз при встрече такого варианта конструкции, что негативно скажется на производительности.</text:p>
      <text:list xml:id="list39304599" text:continue-numbering="true" text:style-name="Numbering_20_1">
        <text:list-item>
          <text:list>
            <text:list-item>
              <text:list>
                <text:list-item>
                  <text:h text:style-name="Heading_20_3" text:outline-level="3"><text:span text:style-name="Незавершено">(±)</text:span> имя_секции<text:span text:style-name="T1">]</text:span></text:h>
                </text:list-item>
              </text:list>
            </text:list-item>
          </text:list>
        </text:list-item>
      </text:list>
      <text:p text:style-name="P16">Имя секции может быть записано в двух вариантах:</text:p>
      <text:list xml:id="list39285081" text:continue-numbering="true" text:style-name="Numbering_20_1">
        <text:list-item>
          <text:list>
            <text:list-item>
              <text:list>
                <text:list-item>
                  <text:list>
                    <text:list-item>
                      <text:h text:style-name="P55" text:outline-level="4"><text:span text:style-name="Реализовано">(+)</text:span> полный заголовком соответствующей секции</text:h>
                    </text:list-item>
                  </text:list>
                </text:list-item>
              </text:list>
            </text:list-item>
          </text:list>
        </text:list-item>
      </text:list>
      <text:p text:style-name="P24">В этом случае требуется полное соответствие с заголовком с учётом регистра.</text:p>
      <text:list xml:id="list39290575" text:continue-numbering="true" text:style-name="Numbering_20_1">
        <text:list-item>
          <text:list>
            <text:list-item>
              <text:list>
                <text:list-item>
                  <text:list>
                    <text:list-item>
                      <text:h text:style-name="P55" text:outline-level="4"><text:soft-page-break/><text:span text:style-name="Нереализовано">(–)</text:span> псевдоним секции</text:h>
                    </text:list-item>
                  </text:list>
                </text:list-item>
              </text:list>
            </text:list-item>
          </text:list>
        </text:list-item>
      </text:list>
      <text:p text:style-name="P24"/>
      <text:p text:style-name="P16">Сначала строка рассматривается как имя псевдонима, а потом как заголовок секции. В редких случаях может возникнуть конфликт имён, устранение которого лежит на плечах составителя набора пресетов (всегда можно выбрать другое сочетание символов для псевдонима).</text:p>
      <text:p text:style-name="P16">Примеры:</text:p>
      <text:p text:style-name="Пример_20_3"><text:span text:style-name="T10">… </text:span><text:span text:style-name="T1">&amp;[im|%COMMANDER_INI%|Colors]BackColor=C:$HBGR|HTML; …</text:span></text:p>
      <text:p text:style-name="Пример_20_3"><text:span text:style-name="T10">… </text:span><text:span text:style-name="T1">&amp;[colors]BackColor=C:$HBGR|#HRGB; …</text:span></text:p>
      <text:p text:style-name="Текст_20_3">В первом случае указывается полный заголовок нужной секции, а во втором используется псевдоним.</text:p>
      <text:list xml:id="list39300777" text:continue-numbering="true" text:style-name="Numbering_20_1">
        <text:list-item>
          <text:list>
            <text:list-item>
              <text:list>
                <text:list-item>
                  <text:h text:style-name="Heading_20_3" text:outline-level="3"><text:span text:style-name="Реализовано"><text:span text:style-name="T34">(+)</text:span></text:span> параметр</text:h>
                </text:list-item>
              </text:list>
            </text:list-item>
          </text:list>
        </text:list-item>
      </text:list>
      <text:p text:style-name="P16">Имя ключа в заданной секции.</text:p>
      <text:list xml:id="list39276310" text:continue-numbering="true" text:style-name="Numbering_20_1">
        <text:list-item>
          <text:list>
            <text:list-item>
              <text:list>
                <text:list-item>
                  <text:h text:style-name="Heading_20_3" text:outline-level="3"><text:span text:style-name="Реализовано"><text:span text:style-name="T34">(+)</text:span></text:span> =тип:</text:h>
                </text:list-item>
              </text:list>
            </text:list-item>
          </text:list>
        </text:list-item>
      </text:list>
      <text:p text:style-name="P16">Тип данных исходного значения. От указанного типа зависит доступный список форматов для конвертирования текстового значения (ведь в <text:span text:style-name="T1">up-</text:span>файле все данные рассматриваются как текстовые) параметра из исходного (в пресете) в целевой (в файле предпросмотра).</text:p>
      <text:p text:style-name="Текст_20_3">Если тип данных не указан (и опущен символ «=»), то значение указанного параметра вставляется как есть, без изменений. В остальных случаях следует явно указывать тип данных для интерпретации значения параметра.</text:p>
      <text:list xml:id="list39285711" text:continue-numbering="true" text:style-name="Numbering_20_1">
        <text:list-item>
          <text:list>
            <text:list-item>
              <text:list>
                <text:list-item>
                  <text:h text:style-name="Heading_20_3" text:outline-level="3"><text:span text:style-name="Реализовано"><text:span text:style-name="T34">(+)</text:span></text:span> формат<text:span text:style-name="T1">X</text:span></text:h>
                </text:list-item>
              </text:list>
            </text:list-item>
          </text:list>
        </text:list-item>
      </text:list>
      <text:p text:style-name="Текст_20_3">Смысл перечисленных форматов зависит от типа данных.</text:p>
      <text:p text:style-name="Текст_20_3">Обычно форматов либо не предусмотрено совсем (двоеточие после типа всё равно ставится).</text:p>
      <text:p text:style-name="Текст_20_3">Либо может ожидаться фиксированное количество, например, 2. Тогда они обычно воспринимаются как исходный и целевой форматы. <text:span text:style-name="T10">Кстати, целевой формат можно опустить, так как для каждого типа файла предпросмотра (не типа данных!) предусмотрен свой целевой формат по умолчанию.</text:span></text:p>
      <text:p text:style-name="Текст_20_3">Либодо пускается неограниченное количество форматов. Тогда они обычно определяют манипуляции над данными.</text:p>
      <text:p text:style-name="Текст_20_3">Для каждого типа будет уточнено, что означают форматы и какие их варианты предусмотрены.</text:p>
      <text:p text:style-name="P16"/>
      <text:list xml:id="list39307733" text:continue-numbering="true" text:style-name="Numbering_20_1">
        <text:list-item>
          <text:list>
            <text:list-item>
              <text:h text:style-name="Heading_20_2" text:outline-level="2"><text:span text:style-name="Реализовано">(+)</text:span> Тип данных <text:span text:style-name="T10">«</text:span><text:span text:style-name="T1">C»</text:span><text:span text:style-name="T10">: Цвет</text:span></text:h>
            </text:list-item>
          </text:list>
        </text:list-item>
      </text:list>
      <text:p text:style-name="Текст_20_2">Существует немало способов представления цвета, поэтому предусмотрены большинство из практически встречаемых форматов.</text:p>
      <text:p text:style-name="Текст_20_2">Общий вид строки форматов:</text:p>
      <text:p text:style-name="Пример_20_2"><text:span text:style-name="T10">C:исходный_формат</text:span><text:span text:style-name="T1">|</text:span><text:span text:style-name="T10">целевой_</text:span><text:span text:style-name="T1">формат</text:span></text:p>
      <text:list xml:id="list39303329" text:continue-numbering="true" text:style-name="Numbering_20_1">
        <text:list-item>
          <text:list>
            <text:list-item>
              <text:list>
                <text:list-item>
                  <text:h text:style-name="Heading_20_3" text:outline-level="3"><text:span text:style-name="Реализовано"><text:span text:style-name="T34">(+)</text:span></text:span> Исходные форматы</text:h>
                </text:list-item>
              </text:list>
            </text:list-item>
          </text:list>
        </text:list-item>
      </text:list>
      <text:p text:style-name="Текст_20_3">Если перед записью формата далее <text:span text:style-name="T10">указано «</text:span><text:span text:style-name="T1">[?]</text:span><text:span text:style-name="T10">»</text:span><text:span text:style-name="T1">, </text:span><text:span text:style-name="T10">то перед фактической записью значения учитывается данный символ. Чаще всего это «</text:span><text:span text:style-name="T1">#</text:span><text:span text:style-name="T10">»</text:span><text:span text:style-name="T1"> </text:span><text:span text:style-name="T10">или «</text:span><text:span text:style-name="T1">$</text:span><text:span text:style-name="T10">».</text:span></text:p>
      <text:p text:style-name="Текст_20_3"><text:soft-page-break/>Регистр в исходном значении не учитывается.</text:p>
      <text:p text:style-name="Текст_20_3"><text:span text:style-name="T10">В</text:span> конструкции, начинающейся с «<text:span text:style-name="T1">H»</text:span>, исходное значение может содержать как полную шестнадцатеричную запись, например: <text:span text:style-name="T1">#FF88CC, </text:span><text:span text:style-name="T10">так и</text:span> сокращённую запись, например: <text:span text:style-name="T1">#F8C. </text:span>Анализатор обнаруживает сокращённый вариант автоматически.</text:p>
      <text:list xml:id="list392973661" text:continue-numbering="true" text:style-name="Numbering_20_1">
        <text:list-item>
          <text:list>
            <text:list-item>
              <text:list>
                <text:list-item>
                  <text:list>
                    <text:list-item>
                      <text:h text:style-name="Heading_20_4" text:outline-level="4"><text:bookmark-start text:name="__DdeLink__8136_1063369906"/><text:span text:style-name="Реализовано">(+)</text:span> <text:bookmark-end text:name="__DdeLink__8136_1063369906"/>[?]HRGB</text:h>
                    </text:list-item>
                  </text:list>
                </text:list-item>
              </text:list>
            </text:list-item>
          </text:list>
        </text:list-item>
      </text:list>
      <text:p text:style-name="Текст_20_4">как принято в HTML, например <text:span text:style-name="T1">«#HRGB» </text:span>правильно распознает<text:span text:style-name="T1">:</text:span></text:p>
      <text:p text:style-name="Пример_20_4">#3280FF</text:p>
      <text:list xml:id="list39284967"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HARGB</text:h>
                    </text:list-item>
                  </text:list>
                </text:list-item>
              </text:list>
            </text:list-item>
          </text:list>
        </text:list-item>
      </text:list>
      <text:p text:style-name="Текст_20_4">например:</text:p>
      <text:p text:style-name="Пример_20_4">#FF808040</text:p>
      <text:list xml:id="list39299668"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HBGR</text:h>
                    </text:list-item>
                  </text:list>
                </text:list-item>
              </text:list>
            </text:list-item>
          </text:list>
        </text:list-item>
      </text:list>
      <text:p text:style-name="Текст_20_4">как <text:span text:style-name="T1">принято</text:span> в <text:span text:style-name="T1">Total Commander</text:span>, например:</text:p>
      <text:p text:style-name="Пример_20_4">CursorColor=$A0FF80</text:p>
      <text:list xml:id="list39286298"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HABGR</text:h>
                    </text:list-item>
                  </text:list>
                </text:list-item>
              </text:list>
            </text:list-item>
          </text:list>
        </text:list-item>
      </text:list>
      <text:p text:style-name="Текст_20_4">реже встречается в <text:span text:style-name="T1">Total Commander</text:span>, при чём первая составляющая не обязательно означает <text:span text:style-name="T1">Alpha-</text:span>канал. Например:</text:p>
      <text:p text:style-name="Пример_20_4">InactiveFocus=$3A0FF80</text:p>
      <text:p text:style-name="Текст_20_4">В этом случае, чтобы правильно извлечь цветовые составляющие, нужно применить исходный формат $HABGR.</text:p>
      <text:list xml:id="list39295319"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IRGB</text:h>
                    </text:list-item>
                  </text:list>
                </text:list-item>
              </text:list>
            </text:list-item>
          </text:list>
        </text:list-item>
      </text:list>
      <text:p text:style-name="Текст_20_4">основной формат записи цвета в <text:span text:style-name="T1">Total Commander</text:span>, например:</text:p>
      <text:p text:style-name="Пример_20_4">CursorColor=10551168</text:p>
      <text:p text:style-name="Текст_20_4">Данное число рассчитывается по формуле: <text:span text:style-name="T1">R+G*256+B*65536.</text:span></text:p>
      <text:list xml:id="list39292910"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IBGR</text:h>
                    </text:list-item>
                  </text:list>
                </text:list-item>
              </text:list>
            </text:list-item>
          </text:list>
        </text:list-item>
      </text:list>
      <text:p text:style-name="Текст_20_4">Например, тот же цвет:</text:p>
      <text:p text:style-name="Пример_20_4">8454048</text:p>
      <text:p text:style-name="Текст_20_4">Данное число рассчитывается по формуле: B+G*256+R*65536.</text:p>
      <text:list xml:id="list39284599" text:continue-numbering="true" text:style-name="Numbering_20_1">
        <text:list-item>
          <text:list>
            <text:list-item>
              <text:list>
                <text:list-item>
                  <text:list>
                    <text:list-item>
                      <text:h text:style-name="P54" text:outline-level="4"><text:span text:style-name="Реализовано"><text:span text:style-name="T37">(+)</text:span></text:span><text:span text:style-name="T40"> </text:span>IRGBA</text:h>
                    </text:list-item>
                  </text:list>
                </text:list-item>
              </text:list>
            </text:list-item>
          </text:list>
        </text:list-item>
      </text:list>
      <text:p text:style-name="Текст_20_4">основной формат записи цвета в <text:span text:style-name="T1">Total Commander</text:span>, например:</text:p>
      <text:p text:style-name="Пример_20_4">CursorColor=10551168</text:p>
      <text:p text:style-name="Текст_20_4">Данное число рассчитывается по формуле: <text:span text:style-name="T1">R+G*256+B*65536+A*16777216.</text:span></text:p>
      <text:list xml:id="list39295585" text:continue-numbering="true" text:style-name="Numbering_20_1">
        <text:list-item>
          <text:list>
            <text:list-item>
              <text:list>
                <text:list-item>
                  <text:list>
                    <text:list-item>
                      <text:h text:style-name="P54" text:outline-level="4"><text:span text:style-name="Реализовано"><text:span text:style-name="T37">(+)</text:span></text:span><text:span text:style-name="T40"> </text:span>IBGRA</text:h>
                    </text:list-item>
                  </text:list>
                </text:list-item>
              </text:list>
            </text:list-item>
          </text:list>
        </text:list-item>
      </text:list>
      <text:p text:style-name="Текст_20_4">Например, тот же цвет:</text:p>
      <text:p text:style-name="Пример_20_4">8454048</text:p>
      <text:p text:style-name="Текст_20_4">Данное число рассчитывается по формуле: B+G*256+R*65536<text:span text:style-name="T1">+A*16777216</text:span>.</text:p>
      <text:list xml:id="list39305923"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rgb</text:h>
                    </text:list-item>
                  </text:list>
                </text:list-item>
              </text:list>
            </text:list-item>
          </text:list>
        </text:list-item>
      </text:list>
      <text:p text:style-name="Текст_20_4">как возможно в <text:span text:style-name="T1">CSS 2</text:span>. Составляющие перечисляются в десятичной записи через запятую. Допускается задание значения в процентах. Пробелы в записи игнорируются, например:</text:p>
      <text:p text:style-name="Пример_20_4"><text:bookmark-start text:name="__DdeLink__7954_1334933561"/>rgb(128,160, 255)<text:bookmark-end text:name="__DdeLink__7954_1334933561"/></text:p>
      <text:p text:style-name="Пример_20_4">rgb(<text:span text:style-name="T10">50%</text:span>, <text:span text:style-name="T10">60%</text:span>,<text:span text:style-name="T10">100%</text:span>)</text:p>
      <text:list xml:id="list39288110" text:continue-numbering="true" text:style-name="Numbering_20_1">
        <text:list-item>
          <text:list>
            <text:list-item>
              <text:list>
                <text:list-item>
                  <text:list>
                    <text:list-item>
                      <text:h text:style-name="Heading_20_4" text:outline-level="4"><text:soft-page-break/><text:span text:style-name="Реализовано"><text:span text:style-name="T37">(+)</text:span></text:span><text:span text:style-name="T40"> </text:span>rgba</text:h>
                    </text:list-item>
                  </text:list>
                </text:list-item>
              </text:list>
            </text:list-item>
          </text:list>
        </text:list-item>
      </text:list>
      <text:p text:style-name="Текст_20_4"><text:span text:style-name="T10">расширение </text:span><text:a xlink:type="simple" xlink:href="#19.3.7.rgb|outline">rgb</text:a><text:span text:style-name="T1"> </text:span><text:span text:style-name="T10">в </text:span><text:span text:style-name="T1">CSS 3</text:span>. <text:span text:style-name="T1">Alpha-</text:span>канал записывается дробным десятичным числом 0..1. Целая часть отделяется точкой, например:</text:p>
      <text:p text:style-name="Пример_20_4">rgb(128,160,255,0.5)</text:p>
      <text:list xml:id="list39282277"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hsl</text:h>
                    </text:list-item>
                  </text:list>
                </text:list-item>
              </text:list>
            </text:list-item>
          </text:list>
        </text:list-item>
      </text:list>
      <text:p text:style-name="Текст_20_4">как возможно в <text:span text:style-name="T1">CSS </text:span>3. Первый параметр определяет оттенок в <text:span text:style-name="T10">градусах (в </text:span>диапазоне 0..<text:span text:style-name="T1">360</text:span><text:span text:style-name="T10">)</text:span>. Второй — насыщенность, задаваемая в процентах. Третий — примесь белого, в процентах. Пробелы в записи игнорируются, например:</text:p>
      <text:p text:style-name="Пример_20_4">hsl(270, 100%, 50%)</text:p>
      <text:list xml:id="list39290828"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hsla</text:h>
                    </text:list-item>
                  </text:list>
                </text:list-item>
              </text:list>
            </text:list-item>
          </text:list>
        </text:list-item>
      </text:list>
      <text:p text:style-name="Текст_20_4">аналогично <text:a xlink:type="simple" xlink:href="#19.3.9.hsl|outline">hsl</text:a>, но с четвёртым параметром: <text:span text:style-name="T1">Alpha-</text:span>канал в виде дробного числа 0..1. Пробелы в записи игнорируются, например:</text:p>
      <text:p text:style-name="Пример_20_4">hsla(120, 100%, 50%, <text:span text:style-name="T10">0.75</text:span>)</text:p>
      <text:list xml:id="list39278887" text:continue-numbering="true" text:style-name="Numbering_20_1">
        <text:list-item>
          <text:list>
            <text:list-item>
              <text:list>
                <text:list-item>
                  <text:h text:style-name="Heading_20_3" text:outline-level="3"><text:span text:style-name="Реализовано">(+)</text:span> Целевые форматы</text:h>
                </text:list-item>
              </text:list>
            </text:list-item>
          </text:list>
        </text:list-item>
      </text:list>
      <text:p text:style-name="P16">Программа не является конвертером между формами записи цветов, поэтому достаточно одной формы записи для каждого применяемого типа изображения.</text:p>
      <text:list xml:id="list39296605"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RTF</text:h>
                    </text:list-item>
                  </text:list>
                </text:list-item>
              </text:list>
            </text:list-item>
          </text:list>
        </text:list-item>
      </text:list>
      <text:p text:style-name="P24">Вместо конструкции вставляется строка вида <text:span text:style-name="T1">«</text:span>\redR\greenG\<text:span text:style-name="T1">blueB;», </text:span>где <text:span text:style-name="T1">R, G </text:span>и <text:span text:style-name="T1">B </text:span>записаны в десятичном виде 0..255, например:</text:p>
      <text:p text:style-name="Пример_20_4">\red255\green<text:span text:style-name="T1">160</text:span>\blue<text:span text:style-name="T1">32</text:span>;</text:p>
      <text:p text:style-name="P24">Такая строка применяется для определения палитры в <text:span text:style-name="T1">RTF-</text:span>документах в секции {\colortbl ; … }.</text:p>
      <text:list xml:id="list39277848" text:continue-numbering="true" text:style-name="Numbering_20_1">
        <text:list-item>
          <text:list>
            <text:list-item>
              <text:list>
                <text:list-item>
                  <text:list>
                    <text:list-item>
                      <text:h text:style-name="Heading_20_4" text:outline-level="4"><text:span text:style-name="Реализовано"><text:span text:style-name="T37">(+)</text:span></text:span><text:span text:style-name="T40"> </text:span>HTML</text:h>
                    </text:list-item>
                  </text:list>
                </text:list-item>
              </text:list>
            </text:list-item>
          </text:list>
        </text:list-item>
      </text:list>
      <text:p text:style-name="P24">Вместо конструкции вставляется строка вида <text:span text:style-name="T1">«#RRGGBB», </text:span>где <text:span text:style-name="T1">R, G </text:span>и <text:span text:style-name="T1">B </text:span>записаны в шестнадцатеричном виде 00..<text:span text:style-name="T1">FF, </text:span>например:</text:p>
      <text:p text:style-name="Пример_20_4">#FFA020</text:p>
      <text:list xml:id="list39307074" text:continue-numbering="true" text:style-name="Numbering_20_1">
        <text:list-item>
          <text:list>
            <text:list-item>
              <text:list>
                <text:list-item>
                  <text:h text:style-name="Heading_20_3" text:outline-level="3"><text:span text:style-name="Реализовано"><text:span text:style-name="T35">(+)</text:span></text:span><text:span text:style-name="T44"> </text:span>Специальный исходный формат <text:span text:style-name="T1">«@»</text:span></text:h>
                </text:list-item>
              </text:list>
            </text:list-item>
          </text:list>
        </text:list-item>
      </text:list>
      <text:p text:style-name="P16">(стилизованное <text:span text:style-name="T1">«Auto»).</text:span> Данный псевдоформат служит для указания программе автоматически распознать формат фактического значения. Так как существуют неоднозначности в записи цвета, данный режим пригоден только для ограниченного подмножества форматов. В случае неоднозначности в данное подмножество добавляется наиболее распространённый формат.</text:p>
      <text:list xml:id="list39285085" text:continue-numbering="true" text:style-name="Numbering_20_1">
        <text:list-item>
          <text:list>
            <text:list-item>
              <text:list>
                <text:list-item>
                  <text:list>
                    <text:list-item>
                      <text:h text:style-name="Heading_20_4" text:outline-level="4"><text:span text:style-name="Реализовано"><text:span text:style-name="T38">(+)</text:span></text:span><text:span text:style-name="T41"> </text:span>Начинается с цифры</text:h>
                    </text:list-item>
                  </text:list>
                </text:list-item>
              </text:list>
            </text:list-item>
          </text:list>
        </text:list-item>
      </text:list>
      <text:p text:style-name="Текст_20_4">Применяется формат <text:a xlink:type="simple" xlink:href="#19.3.1.5.IRGB|outline">IRGB</text:a>.</text:p>
      <text:list xml:id="list39282228" text:continue-numbering="true" text:style-name="Numbering_20_1">
        <text:list-item>
          <text:list>
            <text:list-item>
              <text:list>
                <text:list-item>
                  <text:list>
                    <text:list-item>
                      <text:h text:style-name="Heading_20_4" text:outline-level="4"><text:span text:style-name="Реализовано"><text:span text:style-name="T38">(+)</text:span></text:span><text:span text:style-name="T41"> </text:span>Начинается с <text:span text:style-name="T1">«#»</text:span></text:h>
                    </text:list-item>
                  </text:list>
                </text:list-item>
              </text:list>
            </text:list-item>
          </text:list>
        </text:list-item>
      </text:list>
      <text:p text:style-name="Текст_20_4">Применяется формат <text:a xlink:type="simple" xlink:href="#19.3.1.1.[?]HRGB|outline"><text:span text:style-name="T1">#HRGB</text:span></text:a>.</text:p>
      <text:list xml:id="list39292780" text:continue-numbering="true" text:style-name="Numbering_20_1">
        <text:list-item>
          <text:list>
            <text:list-item>
              <text:list>
                <text:list-item>
                  <text:list>
                    <text:list-item>
                      <text:h text:style-name="Heading_20_4" text:outline-level="4"><text:span text:style-name="Реализовано"><text:span text:style-name="T38">(+)</text:span></text:span><text:span text:style-name="T41"> </text:span>Начинается с <text:s/><text:span text:style-name="T1">«$»</text:span></text:h>
                    </text:list-item>
                  </text:list>
                </text:list-item>
              </text:list>
            </text:list-item>
          </text:list>
        </text:list-item>
      </text:list>
      <text:p text:style-name="Текст_20_4">Применяется формат <text:a xlink:type="simple" xlink:href="#19.3.1.3.[?]HBGR|outline"><text:span text:style-name="T1">$HBGR</text:span></text:a>.</text:p>
      <text:list xml:id="list39295231" text:continue-numbering="true" text:style-name="Numbering_20_1">
        <text:list-item>
          <text:list>
            <text:list-item>
              <text:list>
                <text:list-item>
                  <text:list>
                    <text:list-item>
                      <text:h text:style-name="Heading_20_4" text:outline-level="4"><text:span text:style-name="Реализовано"><text:span text:style-name="T38">(+)</text:span></text:span><text:span text:style-name="T41"> </text:span>Начинается с <text:span text:style-name="T1">«r»</text:span></text:h>
                    </text:list-item>
                  </text:list>
                </text:list-item>
              </text:list>
            </text:list-item>
          </text:list>
        </text:list-item>
      </text:list>
      <text:p text:style-name="Текст_20_4">Применяется формат <text:a xlink:type="simple" xlink:href="#19.3.1.9.rgb|outline">rgb</text:a><text:span text:style-name="T10">.</text:span></text:p>
      <text:list xml:id="list39278409" text:continue-numbering="true" text:style-name="Numbering_20_1">
        <text:list-item>
          <text:list>
            <text:list-item>
              <text:list>
                <text:list-item>
                  <text:list>
                    <text:list-item>
                      <text:h text:style-name="Heading_20_4" text:outline-level="4"><text:soft-page-break/><text:span text:style-name="Реализовано"><text:span text:style-name="T38">(+)</text:span></text:span><text:span text:style-name="T41"> </text:span>Начинается с <text:span text:style-name="T1">«h»</text:span></text:h>
                    </text:list-item>
                  </text:list>
                </text:list-item>
              </text:list>
            </text:list-item>
          </text:list>
        </text:list-item>
      </text:list>
      <text:p text:style-name="Текст_20_4">Применяется формат <text:a xlink:type="simple" xlink:href="#19.3.1.11.hsl|outline">hsl</text:a>.</text:p>
      <text:list xml:id="list39291742" text:continue-numbering="true" text:style-name="Numbering_20_1">
        <text:list-item>
          <text:list>
            <text:list-item>
              <text:h text:style-name="Heading_20_2" text:outline-level="2">Тип данных <text:span text:style-name="T1">«T»: </text:span><text:span text:style-name="T10">Текст</text:span></text:h>
            </text:list-item>
          </text:list>
        </text:list-item>
      </text:list>
      <text:p text:style-name="Текст_20_2"><text:span text:style-name="T10">Как уже упоминалось, если не указан никакой тип данных (и опущен символ «=»), то в целевое содержимое вставляется текст из пресета без изменений. Однако тип данных </text:span><text:span text:style-name="T1">«T» </text:span><text:span text:style-name="T10">позволяет произвести некоторые манипуляции со строкой перед вставкой в целевое содержимое.</text:span></text:p>
      <text:p text:style-name="P14">Общий вид строки форматов:</text:p>
      <text:p text:style-name="P33">T:формат1|формат2|...|форматN</text:p>
      <text:p text:style-name="P14">Каждый формат определяет некоторую манипуляцию над исходной строкой, полученной из пресета. Каждая следующая манипуляция производится над результатом предыдущей. У каждой манипуляции может быть собственный подсинтаксис записи соответствующих параметров, о чём будет упоминаться далее.</text:p>
      <text:list xml:id="list39281271" text:continue-numbering="true" text:style-name="Numbering_20_1">
        <text:list-item>
          <text:list>
            <text:list-item>
              <text:list>
                <text:list-item>
                  <text:h text:style-name="P40" text:outline-level="3">Манипуляция <text:span text:style-name="T1">«S»: </text:span>Подстрока</text:h>
                </text:list-item>
              </text:list>
            </text:list-item>
          </text:list>
        </text:list-item>
      </text:list>
      <text:p text:style-name="P16">Формат:</text:p>
      <text:p text:style-name="P21">S&lt;<text:span text:style-name="T10">позиция_начала</text:span>&gt;<text:span text:style-name="T10">,</text:span>&lt;<text:span text:style-name="T10">позиция_конца</text:span>&gt;</text:p>
      <text:p text:style-name="P16">Отсчёт позиций ведётся с 1.</text:p>
      <text:p text:style-name="P16">Значения (как по отдельности, так и одновременно) могут быть опущены, тогда они подразумевают соответствующее предельное значение: с первого символа и до конца строки.</text:p>
      <text:p text:style-name="P16">Значения могут быть отрицательными, тогда позиция отсчитывается от конца строки.</text:p>
      <text:p text:style-name="P16">Пример:</text:p>
      <text:p text:style-name="P21">...&amp;[im||Colors]ColorFilter1=T:S2,;...</text:p>
      <text:p text:style-name="P16">устранит обычно присутствующий в начале значения таких ключей символ «<text:span text:style-name="T1">&gt;</text:span>».</text:p>
      <text:list xml:id="list39289489" text:continue-numbering="true" text:style-name="Numbering_20_1">
        <text:list-item>
          <text:h text:style-name="Heading_20_1" text:outline-level="1"><text:span text:style-name="Нереализовано">(–)</text:span><text:span text:style-name="T46"> Вычисляемые поля (в процессе осмысления)</text:span></text:h>
        </text:list-item>
      </text:list>
      <text:p text:style-name="Текст_20_1">Если любая секция начинается с символа "<text:span text:style-name="T20">$</text:span>", то все её не фиксированные поля могут быть вычислены перед анализом этой секции.</text:p>
      <text:p text:style-name="Текст_20_1">Синтаксис вычисляемых конструкций позаимствован из языка Лисп. То есть, если требуется вычислить какие-либо поля, нужно взять выражение в круглые скобки и применить различные функции. Если выражение не взято в скобки, оно воспринимается атомом, то есть используется как есть.</text:p>
      <text:p text:style-name="Текст_20_1"/>
      <text:p text:style-name="Текст_20_1">Такие секции позволят выполнить любые мыслимые действия. Наиболее реалистичный вариант использования<text:span text:style-name="T23"> — манипуляции объектами, имена которых зависят от некоторых факторов.</text:span></text:p>
      <text:p text:style-name="Текст_20_1">Например (использованы гипотетические команды):</text:p>
      <text:p text:style-name="Пример_20_1">[$im|wincmd.ini|(concat (screen_width) "x" (screen_height) " (8x16)")]</text:p>
      <text:p text:style-name="Пример_20_1">maximized=(round (random 0 2))</text:p>
      <text:list xml:id="list39285701" text:continue-numbering="true" text:style-name="Numbering_20_1">
        <text:list-item>
          <text:h text:style-name="P46" text:outline-level="1"><text:span text:style-name="Нереализовано"><text:span text:style-name="T10">(–)</text:span></text:span><text:span text:style-name="T10"> Окна</text:span> (в процессе осмысления)</text:h>
        </text:list-item>
      </text:list>
      <text:p text:style-name="Текст_20_1"><text:span text:style-name="T10">Секции для работы с окнами и различными дескрипторами предваряются буквой «</text:span><text:span text:style-name="T2">w</text:span><text:span text:style-name="T10">».</text:span></text:p>
      <text:list xml:id="list39298708" text:continue-numbering="true" text:style-name="Numbering_20_1">
        <text:list-item>
          <text:h text:style-name="P46" text:outline-level="1"><text:span text:style-name="Нереализовано"><text:span text:style-name="T10">(–)</text:span></text:span><text:span text:style-name="T10"> Текстовые файлы</text:span> (набросок)</text:h>
        </text:list-item>
      </text:list>
      <text:p text:style-name="P13"/>
      <text:p text:style-name="P13">Для работы с текстовыми файлами предусмотрен тип секций [t...], для бинарных - [b...].</text:p>
      <text:p text:style-name="P13">Эти секции позволяют производить все мыслимые операции над содержимым файла. Начиная от дозаписи строки в конец текстового файла и заканчивая патчингом исполняемых файлов.</text:p>
      <text:p text:style-name="P13"/>
      <text:p text:style-name="P13">Текстовые файлы могут быть записаны в различных кодировках, а также использовать различные варианты перевода строки. Поэтому программа должна не только автоматически определять по возможности некоторые кодировки, но и позволять указывать любую существующую кодировку явно.</text:p>
      <text:p text:style-name="P13"/>
      <text:p text:style-name="P13">Общий синтаксис:</text:p>
      <text:p text:style-name="P13">[t&lt;тип элемента&gt;&lt;действие&gt;|&lt;файл&gt;|&lt;кодировка&gt;|&lt;перевод строки&gt;]</text:p>
      <text:p text:style-name="P13">&lt;адрес&gt;=&lt;содержимое&gt;</text:p>
      <text:p text:style-name="P13"/>
      <text:p text:style-name="P13">Перевод строки задается константами (win, nix, mac) или набором шестнадцатиричных чисел, определяющих коды символов - разделителей строк. Например, вместо "win" можно написать "0d0a". Если поле опущено, принимается вариант "win".</text:p>
      <text:p text:style-name="P13"/>
      <text:p text:style-name="P13">Кодировка может быть опущена:</text:p>
      <text:p text:style-name="P13">[t??|&lt;файл&gt;]</text:p>
      <text:p text:style-name="P13">В таком случае производится вялая попытка определить кодировку: по первым двум байтам определяется Unicode ли это и какого типа. Если не Unicode, предполагается CP1251.</text:p>
      <text:p text:style-name="P13"/>
      <text:p text:style-name="P13">Адрес - это выражение, позволяющее точно определить элементы к которым применяется действие. В адресе можно применять номера, специальные константы и шаблоны. Более того имеются средства сложного контекстозависимого комбинирования.</text:p>
      <text:p text:style-name="P13"/>
      <text:p text:style-name="P13">В простейшем случае адресом будет номер.</text:p>
      <text:p text:style-name="P13">Смысл номера зависит от типа действия. Например, в случае вставки строки это номер строки, после которой будет вставлена указанная строка.</text:p>
      <text:p text:style-name="P13">[tli|file.txt]</text:p>
      <text:p text:style-name="P13">2=новая строка</text:p>
      <text:p text:style-name="P13">5=еще строка</text:p>
      <text:p text:style-name="P13"/>
      <text:p text:style-name="P13">Предусмотрены также константы:</text:p>
      <text:p text:style-name="P13"><text:soft-page-break/>$ - указывает на последний элемент (например, строку)</text:p>
      <text:p text:style-name="P13">^ - указывает на элемент, предшествующий первому (виртуально, равносильно "0")</text:p>
      <text:p text:style-name="P13"/>
      <text:p text:style-name="P13">Шаблоны позволяют оперировать неизвестными заранее позициями. Шаблон заключается в кавычки и записывается в синтаксисе базовых регулярных выражений.</text:p>
      <text:p text:style-name="P13"/>
      <text:p text:style-name="P13">Для каждого типа секции определен смысл номеров и вообще адресов. То есть, например, для "[tli" очевидно, что адреса будут относится и указывать на строку, а не на символ или слово. Смысл адреса по умолчанию применяется к указанному адресу (возможно составному) в заключении его обработки, чтобы можно было осуществить действие, предписанное в заголовке секции.</text:p>
      <text:p text:style-name="P13">Если же потребуется, например, адресовать неизвестную строку на основании наличия в ней некоторого слова, то придётся явно указать смысл адреса с помощью символа-префикса.</text:p>
      <text:p text:style-name="P13">L - строка</text:p>
      <text:p text:style-name="P13">W - слово </text:p>
      <text:p text:style-name="P13">C - символ</text:p>
      <text:p text:style-name="P13">S - подстрока.</text:p>
      <text:p text:style-name="P13"/>
      <text:p text:style-name="P13">Например, удалить строки, в которых встречается некое слово или содержится некий символ :</text:p>
      <text:p text:style-name="P13">[tld|text.txt]</text:p>
      <text:p text:style-name="P13">W"word"</text:p>
      <text:p text:style-name="P13">C"@"<text:line-break/></text:p>
      <text:p text:style-name="P13">Комбинирование</text:p>
      <text:p text:style-name="P13">Явные адреса (номера и константы) и неявные адреса (шаблоны) можно дополнительно уточнять с помощью адреса любого типа, указывая их последовательно через двоеточие ":".</text:p>
      <text:p text:style-name="P13">Уточнение явного адреса шаблоном понимается как условие: такой-то номер, если он соответствует шаблону. </text:p>
      <text:p text:style-name="P13">1:"^@echo off$" - первая строка, если в ней ровно "@echo off".</text:p>
      <text:p text:style-name="P13">Уточнение шаблона номером/константой означает порядковый номер элемента, соответствующего шаблону.</text:p>
      <text:p text:style-name="P13">"word":$ - последнее вхождение слова word.</text:p>
      <text:p text:style-name="P13">Если это имеет смысл, можно комбинировать и однотипные адреса.</text:p>
      <text:p text:style-name="P13">Общее правило Уточнение - выражение справа от двоеточия.</text:p>
      <text:p text:style-name="P13">Уточнение-шаблон добавляет условие. То есть среди элементов, выбранных с помощью неуточненного адреса, будут адресованы только те элементы, которые соответствуют шаблону-уточнению.</text:p>
      <text:p text:style-name="P13"><text:soft-page-break/>Уточнение-номер адресует один из элементов, выбранных с помощью неуточненного адреса, по порядковому номеру.</text:p>
      <text:p text:style-name="P13">Важно понимать, что явное указание смысла адреса как бы отвязывает адрес от текущего места обработки. То есть поиск и сопоставление, например, слова будет осуществляться в границах всего файла. Поэтому, если такой адрес уточняется, например, номером, то этот порядковый номер будет отсчитываться от начала файла.</text:p>
      <text:p text:style-name="P13">Например, удалить ОДНУ строку, где некое слово встретится десятый раз:</text:p>
      <text:p text:style-name="P13">[tld|text.txt]</text:p>
      <text:p text:style-name="P13">W"word":10<text:line-break/></text:p>
      <text:p text:style-name="P13">Выражение в целом удовлетворяется, если последовательно удовлетворились все составляющие уточнения.</text:p>
      <text:p text:style-name="P13">Например:</text:p>
      <text:p text:style-name="P13">"шаблон":$ - адресует последний элемент среди соответствующих шаблону.</text:p>
      <text:p text:style-name="P13">Можно также просто выполнить операцию И над адресами, а не уточнять некоторый адрес.</text:p>
      <text:p text:style-name="P13">Например:</text:p>
      <text:p text:style-name="P13">$,5 - только если последняя строка будет пятой</text:p>
      <text:p text:style-name="P13"/>
      <text:p text:style-name="P13">Имеются следущие типы обработки текстовых файлов, другими словами типы элементов.</text:p>
      <text:p text:style-name="P13">l - целая строка.</text:p>
      <text:p text:style-name="P13">w - целое слово. При этом разделителями считаются пробел, табуляция, переводы строки.</text:p>
      <text:p text:style-name="P13">c - один символ. Вполне можно применять шаблон, но он должен соответствовать одному символу.</text:p>
      <text:p text:style-name="P13">s - подстрока. Можно считать это расширением типа "c", так как обрабатывается ровно тот фрагмент текста, который удовлетворил шаблону. Здесь нельзя задавать только номер элемента без шаблона. Можно обратиться не только ко всем элементам, но и к одному по номеру (константе). Такой номер следует указывать после шаблона через двоеточие ":". Главное отличие от адресации по "l" в том, что здесь ничего не значат переводы строки, то есть текст рассматривается монолитом. Это применимо, например, для пакетной смены типа переводов строк.</text:p>
      <text:p text:style-name="P13">Имеются следующие виды действий над элементами.</text:p>
      <text:p text:style-name="P13">d - удаление. Адресуемый фрагмент будет вырезан из текста, а остальной текст будет сдвинут к началу.</text:p>
      <text:p text:style-name="P13">i - вставка. Остальной текст будет сдвинут к концу. И удаление, и вставка осуществляется отдельно для каждой строчки секции, а значит номера следует соответственно пересчитывать заранее.</text:p>
      <text:p text:style-name="P13">r - замена. Фрагмент заменяется на указанное.</text:p>
      <text:p text:style-name="P13">[tld|file.txt|utf16be]</text:p>
      <text:p text:style-name="P13"><text:soft-page-break/>"^//"</text:p>
      <text:p text:style-name="P13">Удалит все строки, начинающиеся с комментария.</text:p>
      <text:p text:style-name="P13">В данном случае символ "=" можно опустить.</text:p>
      <text:p text:style-name="P13">[twr|file.txt|koi8r]</text:p>
      <text:p text:style-name="P13">"[Mm]icro"=микро</text:p>
      <text:p text:style-name="P13">Заменить все слова "Micro" и "micro" на "микро".</text:p>
      <text:p text:style-name="P13">Примеры комбинирования.</text:p>
      <text:p text:style-name="P13">[tsr|script]</text:p>
      <text:p text:style-name="P13">1,"/sh"=/bash</text:p>
      <text:p text:style-name="P13">Заменить подстроку /sh на /bash в первой строке файла..</text:p>
      <text:list xml:id="list39307802" text:continue-numbering="true" text:style-name="Numbering_20_1">
        <text:list-item>
          <text:h text:style-name="P47" text:outline-level="1"><text:span text:style-name="Нереализовано"><text:span text:style-name="T10">(–)</text:span></text:span><text:span text:style-name="T10"> Бинарные файлы</text:span> (набросок)</text:h>
        </text:list-item>
      </text:list>
      <text:p text:style-name="P13">Для работы с бинарными файлами предусмотрен тип секций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OpenSymbol" svg:font-family="OpenSymbol"/>
    <style:font-face style:name="Droid Serif2" svg:font-family="'Droid Serif'" style:font-adornments="Обычный" style:font-family-generic="roman"/>
    <style:font-face style:name="Lucida Console" svg:font-family="'Lucida Console'" style:font-adornments="Обычный"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NSimSun" svg:font-family="NSimSun" style:font-family-generic="modern" style:font-pitch="fixed"/>
    <style:font-face style:name="Droid Sans Mono" svg:font-family="'Droid Sans Mono'" style:font-adornments="Обычный" style:font-family-generic="swiss" style:font-pitch="fixed"/>
    <style:font-face style:name="Mangal1" svg:font-family="Mangal" style:font-pitch="variable"/>
    <style:font-face style:name="Microsoft YaHei1" svg:font-family="'Microsoft YaHei'" style:font-pitch="variable"/>
    <style:font-face style:name="Droid Serif" svg:font-family="'Droid Serif'" style:font-adornments="Обычный" style:font-family-generic="roman" style:font-pitch="variable"/>
    <style:font-face style:name="Droid Serif1" svg:font-family="'Droid Serif'" style:font-adornments="Полужирный" style:font-family-generic="roman" style:font-pitch="variable"/>
    <style:font-face style:name="Arial1" svg:font-family="Arial" style:font-family-generic="swiss" style:font-pitch="variable"/>
    <style:font-face style:name="Droid Sans2" svg:font-family="'Droid Sans'" style:font-family-generic="swiss" style:font-pitch="variable"/>
    <style:font-face style:name="Droid Sans" svg:font-family="'Droid Sans'" style:font-adornments="Обычный" style:font-family-generic="swiss" style:font-pitch="variable"/>
    <style:font-face style:name="Droid Sans1" svg:font-family="'Droid Sans'" style:font-adornments="Полужир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fo:text-align="justify" style:justify-single-word="false" fo:hyphenation-ladder-count="no-limit" style:page-number="auto" fo:background-color="transparent" style:shadow="none">
        <style:tab-stops/>
        <style:background-image/>
      </style:paragraph-properties>
      <style:text-properties style:font-name="Droid Serif" fo:font-size="12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cm" fo:text-indent="0cm" style:auto-text-indent="false" fo:background-color="#ff0000">
        <style:tab-stops/>
        <style:background-image/>
      </style:paragraph-properties>
    </style:style>
    <style:style style:name="Title" style:family="paragraph" style:parent-style-name="Standard" style:next-style-name="Standard" style:default-outline-level="1" style:list-style-name="" style:class="chapter">
      <style:paragraph-properties fo:margin-top="0.423cm" fo:margin-bottom="0.212cm" fo:background-color="transparent" style:shadow="none" fo:keep-with-next="always">
        <style:background-image/>
      </style:paragraph-properties>
      <style:text-properties style:font-name="Droid Sans"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2"/>
    </style:style>
    <style:style style:name="Heading_20_1" style:display-name="Heading 1" style:family="paragraph" style:parent-style-name="Title" style:next-style-name="Текст_20_1" style:default-outline-level="1" style:list-style-name="Numbering_20_1" style:class="text" style:master-page-name="">
      <style:paragraph-properties fo:margin-top="0cm" fo:margin-bottom="0cm" style:page-number="auto" fo:break-before="page" fo:background-color="#b3b3b3" fo:padding="0.049cm" fo:border-left="none" fo:border-right="none" fo:border-top="0.002cm solid #000000" fo:border-bottom="0.002cm solid #000000" style:shadow="none" text:number-lines="true" text:line-number="0">
        <style:tab-stops/>
        <style:drop-cap/>
        <style:background-image/>
      </style:paragraph-properties>
      <style:text-properties fo:font-variant="normal" fo:text-transform="none" fo:color="#000000" style:text-outline="false" fo:font-size="16pt" fo:text-shadow="1pt 1pt" fo:font-weight="bold" style:text-blinking="false" style:font-size-asian="115%" style:font-weight-asian="bold" style:font-size-complex="115%" style:font-weight-complex="bold" style:font-relief="none"/>
    </style:style>
    <style:style style:name="Heading_20_2" style:display-name="Heading 2" style:family="paragraph" style:parent-style-name="Title" style:next-style-name="Текст_20_2" style:default-outline-level="2" style:list-style-name="Numbering_20_1" style:class="text" style:master-page-name="">
      <style:paragraph-properties fo:margin="100%" fo:margin-left="0.199cm" fo:margin-right="0cm" fo:margin-top="0.199cm" fo:margin-bottom="0cm" fo:text-indent="0cm" style:auto-text-indent="false" style:page-number="auto" fo:break-before="auto" fo:break-after="auto" fo:background-color="#ffff99" fo:padding="0.101cm" fo:border-left="0.018cm solid #666666" fo:border-right="none" fo:border-top="none" fo:border-bottom="0.018cm solid #666666" style:shadow="none" style:join-border="fals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Текст_20_3" style:default-outline-level="3" style:list-style-name="Numbering_20_1" style:class="text">
      <style:paragraph-properties fo:margin="100%" fo:margin-left="0.4cm" fo:margin-right="0cm" fo:margin-top="0.199cm" fo:margin-bottom="0cm" fo:text-align="start" style:justify-single-word="false" fo:text-indent="0cm" style:auto-text-indent="false" fo:background-color="#ffffcc" fo:padding="0.101cm" fo:border-left="0.018cm solid #666666" fo:border-right="none" fo:border-top="none" fo:border-bottom="0.018cm solid #666666" style:shadow="none" style:join-border="false">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Текст_20_4" style:default-outline-level="4" style:list-style-name="Numbering_20_1" style:class="text" style:master-page-name="">
      <style:paragraph-properties fo:margin="100%" fo:margin-left="0.6cm" fo:margin-right="0cm" fo:margin-top="0.101cm" fo:margin-bottom="0cm" fo:text-indent="0cm" style:auto-text-indent="false" style:page-number="auto" fo:background-color="transparent" fo:padding="0.049cm" fo:border-left="0.018cm solid #666666" fo:border-right="none" fo:border-top="none" fo:border-bottom="0.018cm solid #666666" style:shadow="none" fo:keep-with-next="always" style:join-border="false">
        <style:background-image/>
      </style:paragraph-properties>
      <style:text-properties style:text-outline="false" fo:font-size="85%" fo:font-style="normal" fo:text-shadow="none" fo:font-weight="bold" style:text-blinking="false" style:font-size-asian="85%" style:font-style-asian="italic" style:font-weight-asian="bold" style:font-size-complex="85%" style:font-style-complex="italic" style:font-weight-complex="bold" style:text-overline-style="none" style:text-overline-color="font-color"/>
    </style:style>
    <style:style style:name="Пример" style:family="paragraph" style:parent-style-name="Standard" style:class="text" style:master-page-name="">
      <style:paragraph-properties fo:margin="100%" fo:margin-left="0cm" fo:margin-right="0cm" fo:margin-top="0cm" fo:margin-bottom="0cm" fo:text-indent="0cm" style:auto-text-indent="false" style:page-number="auto" fo:background-color="#ccffff" fo:padding-left="0.199cm" fo:padding-right="0cm" fo:padding-top="0cm" fo:padding-bottom="0cm" fo:border="0.002cm solid #b3b3b3" style:shadow="none">
        <style:background-image/>
      </style:paragraph-properties>
      <style:text-properties style:font-name="Droid Sans Mono" fo:font-size="10pt"/>
    </style:style>
    <style:style style:name="Heading_20_5" style:display-name="Heading 5" style:family="paragraph" style:parent-style-name="Title" style:next-style-name="Текст_20_5" style:default-outline-level="" style:list-style-name="" style:class="text" style:master-page-name="">
      <style:paragraph-properties fo:margin="100%" fo:margin-left="0.801cm" fo:margin-right="0cm" fo:margin-top="0cm" fo:margin-bottom="0cm" fo:text-align="start" style:justify-single-word="false" fo:text-indent="0cm" style:auto-text-indent="false" style:page-number="auto" fo:background-color="#e6e6e6" fo:padding-left="0.101cm" fo:padding-right="0cm" fo:padding-top="0cm" fo:padding-bottom="0cm" fo:border-left="0.018cm solid #cccccc" fo:border-right="none" fo:border-top="none" fo:border-bottom="0.018cm solid #cccccc" style:shadow="none" fo:keep-with-next="auto" text:number-lines="true" text:line-number="0" style:join-border="false">
        <style:tab-stops>
          <style:tab-stop style:position="0.801cm"/>
        </style:tab-stops>
        <style:background-image/>
      </style:paragraph-properties>
      <style:text-properties style:text-outline="false" style:font-name="Droid Sans1" fo:font-size="11pt" fo:font-weight="bold" style:text-blinking="false" style:font-size-asian="85%" style:font-weight-asian="bold" style:font-size-complex="85%"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Текст_20_1" style:display-name="Текст 1" style:family="paragraph" style:parent-style-name="Text" style:default-outline-level="">
      <style:paragraph-properties fo:margin="100%" fo:margin-left="0cm" fo:margin-right="0cm" fo:margin-top="0.101cm" fo:margin-bottom="0.101cm" fo:text-indent="0cm" style:auto-text-indent="false" fo:background-color="transparent" fo:padding="0.101cm" fo:border-left="0.002cm solid #333333" fo:border-right="none" fo:border-top="none" fo:border-bottom="none" style:shadow="none">
        <style:background-image/>
      </style:paragraph-properties>
    </style:style>
    <style:style style:name="Текст_20_2" style:display-name="Текст 2" style:family="paragraph" style:parent-style-name="Text">
      <style:paragraph-properties fo:margin="100%" fo:margin-left="0.199cm" fo:margin-right="0cm" fo:margin-top="0.101cm" fo:margin-bottom="0.101cm" fo:text-indent="0cm" style:auto-text-indent="false" fo:background-color="transparent" fo:padding="0.101cm" fo:border-left="0.002cm solid #666666" fo:border-right="none" fo:border-top="none" fo:border-bottom="none" style:shadow="none">
        <style:background-image/>
      </style:paragraph-properties>
    </style:style>
    <style:style style:name="Текст_20_3" style:display-name="Текст 3" style:family="paragraph" style:parent-style-name="Text">
      <style:paragraph-properties fo:margin="100%" fo:margin-left="0.4cm" fo:margin-right="0cm" fo:margin-top="0.101cm" fo:margin-bottom="0.101cm" fo:text-indent="0cm" style:auto-text-indent="false" fo:background-color="transparent" fo:padding="0.101cm" fo:border-left="0.002cm solid #999999" fo:border-right="none" fo:border-top="none" fo:border-bottom="none" style:shadow="none">
        <style:background-image/>
      </style:paragraph-properties>
    </style:style>
    <style:style style:name="Текст_20_4" style:display-name="Текст 4" style:family="paragraph" style:parent-style-name="Text">
      <style:paragraph-properties fo:margin="100%" fo:margin-left="0.6cm" fo:margin-right="0cm" fo:margin-top="0.101cm" fo:margin-bottom="0.101cm" fo:text-indent="0cm" style:auto-text-indent="false" fo:background-color="transparent" fo:padding="0.101cm" fo:border-left="0.002cm solid #cccccc" fo:border-right="none" fo:border-top="none" fo:border-bottom="none" style:shadow="none">
        <style:background-image/>
      </style:paragraph-properties>
    </style:style>
    <style:style style:name="Text" style:family="paragraph" style:parent-style-name="Standard" style:class="extra"/>
    <style:style style:name="Пример_20_1" style:display-name="Пример 1" style:family="paragraph" style:parent-style-name="Пример">
      <style:paragraph-properties fo:margin="100%" fo:margin-left="0cm" fo:margin-right="0cm" fo:margin-top="0cm" fo:margin-bottom="0cm" fo:text-indent="0cm" style:auto-text-indent="false" fo:background-color="#ccffff">
        <style:background-image/>
      </style:paragraph-properties>
    </style:style>
    <style:style style:name="Пример_20_2" style:display-name="Пример 2" style:family="paragraph" style:parent-style-name="Пример">
      <style:paragraph-properties fo:margin="100%" fo:margin-left="0.199cm" fo:margin-right="0cm" fo:margin-top="0cm" fo:margin-bottom="0cm" fo:text-indent="0cm" style:auto-text-indent="false" fo:background-color="#ccffff">
        <style:background-image/>
      </style:paragraph-properties>
    </style:style>
    <style:style style:name="Пример_20_3" style:display-name="Пример 3" style:family="paragraph" style:parent-style-name="Пример">
      <style:paragraph-properties fo:margin="100%" fo:margin-left="0.4cm" fo:margin-right="0cm" fo:margin-top="0cm" fo:margin-bottom="0cm" fo:text-indent="0cm" style:auto-text-indent="false" fo:background-color="#ccffff">
        <style:background-image/>
      </style:paragraph-properties>
    </style:style>
    <style:style style:name="Пример_20_4" style:display-name="Пример 4" style:family="paragraph" style:parent-style-name="Пример">
      <style:paragraph-properties fo:margin="100%" fo:margin-left="0.6cm" fo:margin-right="0cm" fo:margin-top="0cm" fo:margin-bottom="0cm" fo:text-indent="0cm" style:auto-text-indent="false" fo:background-color="#ccffff">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Текст_20_5" style:display-name="Текст 5" style:family="paragraph" style:parent-style-name="Text" style:master-page-name="">
      <style:paragraph-properties fo:margin="100%" fo:margin-left="0.801cm" fo:margin-right="0cm" fo:margin-top="0cm" fo:margin-bottom="0cm" fo:text-indent="0cm" style:auto-text-indent="false" style:page-number="auto" fo:padding="0.101cm" fo:border-left="0.002cm solid #e6e6e6" fo:border-right="none" fo:border-top="none" fo:border-bottom="none" style: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_3f__3f__3f__3f__3f__3f__3f_" style:display-name="???????" style:family="paragraph">
      <style:paragraph-properties fo:hyphenation-ladder-count="no-limit" style:text-autospace="none"/>
      <style:text-properties fo:font-size="12pt" fo:language="en" fo:country="US" style:font-size-asian="12pt" style:font-size-complex="12pt" fo:hyphenate="false" fo:hyphenation-remain-char-count="2" fo:hyphenation-push-char-count="2"/>
    </style:style>
    <style:style style:name="Òåêñò" style:family="paragraph" style:parent-style-name="_3f__3f__3f__3f__3f__3f__3f_">
      <style:paragraph-properties fo:hyphenation-ladder-count="no-limit"/>
      <style:text-properties fo:font-size="10pt" fo:language="ru" fo:country="RU" style:font-size-asian="12pt" style:font-size-complex="12pt" fo:hyphenate="false" fo:hyphenation-remain-char-count="2" fo:hyphenation-push-char-count="2"/>
    </style:style>
    <style:style style:name="Òåêñò_20_4" style:display-name="Òåêñò 4" style:family="paragraph" style:parent-style-name="Òåêñò">
      <style:paragraph-properties fo:margin="100%" fo:margin-left="0.6cm" fo:margin-right="0cm" fo:margin-top="0.101cm" fo:margin-bottom="0.101cm" fo:text-indent="0cm" style:auto-text-indent="false" fo:padding-left="0.101cm" fo:padding-right="0cm" fo:padding-top="0cm" fo:padding-bottom="0cm" fo:border-left="0.002cm solid #cccccc" fo:border-right="none" fo:border-top="none" fo:border-bottom="none"/>
    </style:style>
    <style:style style:name="Òåêñò_20_3" style:display-name="Òåêñò 3" style:family="paragraph" style:parent-style-name="Òåêñò">
      <style:paragraph-properties fo:margin="100%" fo:margin-left="0.4cm" fo:margin-right="0cm" fo:margin-top="0.101cm" fo:margin-bottom="0.101cm" fo:text-indent="0cm" style:auto-text-indent="false" fo:padding-left="0.101cm" fo:padding-right="0cm" fo:padding-top="0cm" fo:padding-bottom="0cm" fo:border-left="0.002cm solid #999999" fo:border-right="none" fo:border-top="none" fo:border-bottom="none"/>
    </style:style>
    <style:style style:name="Òåêñò_20_2" style:display-name="Òåêñò 2" style:family="paragraph" style:parent-style-name="Òåêñò">
      <style:paragraph-properties fo:margin="100%" fo:margin-left="0.199cm" fo:margin-right="0cm" fo:margin-top="0.101cm" fo:margin-bottom="0.101cm" fo:text-indent="0cm" style:auto-text-indent="false" fo:padding-left="0.101cm" fo:padding-right="0cm" fo:padding-top="0cm" fo:padding-bottom="0cm" fo:border-left="0.002cm solid #666666" fo:border-right="none" fo:border-top="none" fo:border-bottom="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Droid Sans Fallback"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Реализовано" style:family="text" style:parent-style-name="Статус">
      <style:text-properties fo:background-color="#00ff00"/>
    </style:style>
    <style:style style:name="Нереализовано" style:family="text" style:parent-style-name="Статус">
      <style:text-properties fo:background-color="transparent"/>
    </style:style>
    <style:style style:name="Некорректно" style:family="text" style:parent-style-name="Статус">
      <style:text-properties fo:background-color="#ff0000"/>
    </style:style>
    <style:style style:name="Тестируется" style:family="text" style:parent-style-name="Статус">
      <style:text-properties fo:background-color="#00ffff"/>
    </style:style>
    <style:style style:name="Статус" style:family="text">
      <style:text-properties style:font-name="Droid Serif1" fo:font-size="12pt" style:text-underline-style="none" fo:font-weight="bold" style:text-blinking="false" fo:background-color="transparent" style:text-scale="75%" style:text-overline-style="none" style:text-overline-color="font-color"/>
    </style:style>
    <style:style style:name="Незавершено" style:family="text" style:parent-style-name="Статус">
      <style:text-properties fo:background-color="transparen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3_20_10" style:display-name="RTF_Num 3 10"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4_20_10" style:display-name="RTF_Num 4 10"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5_20_10" style:display-name="RTF_Num 5 10"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Набросок" style:family="text">
      <style:text-properties fo:color="#999999" style:font-name="Droid Serif" fo:font-size="12pt" fo:language="ru" fo:country="RU"/>
    </style:style>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Ñèìâîë_20_íóìåðàöèè" style:display-name="Ñèìâîë íóìåðàöèè"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RTF_5f_Num_20_51_20_1" style:display-name="RTF_Num 51 1" style:family="text"/>
    <style:style style:name="RTF_5f_Num_20_51_20_2" style:display-name="RTF_Num 51 2" style:family="text"/>
    <style:style style:name="RTF_5f_Num_20_51_20_3" style:display-name="RTF_Num 51 3" style:family="text"/>
    <style:style style:name="RTF_5f_Num_20_51_20_4" style:display-name="RTF_Num 51 4" style:family="text"/>
    <style:style style:name="RTF_5f_Num_20_51_20_5" style:display-name="RTF_Num 51 5" style:family="text"/>
    <style:style style:name="RTF_5f_Num_20_51_20_6" style:display-name="RTF_Num 51 6" style:family="text"/>
    <style:style style:name="RTF_5f_Num_20_51_20_7" style:display-name="RTF_Num 51 7" style:family="text"/>
    <style:style style:name="RTF_5f_Num_20_51_20_8" style:display-name="RTF_Num 51 8" style:family="text"/>
    <style:style style:name="RTF_5f_Num_20_51_20_9" style:display-name="RTF_Num 51 9" style:family="text"/>
    <style:style style:name="RTF_5f_Num_20_52_20_1" style:display-name="RTF_Num 52 1" style:family="text"/>
    <style:style style:name="RTF_5f_Num_20_52_20_2" style:display-name="RTF_Num 52 2" style:family="text"/>
    <style:style style:name="RTF_5f_Num_20_52_20_3" style:display-name="RTF_Num 52 3" style:family="text"/>
    <style:style style:name="RTF_5f_Num_20_52_20_4" style:display-name="RTF_Num 52 4" style:family="text"/>
    <style:style style:name="RTF_5f_Num_20_52_20_5" style:display-name="RTF_Num 52 5" style:family="text"/>
    <style:style style:name="RTF_5f_Num_20_52_20_6" style:display-name="RTF_Num 52 6" style:family="text"/>
    <style:style style:name="RTF_5f_Num_20_52_20_7" style:display-name="RTF_Num 52 7" style:family="text"/>
    <style:style style:name="RTF_5f_Num_20_52_20_8" style:display-name="RTF_Num 52 8" style:family="text"/>
    <style:style style:name="RTF_5f_Num_20_52_20_9" style:display-name="RTF_Num 52 9" style:family="text"/>
    <style:style style:name="RTF_5f_Num_20_53_20_1" style:display-name="RTF_Num 53 1" style:family="text"/>
    <style:style style:name="RTF_5f_Num_20_53_20_2" style:display-name="RTF_Num 53 2" style:family="text"/>
    <style:style style:name="RTF_5f_Num_20_53_20_3" style:display-name="RTF_Num 53 3" style:family="text"/>
    <style:style style:name="RTF_5f_Num_20_53_20_4" style:display-name="RTF_Num 53 4" style:family="text"/>
    <style:style style:name="RTF_5f_Num_20_53_20_5" style:display-name="RTF_Num 53 5" style:family="text"/>
    <style:style style:name="RTF_5f_Num_20_53_20_6" style:display-name="RTF_Num 53 6" style:family="text"/>
    <style:style style:name="RTF_5f_Num_20_53_20_7" style:display-name="RTF_Num 53 7" style:family="text"/>
    <style:style style:name="RTF_5f_Num_20_53_20_8" style:display-name="RTF_Num 53 8" style:family="text"/>
    <style:style style:name="RTF_5f_Num_20_53_20_9" style:display-name="RTF_Num 53 9" style:family="text"/>
    <style:style style:name="RTF_5f_Num_20_54_20_1" style:display-name="RTF_Num 54 1" style:family="text"/>
    <style:style style:name="RTF_5f_Num_20_54_20_2" style:display-name="RTF_Num 54 2" style:family="text"/>
    <style:style style:name="RTF_5f_Num_20_54_20_3" style:display-name="RTF_Num 54 3" style:family="text"/>
    <style:style style:name="RTF_5f_Num_20_54_20_4" style:display-name="RTF_Num 54 4" style:family="text"/>
    <style:style style:name="RTF_5f_Num_20_54_20_5" style:display-name="RTF_Num 54 5" style:family="text"/>
    <style:style style:name="RTF_5f_Num_20_54_20_6" style:display-name="RTF_Num 54 6" style:family="text"/>
    <style:style style:name="RTF_5f_Num_20_54_20_7" style:display-name="RTF_Num 54 7" style:family="text"/>
    <style:style style:name="RTF_5f_Num_20_54_20_8" style:display-name="RTF_Num 54 8" style:family="text"/>
    <style:style style:name="RTF_5f_Num_20_54_20_9" style:display-name="RTF_Num 54 9" style:family="text"/>
    <style:style style:name="RTF_5f_Num_20_55_20_1" style:display-name="RTF_Num 55 1" style:family="text"/>
    <style:style style:name="RTF_5f_Num_20_55_20_2" style:display-name="RTF_Num 55 2" style:family="text"/>
    <style:style style:name="RTF_5f_Num_20_55_20_3" style:display-name="RTF_Num 55 3" style:family="text"/>
    <style:style style:name="RTF_5f_Num_20_55_20_4" style:display-name="RTF_Num 55 4" style:family="text"/>
    <style:style style:name="RTF_5f_Num_20_55_20_5" style:display-name="RTF_Num 55 5" style:family="text"/>
    <style:style style:name="RTF_5f_Num_20_55_20_6" style:display-name="RTF_Num 55 6" style:family="text"/>
    <style:style style:name="RTF_5f_Num_20_55_20_7" style:display-name="RTF_Num 55 7" style:family="text"/>
    <style:style style:name="RTF_5f_Num_20_55_20_8" style:display-name="RTF_Num 55 8" style:family="text"/>
    <style:style style:name="RTF_5f_Num_20_55_20_9" style:display-name="RTF_Num 55 9" style:family="text"/>
    <style:style style:name="RTF_5f_Num_20_56_20_1" style:display-name="RTF_Num 56 1" style:family="text"/>
    <style:style style:name="RTF_5f_Num_20_56_20_2" style:display-name="RTF_Num 56 2" style:family="text"/>
    <style:style style:name="RTF_5f_Num_20_56_20_3" style:display-name="RTF_Num 56 3" style:family="text"/>
    <style:style style:name="RTF_5f_Num_20_56_20_4" style:display-name="RTF_Num 56 4" style:family="text"/>
    <style:style style:name="RTF_5f_Num_20_56_20_5" style:display-name="RTF_Num 56 5" style:family="text"/>
    <style:style style:name="RTF_5f_Num_20_56_20_6" style:display-name="RTF_Num 56 6" style:family="text"/>
    <style:style style:name="RTF_5f_Num_20_56_20_7" style:display-name="RTF_Num 56 7" style:family="text"/>
    <style:style style:name="RTF_5f_Num_20_56_20_8" style:display-name="RTF_Num 56 8" style:family="text"/>
    <style:style style:name="RTF_5f_Num_20_56_20_9" style:display-name="RTF_Num 56 9" style:family="text"/>
    <style:style style:name="RTF_5f_Num_20_57_20_1" style:display-name="RTF_Num 57 1" style:family="text"/>
    <style:style style:name="RTF_5f_Num_20_57_20_2" style:display-name="RTF_Num 57 2" style:family="text"/>
    <style:style style:name="RTF_5f_Num_20_57_20_3" style:display-name="RTF_Num 57 3" style:family="text"/>
    <style:style style:name="RTF_5f_Num_20_57_20_4" style:display-name="RTF_Num 57 4" style:family="text"/>
    <style:style style:name="RTF_5f_Num_20_57_20_5" style:display-name="RTF_Num 57 5" style:family="text"/>
    <style:style style:name="RTF_5f_Num_20_57_20_6" style:display-name="RTF_Num 57 6" style:family="text"/>
    <style:style style:name="RTF_5f_Num_20_57_20_7" style:display-name="RTF_Num 57 7" style:family="text"/>
    <style:style style:name="RTF_5f_Num_20_57_20_8" style:display-name="RTF_Num 57 8" style:family="text"/>
    <style:style style:name="RTF_5f_Num_20_57_20_9" style:display-name="RTF_Num 57 9" style:family="text"/>
    <style:style style:name="RTF_5f_Num_20_58_20_1" style:display-name="RTF_Num 58 1" style:family="text"/>
    <style:style style:name="RTF_5f_Num_20_58_20_2" style:display-name="RTF_Num 58 2" style:family="text"/>
    <style:style style:name="RTF_5f_Num_20_58_20_3" style:display-name="RTF_Num 58 3" style:family="text"/>
    <style:style style:name="RTF_5f_Num_20_58_20_4" style:display-name="RTF_Num 58 4" style:family="text"/>
    <style:style style:name="RTF_5f_Num_20_58_20_5" style:display-name="RTF_Num 58 5" style:family="text"/>
    <style:style style:name="RTF_5f_Num_20_58_20_6" style:display-name="RTF_Num 58 6" style:family="text"/>
    <style:style style:name="RTF_5f_Num_20_58_20_7" style:display-name="RTF_Num 58 7" style:family="text"/>
    <style:style style:name="RTF_5f_Num_20_58_20_8" style:display-name="RTF_Num 58 8" style:family="text"/>
    <style:style style:name="RTF_5f_Num_20_58_20_9" style:display-name="RTF_Num 58 9" style:family="text"/>
    <style:style style:name="RTF_5f_Num_20_59_20_1" style:display-name="RTF_Num 59 1" style:family="text"/>
    <style:style style:name="RTF_5f_Num_20_59_20_2" style:display-name="RTF_Num 59 2" style:family="text"/>
    <style:style style:name="RTF_5f_Num_20_59_20_3" style:display-name="RTF_Num 59 3" style:family="text"/>
    <style:style style:name="RTF_5f_Num_20_59_20_4" style:display-name="RTF_Num 59 4" style:family="text"/>
    <style:style style:name="RTF_5f_Num_20_59_20_5" style:display-name="RTF_Num 59 5" style:family="text"/>
    <style:style style:name="RTF_5f_Num_20_59_20_6" style:display-name="RTF_Num 59 6" style:family="text"/>
    <style:style style:name="RTF_5f_Num_20_59_20_7" style:display-name="RTF_Num 59 7" style:family="text"/>
    <style:style style:name="RTF_5f_Num_20_59_20_8" style:display-name="RTF_Num 59 8" style:family="text"/>
    <style:style style:name="RTF_5f_Num_20_59_20_9" style:display-name="RTF_Num 59 9" style:family="text"/>
    <style:style style:name="RTF_5f_Num_20_60_20_1" style:display-name="RTF_Num 60 1" style:family="text"/>
    <style:style style:name="RTF_5f_Num_20_60_20_2" style:display-name="RTF_Num 60 2" style:family="text"/>
    <style:style style:name="RTF_5f_Num_20_60_20_3" style:display-name="RTF_Num 60 3" style:family="text"/>
    <style:style style:name="RTF_5f_Num_20_60_20_4" style:display-name="RTF_Num 60 4" style:family="text"/>
    <style:style style:name="RTF_5f_Num_20_60_20_5" style:display-name="RTF_Num 60 5" style:family="text"/>
    <style:style style:name="RTF_5f_Num_20_60_20_6" style:display-name="RTF_Num 60 6" style:family="text"/>
    <style:style style:name="RTF_5f_Num_20_60_20_7" style:display-name="RTF_Num 60 7" style:family="text"/>
    <style:style style:name="RTF_5f_Num_20_60_20_8" style:display-name="RTF_Num 60 8" style:family="text"/>
    <style:style style:name="RTF_5f_Num_20_60_20_9" style:display-name="RTF_Num 60 9" style:family="text"/>
    <style:style style:name="RTF_5f_Num_20_61_20_1" style:display-name="RTF_Num 61 1" style:family="text"/>
    <style:style style:name="RTF_5f_Num_20_61_20_2" style:display-name="RTF_Num 61 2" style:family="text"/>
    <style:style style:name="RTF_5f_Num_20_61_20_3" style:display-name="RTF_Num 61 3" style:family="text"/>
    <style:style style:name="RTF_5f_Num_20_61_20_4" style:display-name="RTF_Num 61 4" style:family="text"/>
    <style:style style:name="RTF_5f_Num_20_61_20_5" style:display-name="RTF_Num 61 5" style:family="text"/>
    <style:style style:name="RTF_5f_Num_20_61_20_6" style:display-name="RTF_Num 61 6" style:family="text"/>
    <style:style style:name="RTF_5f_Num_20_61_20_7" style:display-name="RTF_Num 61 7" style:family="text"/>
    <style:style style:name="RTF_5f_Num_20_61_20_8" style:display-name="RTF_Num 61 8" style:family="text"/>
    <style:style style:name="RTF_5f_Num_20_61_20_9" style:display-name="RTF_Num 61 9" style:family="text"/>
    <style:style style:name="RTF_5f_Num_20_62_20_1" style:display-name="RTF_Num 62 1" style:family="text"/>
    <style:style style:name="RTF_5f_Num_20_62_20_2" style:display-name="RTF_Num 62 2" style:family="text"/>
    <style:style style:name="RTF_5f_Num_20_62_20_3" style:display-name="RTF_Num 62 3" style:family="text"/>
    <style:style style:name="RTF_5f_Num_20_62_20_4" style:display-name="RTF_Num 62 4" style:family="text"/>
    <style:style style:name="RTF_5f_Num_20_62_20_5" style:display-name="RTF_Num 62 5" style:family="text"/>
    <style:style style:name="RTF_5f_Num_20_62_20_6" style:display-name="RTF_Num 62 6" style:family="text"/>
    <style:style style:name="RTF_5f_Num_20_62_20_7" style:display-name="RTF_Num 62 7" style:family="text"/>
    <style:style style:name="RTF_5f_Num_20_62_20_8" style:display-name="RTF_Num 62 8" style:family="text"/>
    <style:style style:name="RTF_5f_Num_20_62_20_9" style:display-name="RTF_Num 62 9" style:family="text"/>
    <style:style style:name="RTF_5f_Num_20_63_20_1" style:display-name="RTF_Num 63 1" style:family="text"/>
    <style:style style:name="RTF_5f_Num_20_63_20_2" style:display-name="RTF_Num 63 2" style:family="text"/>
    <style:style style:name="RTF_5f_Num_20_63_20_3" style:display-name="RTF_Num 63 3" style:family="text"/>
    <style:style style:name="RTF_5f_Num_20_63_20_4" style:display-name="RTF_Num 63 4" style:family="text"/>
    <style:style style:name="RTF_5f_Num_20_63_20_5" style:display-name="RTF_Num 63 5" style:family="text"/>
    <style:style style:name="RTF_5f_Num_20_63_20_6" style:display-name="RTF_Num 63 6" style:family="text"/>
    <style:style style:name="RTF_5f_Num_20_63_20_7" style:display-name="RTF_Num 63 7" style:family="text"/>
    <style:style style:name="RTF_5f_Num_20_63_20_8" style:display-name="RTF_Num 63 8" style:family="text"/>
    <style:style style:name="RTF_5f_Num_20_63_20_9" style:display-name="RTF_Num 63 9" style:family="text"/>
    <style:style style:name="RTF_5f_Num_20_64_20_1" style:display-name="RTF_Num 64 1" style:family="text"/>
    <style:style style:name="RTF_5f_Num_20_64_20_2" style:display-name="RTF_Num 64 2" style:family="text"/>
    <style:style style:name="RTF_5f_Num_20_64_20_3" style:display-name="RTF_Num 64 3" style:family="text"/>
    <style:style style:name="RTF_5f_Num_20_64_20_4" style:display-name="RTF_Num 64 4" style:family="text"/>
    <style:style style:name="RTF_5f_Num_20_64_20_5" style:display-name="RTF_Num 64 5" style:family="text"/>
    <style:style style:name="RTF_5f_Num_20_64_20_6" style:display-name="RTF_Num 64 6" style:family="text"/>
    <style:style style:name="RTF_5f_Num_20_64_20_7" style:display-name="RTF_Num 64 7" style:family="text"/>
    <style:style style:name="RTF_5f_Num_20_64_20_8" style:display-name="RTF_Num 64 8" style:family="text"/>
    <style:style style:name="RTF_5f_Num_20_64_20_9" style:display-name="RTF_Num 64 9" style:family="text"/>
    <style:style style:name="RTF_5f_Num_20_65_20_1" style:display-name="RTF_Num 65 1" style:family="text"/>
    <style:style style:name="RTF_5f_Num_20_65_20_2" style:display-name="RTF_Num 65 2" style:family="text"/>
    <style:style style:name="RTF_5f_Num_20_65_20_3" style:display-name="RTF_Num 65 3" style:family="text"/>
    <style:style style:name="RTF_5f_Num_20_65_20_4" style:display-name="RTF_Num 65 4" style:family="text"/>
    <style:style style:name="RTF_5f_Num_20_65_20_5" style:display-name="RTF_Num 65 5" style:family="text"/>
    <style:style style:name="RTF_5f_Num_20_65_20_6" style:display-name="RTF_Num 65 6" style:family="text"/>
    <style:style style:name="RTF_5f_Num_20_65_20_7" style:display-name="RTF_Num 65 7" style:family="text"/>
    <style:style style:name="RTF_5f_Num_20_65_20_8" style:display-name="RTF_Num 65 8" style:family="text"/>
    <style:style style:name="RTF_5f_Num_20_65_20_9" style:display-name="RTF_Num 65 9" style:family="text"/>
    <style:style style:name="RTF_5f_Num_20_66_20_1" style:display-name="RTF_Num 66 1" style:family="text"/>
    <style:style style:name="RTF_5f_Num_20_66_20_2" style:display-name="RTF_Num 66 2" style:family="text"/>
    <style:style style:name="RTF_5f_Num_20_66_20_3" style:display-name="RTF_Num 66 3" style:family="text"/>
    <style:style style:name="RTF_5f_Num_20_66_20_4" style:display-name="RTF_Num 66 4" style:family="text"/>
    <style:style style:name="RTF_5f_Num_20_66_20_5" style:display-name="RTF_Num 66 5" style:family="text"/>
    <style:style style:name="RTF_5f_Num_20_66_20_6" style:display-name="RTF_Num 66 6" style:family="text"/>
    <style:style style:name="RTF_5f_Num_20_66_20_7" style:display-name="RTF_Num 66 7" style:family="text"/>
    <style:style style:name="RTF_5f_Num_20_66_20_8" style:display-name="RTF_Num 66 8" style:family="text"/>
    <style:style style:name="RTF_5f_Num_20_66_20_9" style:display-name="RTF_Num 66 9" style:family="text"/>
    <style:style style:name="RTF_5f_Num_20_67_20_1" style:display-name="RTF_Num 67 1" style:family="text"/>
    <style:style style:name="RTF_5f_Num_20_67_20_2" style:display-name="RTF_Num 67 2" style:family="text"/>
    <style:style style:name="RTF_5f_Num_20_67_20_3" style:display-name="RTF_Num 67 3" style:family="text"/>
    <style:style style:name="RTF_5f_Num_20_67_20_4" style:display-name="RTF_Num 67 4" style:family="text"/>
    <style:style style:name="RTF_5f_Num_20_67_20_5" style:display-name="RTF_Num 67 5" style:family="text"/>
    <style:style style:name="RTF_5f_Num_20_67_20_6" style:display-name="RTF_Num 67 6" style:family="text"/>
    <style:style style:name="RTF_5f_Num_20_67_20_7" style:display-name="RTF_Num 67 7" style:family="text"/>
    <style:style style:name="RTF_5f_Num_20_67_20_8" style:display-name="RTF_Num 67 8" style:family="text"/>
    <style:style style:name="RTF_5f_Num_20_67_20_9" style:display-name="RTF_Num 67 9" style:family="text"/>
    <style:style style:name="RTF_5f_Num_20_68_20_1" style:display-name="RTF_Num 68 1" style:family="text"/>
    <style:style style:name="RTF_5f_Num_20_68_20_2" style:display-name="RTF_Num 68 2" style:family="text"/>
    <style:style style:name="RTF_5f_Num_20_68_20_3" style:display-name="RTF_Num 68 3" style:family="text"/>
    <style:style style:name="RTF_5f_Num_20_68_20_4" style:display-name="RTF_Num 68 4" style:family="text"/>
    <style:style style:name="RTF_5f_Num_20_68_20_5" style:display-name="RTF_Num 68 5" style:family="text"/>
    <style:style style:name="RTF_5f_Num_20_68_20_6" style:display-name="RTF_Num 68 6" style:family="text"/>
    <style:style style:name="RTF_5f_Num_20_68_20_7" style:display-name="RTF_Num 68 7" style:family="text"/>
    <style:style style:name="RTF_5f_Num_20_68_20_8" style:display-name="RTF_Num 68 8" style:family="text"/>
    <style:style style:name="RTF_5f_Num_20_68_20_9" style:display-name="RTF_Num 68 9" style:family="text"/>
    <style:style style:name="RTF_5f_Num_20_69_20_1" style:display-name="RTF_Num 69 1" style:family="text"/>
    <style:style style:name="RTF_5f_Num_20_69_20_2" style:display-name="RTF_Num 69 2" style:family="text"/>
    <style:style style:name="RTF_5f_Num_20_69_20_3" style:display-name="RTF_Num 69 3" style:family="text"/>
    <style:style style:name="RTF_5f_Num_20_69_20_4" style:display-name="RTF_Num 69 4" style:family="text"/>
    <style:style style:name="RTF_5f_Num_20_69_20_5" style:display-name="RTF_Num 69 5" style:family="text"/>
    <style:style style:name="RTF_5f_Num_20_69_20_6" style:display-name="RTF_Num 69 6" style:family="text"/>
    <style:style style:name="RTF_5f_Num_20_69_20_7" style:display-name="RTF_Num 69 7" style:family="text"/>
    <style:style style:name="RTF_5f_Num_20_69_20_8" style:display-name="RTF_Num 69 8" style:family="text"/>
    <style:style style:name="RTF_5f_Num_20_69_20_9" style:display-name="RTF_Num 69 9" style:family="text"/>
    <style:style style:name="RTF_5f_Num_20_70_20_1" style:display-name="RTF_Num 70 1" style:family="text"/>
    <style:style style:name="RTF_5f_Num_20_70_20_2" style:display-name="RTF_Num 70 2" style:family="text"/>
    <style:style style:name="RTF_5f_Num_20_70_20_3" style:display-name="RTF_Num 70 3" style:family="text"/>
    <style:style style:name="RTF_5f_Num_20_70_20_4" style:display-name="RTF_Num 70 4" style:family="text"/>
    <style:style style:name="RTF_5f_Num_20_70_20_5" style:display-name="RTF_Num 70 5" style:family="text"/>
    <style:style style:name="RTF_5f_Num_20_70_20_6" style:display-name="RTF_Num 70 6" style:family="text"/>
    <style:style style:name="RTF_5f_Num_20_70_20_7" style:display-name="RTF_Num 70 7" style:family="text"/>
    <style:style style:name="RTF_5f_Num_20_70_20_8" style:display-name="RTF_Num 70 8" style:family="text"/>
    <style:style style:name="RTF_5f_Num_20_70_20_9" style:display-name="RTF_Num 70 9" style:family="text"/>
    <style:style style:name="RTF_5f_Num_20_71_20_1" style:display-name="RTF_Num 71 1" style:family="text"/>
    <style:style style:name="RTF_5f_Num_20_71_20_2" style:display-name="RTF_Num 71 2" style:family="text"/>
    <style:style style:name="RTF_5f_Num_20_71_20_3" style:display-name="RTF_Num 71 3" style:family="text"/>
    <style:style style:name="RTF_5f_Num_20_71_20_4" style:display-name="RTF_Num 71 4" style:family="text"/>
    <style:style style:name="RTF_5f_Num_20_71_20_5" style:display-name="RTF_Num 71 5" style:family="text"/>
    <style:style style:name="RTF_5f_Num_20_71_20_6" style:display-name="RTF_Num 71 6" style:family="text"/>
    <style:style style:name="RTF_5f_Num_20_71_20_7" style:display-name="RTF_Num 71 7" style:family="text"/>
    <style:style style:name="RTF_5f_Num_20_71_20_8" style:display-name="RTF_Num 71 8" style:family="text"/>
    <style:style style:name="RTF_5f_Num_20_71_20_9" style:display-name="RTF_Num 71 9" style:family="text"/>
    <style:style style:name="RTF_5f_Num_20_72_20_1" style:display-name="RTF_Num 72 1" style:family="text"/>
    <style:style style:name="RTF_5f_Num_20_72_20_2" style:display-name="RTF_Num 72 2" style:family="text"/>
    <style:style style:name="RTF_5f_Num_20_72_20_3" style:display-name="RTF_Num 72 3" style:family="text"/>
    <style:style style:name="RTF_5f_Num_20_72_20_4" style:display-name="RTF_Num 72 4" style:family="text"/>
    <style:style style:name="RTF_5f_Num_20_72_20_5" style:display-name="RTF_Num 72 5" style:family="text"/>
    <style:style style:name="RTF_5f_Num_20_72_20_6" style:display-name="RTF_Num 72 6" style:family="text"/>
    <style:style style:name="RTF_5f_Num_20_72_20_7" style:display-name="RTF_Num 72 7" style:family="text"/>
    <style:style style:name="RTF_5f_Num_20_72_20_8" style:display-name="RTF_Num 72 8" style:family="text"/>
    <style:style style:name="RTF_5f_Num_20_72_20_9" style:display-name="RTF_Num 72 9" style:family="text"/>
    <style:style style:name="RTF_5f_Num_20_73_20_1" style:display-name="RTF_Num 73 1" style:family="text"/>
    <style:style style:name="RTF_5f_Num_20_73_20_2" style:display-name="RTF_Num 73 2" style:family="text"/>
    <style:style style:name="RTF_5f_Num_20_73_20_3" style:display-name="RTF_Num 73 3" style:family="text"/>
    <style:style style:name="RTF_5f_Num_20_73_20_4" style:display-name="RTF_Num 73 4" style:family="text"/>
    <style:style style:name="RTF_5f_Num_20_73_20_5" style:display-name="RTF_Num 73 5" style:family="text"/>
    <style:style style:name="RTF_5f_Num_20_73_20_6" style:display-name="RTF_Num 73 6" style:family="text"/>
    <style:style style:name="RTF_5f_Num_20_73_20_7" style:display-name="RTF_Num 73 7" style:family="text"/>
    <style:style style:name="RTF_5f_Num_20_73_20_8" style:display-name="RTF_Num 73 8" style:family="text"/>
    <style:style style:name="RTF_5f_Num_20_73_20_9" style:display-name="RTF_Num 73 9" style:family="text"/>
    <style:style style:name="RTF_5f_Num_20_74_20_1" style:display-name="RTF_Num 74 1" style:family="text"/>
    <style:style style:name="RTF_5f_Num_20_74_20_2" style:display-name="RTF_Num 74 2" style:family="text"/>
    <style:style style:name="RTF_5f_Num_20_74_20_3" style:display-name="RTF_Num 74 3" style:family="text"/>
    <style:style style:name="RTF_5f_Num_20_74_20_4" style:display-name="RTF_Num 74 4" style:family="text"/>
    <style:style style:name="RTF_5f_Num_20_74_20_5" style:display-name="RTF_Num 74 5" style:family="text"/>
    <style:style style:name="RTF_5f_Num_20_74_20_6" style:display-name="RTF_Num 74 6" style:family="text"/>
    <style:style style:name="RTF_5f_Num_20_74_20_7" style:display-name="RTF_Num 74 7" style:family="text"/>
    <style:style style:name="RTF_5f_Num_20_74_20_8" style:display-name="RTF_Num 74 8" style:family="text"/>
    <style:style style:name="RTF_5f_Num_20_74_20_9" style:display-name="RTF_Num 74 9" style:family="text"/>
    <style:style style:name="RTF_5f_Num_20_75_20_1" style:display-name="RTF_Num 75 1" style:family="text"/>
    <style:style style:name="RTF_5f_Num_20_75_20_2" style:display-name="RTF_Num 75 2" style:family="text"/>
    <style:style style:name="RTF_5f_Num_20_75_20_3" style:display-name="RTF_Num 75 3" style:family="text"/>
    <style:style style:name="RTF_5f_Num_20_75_20_4" style:display-name="RTF_Num 75 4" style:family="text"/>
    <style:style style:name="RTF_5f_Num_20_75_20_5" style:display-name="RTF_Num 75 5" style:family="text"/>
    <style:style style:name="RTF_5f_Num_20_75_20_6" style:display-name="RTF_Num 75 6" style:family="text"/>
    <style:style style:name="RTF_5f_Num_20_75_20_7" style:display-name="RTF_Num 75 7" style:family="text"/>
    <style:style style:name="RTF_5f_Num_20_75_20_8" style:display-name="RTF_Num 75 8" style:family="text"/>
    <style:style style:name="RTF_5f_Num_20_75_20_9" style:display-name="RTF_Num 75 9" style:family="text"/>
    <style:style style:name="RTF_5f_Num_20_76_20_1" style:display-name="RTF_Num 76 1" style:family="text"/>
    <style:style style:name="RTF_5f_Num_20_76_20_2" style:display-name="RTF_Num 76 2" style:family="text"/>
    <style:style style:name="RTF_5f_Num_20_76_20_3" style:display-name="RTF_Num 76 3" style:family="text"/>
    <style:style style:name="RTF_5f_Num_20_76_20_4" style:display-name="RTF_Num 76 4" style:family="text"/>
    <style:style style:name="RTF_5f_Num_20_76_20_5" style:display-name="RTF_Num 76 5" style:family="text"/>
    <style:style style:name="RTF_5f_Num_20_76_20_6" style:display-name="RTF_Num 76 6" style:family="text"/>
    <style:style style:name="RTF_5f_Num_20_76_20_7" style:display-name="RTF_Num 76 7" style:family="text"/>
    <style:style style:name="RTF_5f_Num_20_76_20_8" style:display-name="RTF_Num 76 8" style:family="text"/>
    <style:style style:name="RTF_5f_Num_20_76_20_9" style:display-name="RTF_Num 76 9" style:family="text"/>
    <style:style style:name="RTF_5f_Num_20_77_20_1" style:display-name="RTF_Num 77 1" style:family="text"/>
    <style:style style:name="RTF_5f_Num_20_77_20_2" style:display-name="RTF_Num 77 2" style:family="text"/>
    <style:style style:name="RTF_5f_Num_20_77_20_3" style:display-name="RTF_Num 77 3" style:family="text"/>
    <style:style style:name="RTF_5f_Num_20_77_20_4" style:display-name="RTF_Num 77 4" style:family="text"/>
    <style:style style:name="RTF_5f_Num_20_77_20_5" style:display-name="RTF_Num 77 5" style:family="text"/>
    <style:style style:name="RTF_5f_Num_20_77_20_6" style:display-name="RTF_Num 77 6" style:family="text"/>
    <style:style style:name="RTF_5f_Num_20_77_20_7" style:display-name="RTF_Num 77 7" style:family="text"/>
    <style:style style:name="RTF_5f_Num_20_77_20_8" style:display-name="RTF_Num 77 8" style:family="text"/>
    <style:style style:name="RTF_5f_Num_20_77_20_9" style:display-name="RTF_Num 77 9" style:family="text"/>
    <style:style style:name="RTF_5f_Num_20_78_20_1" style:display-name="RTF_Num 78 1" style:family="text"/>
    <style:style style:name="RTF_5f_Num_20_78_20_2" style:display-name="RTF_Num 78 2" style:family="text"/>
    <style:style style:name="RTF_5f_Num_20_78_20_3" style:display-name="RTF_Num 78 3" style:family="text"/>
    <style:style style:name="RTF_5f_Num_20_78_20_4" style:display-name="RTF_Num 78 4" style:family="text"/>
    <style:style style:name="RTF_5f_Num_20_78_20_5" style:display-name="RTF_Num 78 5" style:family="text"/>
    <style:style style:name="RTF_5f_Num_20_78_20_6" style:display-name="RTF_Num 78 6" style:family="text"/>
    <style:style style:name="RTF_5f_Num_20_78_20_7" style:display-name="RTF_Num 78 7" style:family="text"/>
    <style:style style:name="RTF_5f_Num_20_78_20_8" style:display-name="RTF_Num 78 8" style:family="text"/>
    <style:style style:name="RTF_5f_Num_20_78_20_9" style:display-name="RTF_Num 78 9" style:family="text"/>
    <style:style style:name="RTF_5f_Num_20_79_20_1" style:display-name="RTF_Num 79 1" style:family="text"/>
    <style:style style:name="RTF_5f_Num_20_79_20_2" style:display-name="RTF_Num 79 2" style:family="text"/>
    <style:style style:name="RTF_5f_Num_20_79_20_3" style:display-name="RTF_Num 79 3" style:family="text"/>
    <style:style style:name="RTF_5f_Num_20_79_20_4" style:display-name="RTF_Num 79 4" style:family="text"/>
    <style:style style:name="RTF_5f_Num_20_79_20_5" style:display-name="RTF_Num 79 5" style:family="text"/>
    <style:style style:name="RTF_5f_Num_20_79_20_6" style:display-name="RTF_Num 79 6" style:family="text"/>
    <style:style style:name="RTF_5f_Num_20_79_20_7" style:display-name="RTF_Num 79 7" style:family="text"/>
    <style:style style:name="RTF_5f_Num_20_79_20_8" style:display-name="RTF_Num 79 8" style:family="text"/>
    <style:style style:name="RTF_5f_Num_20_79_20_9" style:display-name="RTF_Num 79 9" style:family="text"/>
    <style:style style:name="RTF_5f_Num_20_80_20_1" style:display-name="RTF_Num 80 1" style:family="text"/>
    <style:style style:name="RTF_5f_Num_20_80_20_2" style:display-name="RTF_Num 80 2" style:family="text"/>
    <style:style style:name="RTF_5f_Num_20_80_20_3" style:display-name="RTF_Num 80 3" style:family="text"/>
    <style:style style:name="RTF_5f_Num_20_80_20_4" style:display-name="RTF_Num 80 4" style:family="text"/>
    <style:style style:name="RTF_5f_Num_20_80_20_5" style:display-name="RTF_Num 80 5" style:family="text"/>
    <style:style style:name="RTF_5f_Num_20_80_20_6" style:display-name="RTF_Num 80 6" style:family="text"/>
    <style:style style:name="RTF_5f_Num_20_80_20_7" style:display-name="RTF_Num 80 7" style:family="text"/>
    <style:style style:name="RTF_5f_Num_20_80_20_8" style:display-name="RTF_Num 80 8" style:family="text"/>
    <style:style style:name="RTF_5f_Num_20_80_20_9" style:display-name="RTF_Num 80 9" style:family="text"/>
    <style:style style:name="RTF_5f_Num_20_81_20_1" style:display-name="RTF_Num 81 1" style:family="text"/>
    <style:style style:name="RTF_5f_Num_20_81_20_2" style:display-name="RTF_Num 81 2" style:family="text"/>
    <style:style style:name="RTF_5f_Num_20_81_20_3" style:display-name="RTF_Num 81 3" style:family="text"/>
    <style:style style:name="RTF_5f_Num_20_81_20_4" style:display-name="RTF_Num 81 4" style:family="text"/>
    <style:style style:name="RTF_5f_Num_20_81_20_5" style:display-name="RTF_Num 81 5" style:family="text"/>
    <style:style style:name="RTF_5f_Num_20_81_20_6" style:display-name="RTF_Num 81 6" style:family="text"/>
    <style:style style:name="RTF_5f_Num_20_81_20_7" style:display-name="RTF_Num 81 7" style:family="text"/>
    <style:style style:name="RTF_5f_Num_20_81_20_8" style:display-name="RTF_Num 81 8" style:family="text"/>
    <style:style style:name="RTF_5f_Num_20_81_20_9" style:display-name="RTF_Num 81 9" style:family="text"/>
    <style:style style:name="RTF_5f_Num_20_82_20_1" style:display-name="RTF_Num 82 1" style:family="text"/>
    <style:style style:name="RTF_5f_Num_20_82_20_2" style:display-name="RTF_Num 82 2" style:family="text"/>
    <style:style style:name="RTF_5f_Num_20_82_20_3" style:display-name="RTF_Num 82 3" style:family="text"/>
    <style:style style:name="RTF_5f_Num_20_82_20_4" style:display-name="RTF_Num 82 4" style:family="text"/>
    <style:style style:name="RTF_5f_Num_20_82_20_5" style:display-name="RTF_Num 82 5" style:family="text"/>
    <style:style style:name="RTF_5f_Num_20_82_20_6" style:display-name="RTF_Num 82 6" style:family="text"/>
    <style:style style:name="RTF_5f_Num_20_82_20_7" style:display-name="RTF_Num 82 7" style:family="text"/>
    <style:style style:name="RTF_5f_Num_20_82_20_8" style:display-name="RTF_Num 82 8" style:family="text"/>
    <style:style style:name="RTF_5f_Num_20_82_20_9" style:display-name="RTF_Num 82 9" style:family="text"/>
    <style:style style:name="RTF_5f_Num_20_83_20_1" style:display-name="RTF_Num 83 1" style:family="text"/>
    <style:style style:name="RTF_5f_Num_20_83_20_2" style:display-name="RTF_Num 83 2" style:family="text"/>
    <style:style style:name="RTF_5f_Num_20_83_20_3" style:display-name="RTF_Num 83 3" style:family="text"/>
    <style:style style:name="RTF_5f_Num_20_83_20_4" style:display-name="RTF_Num 83 4" style:family="text"/>
    <style:style style:name="RTF_5f_Num_20_83_20_5" style:display-name="RTF_Num 83 5" style:family="text"/>
    <style:style style:name="RTF_5f_Num_20_83_20_6" style:display-name="RTF_Num 83 6" style:family="text"/>
    <style:style style:name="RTF_5f_Num_20_83_20_7" style:display-name="RTF_Num 83 7" style:family="text"/>
    <style:style style:name="RTF_5f_Num_20_83_20_8" style:display-name="RTF_Num 83 8" style:family="text"/>
    <style:style style:name="RTF_5f_Num_20_83_20_9" style:display-name="RTF_Num 83 9" style:family="text"/>
    <style:style style:name="RTF_5f_Num_20_84_20_1" style:display-name="RTF_Num 84 1" style:family="text"/>
    <style:style style:name="RTF_5f_Num_20_84_20_2" style:display-name="RTF_Num 84 2" style:family="text"/>
    <style:style style:name="RTF_5f_Num_20_84_20_3" style:display-name="RTF_Num 84 3" style:family="text"/>
    <style:style style:name="RTF_5f_Num_20_84_20_4" style:display-name="RTF_Num 84 4" style:family="text"/>
    <style:style style:name="RTF_5f_Num_20_84_20_5" style:display-name="RTF_Num 84 5" style:family="text"/>
    <style:style style:name="RTF_5f_Num_20_84_20_6" style:display-name="RTF_Num 84 6" style:family="text"/>
    <style:style style:name="RTF_5f_Num_20_84_20_7" style:display-name="RTF_Num 84 7" style:family="text"/>
    <style:style style:name="RTF_5f_Num_20_84_20_8" style:display-name="RTF_Num 84 8" style:family="text"/>
    <style:style style:name="RTF_5f_Num_20_84_20_9" style:display-name="RTF_Num 84 9" style:family="text"/>
    <style:style style:name="RTF_5f_Num_20_85_20_1" style:display-name="RTF_Num 85 1" style:family="text"/>
    <style:style style:name="RTF_5f_Num_20_85_20_2" style:display-name="RTF_Num 85 2" style:family="text"/>
    <style:style style:name="RTF_5f_Num_20_85_20_3" style:display-name="RTF_Num 85 3" style:family="text"/>
    <style:style style:name="RTF_5f_Num_20_85_20_4" style:display-name="RTF_Num 85 4" style:family="text"/>
    <style:style style:name="RTF_5f_Num_20_85_20_5" style:display-name="RTF_Num 85 5" style:family="text"/>
    <style:style style:name="RTF_5f_Num_20_85_20_6" style:display-name="RTF_Num 85 6" style:family="text"/>
    <style:style style:name="RTF_5f_Num_20_85_20_7" style:display-name="RTF_Num 85 7" style:family="text"/>
    <style:style style:name="RTF_5f_Num_20_85_20_8" style:display-name="RTF_Num 85 8" style:family="text"/>
    <style:style style:name="RTF_5f_Num_20_85_20_9" style:display-name="RTF_Num 85 9" style:family="text"/>
    <style:style style:name="RTF_5f_Num_20_86_20_1" style:display-name="RTF_Num 86 1" style:family="text"/>
    <style:style style:name="RTF_5f_Num_20_86_20_2" style:display-name="RTF_Num 86 2" style:family="text"/>
    <style:style style:name="RTF_5f_Num_20_86_20_3" style:display-name="RTF_Num 86 3" style:family="text"/>
    <style:style style:name="RTF_5f_Num_20_86_20_4" style:display-name="RTF_Num 86 4" style:family="text"/>
    <style:style style:name="RTF_5f_Num_20_86_20_5" style:display-name="RTF_Num 86 5" style:family="text"/>
    <style:style style:name="RTF_5f_Num_20_86_20_6" style:display-name="RTF_Num 86 6" style:family="text"/>
    <style:style style:name="RTF_5f_Num_20_86_20_7" style:display-name="RTF_Num 86 7" style:family="text"/>
    <style:style style:name="RTF_5f_Num_20_86_20_8" style:display-name="RTF_Num 86 8" style:family="text"/>
    <style:style style:name="RTF_5f_Num_20_86_20_9" style:display-name="RTF_Num 86 9" style:family="text"/>
    <style:style style:name="RTF_5f_Num_20_87_20_1" style:display-name="RTF_Num 87 1" style:family="text"/>
    <style:style style:name="RTF_5f_Num_20_87_20_2" style:display-name="RTF_Num 87 2" style:family="text"/>
    <style:style style:name="RTF_5f_Num_20_87_20_3" style:display-name="RTF_Num 87 3" style:family="text"/>
    <style:style style:name="RTF_5f_Num_20_87_20_4" style:display-name="RTF_Num 87 4" style:family="text"/>
    <style:style style:name="RTF_5f_Num_20_87_20_5" style:display-name="RTF_Num 87 5" style:family="text"/>
    <style:style style:name="RTF_5f_Num_20_87_20_6" style:display-name="RTF_Num 87 6" style:family="text"/>
    <style:style style:name="RTF_5f_Num_20_87_20_7" style:display-name="RTF_Num 87 7" style:family="text"/>
    <style:style style:name="RTF_5f_Num_20_87_20_8" style:display-name="RTF_Num 87 8" style:family="text"/>
    <style:style style:name="RTF_5f_Num_20_87_20_9" style:display-name="RTF_Num 87 9" style:family="text"/>
    <style:style style:name="RTF_5f_Num_20_88_20_1" style:display-name="RTF_Num 88 1" style:family="text"/>
    <style:style style:name="RTF_5f_Num_20_88_20_2" style:display-name="RTF_Num 88 2" style:family="text"/>
    <style:style style:name="RTF_5f_Num_20_88_20_3" style:display-name="RTF_Num 88 3" style:family="text"/>
    <style:style style:name="RTF_5f_Num_20_88_20_4" style:display-name="RTF_Num 88 4" style:family="text"/>
    <style:style style:name="RTF_5f_Num_20_88_20_5" style:display-name="RTF_Num 88 5" style:family="text"/>
    <style:style style:name="RTF_5f_Num_20_88_20_6" style:display-name="RTF_Num 88 6" style:family="text"/>
    <style:style style:name="RTF_5f_Num_20_88_20_7" style:display-name="RTF_Num 88 7" style:family="text"/>
    <style:style style:name="RTF_5f_Num_20_88_20_8" style:display-name="RTF_Num 88 8" style:family="text"/>
    <style:style style:name="RTF_5f_Num_20_88_20_9" style:display-name="RTF_Num 88 9" style:family="text"/>
    <style:style style:name="RTF_5f_Num_20_89_20_1" style:display-name="RTF_Num 89 1" style:family="text"/>
    <style:style style:name="RTF_5f_Num_20_89_20_2" style:display-name="RTF_Num 89 2" style:family="text"/>
    <style:style style:name="RTF_5f_Num_20_89_20_3" style:display-name="RTF_Num 89 3" style:family="text"/>
    <style:style style:name="RTF_5f_Num_20_89_20_4" style:display-name="RTF_Num 89 4" style:family="text"/>
    <style:style style:name="RTF_5f_Num_20_89_20_5" style:display-name="RTF_Num 89 5" style:family="text"/>
    <style:style style:name="RTF_5f_Num_20_89_20_6" style:display-name="RTF_Num 89 6" style:family="text"/>
    <style:style style:name="RTF_5f_Num_20_89_20_7" style:display-name="RTF_Num 89 7" style:family="text"/>
    <style:style style:name="RTF_5f_Num_20_89_20_8" style:display-name="RTF_Num 89 8" style:family="text"/>
    <style:style style:name="RTF_5f_Num_20_89_20_9" style:display-name="RTF_Num 89 9" style:family="text"/>
    <style:style style:name="RTF_5f_Num_20_90_20_1" style:display-name="RTF_Num 90 1" style:family="text"/>
    <style:style style:name="RTF_5f_Num_20_90_20_2" style:display-name="RTF_Num 90 2" style:family="text"/>
    <style:style style:name="RTF_5f_Num_20_90_20_3" style:display-name="RTF_Num 90 3" style:family="text"/>
    <style:style style:name="RTF_5f_Num_20_90_20_4" style:display-name="RTF_Num 90 4" style:family="text"/>
    <style:style style:name="RTF_5f_Num_20_90_20_5" style:display-name="RTF_Num 90 5" style:family="text"/>
    <style:style style:name="RTF_5f_Num_20_90_20_6" style:display-name="RTF_Num 90 6" style:family="text"/>
    <style:style style:name="RTF_5f_Num_20_90_20_7" style:display-name="RTF_Num 90 7" style:family="text"/>
    <style:style style:name="RTF_5f_Num_20_90_20_8" style:display-name="RTF_Num 90 8" style:family="text"/>
    <style:style style:name="RTF_5f_Num_20_90_20_9" style:display-name="RTF_Num 90 9" style:family="text"/>
    <style:style style:name="RTF_5f_Num_20_91_20_1" style:display-name="RTF_Num 91 1" style:family="text"/>
    <style:style style:name="RTF_5f_Num_20_91_20_2" style:display-name="RTF_Num 91 2" style:family="text"/>
    <style:style style:name="RTF_5f_Num_20_91_20_3" style:display-name="RTF_Num 91 3" style:family="text"/>
    <style:style style:name="RTF_5f_Num_20_91_20_4" style:display-name="RTF_Num 91 4" style:family="text"/>
    <style:style style:name="RTF_5f_Num_20_91_20_5" style:display-name="RTF_Num 91 5" style:family="text"/>
    <style:style style:name="RTF_5f_Num_20_91_20_6" style:display-name="RTF_Num 91 6" style:family="text"/>
    <style:style style:name="RTF_5f_Num_20_91_20_7" style:display-name="RTF_Num 91 7" style:family="text"/>
    <style:style style:name="RTF_5f_Num_20_91_20_8" style:display-name="RTF_Num 91 8" style:family="text"/>
    <style:style style:name="RTF_5f_Num_20_91_20_9" style:display-name="RTF_Num 91 9" style:family="text"/>
    <style:style style:name="RTF_5f_Num_20_92_20_1" style:display-name="RTF_Num 92 1" style:family="text"/>
    <style:style style:name="RTF_5f_Num_20_92_20_2" style:display-name="RTF_Num 92 2" style:family="text"/>
    <style:style style:name="RTF_5f_Num_20_92_20_3" style:display-name="RTF_Num 92 3" style:family="text"/>
    <style:style style:name="RTF_5f_Num_20_92_20_4" style:display-name="RTF_Num 92 4" style:family="text"/>
    <style:style style:name="RTF_5f_Num_20_92_20_5" style:display-name="RTF_Num 92 5" style:family="text"/>
    <style:style style:name="RTF_5f_Num_20_92_20_6" style:display-name="RTF_Num 92 6" style:family="text"/>
    <style:style style:name="RTF_5f_Num_20_92_20_7" style:display-name="RTF_Num 92 7" style:family="text"/>
    <style:style style:name="RTF_5f_Num_20_92_20_8" style:display-name="RTF_Num 92 8" style:family="text"/>
    <style:style style:name="RTF_5f_Num_20_92_20_9" style:display-name="RTF_Num 92 9" style:family="text"/>
    <text:outline-style style:name="Outline">
      <text:outline-level-style text:level="1" text:style-name="Numbering_20_Symbols"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99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6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80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762cm" text:min-label-width="0.762cm"/>
      </text:list-level-style-number>
      <text:list-level-style-number text:level="2" text:style-name="RTF_5f_Num_20_2_20_2" style:num-suffix=")" style:num-format="1" text:display-levels="2">
        <style:list-level-properties text:space-before="-1.016cm" text:min-label-width="1.016cm"/>
      </text:list-level-style-number>
      <text:list-level-style-number text:level="3" text:style-name="RTF_5f_Num_20_2_20_3" style:num-suffix=")" style:num-format="1" text:display-levels="3">
        <style:list-level-properties text:space-before="-1.27cm" text:min-label-width="1.27cm"/>
      </text:list-level-style-number>
      <text:list-level-style-number text:level="4" text:style-name="RTF_5f_Num_20_2_20_4" style:num-suffix=")" style:num-format="1" text:display-levels="4">
        <style:list-level-properties text:space-before="-1.524cm" text:min-label-width="1.524cm"/>
      </text:list-level-style-number>
      <text:list-level-style-number text:level="5" text:style-name="RTF_5f_Num_20_2_20_5" style:num-suffix=")" style:num-format="1" text:display-levels="5">
        <style:list-level-properties text:space-before="-1.778cm" text:min-label-width="1.778cm"/>
      </text:list-level-style-number>
      <text:list-level-style-number text:level="6" text:style-name="RTF_5f_Num_20_2_20_6" style:num-prefix="&#13;" style:num-suffix=" " style:num-format="1" text:display-levels="6">
        <style:list-level-properties text:space-before="-2.032cm" text:min-label-width="2.032cm"/>
      </text:list-level-style-number>
      <text:list-level-style-number text:level="7" text:style-name="RTF_5f_Num_20_2_20_7" style:num-suffix=" " style:num-format="1" text:display-levels="7">
        <style:list-level-properties text:space-before="-2.286cm" text:min-label-width="2.286cm"/>
      </text:list-level-style-number>
      <text:list-level-style-number text:level="8" text:style-name="RTF_5f_Num_20_2_20_8" style:num-suffix=" " style:num-format="1" text:display-levels="8">
        <style:list-level-properties text:space-before="-2.54cm" text:min-label-width="2.54cm"/>
      </text:list-level-style-number>
      <text:list-level-style-number text:level="9" text:style-name="RTF_5f_Num_20_2_20_9" style:num-suffix=" " style:num-format="1" text:display-levels="9">
        <style:list-level-properties text:space-before="-2.794cm" text:min-label-width="2.794cm"/>
      </text:list-level-style-number>
      <text:list-level-style-number text:level="10" text:style-name="RTF_5f_Num_20_2_20_10" style:num-suffix=" " style:num-format="1" text:display-levels="10">
        <style:list-level-properties text:space-before="-3.048cm" text:min-label-width="3.048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1" text:display-levels="2">
        <style:list-level-properties text:space-before="0.399cm"/>
      </text:list-level-style-number>
      <text:list-level-style-number text:level="3" text:style-name="RTF_5f_Num_20_3_20_3" style:num-suffix=")" style:num-format="1" text:display-levels="3">
        <style:list-level-properties text:space-before="0.801cm"/>
      </text:list-level-style-number>
      <text:list-level-style-number text:level="4" text:style-name="RTF_5f_Num_20_3_20_4" style:num-suffix=")" style:num-format="1" text:display-levels="4">
        <style:list-level-properties text:space-before="1.199cm"/>
      </text:list-level-style-number>
      <text:list-level-style-number text:level="5" text:style-name="RTF_5f_Num_20_3_20_5" style:num-suffix=")" style:num-format="1">
        <style:list-level-properties text:space-before="1.602cm"/>
      </text:list-level-style-number>
      <text:list-level-style-number text:level="6" text:style-name="RTF_5f_Num_20_3_20_6" style:num-suffix=")" style:num-format="1" text:display-levels="6">
        <style:list-level-properties/>
      </text:list-level-style-number>
      <text:list-level-style-number text:level="7" text:style-name="RTF_5f_Num_20_3_20_7" style:num-suffix=")" style:num-format="1" text:display-levels="7">
        <style:list-level-properties/>
      </text:list-level-style-number>
      <text:list-level-style-number text:level="8" text:style-name="RTF_5f_Num_20_3_20_8" style:num-suffix=")" style:num-format="1" text:display-levels="8">
        <style:list-level-properties/>
      </text:list-level-style-number>
      <text:list-level-style-number text:level="9" text:style-name="RTF_5f_Num_20_3_20_9" style:num-suffix=")" style:num-format="1" text:display-levels="9">
        <style:list-level-properties/>
      </text:list-level-style-number>
      <text:list-level-style-number text:level="10" text:style-name="RTF_5f_Num_20_3_20_10" style:num-suffix=")" style:num-format="1" text:display-levels="10">
        <style:list-level-properties/>
      </text:list-level-style-number>
    </text:list-style>
    <text:list-style style:name="RTF_5f_Num_20_4" style:display-name="RTF_Num 4">
      <text:list-level-style-number text:level="1" text:style-name="RTF_5f_Num_20_4_20_1" style:num-suffix=")" style:num-format="1">
        <style:list-level-properties text:space-before="-0.762cm" text:min-label-width="0.762cm"/>
      </text:list-level-style-number>
      <text:list-level-style-number text:level="2" text:style-name="RTF_5f_Num_20_4_20_2" style:num-suffix=")" style:num-format="1" text:display-levels="2">
        <style:list-level-properties text:space-before="-1.016cm" text:min-label-width="1.016cm"/>
      </text:list-level-style-number>
      <text:list-level-style-number text:level="3" text:style-name="RTF_5f_Num_20_4_20_3" style:num-suffix=")" style:num-format="1" text:display-levels="3">
        <style:list-level-properties text:space-before="-1.27cm" text:min-label-width="1.27cm"/>
      </text:list-level-style-number>
      <text:list-level-style-number text:level="4" text:style-name="RTF_5f_Num_20_4_20_4" style:num-suffix=")" style:num-format="1" text:display-levels="4">
        <style:list-level-properties text:space-before="-1.524cm" text:min-label-width="1.524cm"/>
      </text:list-level-style-number>
      <text:list-level-style-number text:level="5" text:style-name="RTF_5f_Num_20_4_20_5" style:num-suffix=")" style:num-format="1" text:display-levels="5">
        <style:list-level-properties text:space-before="-1.778cm" text:min-label-width="1.778cm"/>
      </text:list-level-style-number>
      <text:list-level-style-number text:level="6" text:style-name="RTF_5f_Num_20_4_20_6" style:num-prefix="&#13;" style:num-suffix=" " style:num-format="1" text:display-levels="6">
        <style:list-level-properties text:space-before="-2.032cm" text:min-label-width="2.032cm"/>
      </text:list-level-style-number>
      <text:list-level-style-number text:level="7" text:style-name="RTF_5f_Num_20_4_20_7" style:num-suffix=" " style:num-format="1" text:display-levels="7">
        <style:list-level-properties text:space-before="-2.286cm" text:min-label-width="2.286cm"/>
      </text:list-level-style-number>
      <text:list-level-style-number text:level="8" text:style-name="RTF_5f_Num_20_4_20_8" style:num-suffix=" " style:num-format="1" text:display-levels="8">
        <style:list-level-properties text:space-before="-2.54cm" text:min-label-width="2.54cm"/>
      </text:list-level-style-number>
      <text:list-level-style-number text:level="9" text:style-name="RTF_5f_Num_20_4_20_9" style:num-suffix=" " style:num-format="1" text:display-levels="9">
        <style:list-level-properties text:space-before="-2.794cm" text:min-label-width="2.794cm"/>
      </text:list-level-style-number>
      <text:list-level-style-number text:level="10" text:style-name="RTF_5f_Num_20_4_20_10" style:num-suffix=" " style:num-format="1" text:display-levels="10">
        <style:list-level-properties text:space-before="-3.048cm" text:min-label-width="3.048cm"/>
      </text:list-level-style-number>
    </text:list-style>
    <text:list-style style:name="RTF_5f_Num_20_5" style:display-name="RTF_Num 5">
      <text:list-level-style-number text:level="1" text:style-name="RTF_5f_Num_20_5_20_1" style:num-suffix=")" style:num-format="1">
        <style:list-level-properties/>
      </text:list-level-style-number>
      <text:list-level-style-number text:level="2" text:style-name="RTF_5f_Num_20_5_20_2" style:num-suffix=")" style:num-format="1" text:display-levels="2">
        <style:list-level-properties text:space-before="0.399cm"/>
      </text:list-level-style-number>
      <text:list-level-style-number text:level="3" text:style-name="RTF_5f_Num_20_5_20_3" style:num-suffix=")" style:num-format="1" text:display-levels="3">
        <style:list-level-properties text:space-before="0.801cm"/>
      </text:list-level-style-number>
      <text:list-level-style-number text:level="4" text:style-name="RTF_5f_Num_20_5_20_4" style:num-suffix=")" style:num-format="1" text:display-levels="4">
        <style:list-level-properties text:space-before="1.199cm"/>
      </text:list-level-style-number>
      <text:list-level-style-number text:level="5" text:style-name="RTF_5f_Num_20_5_20_5" style:num-suffix=")" style:num-format="1">
        <style:list-level-properties text:space-before="1.602cm"/>
      </text:list-level-style-number>
      <text:list-level-style-number text:level="6" text:style-name="RTF_5f_Num_20_5_20_6" style:num-suffix=")" style:num-format="1" text:display-levels="6">
        <style:list-level-properties/>
      </text:list-level-style-number>
      <text:list-level-style-number text:level="7" text:style-name="RTF_5f_Num_20_5_20_7" style:num-suffix=")" style:num-format="1" text:display-levels="7">
        <style:list-level-properties/>
      </text:list-level-style-number>
      <text:list-level-style-number text:level="8" text:style-name="RTF_5f_Num_20_5_20_8" style:num-suffix=")" style:num-format="1" text:display-levels="8">
        <style:list-level-properties/>
      </text:list-level-style-number>
      <text:list-level-style-number text:level="9" text:style-name="RTF_5f_Num_20_5_20_9" style:num-suffix=")" style:num-format="1" text:display-levels="9">
        <style:list-level-properties/>
      </text:list-level-style-number>
      <text:list-level-style-number text:level="10" text:style-name="RTF_5f_Num_20_5_20_10" style:num-suffix=")" style:num-format="1" text:display-levels="10">
        <style:list-level-properties/>
      </text:list-level-style-number>
    </text:list-style>
    <text:list-style style:name="RTF_5f_Num_20_6" style:display-name="RTF_Num 6">
      <text:list-level-style-number text:level="1" text:style-name="RTF_5f_Num_20_6_20_1" style:num-suffix=")" style:num-format="1">
        <style:list-level-properties/>
      </text:list-level-style-number>
      <text:list-level-style-number text:level="2" text:style-name="RTF_5f_Num_20_6_20_2" style:num-suffix=")" style:num-format="1" text:display-levels="2">
        <style:list-level-properties text:space-before="0.199cm"/>
      </text:list-level-style-number>
      <text:list-level-style-number text:level="3" text:style-name="RTF_5f_Num_20_6_20_3" style:num-suffix=")" style:num-format="1" text:display-levels="3">
        <style:list-level-properties text:space-before="0.4cm"/>
      </text:list-level-style-number>
      <text:list-level-style-number text:level="4" text:style-name="RTF_5f_Num_20_6_20_4" style:num-suffix=")" style:num-format="1" text:display-levels="4">
        <style:list-level-properties text:space-before="0.6cm"/>
      </text:list-level-style-number>
      <text:list-level-style-number text:level="5" text:style-name="RTF_5f_Num_20_6_20_5" style:num-suffix=")" style:num-format="1">
        <style:list-level-properties text:space-before="0.801cm"/>
      </text:list-level-style-number>
      <text:list-level-style-number text:level="6" text:style-name="RTF_5f_Num_20_6_20_6" style:num-suffix=")" style:num-format="1" text:display-levels="6">
        <style:list-level-properties/>
      </text:list-level-style-number>
      <text:list-level-style-number text:level="7" text:style-name="RTF_5f_Num_20_6_20_7" style:num-suffix=")" style:num-format="1" text:display-levels="7">
        <style:list-level-properties/>
      </text:list-level-style-number>
      <text:list-level-style-number text:level="8" text:style-name="RTF_5f_Num_20_6_20_8" style:num-suffix=")" style:num-format="1" text:display-levels="8">
        <style:list-level-properties/>
      </text:list-level-style-number>
      <text:list-level-style-number text:level="9" text:style-name="RTF_5f_Num_20_6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min-label-width="0.762cm"/>
      </text:list-level-style-number>
      <text:list-level-style-number text:level="2" text:style-name="RTF_5f_Num_20_7_20_2" style:num-suffix=")" style:num-format="1" text:display-levels="2">
        <style:list-level-properties text:min-label-width="1.016cm"/>
      </text:list-level-style-number>
      <text:list-level-style-number text:level="3" text:style-name="RTF_5f_Num_20_7_20_3" style:num-suffix=")" style:num-format="1" text:display-levels="3">
        <style:list-level-properties text:min-label-width="1.27cm"/>
      </text:list-level-style-number>
      <text:list-level-style-number text:level="4" text:style-name="RTF_5f_Num_20_7_20_4" style:num-suffix=")" style:num-format="1" text:display-levels="4">
        <style:list-level-properties text:min-label-width="1.524cm"/>
      </text:list-level-style-number>
      <text:list-level-style-number text:level="5" text:style-name="RTF_5f_Num_20_7_20_5" style:num-suffix=")" style:num-format="1" text:display-levels="5">
        <style:list-level-properties text:min-label-width="1.778cm"/>
      </text:list-level-style-number>
      <text:list-level-style-number text:level="6" text:style-name="RTF_5f_Num_20_7_20_6" style:num-prefix="&#13;" style:num-suffix=" " style:num-format="1" text:display-levels="6">
        <style:list-level-properties text:min-label-width="2.032cm"/>
      </text:list-level-style-number>
      <text:list-level-style-number text:level="7" text:style-name="RTF_5f_Num_20_7_20_7" style:num-suffix=" " style:num-format="1" text:display-levels="7">
        <style:list-level-properties text:min-label-width="2.286cm"/>
      </text:list-level-style-number>
      <text:list-level-style-number text:level="8" text:style-name="RTF_5f_Num_20_7_20_8" style:num-suffix=" " style:num-format="1" text:display-levels="8">
        <style:list-level-properties text:min-label-width="2.54cm"/>
      </text:list-level-style-number>
      <text:list-level-style-number text:level="9" text:style-name="RTF_5f_Num_20_7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list-level-style-number>
      <text:list-level-style-number text:level="2" text:style-name="RTF_5f_Num_20_8_20_2" style:num-suffix=")" style:num-format="1" text:display-levels="2">
        <style:list-level-properties text:space-before="0.199cm"/>
      </text:list-level-style-number>
      <text:list-level-style-number text:level="3" text:style-name="RTF_5f_Num_20_8_20_3" style:num-suffix=")" style:num-format="1" text:display-levels="3">
        <style:list-level-properties text:space-before="0.4cm"/>
      </text:list-level-style-number>
      <text:list-level-style-number text:level="4" text:style-name="RTF_5f_Num_20_8_20_4" style:num-suffix=")" style:num-format="1" text:display-levels="4">
        <style:list-level-properties text:space-before="0.6cm"/>
      </text:list-level-style-number>
      <text:list-level-style-number text:level="5" text:style-name="RTF_5f_Num_20_8_20_5" style:num-suffix=")" style:num-format="1">
        <style:list-level-properties text:space-before="0.801cm"/>
      </text:list-level-style-number>
      <text:list-level-style-number text:level="6" text:style-name="RTF_5f_Num_20_8_20_6" style:num-suffix=")" style:num-format="1" text:display-levels="6">
        <style:list-level-properties/>
      </text:list-level-style-number>
      <text:list-level-style-number text:level="7" text:style-name="RTF_5f_Num_20_8_20_7" style:num-suffix=")" style:num-format="1" text:display-levels="7">
        <style:list-level-properties/>
      </text:list-level-style-number>
      <text:list-level-style-number text:level="8" text:style-name="RTF_5f_Num_20_8_20_8" style:num-suffix=")" style:num-format="1" text:display-levels="8">
        <style:list-level-properties/>
      </text:list-level-style-number>
      <text:list-level-style-number text:level="9" text:style-name="RTF_5f_Num_20_8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min-label-width="0.762cm"/>
      </text:list-level-style-number>
      <text:list-level-style-number text:level="2" text:style-name="RTF_5f_Num_20_9_20_2" style:num-suffix=")" style:num-format="1" text:display-levels="2">
        <style:list-level-properties text:min-label-width="1.016cm"/>
      </text:list-level-style-number>
      <text:list-level-style-number text:level="3" text:style-name="RTF_5f_Num_20_9_20_3" style:num-suffix=")" style:num-format="1" text:display-levels="3">
        <style:list-level-properties text:min-label-width="1.27cm"/>
      </text:list-level-style-number>
      <text:list-level-style-number text:level="4" text:style-name="RTF_5f_Num_20_9_20_4" style:num-suffix=")" style:num-format="1" text:display-levels="4">
        <style:list-level-properties text:min-label-width="1.524cm"/>
      </text:list-level-style-number>
      <text:list-level-style-number text:level="5" text:style-name="RTF_5f_Num_20_9_20_5" style:num-suffix=")" style:num-format="1" text:display-levels="5">
        <style:list-level-properties text:min-label-width="1.778cm"/>
      </text:list-level-style-number>
      <text:list-level-style-number text:level="6" text:style-name="RTF_5f_Num_20_9_20_6" style:num-prefix="&#13;" style:num-suffix=" " style:num-format="1" text:display-levels="6">
        <style:list-level-properties text:min-label-width="2.032cm"/>
      </text:list-level-style-number>
      <text:list-level-style-number text:level="7" text:style-name="RTF_5f_Num_20_9_20_7" style:num-suffix=" " style:num-format="1" text:display-levels="7">
        <style:list-level-properties text:min-label-width="2.286cm"/>
      </text:list-level-style-number>
      <text:list-level-style-number text:level="8" text:style-name="RTF_5f_Num_20_9_20_8" style:num-suffix=" " style:num-format="1" text:display-levels="8">
        <style:list-level-properties text:min-label-width="2.54cm"/>
      </text:list-level-style-number>
      <text:list-level-style-number text:level="9" text:style-name="RTF_5f_Num_20_9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Zeichenformat" style:num-suffix=")" style:num-format="1">
        <style:list-level-properties/>
      </text:list-level-style-number>
      <text:list-level-style-number text:level="2" text:style-name="Zeichenformat" style:num-suffix=")" style:num-format="1" text:display-levels="2">
        <style:list-level-properties text:space-before="0.199cm"/>
      </text:list-level-style-number>
      <text:list-level-style-number text:level="3" text:style-name="Zeichenformat" style:num-suffix=")" style:num-format="1" text:display-levels="3">
        <style:list-level-properties text:space-before="0.4cm"/>
      </text:list-level-style-number>
      <text:list-level-style-number text:level="4" text:style-name="Zeichenformat" style:num-suffix=")" style:num-format="1" text:display-levels="4">
        <style:list-level-properties text:space-before="0.6cm"/>
      </text:list-level-style-number>
      <text:list-level-style-number text:level="5" text:style-name="Zeichenformat" style:num-suffix=")" style:num-format="1">
        <style:list-level-properties text:space-before="0.801cm"/>
      </text:list-level-style-number>
      <text:list-level-style-number text:level="6" text:style-name="Zeichenformat" style:num-suffix=")" style:num-format="1" text:display-levels="6">
        <style:list-level-properties/>
      </text:list-level-style-number>
      <text:list-level-style-number text:level="7" text:style-name="Zeichenformat" style:num-suffix=")" style:num-format="1" text:display-levels="7">
        <style:list-level-properties/>
      </text:list-level-style-number>
      <text:list-level-style-number text:level="8" text:style-name="Zeichenformat" style:num-suffix=")" style:num-format="1" text:display-levels="8">
        <style:list-level-properties/>
      </text:list-level-style-number>
      <text:list-level-style-number text:level="9" text:style-name="Zeichenformat"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Zeichenformat" style:num-suffix=")" style:num-format="1">
        <style:list-level-properties text:min-label-width="0.762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text:style-name="Zeichenformat" style:num-suffix=")" style:num-format="1" text:display-levels="5">
        <style:list-level-properties text:min-label-width="1.778cm"/>
      </text:list-level-style-number>
      <text:list-level-style-number text:level="6" text:style-name="RTF_5f_Num_20_11_20_6" style:num-prefix="&#13;" style:num-suffix=" " style:num-format="1" text:display-levels="6">
        <style:list-level-properties text:min-label-width="2.032cm"/>
      </text:list-level-style-number>
      <text:list-level-style-number text:level="7" text:style-name="RTF_5f_Num_20_11_20_7" style:num-suffix=" " style:num-format="1" text:display-levels="7">
        <style:list-level-properties text:min-label-width="2.286cm"/>
      </text:list-level-style-number>
      <text:list-level-style-number text:level="8" text:style-name="RTF_5f_Num_20_11_20_8" style:num-suffix=" " style:num-format="1" text:display-levels="8">
        <style:list-level-properties text:min-label-width="2.54cm"/>
      </text:list-level-style-number>
      <text:list-level-style-number text:level="9" text:style-name="RTF_5f_Num_20_11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list-level-style-number>
      <text:list-level-style-number text:level="2" text:style-name="RTF_5f_Num_20_12_20_2" style:num-suffix=")" style:num-format="1" text:display-levels="2">
        <style:list-level-properties text:space-before="0.199cm"/>
      </text:list-level-style-number>
      <text:list-level-style-number text:level="3" text:style-name="RTF_5f_Num_20_12_20_3" style:num-suffix=")" style:num-format="1" text:display-levels="3">
        <style:list-level-properties text:space-before="0.4cm"/>
      </text:list-level-style-number>
      <text:list-level-style-number text:level="4" text:style-name="RTF_5f_Num_20_12_20_4" style:num-suffix=")" style:num-format="1" text:display-levels="4">
        <style:list-level-properties text:space-before="0.6cm"/>
      </text:list-level-style-number>
      <text:list-level-style-number text:level="5" text:style-name="RTF_5f_Num_20_12_20_5" style:num-suffix=")" style:num-format="1">
        <style:list-level-properties text:space-before="0.801cm"/>
      </text:list-level-style-number>
      <text:list-level-style-number text:level="6" text:style-name="RTF_5f_Num_20_12_20_6" style:num-suffix=")" style:num-format="1" text:display-levels="6">
        <style:list-level-properties/>
      </text:list-level-style-number>
      <text:list-level-style-number text:level="7" text:style-name="RTF_5f_Num_20_12_20_7" style:num-suffix=")" style:num-format="1" text:display-levels="7">
        <style:list-level-properties/>
      </text:list-level-style-number>
      <text:list-level-style-number text:level="8" text:style-name="RTF_5f_Num_20_12_20_8" style:num-suffix=")" style:num-format="1" text:display-levels="8">
        <style:list-level-properties/>
      </text:list-level-style-number>
      <text:list-level-style-number text:level="9" text:style-name="RTF_5f_Num_20_12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min-label-width="0.762cm"/>
      </text:list-level-style-number>
      <text:list-level-style-number text:level="2" text:style-name="RTF_5f_Num_20_13_20_2" style:num-suffix=")" style:num-format="1" text:display-levels="2">
        <style:list-level-properties text:min-label-width="1.016cm"/>
      </text:list-level-style-number>
      <text:list-level-style-number text:level="3" text:style-name="RTF_5f_Num_20_13_20_3" style:num-suffix=")" style:num-format="1" text:display-levels="3">
        <style:list-level-properties text:min-label-width="1.27cm"/>
      </text:list-level-style-number>
      <text:list-level-style-number text:level="4" text:style-name="RTF_5f_Num_20_13_20_4" style:num-suffix=")" style:num-format="1" text:display-levels="4">
        <style:list-level-properties text:min-label-width="1.524cm"/>
      </text:list-level-style-number>
      <text:list-level-style-number text:level="5" text:style-name="RTF_5f_Num_20_13_20_5" style:num-suffix=")" style:num-format="1" text:display-levels="5">
        <style:list-level-properties text:min-label-width="1.778cm"/>
      </text:list-level-style-number>
      <text:list-level-style-number text:level="6" text:style-name="RTF_5f_Num_20_13_20_6" style:num-prefix="&#13;" style:num-suffix=" " style:num-format="1" text:display-levels="6">
        <style:list-level-properties text:min-label-width="2.032cm"/>
      </text:list-level-style-number>
      <text:list-level-style-number text:level="7" text:style-name="RTF_5f_Num_20_13_20_7" style:num-suffix=" " style:num-format="1" text:display-levels="7">
        <style:list-level-properties text:min-label-width="2.286cm"/>
      </text:list-level-style-number>
      <text:list-level-style-number text:level="8" text:style-name="RTF_5f_Num_20_13_20_8" style:num-suffix=" " style:num-format="1" text:display-levels="8">
        <style:list-level-properties text:min-label-width="2.54cm"/>
      </text:list-level-style-number>
      <text:list-level-style-number text:level="9" text:style-name="RTF_5f_Num_20_13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list-level-style-number>
      <text:list-level-style-number text:level="2" text:style-name="RTF_5f_Num_20_14_20_2" style:num-suffix=")" style:num-format="1" text:display-levels="2">
        <style:list-level-properties text:space-before="0.199cm"/>
      </text:list-level-style-number>
      <text:list-level-style-number text:level="3" text:style-name="RTF_5f_Num_20_14_20_3" style:num-suffix=")" style:num-format="1" text:display-levels="3">
        <style:list-level-properties text:space-before="0.4cm"/>
      </text:list-level-style-number>
      <text:list-level-style-number text:level="4" text:style-name="RTF_5f_Num_20_14_20_4" style:num-suffix=")" style:num-format="1" text:display-levels="4">
        <style:list-level-properties text:space-before="0.6cm"/>
      </text:list-level-style-number>
      <text:list-level-style-number text:level="5" text:style-name="RTF_5f_Num_20_14_20_5" style:num-suffix=")" style:num-format="1">
        <style:list-level-properties text:space-before="0.801cm"/>
      </text:list-level-style-number>
      <text:list-level-style-number text:level="6" text:style-name="RTF_5f_Num_20_14_20_6" style:num-suffix=")" style:num-format="1" text:display-levels="6">
        <style:list-level-properties/>
      </text:list-level-style-number>
      <text:list-level-style-number text:level="7" text:style-name="RTF_5f_Num_20_14_20_7" style:num-suffix=")" style:num-format="1" text:display-levels="7">
        <style:list-level-properties/>
      </text:list-level-style-number>
      <text:list-level-style-number text:level="8" text:style-name="RTF_5f_Num_20_14_20_8" style:num-suffix=")" style:num-format="1" text:display-levels="8">
        <style:list-level-properties/>
      </text:list-level-style-number>
      <text:list-level-style-number text:level="9" text:style-name="RTF_5f_Num_20_14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min-label-width="0.762cm"/>
      </text:list-level-style-number>
      <text:list-level-style-number text:level="2" text:style-name="RTF_5f_Num_20_15_20_2" style:num-suffix=")" style:num-format="1" text:display-levels="2">
        <style:list-level-properties text:min-label-width="1.016cm"/>
      </text:list-level-style-number>
      <text:list-level-style-number text:level="3" text:style-name="RTF_5f_Num_20_15_20_3" style:num-suffix=")" style:num-format="1" text:display-levels="3">
        <style:list-level-properties text:min-label-width="1.27cm"/>
      </text:list-level-style-number>
      <text:list-level-style-number text:level="4" text:style-name="RTF_5f_Num_20_15_20_4" style:num-suffix=")" style:num-format="1" text:display-levels="4">
        <style:list-level-properties text:min-label-width="1.524cm"/>
      </text:list-level-style-number>
      <text:list-level-style-number text:level="5" text:style-name="RTF_5f_Num_20_15_20_5" style:num-suffix=")" style:num-format="1" text:display-levels="5">
        <style:list-level-properties text:min-label-width="1.778cm"/>
      </text:list-level-style-number>
      <text:list-level-style-number text:level="6" text:style-name="RTF_5f_Num_20_15_20_6" style:num-prefix="&#13;" style:num-suffix=" " style:num-format="1" text:display-levels="6">
        <style:list-level-properties text:min-label-width="2.032cm"/>
      </text:list-level-style-number>
      <text:list-level-style-number text:level="7" text:style-name="RTF_5f_Num_20_15_20_7" style:num-suffix=" " style:num-format="1" text:display-levels="7">
        <style:list-level-properties text:min-label-width="2.286cm"/>
      </text:list-level-style-number>
      <text:list-level-style-number text:level="8" text:style-name="RTF_5f_Num_20_15_20_8" style:num-suffix=" " style:num-format="1" text:display-levels="8">
        <style:list-level-properties text:min-label-width="2.54cm"/>
      </text:list-level-style-number>
      <text:list-level-style-number text:level="9" text:style-name="RTF_5f_Num_20_15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list-level-style-number>
      <text:list-level-style-number text:level="2" text:style-name="RTF_5f_Num_20_16_20_2" style:num-suffix=")" style:num-format="1" text:display-levels="2">
        <style:list-level-properties text:space-before="0.199cm"/>
      </text:list-level-style-number>
      <text:list-level-style-number text:level="3" text:style-name="RTF_5f_Num_20_16_20_3" style:num-suffix=")" style:num-format="1" text:display-levels="3">
        <style:list-level-properties text:space-before="0.4cm"/>
      </text:list-level-style-number>
      <text:list-level-style-number text:level="4" text:style-name="RTF_5f_Num_20_16_20_4" style:num-suffix=")" style:num-format="1" text:display-levels="4">
        <style:list-level-properties text:space-before="0.6cm"/>
      </text:list-level-style-number>
      <text:list-level-style-number text:level="5" text:style-name="RTF_5f_Num_20_16_20_5" style:num-suffix=")" style:num-format="1">
        <style:list-level-properties text:space-before="0.801cm"/>
      </text:list-level-style-number>
      <text:list-level-style-number text:level="6" text:style-name="RTF_5f_Num_20_16_20_6" style:num-suffix=")" style:num-format="1" text:display-levels="6">
        <style:list-level-properties/>
      </text:list-level-style-number>
      <text:list-level-style-number text:level="7" text:style-name="RTF_5f_Num_20_16_20_7" style:num-suffix=")" style:num-format="1" text:display-levels="7">
        <style:list-level-properties/>
      </text:list-level-style-number>
      <text:list-level-style-number text:level="8" text:style-name="RTF_5f_Num_20_16_20_8" style:num-suffix=")" style:num-format="1" text:display-levels="8">
        <style:list-level-properties/>
      </text:list-level-style-number>
      <text:list-level-style-number text:level="9" text:style-name="RTF_5f_Num_20_16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762cm"/>
      </text:list-level-style-number>
      <text:list-level-style-number text:level="2" text:style-name="RTF_5f_Num_20_17_20_2" style:num-suffix=")" style:num-format="1" text:display-levels="2">
        <style:list-level-properties text:min-label-width="1.016cm"/>
      </text:list-level-style-number>
      <text:list-level-style-number text:level="3" text:style-name="RTF_5f_Num_20_17_20_3" style:num-suffix=")" style:num-format="1" text:display-levels="3">
        <style:list-level-properties text:min-label-width="1.27cm"/>
      </text:list-level-style-number>
      <text:list-level-style-number text:level="4" text:style-name="RTF_5f_Num_20_17_20_4" style:num-suffix=")" style:num-format="1" text:display-levels="4">
        <style:list-level-properties text:min-label-width="1.524cm"/>
      </text:list-level-style-number>
      <text:list-level-style-number text:level="5" text:style-name="RTF_5f_Num_20_17_20_5" style:num-suffix=")" style:num-format="1" text:display-levels="5">
        <style:list-level-properties text:min-label-width="1.778cm"/>
      </text:list-level-style-number>
      <text:list-level-style-number text:level="6" text:style-name="RTF_5f_Num_20_17_20_6" style:num-prefix="&#13;" style:num-suffix=" " style:num-format="1" text:display-levels="6">
        <style:list-level-properties text:min-label-width="2.032cm"/>
      </text:list-level-style-number>
      <text:list-level-style-number text:level="7" text:style-name="RTF_5f_Num_20_17_20_7" style:num-suffix=" " style:num-format="1" text:display-levels="7">
        <style:list-level-properties text:min-label-width="2.286cm"/>
      </text:list-level-style-number>
      <text:list-level-style-number text:level="8" text:style-name="RTF_5f_Num_20_17_20_8" style:num-suffix=" " style:num-format="1" text:display-levels="8">
        <style:list-level-properties text:min-label-width="2.54cm"/>
      </text:list-level-style-number>
      <text:list-level-style-number text:level="9" text:style-name="RTF_5f_Num_20_17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style:num-suffix=")" style:num-format="1">
        <style:list-level-properties/>
      </text:list-level-style-number>
      <text:list-level-style-number text:level="2" text:style-name="RTF_5f_Num_20_18_20_2" style:num-suffix=")" style:num-format="1" text:display-levels="2">
        <style:list-level-properties text:space-before="0.199cm"/>
      </text:list-level-style-number>
      <text:list-level-style-number text:level="3" text:style-name="RTF_5f_Num_20_18_20_3" style:num-suffix=")" style:num-format="1" text:display-levels="3">
        <style:list-level-properties text:space-before="0.4cm"/>
      </text:list-level-style-number>
      <text:list-level-style-number text:level="4" text:style-name="RTF_5f_Num_20_18_20_4" style:num-suffix=")" style:num-format="1" text:display-levels="4">
        <style:list-level-properties text:space-before="0.6cm"/>
      </text:list-level-style-number>
      <text:list-level-style-number text:level="5" text:style-name="RTF_5f_Num_20_18_20_5" style:num-suffix=")" style:num-format="1">
        <style:list-level-properties text:space-before="0.801cm"/>
      </text:list-level-style-number>
      <text:list-level-style-number text:level="6" text:style-name="RTF_5f_Num_20_18_20_6" style:num-suffix=")" style:num-format="1" text:display-levels="6">
        <style:list-level-properties/>
      </text:list-level-style-number>
      <text:list-level-style-number text:level="7" text:style-name="RTF_5f_Num_20_18_20_7" style:num-suffix=")" style:num-format="1" text:display-levels="7">
        <style:list-level-properties/>
      </text:list-level-style-number>
      <text:list-level-style-number text:level="8" text:style-name="RTF_5f_Num_20_18_20_8" style:num-suffix=")" style:num-format="1" text:display-levels="8">
        <style:list-level-properties/>
      </text:list-level-style-number>
      <text:list-level-style-number text:level="9" text:style-name="RTF_5f_Num_20_18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min-label-width="0.762cm"/>
      </text:list-level-style-number>
      <text:list-level-style-number text:level="2" text:style-name="RTF_5f_Num_20_19_20_2" style:num-suffix=")" style:num-format="1" text:display-levels="2">
        <style:list-level-properties text:min-label-width="1.016cm"/>
      </text:list-level-style-number>
      <text:list-level-style-number text:level="3" text:style-name="RTF_5f_Num_20_19_20_3" style:num-suffix=")" style:num-format="1" text:display-levels="3">
        <style:list-level-properties text:min-label-width="1.27cm"/>
      </text:list-level-style-number>
      <text:list-level-style-number text:level="4" text:style-name="RTF_5f_Num_20_19_20_4" style:num-suffix=")" style:num-format="1" text:display-levels="4">
        <style:list-level-properties text:min-label-width="1.524cm"/>
      </text:list-level-style-number>
      <text:list-level-style-number text:level="5" text:style-name="RTF_5f_Num_20_19_20_5" style:num-suffix=")" style:num-format="1" text:display-levels="5">
        <style:list-level-properties text:min-label-width="1.778cm"/>
      </text:list-level-style-number>
      <text:list-level-style-number text:level="6" text:style-name="RTF_5f_Num_20_19_20_6" style:num-prefix="&#13;" style:num-suffix=" " style:num-format="1" text:display-levels="6">
        <style:list-level-properties text:min-label-width="2.032cm"/>
      </text:list-level-style-number>
      <text:list-level-style-number text:level="7" text:style-name="RTF_5f_Num_20_19_20_7" style:num-suffix=" " style:num-format="1" text:display-levels="7">
        <style:list-level-properties text:min-label-width="2.286cm"/>
      </text:list-level-style-number>
      <text:list-level-style-number text:level="8" text:style-name="RTF_5f_Num_20_19_20_8" style:num-suffix=" " style:num-format="1" text:display-levels="8">
        <style:list-level-properties text:min-label-width="2.54cm"/>
      </text:list-level-style-number>
      <text:list-level-style-number text:level="9" text:style-name="RTF_5f_Num_20_19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list-level-style-number>
      <text:list-level-style-number text:level="2" text:style-name="RTF_5f_Num_20_20_20_2" style:num-suffix=")" style:num-format="1" text:display-levels="2">
        <style:list-level-properties text:space-before="0.199cm"/>
      </text:list-level-style-number>
      <text:list-level-style-number text:level="3" text:style-name="RTF_5f_Num_20_20_20_3" style:num-suffix=")" style:num-format="1" text:display-levels="3">
        <style:list-level-properties text:space-before="0.4cm"/>
      </text:list-level-style-number>
      <text:list-level-style-number text:level="4" text:style-name="RTF_5f_Num_20_20_20_4" style:num-suffix=")" style:num-format="1" text:display-levels="4">
        <style:list-level-properties text:space-before="0.6cm"/>
      </text:list-level-style-number>
      <text:list-level-style-number text:level="5" text:style-name="RTF_5f_Num_20_20_20_5" style:num-suffix=")" style:num-format="1">
        <style:list-level-properties text:space-before="0.801cm"/>
      </text:list-level-style-number>
      <text:list-level-style-number text:level="6" text:style-name="RTF_5f_Num_20_20_20_6" style:num-suffix=")" style:num-format="1" text:display-levels="6">
        <style:list-level-properties/>
      </text:list-level-style-number>
      <text:list-level-style-number text:level="7" text:style-name="RTF_5f_Num_20_20_20_7" style:num-suffix=")" style:num-format="1" text:display-levels="7">
        <style:list-level-properties/>
      </text:list-level-style-number>
      <text:list-level-style-number text:level="8" text:style-name="RTF_5f_Num_20_20_20_8" style:num-suffix=")" style:num-format="1" text:display-levels="8">
        <style:list-level-properties/>
      </text:list-level-style-number>
      <text:list-level-style-number text:level="9" text:style-name="RTF_5f_Num_20_20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suffix=")" style:num-format="1">
        <style:list-level-properties text:min-label-width="0.762cm"/>
      </text:list-level-style-number>
      <text:list-level-style-number text:level="2" text:style-name="RTF_5f_Num_20_21_20_2" style:num-suffix=")" style:num-format="1" text:display-levels="2">
        <style:list-level-properties text:min-label-width="1.016cm"/>
      </text:list-level-style-number>
      <text:list-level-style-number text:level="3" text:style-name="RTF_5f_Num_20_21_20_3" style:num-suffix=")" style:num-format="1" text:display-levels="3">
        <style:list-level-properties text:min-label-width="1.27cm"/>
      </text:list-level-style-number>
      <text:list-level-style-number text:level="4" text:style-name="RTF_5f_Num_20_21_20_4" style:num-suffix=")" style:num-format="1" text:display-levels="4">
        <style:list-level-properties text:min-label-width="1.524cm"/>
      </text:list-level-style-number>
      <text:list-level-style-number text:level="5" text:style-name="RTF_5f_Num_20_21_20_5" style:num-suffix=")" style:num-format="1" text:display-levels="5">
        <style:list-level-properties text:min-label-width="1.778cm"/>
      </text:list-level-style-number>
      <text:list-level-style-number text:level="6" text:style-name="RTF_5f_Num_20_21_20_6" style:num-prefix="&#13;" style:num-suffix=" " style:num-format="1" text:display-levels="6">
        <style:list-level-properties text:min-label-width="2.032cm"/>
      </text:list-level-style-number>
      <text:list-level-style-number text:level="7" text:style-name="RTF_5f_Num_20_21_20_7" style:num-suffix=" " style:num-format="1" text:display-levels="7">
        <style:list-level-properties text:min-label-width="2.286cm"/>
      </text:list-level-style-number>
      <text:list-level-style-number text:level="8" text:style-name="RTF_5f_Num_20_21_20_8" style:num-suffix=" " style:num-format="1" text:display-levels="8">
        <style:list-level-properties text:min-label-width="2.54cm"/>
      </text:list-level-style-number>
      <text:list-level-style-number text:level="9" text:style-name="RTF_5f_Num_20_21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list-level-style-number>
      <text:list-level-style-number text:level="2" text:style-name="RTF_5f_Num_20_22_20_2" style:num-suffix=")" style:num-format="1" text:display-levels="2">
        <style:list-level-properties text:space-before="0.199cm"/>
      </text:list-level-style-number>
      <text:list-level-style-number text:level="3" text:style-name="RTF_5f_Num_20_22_20_3" style:num-suffix=")" style:num-format="1" text:display-levels="3">
        <style:list-level-properties text:space-before="0.4cm"/>
      </text:list-level-style-number>
      <text:list-level-style-number text:level="4" text:style-name="RTF_5f_Num_20_22_20_4" style:num-suffix=")" style:num-format="1" text:display-levels="4">
        <style:list-level-properties text:space-before="0.6cm"/>
      </text:list-level-style-number>
      <text:list-level-style-number text:level="5" text:style-name="RTF_5f_Num_20_22_20_5" style:num-suffix=")" style:num-format="1">
        <style:list-level-properties text:space-before="0.801cm"/>
      </text:list-level-style-number>
      <text:list-level-style-number text:level="6" text:style-name="RTF_5f_Num_20_22_20_6" style:num-suffix=")" style:num-format="1" text:display-levels="6">
        <style:list-level-properties/>
      </text:list-level-style-number>
      <text:list-level-style-number text:level="7" text:style-name="RTF_5f_Num_20_22_20_7" style:num-suffix=")" style:num-format="1" text:display-levels="7">
        <style:list-level-properties/>
      </text:list-level-style-number>
      <text:list-level-style-number text:level="8" text:style-name="RTF_5f_Num_20_22_20_8" style:num-suffix=")" style:num-format="1" text:display-levels="8">
        <style:list-level-properties/>
      </text:list-level-style-number>
      <text:list-level-style-number text:level="9" text:style-name="RTF_5f_Num_20_22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style:num-suffix=")" style:num-format="1">
        <style:list-level-properties text:min-label-width="0.762cm"/>
      </text:list-level-style-number>
      <text:list-level-style-number text:level="2" text:style-name="RTF_5f_Num_20_23_20_2" style:num-suffix=")" style:num-format="1" text:display-levels="2">
        <style:list-level-properties text:min-label-width="1.016cm"/>
      </text:list-level-style-number>
      <text:list-level-style-number text:level="3" text:style-name="RTF_5f_Num_20_23_20_3" style:num-suffix=")" style:num-format="1" text:display-levels="3">
        <style:list-level-properties text:min-label-width="1.27cm"/>
      </text:list-level-style-number>
      <text:list-level-style-number text:level="4" text:style-name="RTF_5f_Num_20_23_20_4" style:num-suffix=")" style:num-format="1" text:display-levels="4">
        <style:list-level-properties text:min-label-width="1.524cm"/>
      </text:list-level-style-number>
      <text:list-level-style-number text:level="5" text:style-name="RTF_5f_Num_20_23_20_5" style:num-suffix=")" style:num-format="1" text:display-levels="5">
        <style:list-level-properties text:min-label-width="1.778cm"/>
      </text:list-level-style-number>
      <text:list-level-style-number text:level="6" text:style-name="RTF_5f_Num_20_23_20_6" style:num-prefix="&#13;" style:num-suffix=" " style:num-format="1" text:display-levels="6">
        <style:list-level-properties text:min-label-width="2.032cm"/>
      </text:list-level-style-number>
      <text:list-level-style-number text:level="7" text:style-name="RTF_5f_Num_20_23_20_7" style:num-suffix=" " style:num-format="1" text:display-levels="7">
        <style:list-level-properties text:min-label-width="2.286cm"/>
      </text:list-level-style-number>
      <text:list-level-style-number text:level="8" text:style-name="RTF_5f_Num_20_23_20_8" style:num-suffix=" " style:num-format="1" text:display-levels="8">
        <style:list-level-properties text:min-label-width="2.54cm"/>
      </text:list-level-style-number>
      <text:list-level-style-number text:level="9" text:style-name="RTF_5f_Num_20_23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text:style-name="RTF_5f_Num_20_24_20_1" style:num-suffix=")" style:num-format="1">
        <style:list-level-properties text:min-label-width="0.762cm"/>
      </text:list-level-style-number>
      <text:list-level-style-number text:level="2" text:style-name="RTF_5f_Num_20_24_20_2" style:num-suffix=")" style:num-format="1" text:display-levels="2">
        <style:list-level-properties text:min-label-width="1.016cm"/>
      </text:list-level-style-number>
      <text:list-level-style-number text:level="3" text:style-name="RTF_5f_Num_20_24_20_3" style:num-suffix=")" style:num-format="1" text:display-levels="3">
        <style:list-level-properties text:min-label-width="1.27cm"/>
      </text:list-level-style-number>
      <text:list-level-style-number text:level="4" text:style-name="RTF_5f_Num_20_24_20_4" style:num-suffix=")" style:num-format="1" text:display-levels="4">
        <style:list-level-properties text:min-label-width="1.524cm"/>
      </text:list-level-style-number>
      <text:list-level-style-number text:level="5" text:style-name="RTF_5f_Num_20_24_20_5" style:num-suffix=")" style:num-format="1" text:display-levels="5">
        <style:list-level-properties text:min-label-width="1.778cm"/>
      </text:list-level-style-number>
      <text:list-level-style-number text:level="6" text:style-name="RTF_5f_Num_20_24_20_6" style:num-prefix="&#13;" style:num-suffix=" " style:num-format="1" text:display-levels="6">
        <style:list-level-properties text:min-label-width="2.032cm"/>
      </text:list-level-style-number>
      <text:list-level-style-number text:level="7" text:style-name="RTF_5f_Num_20_24_20_7" style:num-suffix=" " style:num-format="1" text:display-levels="7">
        <style:list-level-properties text:min-label-width="2.286cm"/>
      </text:list-level-style-number>
      <text:list-level-style-number text:level="8" text:style-name="RTF_5f_Num_20_24_20_8" style:num-suffix=" " style:num-format="1" text:display-levels="8">
        <style:list-level-properties text:min-label-width="2.54cm"/>
      </text:list-level-style-number>
      <text:list-level-style-number text:level="9" text:style-name="RTF_5f_Num_20_24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text:style-name="RTF_5f_Num_20_25_20_1" style:num-suffix=")" style:num-format="1">
        <style:list-level-properties/>
      </text:list-level-style-number>
      <text:list-level-style-number text:level="2" text:style-name="RTF_5f_Num_20_25_20_2" style:num-suffix=")" style:num-format="1" text:display-levels="2">
        <style:list-level-properties text:space-before="0.199cm"/>
      </text:list-level-style-number>
      <text:list-level-style-number text:level="3" text:style-name="RTF_5f_Num_20_25_20_3" style:num-suffix=")" style:num-format="1" text:display-levels="3">
        <style:list-level-properties text:space-before="0.4cm"/>
      </text:list-level-style-number>
      <text:list-level-style-number text:level="4" text:style-name="RTF_5f_Num_20_25_20_4" style:num-suffix=")" style:num-format="1" text:display-levels="4">
        <style:list-level-properties text:space-before="0.6cm"/>
      </text:list-level-style-number>
      <text:list-level-style-number text:level="5" text:style-name="RTF_5f_Num_20_25_20_5" style:num-suffix=")" style:num-format="1">
        <style:list-level-properties text:space-before="0.801cm"/>
      </text:list-level-style-number>
      <text:list-level-style-number text:level="6" text:style-name="RTF_5f_Num_20_25_20_6" style:num-suffix=")" style:num-format="1" text:display-levels="6">
        <style:list-level-properties/>
      </text:list-level-style-number>
      <text:list-level-style-number text:level="7" text:style-name="RTF_5f_Num_20_25_20_7" style:num-suffix=")" style:num-format="1" text:display-levels="7">
        <style:list-level-properties/>
      </text:list-level-style-number>
      <text:list-level-style-number text:level="8" text:style-name="RTF_5f_Num_20_25_20_8" style:num-suffix=")" style:num-format="1" text:display-levels="8">
        <style:list-level-properties/>
      </text:list-level-style-number>
      <text:list-level-style-number text:level="9" text:style-name="RTF_5f_Num_20_25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style:num-suffix=")" style:num-format="1">
        <style:list-level-properties text:min-label-width="0.762cm"/>
      </text:list-level-style-number>
      <text:list-level-style-number text:level="2" text:style-name="RTF_5f_Num_20_26_20_2" style:num-suffix=")" style:num-format="1" text:display-levels="2">
        <style:list-level-properties text:min-label-width="1.016cm"/>
      </text:list-level-style-number>
      <text:list-level-style-number text:level="3" text:style-name="RTF_5f_Num_20_26_20_3" style:num-suffix=")" style:num-format="1" text:display-levels="3">
        <style:list-level-properties text:min-label-width="1.27cm"/>
      </text:list-level-style-number>
      <text:list-level-style-number text:level="4" text:style-name="RTF_5f_Num_20_26_20_4" style:num-suffix=")" style:num-format="1" text:display-levels="4">
        <style:list-level-properties text:min-label-width="1.524cm"/>
      </text:list-level-style-number>
      <text:list-level-style-number text:level="5" text:style-name="RTF_5f_Num_20_26_20_5" style:num-suffix=")" style:num-format="1" text:display-levels="5">
        <style:list-level-properties text:min-label-width="1.778cm"/>
      </text:list-level-style-number>
      <text:list-level-style-number text:level="6" text:style-name="RTF_5f_Num_20_26_20_6" style:num-prefix="&#13;" style:num-suffix=" " style:num-format="1" text:display-levels="6">
        <style:list-level-properties text:min-label-width="2.032cm"/>
      </text:list-level-style-number>
      <text:list-level-style-number text:level="7" text:style-name="RTF_5f_Num_20_26_20_7" style:num-suffix=" " style:num-format="1" text:display-levels="7">
        <style:list-level-properties text:min-label-width="2.286cm"/>
      </text:list-level-style-number>
      <text:list-level-style-number text:level="8" text:style-name="RTF_5f_Num_20_26_20_8" style:num-suffix=" " style:num-format="1" text:display-levels="8">
        <style:list-level-properties text:min-label-width="2.54cm"/>
      </text:list-level-style-number>
      <text:list-level-style-number text:level="9" text:style-name="RTF_5f_Num_20_26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text:style-name="RTF_5f_Num_20_27_20_1" style:num-suffix=")" style:num-format="1">
        <style:list-level-properties/>
      </text:list-level-style-number>
      <text:list-level-style-number text:level="2" text:style-name="RTF_5f_Num_20_27_20_2" style:num-suffix=")" style:num-format="1" text:display-levels="2">
        <style:list-level-properties text:space-before="0.199cm"/>
      </text:list-level-style-number>
      <text:list-level-style-number text:level="3" text:style-name="RTF_5f_Num_20_27_20_3" style:num-suffix=")" style:num-format="1" text:display-levels="3">
        <style:list-level-properties text:space-before="0.4cm"/>
      </text:list-level-style-number>
      <text:list-level-style-number text:level="4" text:style-name="RTF_5f_Num_20_27_20_4" style:num-suffix=")" style:num-format="1" text:display-levels="4">
        <style:list-level-properties text:space-before="0.6cm"/>
      </text:list-level-style-number>
      <text:list-level-style-number text:level="5" text:style-name="RTF_5f_Num_20_27_20_5" style:num-suffix=")" style:num-format="1">
        <style:list-level-properties text:space-before="0.801cm"/>
      </text:list-level-style-number>
      <text:list-level-style-number text:level="6" text:style-name="RTF_5f_Num_20_27_20_6" style:num-suffix=")" style:num-format="1" text:display-levels="6">
        <style:list-level-properties/>
      </text:list-level-style-number>
      <text:list-level-style-number text:level="7" text:style-name="RTF_5f_Num_20_27_20_7" style:num-suffix=")" style:num-format="1" text:display-levels="7">
        <style:list-level-properties/>
      </text:list-level-style-number>
      <text:list-level-style-number text:level="8" text:style-name="RTF_5f_Num_20_27_20_8" style:num-suffix=")" style:num-format="1" text:display-levels="8">
        <style:list-level-properties/>
      </text:list-level-style-number>
      <text:list-level-style-number text:level="9" text:style-name="RTF_5f_Num_20_27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text:style-name="RTF_5f_Num_20_28_20_1" style:num-suffix=")" style:num-format="1">
        <style:list-level-properties text:min-label-width="0.762cm"/>
      </text:list-level-style-number>
      <text:list-level-style-number text:level="2" text:style-name="RTF_5f_Num_20_28_20_2" style:num-suffix=")" style:num-format="1" text:display-levels="2">
        <style:list-level-properties text:min-label-width="1.016cm"/>
      </text:list-level-style-number>
      <text:list-level-style-number text:level="3" text:style-name="RTF_5f_Num_20_28_20_3" style:num-suffix=")" style:num-format="1" text:display-levels="3">
        <style:list-level-properties text:min-label-width="1.27cm"/>
      </text:list-level-style-number>
      <text:list-level-style-number text:level="4" text:style-name="RTF_5f_Num_20_28_20_4" style:num-suffix=")" style:num-format="1" text:display-levels="4">
        <style:list-level-properties text:min-label-width="1.524cm"/>
      </text:list-level-style-number>
      <text:list-level-style-number text:level="5" text:style-name="RTF_5f_Num_20_28_20_5" style:num-suffix=")" style:num-format="1" text:display-levels="5">
        <style:list-level-properties text:min-label-width="1.778cm"/>
      </text:list-level-style-number>
      <text:list-level-style-number text:level="6" text:style-name="RTF_5f_Num_20_28_20_6" style:num-prefix="&#13;" style:num-suffix=" " style:num-format="1" text:display-levels="6">
        <style:list-level-properties text:min-label-width="2.032cm"/>
      </text:list-level-style-number>
      <text:list-level-style-number text:level="7" text:style-name="RTF_5f_Num_20_28_20_7" style:num-suffix=" " style:num-format="1" text:display-levels="7">
        <style:list-level-properties text:min-label-width="2.286cm"/>
      </text:list-level-style-number>
      <text:list-level-style-number text:level="8" text:style-name="RTF_5f_Num_20_28_20_8" style:num-suffix=" " style:num-format="1" text:display-levels="8">
        <style:list-level-properties text:min-label-width="2.54cm"/>
      </text:list-level-style-number>
      <text:list-level-style-number text:level="9" text:style-name="RTF_5f_Num_20_28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text:style-name="RTF_5f_Num_20_29_20_1" style:num-suffix=")" style:num-format="1">
        <style:list-level-properties/>
      </text:list-level-style-number>
      <text:list-level-style-number text:level="2" text:style-name="RTF_5f_Num_20_29_20_2" style:num-suffix=")" style:num-format="1" text:display-levels="2">
        <style:list-level-properties text:space-before="0.199cm"/>
      </text:list-level-style-number>
      <text:list-level-style-number text:level="3" text:style-name="RTF_5f_Num_20_29_20_3" style:num-suffix=")" style:num-format="1" text:display-levels="3">
        <style:list-level-properties text:space-before="0.4cm"/>
      </text:list-level-style-number>
      <text:list-level-style-number text:level="4" text:style-name="RTF_5f_Num_20_29_20_4" style:num-suffix=")" style:num-format="1" text:display-levels="4">
        <style:list-level-properties text:space-before="0.6cm"/>
      </text:list-level-style-number>
      <text:list-level-style-number text:level="5" text:style-name="RTF_5f_Num_20_29_20_5" style:num-suffix=")" style:num-format="1">
        <style:list-level-properties text:space-before="0.801cm"/>
      </text:list-level-style-number>
      <text:list-level-style-number text:level="6" text:style-name="RTF_5f_Num_20_29_20_6" style:num-suffix=")" style:num-format="1" text:display-levels="6">
        <style:list-level-properties/>
      </text:list-level-style-number>
      <text:list-level-style-number text:level="7" text:style-name="RTF_5f_Num_20_29_20_7" style:num-suffix=")" style:num-format="1" text:display-levels="7">
        <style:list-level-properties/>
      </text:list-level-style-number>
      <text:list-level-style-number text:level="8" text:style-name="RTF_5f_Num_20_29_20_8" style:num-suffix=")" style:num-format="1" text:display-levels="8">
        <style:list-level-properties/>
      </text:list-level-style-number>
      <text:list-level-style-number text:level="9" text:style-name="RTF_5f_Num_20_29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text:style-name="RTF_5f_Num_20_30_20_1" style:num-suffix=")" style:num-format="1">
        <style:list-level-properties text:min-label-width="0.762cm"/>
      </text:list-level-style-number>
      <text:list-level-style-number text:level="2" text:style-name="RTF_5f_Num_20_30_20_2" style:num-suffix=")" style:num-format="1" text:display-levels="2">
        <style:list-level-properties text:min-label-width="1.016cm"/>
      </text:list-level-style-number>
      <text:list-level-style-number text:level="3" text:style-name="RTF_5f_Num_20_30_20_3" style:num-suffix=")" style:num-format="1" text:display-levels="3">
        <style:list-level-properties text:min-label-width="1.27cm"/>
      </text:list-level-style-number>
      <text:list-level-style-number text:level="4" text:style-name="RTF_5f_Num_20_30_20_4" style:num-suffix=")" style:num-format="1" text:display-levels="4">
        <style:list-level-properties text:min-label-width="1.524cm"/>
      </text:list-level-style-number>
      <text:list-level-style-number text:level="5" text:style-name="RTF_5f_Num_20_30_20_5" style:num-suffix=")" style:num-format="1" text:display-levels="5">
        <style:list-level-properties text:min-label-width="1.778cm"/>
      </text:list-level-style-number>
      <text:list-level-style-number text:level="6" text:style-name="RTF_5f_Num_20_30_20_6" style:num-prefix="&#13;" style:num-suffix=" " style:num-format="1" text:display-levels="6">
        <style:list-level-properties text:min-label-width="2.032cm"/>
      </text:list-level-style-number>
      <text:list-level-style-number text:level="7" text:style-name="RTF_5f_Num_20_30_20_7" style:num-suffix=" " style:num-format="1" text:display-levels="7">
        <style:list-level-properties text:min-label-width="2.286cm"/>
      </text:list-level-style-number>
      <text:list-level-style-number text:level="8" text:style-name="RTF_5f_Num_20_30_20_8" style:num-suffix=" " style:num-format="1" text:display-levels="8">
        <style:list-level-properties text:min-label-width="2.54cm"/>
      </text:list-level-style-number>
      <text:list-level-style-number text:level="9" text:style-name="RTF_5f_Num_20_30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text:style-name="RTF_5f_Num_20_31_20_1" style:num-suffix=")" style:num-format="1">
        <style:list-level-properties/>
      </text:list-level-style-number>
      <text:list-level-style-number text:level="2" text:style-name="RTF_5f_Num_20_31_20_2" style:num-suffix=")" style:num-format="1" text:display-levels="2">
        <style:list-level-properties text:space-before="0.199cm"/>
      </text:list-level-style-number>
      <text:list-level-style-number text:level="3" text:style-name="RTF_5f_Num_20_31_20_3" style:num-suffix=")" style:num-format="1" text:display-levels="3">
        <style:list-level-properties text:space-before="0.4cm"/>
      </text:list-level-style-number>
      <text:list-level-style-number text:level="4" text:style-name="RTF_5f_Num_20_31_20_4" style:num-suffix=")" style:num-format="1" text:display-levels="4">
        <style:list-level-properties text:space-before="0.6cm"/>
      </text:list-level-style-number>
      <text:list-level-style-number text:level="5" text:style-name="RTF_5f_Num_20_31_20_5" style:num-suffix=")" style:num-format="1">
        <style:list-level-properties text:space-before="0.801cm"/>
      </text:list-level-style-number>
      <text:list-level-style-number text:level="6" text:style-name="RTF_5f_Num_20_31_20_6" style:num-suffix=")" style:num-format="1" text:display-levels="6">
        <style:list-level-properties/>
      </text:list-level-style-number>
      <text:list-level-style-number text:level="7" text:style-name="RTF_5f_Num_20_31_20_7" style:num-suffix=")" style:num-format="1" text:display-levels="7">
        <style:list-level-properties/>
      </text:list-level-style-number>
      <text:list-level-style-number text:level="8" text:style-name="RTF_5f_Num_20_31_20_8" style:num-suffix=")" style:num-format="1" text:display-levels="8">
        <style:list-level-properties/>
      </text:list-level-style-number>
      <text:list-level-style-number text:level="9" text:style-name="RTF_5f_Num_20_31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text:style-name="RTF_5f_Num_20_32_20_1" style:num-suffix=")" style:num-format="1">
        <style:list-level-properties text:min-label-width="0.762cm"/>
      </text:list-level-style-number>
      <text:list-level-style-number text:level="2" text:style-name="RTF_5f_Num_20_32_20_2" style:num-suffix=")" style:num-format="1" text:display-levels="2">
        <style:list-level-properties text:min-label-width="1.016cm"/>
      </text:list-level-style-number>
      <text:list-level-style-number text:level="3" text:style-name="RTF_5f_Num_20_32_20_3" style:num-suffix=")" style:num-format="1" text:display-levels="3">
        <style:list-level-properties text:min-label-width="1.27cm"/>
      </text:list-level-style-number>
      <text:list-level-style-number text:level="4" text:style-name="RTF_5f_Num_20_32_20_4" style:num-suffix=")" style:num-format="1" text:display-levels="4">
        <style:list-level-properties text:min-label-width="1.524cm"/>
      </text:list-level-style-number>
      <text:list-level-style-number text:level="5" text:style-name="RTF_5f_Num_20_32_20_5" style:num-suffix=")" style:num-format="1" text:display-levels="5">
        <style:list-level-properties text:min-label-width="1.778cm"/>
      </text:list-level-style-number>
      <text:list-level-style-number text:level="6" text:style-name="RTF_5f_Num_20_32_20_6" style:num-prefix="&#13;" style:num-suffix=" " style:num-format="1" text:display-levels="6">
        <style:list-level-properties text:min-label-width="2.032cm"/>
      </text:list-level-style-number>
      <text:list-level-style-number text:level="7" text:style-name="RTF_5f_Num_20_32_20_7" style:num-suffix=" " style:num-format="1" text:display-levels="7">
        <style:list-level-properties text:min-label-width="2.286cm"/>
      </text:list-level-style-number>
      <text:list-level-style-number text:level="8" text:style-name="RTF_5f_Num_20_32_20_8" style:num-suffix=" " style:num-format="1" text:display-levels="8">
        <style:list-level-properties text:min-label-width="2.54cm"/>
      </text:list-level-style-number>
      <text:list-level-style-number text:level="9" text:style-name="RTF_5f_Num_20_32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text:style-name="RTF_5f_Num_20_33_20_1" style:num-suffix=")" style:num-format="1">
        <style:list-level-properties/>
      </text:list-level-style-number>
      <text:list-level-style-number text:level="2" text:style-name="RTF_5f_Num_20_33_20_2" style:num-suffix=")" style:num-format="1" text:display-levels="2">
        <style:list-level-properties text:space-before="0.199cm"/>
      </text:list-level-style-number>
      <text:list-level-style-number text:level="3" text:style-name="RTF_5f_Num_20_33_20_3" style:num-suffix=")" style:num-format="1" text:display-levels="3">
        <style:list-level-properties text:space-before="0.4cm"/>
      </text:list-level-style-number>
      <text:list-level-style-number text:level="4" text:style-name="RTF_5f_Num_20_33_20_4" style:num-suffix=")" style:num-format="1" text:display-levels="4">
        <style:list-level-properties text:space-before="0.6cm"/>
      </text:list-level-style-number>
      <text:list-level-style-number text:level="5" text:style-name="RTF_5f_Num_20_33_20_5" style:num-suffix=")" style:num-format="1">
        <style:list-level-properties text:space-before="0.801cm"/>
      </text:list-level-style-number>
      <text:list-level-style-number text:level="6" text:style-name="RTF_5f_Num_20_33_20_6" style:num-suffix=")" style:num-format="1" text:display-levels="6">
        <style:list-level-properties/>
      </text:list-level-style-number>
      <text:list-level-style-number text:level="7" text:style-name="RTF_5f_Num_20_33_20_7" style:num-suffix=")" style:num-format="1" text:display-levels="7">
        <style:list-level-properties/>
      </text:list-level-style-number>
      <text:list-level-style-number text:level="8" text:style-name="RTF_5f_Num_20_33_20_8" style:num-suffix=")" style:num-format="1" text:display-levels="8">
        <style:list-level-properties/>
      </text:list-level-style-number>
      <text:list-level-style-number text:level="9" text:style-name="RTF_5f_Num_20_33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text:style-name="RTF_5f_Num_20_34_20_1" style:num-suffix=")" style:num-format="1">
        <style:list-level-properties text:min-label-width="0.762cm"/>
      </text:list-level-style-number>
      <text:list-level-style-number text:level="2" text:style-name="RTF_5f_Num_20_34_20_2" style:num-suffix=")" style:num-format="1" text:display-levels="2">
        <style:list-level-properties text:min-label-width="1.016cm"/>
      </text:list-level-style-number>
      <text:list-level-style-number text:level="3" text:style-name="RTF_5f_Num_20_34_20_3" style:num-suffix=")" style:num-format="1" text:display-levels="3">
        <style:list-level-properties text:min-label-width="1.27cm"/>
      </text:list-level-style-number>
      <text:list-level-style-number text:level="4" text:style-name="RTF_5f_Num_20_34_20_4" style:num-suffix=")" style:num-format="1" text:display-levels="4">
        <style:list-level-properties text:min-label-width="1.524cm"/>
      </text:list-level-style-number>
      <text:list-level-style-number text:level="5" text:style-name="RTF_5f_Num_20_34_20_5" style:num-suffix=")" style:num-format="1" text:display-levels="5">
        <style:list-level-properties text:min-label-width="1.778cm"/>
      </text:list-level-style-number>
      <text:list-level-style-number text:level="6" text:style-name="RTF_5f_Num_20_34_20_6" style:num-prefix="&#13;" style:num-suffix=" " style:num-format="1" text:display-levels="6">
        <style:list-level-properties text:min-label-width="2.032cm"/>
      </text:list-level-style-number>
      <text:list-level-style-number text:level="7" text:style-name="RTF_5f_Num_20_34_20_7" style:num-suffix=" " style:num-format="1" text:display-levels="7">
        <style:list-level-properties text:min-label-width="2.286cm"/>
      </text:list-level-style-number>
      <text:list-level-style-number text:level="8" text:style-name="RTF_5f_Num_20_34_20_8" style:num-suffix=" " style:num-format="1" text:display-levels="8">
        <style:list-level-properties text:min-label-width="2.54cm"/>
      </text:list-level-style-number>
      <text:list-level-style-number text:level="9" text:style-name="RTF_5f_Num_20_34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text:style-name="RTF_5f_Num_20_35_20_1" style:num-suffix=")" style:num-format="1">
        <style:list-level-properties/>
      </text:list-level-style-number>
      <text:list-level-style-number text:level="2" text:style-name="RTF_5f_Num_20_35_20_2" style:num-suffix=")" style:num-format="1" text:display-levels="2">
        <style:list-level-properties text:space-before="0.199cm"/>
      </text:list-level-style-number>
      <text:list-level-style-number text:level="3" text:style-name="RTF_5f_Num_20_35_20_3" style:num-suffix=")" style:num-format="1" text:display-levels="3">
        <style:list-level-properties text:space-before="0.4cm"/>
      </text:list-level-style-number>
      <text:list-level-style-number text:level="4" text:style-name="RTF_5f_Num_20_35_20_4" style:num-suffix=")" style:num-format="1" text:display-levels="4">
        <style:list-level-properties text:space-before="0.6cm"/>
      </text:list-level-style-number>
      <text:list-level-style-number text:level="5" text:style-name="RTF_5f_Num_20_35_20_5" style:num-suffix=")" style:num-format="1">
        <style:list-level-properties text:space-before="0.801cm"/>
      </text:list-level-style-number>
      <text:list-level-style-number text:level="6" text:style-name="RTF_5f_Num_20_35_20_6" style:num-suffix=")" style:num-format="1" text:display-levels="6">
        <style:list-level-properties/>
      </text:list-level-style-number>
      <text:list-level-style-number text:level="7" text:style-name="RTF_5f_Num_20_35_20_7" style:num-suffix=")" style:num-format="1" text:display-levels="7">
        <style:list-level-properties/>
      </text:list-level-style-number>
      <text:list-level-style-number text:level="8" text:style-name="RTF_5f_Num_20_35_20_8" style:num-suffix=")" style:num-format="1" text:display-levels="8">
        <style:list-level-properties/>
      </text:list-level-style-number>
      <text:list-level-style-number text:level="9" text:style-name="RTF_5f_Num_20_35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text:style-name="RTF_5f_Num_20_36_20_1" style:num-suffix=")" style:num-format="1">
        <style:list-level-properties text:min-label-width="0.762cm"/>
      </text:list-level-style-number>
      <text:list-level-style-number text:level="2" text:style-name="RTF_5f_Num_20_36_20_2" style:num-suffix=")" style:num-format="1" text:display-levels="2">
        <style:list-level-properties text:min-label-width="1.016cm"/>
      </text:list-level-style-number>
      <text:list-level-style-number text:level="3" text:style-name="RTF_5f_Num_20_36_20_3" style:num-suffix=")" style:num-format="1" text:display-levels="3">
        <style:list-level-properties text:min-label-width="1.27cm"/>
      </text:list-level-style-number>
      <text:list-level-style-number text:level="4" text:style-name="RTF_5f_Num_20_36_20_4" style:num-suffix=")" style:num-format="1" text:display-levels="4">
        <style:list-level-properties text:min-label-width="1.524cm"/>
      </text:list-level-style-number>
      <text:list-level-style-number text:level="5" text:style-name="RTF_5f_Num_20_36_20_5" style:num-suffix=")" style:num-format="1" text:display-levels="5">
        <style:list-level-properties text:min-label-width="1.778cm"/>
      </text:list-level-style-number>
      <text:list-level-style-number text:level="6" text:style-name="RTF_5f_Num_20_36_20_6" style:num-prefix="&#13;" style:num-suffix=" " style:num-format="1" text:display-levels="6">
        <style:list-level-properties text:min-label-width="2.032cm"/>
      </text:list-level-style-number>
      <text:list-level-style-number text:level="7" text:style-name="RTF_5f_Num_20_36_20_7" style:num-suffix=" " style:num-format="1" text:display-levels="7">
        <style:list-level-properties text:min-label-width="2.286cm"/>
      </text:list-level-style-number>
      <text:list-level-style-number text:level="8" text:style-name="RTF_5f_Num_20_36_20_8" style:num-suffix=" " style:num-format="1" text:display-levels="8">
        <style:list-level-properties text:min-label-width="2.54cm"/>
      </text:list-level-style-number>
      <text:list-level-style-number text:level="9" text:style-name="RTF_5f_Num_20_36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text:style-name="RTF_5f_Num_20_37_20_1" style:num-suffix=")" style:num-format="1">
        <style:list-level-properties/>
      </text:list-level-style-number>
      <text:list-level-style-number text:level="2" text:style-name="RTF_5f_Num_20_37_20_2" style:num-suffix=")" style:num-format="1" text:display-levels="2">
        <style:list-level-properties text:space-before="0.199cm"/>
      </text:list-level-style-number>
      <text:list-level-style-number text:level="3" text:style-name="RTF_5f_Num_20_37_20_3" style:num-suffix=")" style:num-format="1" text:display-levels="3">
        <style:list-level-properties text:space-before="0.4cm"/>
      </text:list-level-style-number>
      <text:list-level-style-number text:level="4" text:style-name="RTF_5f_Num_20_37_20_4" style:num-suffix=")" style:num-format="1" text:display-levels="4">
        <style:list-level-properties text:space-before="0.6cm"/>
      </text:list-level-style-number>
      <text:list-level-style-number text:level="5" text:style-name="RTF_5f_Num_20_37_20_5" style:num-suffix=")" style:num-format="1">
        <style:list-level-properties text:space-before="0.801cm"/>
      </text:list-level-style-number>
      <text:list-level-style-number text:level="6" text:style-name="RTF_5f_Num_20_37_20_6" style:num-suffix=")" style:num-format="1" text:display-levels="6">
        <style:list-level-properties/>
      </text:list-level-style-number>
      <text:list-level-style-number text:level="7" text:style-name="RTF_5f_Num_20_37_20_7" style:num-suffix=")" style:num-format="1" text:display-levels="7">
        <style:list-level-properties/>
      </text:list-level-style-number>
      <text:list-level-style-number text:level="8" text:style-name="RTF_5f_Num_20_37_20_8" style:num-suffix=")" style:num-format="1" text:display-levels="8">
        <style:list-level-properties/>
      </text:list-level-style-number>
      <text:list-level-style-number text:level="9" text:style-name="RTF_5f_Num_20_37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text:style-name="RTF_5f_Num_20_38_20_1" style:num-suffix=")" style:num-format="1">
        <style:list-level-properties text:min-label-width="0.762cm"/>
      </text:list-level-style-number>
      <text:list-level-style-number text:level="2" text:style-name="RTF_5f_Num_20_38_20_2" style:num-suffix=")" style:num-format="1" text:display-levels="2">
        <style:list-level-properties text:min-label-width="1.016cm"/>
      </text:list-level-style-number>
      <text:list-level-style-number text:level="3" text:style-name="RTF_5f_Num_20_38_20_3" style:num-suffix=")" style:num-format="1" text:display-levels="3">
        <style:list-level-properties text:min-label-width="1.27cm"/>
      </text:list-level-style-number>
      <text:list-level-style-number text:level="4" text:style-name="RTF_5f_Num_20_38_20_4" style:num-suffix=")" style:num-format="1" text:display-levels="4">
        <style:list-level-properties text:min-label-width="1.524cm"/>
      </text:list-level-style-number>
      <text:list-level-style-number text:level="5" text:style-name="RTF_5f_Num_20_38_20_5" style:num-suffix=")" style:num-format="1" text:display-levels="5">
        <style:list-level-properties text:min-label-width="1.778cm"/>
      </text:list-level-style-number>
      <text:list-level-style-number text:level="6" text:style-name="RTF_5f_Num_20_38_20_6" style:num-prefix="&#13;" style:num-suffix=" " style:num-format="1" text:display-levels="6">
        <style:list-level-properties text:min-label-width="2.032cm"/>
      </text:list-level-style-number>
      <text:list-level-style-number text:level="7" text:style-name="RTF_5f_Num_20_38_20_7" style:num-suffix=" " style:num-format="1" text:display-levels="7">
        <style:list-level-properties text:min-label-width="2.286cm"/>
      </text:list-level-style-number>
      <text:list-level-style-number text:level="8" text:style-name="RTF_5f_Num_20_38_20_8" style:num-suffix=" " style:num-format="1" text:display-levels="8">
        <style:list-level-properties text:min-label-width="2.54cm"/>
      </text:list-level-style-number>
      <text:list-level-style-number text:level="9" text:style-name="RTF_5f_Num_20_38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text:style-name="RTF_5f_Num_20_39_20_1" style:num-suffix=")" style:num-format="1">
        <style:list-level-properties/>
      </text:list-level-style-number>
      <text:list-level-style-number text:level="2" text:style-name="RTF_5f_Num_20_39_20_2" style:num-suffix=")" style:num-format="1" text:display-levels="2">
        <style:list-level-properties text:space-before="0.199cm"/>
      </text:list-level-style-number>
      <text:list-level-style-number text:level="3" text:style-name="RTF_5f_Num_20_39_20_3" style:num-suffix=")" style:num-format="1" text:display-levels="3">
        <style:list-level-properties text:space-before="0.4cm"/>
      </text:list-level-style-number>
      <text:list-level-style-number text:level="4" text:style-name="RTF_5f_Num_20_39_20_4" style:num-suffix=")" style:num-format="1" text:display-levels="4">
        <style:list-level-properties text:space-before="0.6cm"/>
      </text:list-level-style-number>
      <text:list-level-style-number text:level="5" text:style-name="RTF_5f_Num_20_39_20_5" style:num-suffix=")" style:num-format="1">
        <style:list-level-properties text:space-before="0.801cm"/>
      </text:list-level-style-number>
      <text:list-level-style-number text:level="6" text:style-name="RTF_5f_Num_20_39_20_6" style:num-suffix=")" style:num-format="1" text:display-levels="6">
        <style:list-level-properties/>
      </text:list-level-style-number>
      <text:list-level-style-number text:level="7" text:style-name="RTF_5f_Num_20_39_20_7" style:num-suffix=")" style:num-format="1" text:display-levels="7">
        <style:list-level-properties/>
      </text:list-level-style-number>
      <text:list-level-style-number text:level="8" text:style-name="RTF_5f_Num_20_39_20_8" style:num-suffix=")" style:num-format="1" text:display-levels="8">
        <style:list-level-properties/>
      </text:list-level-style-number>
      <text:list-level-style-number text:level="9" text:style-name="RTF_5f_Num_20_39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text:style-name="RTF_5f_Num_20_40_20_1" style:num-suffix=")" style:num-format="1">
        <style:list-level-properties text:min-label-width="0.762cm"/>
      </text:list-level-style-number>
      <text:list-level-style-number text:level="2" text:style-name="RTF_5f_Num_20_40_20_2" style:num-suffix=")" style:num-format="1" text:display-levels="2">
        <style:list-level-properties text:min-label-width="1.016cm"/>
      </text:list-level-style-number>
      <text:list-level-style-number text:level="3" text:style-name="RTF_5f_Num_20_40_20_3" style:num-suffix=")" style:num-format="1" text:display-levels="3">
        <style:list-level-properties text:min-label-width="1.27cm"/>
      </text:list-level-style-number>
      <text:list-level-style-number text:level="4" text:style-name="RTF_5f_Num_20_40_20_4" style:num-suffix=")" style:num-format="1" text:display-levels="4">
        <style:list-level-properties text:min-label-width="1.524cm"/>
      </text:list-level-style-number>
      <text:list-level-style-number text:level="5" text:style-name="RTF_5f_Num_20_40_20_5" style:num-suffix=")" style:num-format="1" text:display-levels="5">
        <style:list-level-properties text:min-label-width="1.778cm"/>
      </text:list-level-style-number>
      <text:list-level-style-number text:level="6" text:style-name="RTF_5f_Num_20_40_20_6" style:num-prefix="&#13;" style:num-suffix=" " style:num-format="1" text:display-levels="6">
        <style:list-level-properties text:min-label-width="2.032cm"/>
      </text:list-level-style-number>
      <text:list-level-style-number text:level="7" text:style-name="RTF_5f_Num_20_40_20_7" style:num-suffix=" " style:num-format="1" text:display-levels="7">
        <style:list-level-properties text:min-label-width="2.286cm"/>
      </text:list-level-style-number>
      <text:list-level-style-number text:level="8" text:style-name="RTF_5f_Num_20_40_20_8" style:num-suffix=" " style:num-format="1" text:display-levels="8">
        <style:list-level-properties text:min-label-width="2.54cm"/>
      </text:list-level-style-number>
      <text:list-level-style-number text:level="9" text:style-name="RTF_5f_Num_20_40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text:style-name="RTF_5f_Num_20_41_20_1" style:num-suffix=")" style:num-format="1">
        <style:list-level-properties/>
      </text:list-level-style-number>
      <text:list-level-style-number text:level="2" text:style-name="RTF_5f_Num_20_41_20_2" style:num-suffix=")" style:num-format="1" text:display-levels="2">
        <style:list-level-properties text:space-before="0.199cm"/>
      </text:list-level-style-number>
      <text:list-level-style-number text:level="3" text:style-name="RTF_5f_Num_20_41_20_3" style:num-suffix=")" style:num-format="1" text:display-levels="3">
        <style:list-level-properties text:space-before="0.4cm"/>
      </text:list-level-style-number>
      <text:list-level-style-number text:level="4" text:style-name="RTF_5f_Num_20_41_20_4" style:num-suffix=")" style:num-format="1" text:display-levels="4">
        <style:list-level-properties text:space-before="0.6cm"/>
      </text:list-level-style-number>
      <text:list-level-style-number text:level="5" text:style-name="RTF_5f_Num_20_41_20_5" style:num-suffix=")" style:num-format="1">
        <style:list-level-properties text:space-before="0.801cm"/>
      </text:list-level-style-number>
      <text:list-level-style-number text:level="6" text:style-name="RTF_5f_Num_20_41_20_6" style:num-suffix=")" style:num-format="1" text:display-levels="6">
        <style:list-level-properties/>
      </text:list-level-style-number>
      <text:list-level-style-number text:level="7" text:style-name="RTF_5f_Num_20_41_20_7" style:num-suffix=")" style:num-format="1" text:display-levels="7">
        <style:list-level-properties/>
      </text:list-level-style-number>
      <text:list-level-style-number text:level="8" text:style-name="RTF_5f_Num_20_41_20_8" style:num-suffix=")" style:num-format="1" text:display-levels="8">
        <style:list-level-properties/>
      </text:list-level-style-number>
      <text:list-level-style-number text:level="9" text:style-name="RTF_5f_Num_20_41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text:style-name="RTF_5f_Num_20_42_20_1" style:num-suffix=")" style:num-format="1">
        <style:list-level-properties text:min-label-width="0.762cm"/>
      </text:list-level-style-number>
      <text:list-level-style-number text:level="2" text:style-name="RTF_5f_Num_20_42_20_2" style:num-suffix=")" style:num-format="1" text:display-levels="2">
        <style:list-level-properties text:min-label-width="1.016cm"/>
      </text:list-level-style-number>
      <text:list-level-style-number text:level="3" text:style-name="RTF_5f_Num_20_42_20_3" style:num-suffix=")" style:num-format="1" text:display-levels="3">
        <style:list-level-properties text:min-label-width="1.27cm"/>
      </text:list-level-style-number>
      <text:list-level-style-number text:level="4" text:style-name="RTF_5f_Num_20_42_20_4" style:num-suffix=")" style:num-format="1" text:display-levels="4">
        <style:list-level-properties text:min-label-width="1.524cm"/>
      </text:list-level-style-number>
      <text:list-level-style-number text:level="5" text:style-name="RTF_5f_Num_20_42_20_5" style:num-suffix=")" style:num-format="1" text:display-levels="5">
        <style:list-level-properties text:min-label-width="1.778cm"/>
      </text:list-level-style-number>
      <text:list-level-style-number text:level="6" text:style-name="RTF_5f_Num_20_42_20_6" style:num-prefix="&#13;" style:num-suffix=" " style:num-format="1" text:display-levels="6">
        <style:list-level-properties text:min-label-width="2.032cm"/>
      </text:list-level-style-number>
      <text:list-level-style-number text:level="7" text:style-name="RTF_5f_Num_20_42_20_7" style:num-suffix=" " style:num-format="1" text:display-levels="7">
        <style:list-level-properties text:min-label-width="2.286cm"/>
      </text:list-level-style-number>
      <text:list-level-style-number text:level="8" text:style-name="RTF_5f_Num_20_42_20_8" style:num-suffix=" " style:num-format="1" text:display-levels="8">
        <style:list-level-properties text:min-label-width="2.54cm"/>
      </text:list-level-style-number>
      <text:list-level-style-number text:level="9" text:style-name="RTF_5f_Num_20_42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text:style-name="RTF_5f_Num_20_43_20_1" style:num-suffix=")" style:num-format="1">
        <style:list-level-properties/>
      </text:list-level-style-number>
      <text:list-level-style-number text:level="2" text:style-name="RTF_5f_Num_20_43_20_2" style:num-suffix=")" style:num-format="1" text:display-levels="2">
        <style:list-level-properties text:space-before="0.199cm"/>
      </text:list-level-style-number>
      <text:list-level-style-number text:level="3" text:style-name="RTF_5f_Num_20_43_20_3" style:num-suffix=")" style:num-format="1" text:display-levels="3">
        <style:list-level-properties text:space-before="0.4cm"/>
      </text:list-level-style-number>
      <text:list-level-style-number text:level="4" text:style-name="RTF_5f_Num_20_43_20_4" style:num-suffix=")" style:num-format="1" text:display-levels="4">
        <style:list-level-properties text:space-before="0.6cm"/>
      </text:list-level-style-number>
      <text:list-level-style-number text:level="5" text:style-name="RTF_5f_Num_20_43_20_5" style:num-suffix=")" style:num-format="1">
        <style:list-level-properties text:space-before="0.801cm"/>
      </text:list-level-style-number>
      <text:list-level-style-number text:level="6" text:style-name="RTF_5f_Num_20_43_20_6" style:num-suffix=")" style:num-format="1" text:display-levels="6">
        <style:list-level-properties/>
      </text:list-level-style-number>
      <text:list-level-style-number text:level="7" text:style-name="RTF_5f_Num_20_43_20_7" style:num-suffix=")" style:num-format="1" text:display-levels="7">
        <style:list-level-properties/>
      </text:list-level-style-number>
      <text:list-level-style-number text:level="8" text:style-name="RTF_5f_Num_20_43_20_8" style:num-suffix=")" style:num-format="1" text:display-levels="8">
        <style:list-level-properties/>
      </text:list-level-style-number>
      <text:list-level-style-number text:level="9" text:style-name="RTF_5f_Num_20_43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text:style-name="RTF_5f_Num_20_44_20_1" style:num-suffix=")" style:num-format="1">
        <style:list-level-properties text:min-label-width="0.762cm"/>
      </text:list-level-style-number>
      <text:list-level-style-number text:level="2" text:style-name="RTF_5f_Num_20_44_20_2" style:num-suffix=")" style:num-format="1" text:display-levels="2">
        <style:list-level-properties text:min-label-width="1.016cm"/>
      </text:list-level-style-number>
      <text:list-level-style-number text:level="3" text:style-name="RTF_5f_Num_20_44_20_3" style:num-suffix=")" style:num-format="1" text:display-levels="3">
        <style:list-level-properties text:min-label-width="1.27cm"/>
      </text:list-level-style-number>
      <text:list-level-style-number text:level="4" text:style-name="RTF_5f_Num_20_44_20_4" style:num-suffix=")" style:num-format="1" text:display-levels="4">
        <style:list-level-properties text:min-label-width="1.524cm"/>
      </text:list-level-style-number>
      <text:list-level-style-number text:level="5" text:style-name="RTF_5f_Num_20_44_20_5" style:num-suffix=")" style:num-format="1" text:display-levels="5">
        <style:list-level-properties text:min-label-width="1.778cm"/>
      </text:list-level-style-number>
      <text:list-level-style-number text:level="6" text:style-name="RTF_5f_Num_20_44_20_6" style:num-prefix="&#13;" style:num-suffix=" " style:num-format="1" text:display-levels="6">
        <style:list-level-properties text:min-label-width="2.032cm"/>
      </text:list-level-style-number>
      <text:list-level-style-number text:level="7" text:style-name="RTF_5f_Num_20_44_20_7" style:num-suffix=" " style:num-format="1" text:display-levels="7">
        <style:list-level-properties text:min-label-width="2.286cm"/>
      </text:list-level-style-number>
      <text:list-level-style-number text:level="8" text:style-name="RTF_5f_Num_20_44_20_8" style:num-suffix=" " style:num-format="1" text:display-levels="8">
        <style:list-level-properties text:min-label-width="2.54cm"/>
      </text:list-level-style-number>
      <text:list-level-style-number text:level="9" text:style-name="RTF_5f_Num_20_44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number text:level="1" text:style-name="RTF_5f_Num_20_45_20_1" style:num-suffix=")" style:num-format="1">
        <style:list-level-properties/>
      </text:list-level-style-number>
      <text:list-level-style-number text:level="2" text:style-name="RTF_5f_Num_20_45_20_2" style:num-suffix=")" style:num-format="1" text:display-levels="2">
        <style:list-level-properties text:space-before="0.199cm"/>
      </text:list-level-style-number>
      <text:list-level-style-number text:level="3" text:style-name="RTF_5f_Num_20_45_20_3" style:num-suffix=")" style:num-format="1" text:display-levels="3">
        <style:list-level-properties text:space-before="0.4cm"/>
      </text:list-level-style-number>
      <text:list-level-style-number text:level="4" text:style-name="RTF_5f_Num_20_45_20_4" style:num-suffix=")" style:num-format="1" text:display-levels="4">
        <style:list-level-properties text:space-before="0.6cm"/>
      </text:list-level-style-number>
      <text:list-level-style-number text:level="5" text:style-name="RTF_5f_Num_20_45_20_5" style:num-suffix=")" style:num-format="1">
        <style:list-level-properties text:space-before="0.801cm"/>
      </text:list-level-style-number>
      <text:list-level-style-number text:level="6" text:style-name="RTF_5f_Num_20_45_20_6" style:num-suffix=")" style:num-format="1" text:display-levels="6">
        <style:list-level-properties/>
      </text:list-level-style-number>
      <text:list-level-style-number text:level="7" text:style-name="RTF_5f_Num_20_45_20_7" style:num-suffix=")" style:num-format="1" text:display-levels="7">
        <style:list-level-properties/>
      </text:list-level-style-number>
      <text:list-level-style-number text:level="8" text:style-name="RTF_5f_Num_20_45_20_8" style:num-suffix=")" style:num-format="1" text:display-levels="8">
        <style:list-level-properties/>
      </text:list-level-style-number>
      <text:list-level-style-number text:level="9" text:style-name="RTF_5f_Num_20_45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46" style:display-name="RTF_Num 46">
      <text:list-level-style-number text:level="1" text:style-name="RTF_5f_Num_20_46_20_1" style:num-suffix=")" style:num-format="1">
        <style:list-level-properties text:min-label-width="0.762cm"/>
      </text:list-level-style-number>
      <text:list-level-style-number text:level="2" text:style-name="RTF_5f_Num_20_46_20_2" style:num-suffix=")" style:num-format="1" text:display-levels="2">
        <style:list-level-properties text:min-label-width="1.016cm"/>
      </text:list-level-style-number>
      <text:list-level-style-number text:level="3" text:style-name="RTF_5f_Num_20_46_20_3" style:num-suffix=")" style:num-format="1" text:display-levels="3">
        <style:list-level-properties text:min-label-width="1.27cm"/>
      </text:list-level-style-number>
      <text:list-level-style-number text:level="4" text:style-name="RTF_5f_Num_20_46_20_4" style:num-suffix=")" style:num-format="1" text:display-levels="4">
        <style:list-level-properties text:min-label-width="1.524cm"/>
      </text:list-level-style-number>
      <text:list-level-style-number text:level="5" text:style-name="RTF_5f_Num_20_46_20_5" style:num-suffix=")" style:num-format="1" text:display-levels="5">
        <style:list-level-properties text:min-label-width="1.778cm"/>
      </text:list-level-style-number>
      <text:list-level-style-number text:level="6" text:style-name="RTF_5f_Num_20_46_20_6" style:num-prefix="&#13;" style:num-suffix=" " style:num-format="1" text:display-levels="6">
        <style:list-level-properties text:min-label-width="2.032cm"/>
      </text:list-level-style-number>
      <text:list-level-style-number text:level="7" text:style-name="RTF_5f_Num_20_46_20_7" style:num-suffix=" " style:num-format="1" text:display-levels="7">
        <style:list-level-properties text:min-label-width="2.286cm"/>
      </text:list-level-style-number>
      <text:list-level-style-number text:level="8" text:style-name="RTF_5f_Num_20_46_20_8" style:num-suffix=" " style:num-format="1" text:display-levels="8">
        <style:list-level-properties text:min-label-width="2.54cm"/>
      </text:list-level-style-number>
      <text:list-level-style-number text:level="9" text:style-name="RTF_5f_Num_20_46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text:style-name="RTF_5f_Num_20_47_20_1" style:num-suffix=")" style:num-format="1">
        <style:list-level-properties/>
      </text:list-level-style-number>
      <text:list-level-style-number text:level="2" text:style-name="RTF_5f_Num_20_47_20_2" style:num-suffix=")" style:num-format="1" text:display-levels="2">
        <style:list-level-properties text:space-before="0.199cm"/>
      </text:list-level-style-number>
      <text:list-level-style-number text:level="3" text:style-name="RTF_5f_Num_20_47_20_3" style:num-suffix=")" style:num-format="1" text:display-levels="3">
        <style:list-level-properties text:space-before="0.4cm"/>
      </text:list-level-style-number>
      <text:list-level-style-number text:level="4" text:style-name="RTF_5f_Num_20_47_20_4" style:num-suffix=")" style:num-format="1" text:display-levels="4">
        <style:list-level-properties text:space-before="0.6cm"/>
      </text:list-level-style-number>
      <text:list-level-style-number text:level="5" text:style-name="RTF_5f_Num_20_47_20_5" style:num-suffix=")" style:num-format="1">
        <style:list-level-properties text:space-before="0.801cm"/>
      </text:list-level-style-number>
      <text:list-level-style-number text:level="6" text:style-name="RTF_5f_Num_20_47_20_6" style:num-suffix=")" style:num-format="1" text:display-levels="6">
        <style:list-level-properties/>
      </text:list-level-style-number>
      <text:list-level-style-number text:level="7" text:style-name="RTF_5f_Num_20_47_20_7" style:num-suffix=")" style:num-format="1" text:display-levels="7">
        <style:list-level-properties/>
      </text:list-level-style-number>
      <text:list-level-style-number text:level="8" text:style-name="RTF_5f_Num_20_47_20_8" style:num-suffix=")" style:num-format="1" text:display-levels="8">
        <style:list-level-properties/>
      </text:list-level-style-number>
      <text:list-level-style-number text:level="9" text:style-name="RTF_5f_Num_20_47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text:style-name="RTF_5f_Num_20_48_20_1" style:num-suffix=")" style:num-format="1">
        <style:list-level-properties text:min-label-width="0.762cm"/>
      </text:list-level-style-number>
      <text:list-level-style-number text:level="2" text:style-name="RTF_5f_Num_20_48_20_2" style:num-suffix=")" style:num-format="1" text:display-levels="2">
        <style:list-level-properties text:min-label-width="1.016cm"/>
      </text:list-level-style-number>
      <text:list-level-style-number text:level="3" text:style-name="RTF_5f_Num_20_48_20_3" style:num-suffix=")" style:num-format="1" text:display-levels="3">
        <style:list-level-properties text:min-label-width="1.27cm"/>
      </text:list-level-style-number>
      <text:list-level-style-number text:level="4" text:style-name="RTF_5f_Num_20_48_20_4" style:num-suffix=")" style:num-format="1" text:display-levels="4">
        <style:list-level-properties text:min-label-width="1.524cm"/>
      </text:list-level-style-number>
      <text:list-level-style-number text:level="5" text:style-name="RTF_5f_Num_20_48_20_5" style:num-suffix=")" style:num-format="1" text:display-levels="5">
        <style:list-level-properties text:min-label-width="1.778cm"/>
      </text:list-level-style-number>
      <text:list-level-style-number text:level="6" text:style-name="RTF_5f_Num_20_48_20_6" style:num-prefix="&#13;" style:num-suffix=" " style:num-format="1" text:display-levels="6">
        <style:list-level-properties text:min-label-width="2.032cm"/>
      </text:list-level-style-number>
      <text:list-level-style-number text:level="7" text:style-name="RTF_5f_Num_20_48_20_7" style:num-suffix=" " style:num-format="1" text:display-levels="7">
        <style:list-level-properties text:min-label-width="2.286cm"/>
      </text:list-level-style-number>
      <text:list-level-style-number text:level="8" text:style-name="RTF_5f_Num_20_48_20_8" style:num-suffix=" " style:num-format="1" text:display-levels="8">
        <style:list-level-properties text:min-label-width="2.54cm"/>
      </text:list-level-style-number>
      <text:list-level-style-number text:level="9" text:style-name="RTF_5f_Num_20_48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number text:level="1" text:style-name="RTF_5f_Num_20_49_20_1" style:num-suffix=")" style:num-format="1">
        <style:list-level-properties/>
      </text:list-level-style-number>
      <text:list-level-style-number text:level="2" text:style-name="RTF_5f_Num_20_49_20_2" style:num-suffix=")" style:num-format="1" text:display-levels="2">
        <style:list-level-properties text:space-before="0.199cm"/>
      </text:list-level-style-number>
      <text:list-level-style-number text:level="3" text:style-name="RTF_5f_Num_20_49_20_3" style:num-suffix=")" style:num-format="1" text:display-levels="3">
        <style:list-level-properties text:space-before="0.4cm"/>
      </text:list-level-style-number>
      <text:list-level-style-number text:level="4" text:style-name="RTF_5f_Num_20_49_20_4" style:num-suffix=")" style:num-format="1" text:display-levels="4">
        <style:list-level-properties text:space-before="0.6cm"/>
      </text:list-level-style-number>
      <text:list-level-style-number text:level="5" text:style-name="RTF_5f_Num_20_49_20_5" style:num-suffix=")" style:num-format="1">
        <style:list-level-properties text:space-before="0.801cm"/>
      </text:list-level-style-number>
      <text:list-level-style-number text:level="6" text:style-name="RTF_5f_Num_20_49_20_6" style:num-suffix=")" style:num-format="1" text:display-levels="6">
        <style:list-level-properties/>
      </text:list-level-style-number>
      <text:list-level-style-number text:level="7" text:style-name="RTF_5f_Num_20_49_20_7" style:num-suffix=")" style:num-format="1" text:display-levels="7">
        <style:list-level-properties/>
      </text:list-level-style-number>
      <text:list-level-style-number text:level="8" text:style-name="RTF_5f_Num_20_49_20_8" style:num-suffix=")" style:num-format="1" text:display-levels="8">
        <style:list-level-properties/>
      </text:list-level-style-number>
      <text:list-level-style-number text:level="9" text:style-name="RTF_5f_Num_20_49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50" style:display-name="RTF_Num 50">
      <text:list-level-style-number text:level="1" text:style-name="RTF_5f_Num_20_50_20_1" style:num-suffix=")" style:num-format="1">
        <style:list-level-properties text:min-label-width="0.762cm"/>
      </text:list-level-style-number>
      <text:list-level-style-number text:level="2" text:style-name="RTF_5f_Num_20_50_20_2" style:num-suffix=")" style:num-format="1" text:display-levels="2">
        <style:list-level-properties text:min-label-width="1.016cm"/>
      </text:list-level-style-number>
      <text:list-level-style-number text:level="3" text:style-name="RTF_5f_Num_20_50_20_3" style:num-suffix=")" style:num-format="1" text:display-levels="3">
        <style:list-level-properties text:min-label-width="1.27cm"/>
      </text:list-level-style-number>
      <text:list-level-style-number text:level="4" text:style-name="RTF_5f_Num_20_50_20_4" style:num-suffix=")" style:num-format="1" text:display-levels="4">
        <style:list-level-properties text:min-label-width="1.524cm"/>
      </text:list-level-style-number>
      <text:list-level-style-number text:level="5" text:style-name="RTF_5f_Num_20_50_20_5" style:num-suffix=")" style:num-format="1" text:display-levels="5">
        <style:list-level-properties text:min-label-width="1.778cm"/>
      </text:list-level-style-number>
      <text:list-level-style-number text:level="6" text:style-name="RTF_5f_Num_20_50_20_6" style:num-prefix="&#13;" style:num-suffix=" " style:num-format="1" text:display-levels="6">
        <style:list-level-properties text:min-label-width="2.032cm"/>
      </text:list-level-style-number>
      <text:list-level-style-number text:level="7" text:style-name="RTF_5f_Num_20_50_20_7" style:num-suffix=" " style:num-format="1" text:display-levels="7">
        <style:list-level-properties text:min-label-width="2.286cm"/>
      </text:list-level-style-number>
      <text:list-level-style-number text:level="8" text:style-name="RTF_5f_Num_20_50_20_8" style:num-suffix=" " style:num-format="1" text:display-levels="8">
        <style:list-level-properties text:min-label-width="2.54cm"/>
      </text:list-level-style-number>
      <text:list-level-style-number text:level="9" text:style-name="RTF_5f_Num_20_50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1" style:display-name="RTF_Num 51">
      <text:list-level-style-number text:level="1" text:style-name="RTF_5f_Num_20_51_20_1" style:num-suffix=")" style:num-format="1">
        <style:list-level-properties/>
      </text:list-level-style-number>
      <text:list-level-style-number text:level="2" text:style-name="RTF_5f_Num_20_51_20_2" style:num-suffix=")" style:num-format="1" text:display-levels="2">
        <style:list-level-properties text:space-before="0.199cm"/>
      </text:list-level-style-number>
      <text:list-level-style-number text:level="3" text:style-name="RTF_5f_Num_20_51_20_3" style:num-suffix=")" style:num-format="1" text:display-levels="3">
        <style:list-level-properties text:space-before="0.4cm"/>
      </text:list-level-style-number>
      <text:list-level-style-number text:level="4" text:style-name="RTF_5f_Num_20_51_20_4" style:num-suffix=")" style:num-format="1" text:display-levels="4">
        <style:list-level-properties text:space-before="0.6cm"/>
      </text:list-level-style-number>
      <text:list-level-style-number text:level="5" text:style-name="RTF_5f_Num_20_51_20_5" style:num-suffix=")" style:num-format="1">
        <style:list-level-properties text:space-before="0.801cm"/>
      </text:list-level-style-number>
      <text:list-level-style-number text:level="6" text:style-name="RTF_5f_Num_20_51_20_6" style:num-suffix=")" style:num-format="1" text:display-levels="6">
        <style:list-level-properties/>
      </text:list-level-style-number>
      <text:list-level-style-number text:level="7" text:style-name="RTF_5f_Num_20_51_20_7" style:num-suffix=")" style:num-format="1" text:display-levels="7">
        <style:list-level-properties/>
      </text:list-level-style-number>
      <text:list-level-style-number text:level="8" text:style-name="RTF_5f_Num_20_51_20_8" style:num-suffix=")" style:num-format="1" text:display-levels="8">
        <style:list-level-properties/>
      </text:list-level-style-number>
      <text:list-level-style-number text:level="9" text:style-name="RTF_5f_Num_20_51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52" style:display-name="RTF_Num 52">
      <text:list-level-style-number text:level="1" text:style-name="RTF_5f_Num_20_52_20_1" style:num-suffix=")" style:num-format="1">
        <style:list-level-properties text:min-label-width="0.762cm"/>
      </text:list-level-style-number>
      <text:list-level-style-number text:level="2" text:style-name="RTF_5f_Num_20_52_20_2" style:num-suffix=")" style:num-format="1" text:display-levels="2">
        <style:list-level-properties text:min-label-width="1.016cm"/>
      </text:list-level-style-number>
      <text:list-level-style-number text:level="3" text:style-name="RTF_5f_Num_20_52_20_3" style:num-suffix=")" style:num-format="1" text:display-levels="3">
        <style:list-level-properties text:min-label-width="1.27cm"/>
      </text:list-level-style-number>
      <text:list-level-style-number text:level="4" text:style-name="RTF_5f_Num_20_52_20_4" style:num-suffix=")" style:num-format="1" text:display-levels="4">
        <style:list-level-properties text:min-label-width="1.524cm"/>
      </text:list-level-style-number>
      <text:list-level-style-number text:level="5" text:style-name="RTF_5f_Num_20_52_20_5" style:num-suffix=")" style:num-format="1" text:display-levels="5">
        <style:list-level-properties text:min-label-width="1.778cm"/>
      </text:list-level-style-number>
      <text:list-level-style-number text:level="6" text:style-name="RTF_5f_Num_20_52_20_6" style:num-prefix="&#13;" style:num-suffix=" " style:num-format="1" text:display-levels="6">
        <style:list-level-properties text:min-label-width="2.032cm"/>
      </text:list-level-style-number>
      <text:list-level-style-number text:level="7" text:style-name="RTF_5f_Num_20_52_20_7" style:num-suffix=" " style:num-format="1" text:display-levels="7">
        <style:list-level-properties text:min-label-width="2.286cm"/>
      </text:list-level-style-number>
      <text:list-level-style-number text:level="8" text:style-name="RTF_5f_Num_20_52_20_8" style:num-suffix=" " style:num-format="1" text:display-levels="8">
        <style:list-level-properties text:min-label-width="2.54cm"/>
      </text:list-level-style-number>
      <text:list-level-style-number text:level="9" text:style-name="RTF_5f_Num_20_52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3" style:display-name="RTF_Num 53">
      <text:list-level-style-number text:level="1" text:style-name="RTF_5f_Num_20_53_20_1" style:num-suffix=")" style:num-format="1">
        <style:list-level-properties/>
      </text:list-level-style-number>
      <text:list-level-style-number text:level="2" text:style-name="RTF_5f_Num_20_53_20_2" style:num-suffix=")" style:num-format="1" text:display-levels="2">
        <style:list-level-properties text:space-before="0.199cm"/>
      </text:list-level-style-number>
      <text:list-level-style-number text:level="3" text:style-name="RTF_5f_Num_20_53_20_3" style:num-suffix=")" style:num-format="1" text:display-levels="3">
        <style:list-level-properties text:space-before="0.4cm"/>
      </text:list-level-style-number>
      <text:list-level-style-number text:level="4" text:style-name="RTF_5f_Num_20_53_20_4" style:num-suffix=")" style:num-format="1" text:display-levels="4">
        <style:list-level-properties text:space-before="0.6cm"/>
      </text:list-level-style-number>
      <text:list-level-style-number text:level="5" text:style-name="RTF_5f_Num_20_53_20_5" style:num-suffix=")" style:num-format="1">
        <style:list-level-properties text:space-before="0.801cm"/>
      </text:list-level-style-number>
      <text:list-level-style-number text:level="6" text:style-name="RTF_5f_Num_20_53_20_6" style:num-suffix=")" style:num-format="1" text:display-levels="6">
        <style:list-level-properties/>
      </text:list-level-style-number>
      <text:list-level-style-number text:level="7" text:style-name="RTF_5f_Num_20_53_20_7" style:num-suffix=")" style:num-format="1" text:display-levels="7">
        <style:list-level-properties/>
      </text:list-level-style-number>
      <text:list-level-style-number text:level="8" text:style-name="RTF_5f_Num_20_53_20_8" style:num-suffix=")" style:num-format="1" text:display-levels="8">
        <style:list-level-properties/>
      </text:list-level-style-number>
      <text:list-level-style-number text:level="9" text:style-name="RTF_5f_Num_20_53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54" style:display-name="RTF_Num 54">
      <text:list-level-style-number text:level="1" text:style-name="RTF_5f_Num_20_54_20_1" style:num-suffix=")" style:num-format="1">
        <style:list-level-properties text:min-label-width="0.762cm"/>
      </text:list-level-style-number>
      <text:list-level-style-number text:level="2" text:style-name="RTF_5f_Num_20_54_20_2" style:num-suffix=")" style:num-format="1" text:display-levels="2">
        <style:list-level-properties text:min-label-width="1.016cm"/>
      </text:list-level-style-number>
      <text:list-level-style-number text:level="3" text:style-name="RTF_5f_Num_20_54_20_3" style:num-suffix=")" style:num-format="1" text:display-levels="3">
        <style:list-level-properties text:min-label-width="1.27cm"/>
      </text:list-level-style-number>
      <text:list-level-style-number text:level="4" text:style-name="RTF_5f_Num_20_54_20_4" style:num-suffix=")" style:num-format="1" text:display-levels="4">
        <style:list-level-properties text:min-label-width="1.524cm"/>
      </text:list-level-style-number>
      <text:list-level-style-number text:level="5" text:style-name="RTF_5f_Num_20_54_20_5" style:num-suffix=")" style:num-format="1" text:display-levels="5">
        <style:list-level-properties text:min-label-width="1.778cm"/>
      </text:list-level-style-number>
      <text:list-level-style-number text:level="6" text:style-name="RTF_5f_Num_20_54_20_6" style:num-prefix="&#13;" style:num-suffix=" " style:num-format="1" text:display-levels="6">
        <style:list-level-properties text:min-label-width="2.032cm"/>
      </text:list-level-style-number>
      <text:list-level-style-number text:level="7" text:style-name="RTF_5f_Num_20_54_20_7" style:num-suffix=" " style:num-format="1" text:display-levels="7">
        <style:list-level-properties text:min-label-width="2.286cm"/>
      </text:list-level-style-number>
      <text:list-level-style-number text:level="8" text:style-name="RTF_5f_Num_20_54_20_8" style:num-suffix=" " style:num-format="1" text:display-levels="8">
        <style:list-level-properties text:min-label-width="2.54cm"/>
      </text:list-level-style-number>
      <text:list-level-style-number text:level="9" text:style-name="RTF_5f_Num_20_54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5" style:display-name="RTF_Num 55">
      <text:list-level-style-number text:level="1" text:style-name="RTF_5f_Num_20_55_20_1" style:num-suffix=")" style:num-format="1">
        <style:list-level-properties/>
      </text:list-level-style-number>
      <text:list-level-style-number text:level="2" text:style-name="RTF_5f_Num_20_55_20_2" style:num-suffix=")" style:num-format="1" text:display-levels="2">
        <style:list-level-properties text:space-before="0.199cm"/>
      </text:list-level-style-number>
      <text:list-level-style-number text:level="3" text:style-name="RTF_5f_Num_20_55_20_3" style:num-suffix=")" style:num-format="1" text:display-levels="3">
        <style:list-level-properties text:space-before="0.4cm"/>
      </text:list-level-style-number>
      <text:list-level-style-number text:level="4" text:style-name="RTF_5f_Num_20_55_20_4" style:num-suffix=")" style:num-format="1" text:display-levels="4">
        <style:list-level-properties text:space-before="0.6cm"/>
      </text:list-level-style-number>
      <text:list-level-style-number text:level="5" text:style-name="RTF_5f_Num_20_55_20_5" style:num-suffix=")" style:num-format="1">
        <style:list-level-properties text:space-before="0.801cm"/>
      </text:list-level-style-number>
      <text:list-level-style-number text:level="6" text:style-name="RTF_5f_Num_20_55_20_6" style:num-suffix=")" style:num-format="1" text:display-levels="6">
        <style:list-level-properties/>
      </text:list-level-style-number>
      <text:list-level-style-number text:level="7" text:style-name="RTF_5f_Num_20_55_20_7" style:num-suffix=")" style:num-format="1" text:display-levels="7">
        <style:list-level-properties/>
      </text:list-level-style-number>
      <text:list-level-style-number text:level="8" text:style-name="RTF_5f_Num_20_55_20_8" style:num-suffix=")" style:num-format="1" text:display-levels="8">
        <style:list-level-properties/>
      </text:list-level-style-number>
      <text:list-level-style-number text:level="9" text:style-name="RTF_5f_Num_20_55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56" style:display-name="RTF_Num 56">
      <text:list-level-style-number text:level="1" text:style-name="RTF_5f_Num_20_56_20_1" style:num-suffix=")" style:num-format="1">
        <style:list-level-properties text:min-label-width="0.762cm"/>
      </text:list-level-style-number>
      <text:list-level-style-number text:level="2" text:style-name="RTF_5f_Num_20_56_20_2" style:num-suffix=")" style:num-format="1" text:display-levels="2">
        <style:list-level-properties text:min-label-width="1.016cm"/>
      </text:list-level-style-number>
      <text:list-level-style-number text:level="3" text:style-name="RTF_5f_Num_20_56_20_3" style:num-suffix=")" style:num-format="1" text:display-levels="3">
        <style:list-level-properties text:min-label-width="1.27cm"/>
      </text:list-level-style-number>
      <text:list-level-style-number text:level="4" text:style-name="RTF_5f_Num_20_56_20_4" style:num-suffix=")" style:num-format="1" text:display-levels="4">
        <style:list-level-properties text:min-label-width="1.524cm"/>
      </text:list-level-style-number>
      <text:list-level-style-number text:level="5" text:style-name="RTF_5f_Num_20_56_20_5" style:num-suffix=")" style:num-format="1" text:display-levels="5">
        <style:list-level-properties text:min-label-width="1.778cm"/>
      </text:list-level-style-number>
      <text:list-level-style-number text:level="6" text:style-name="RTF_5f_Num_20_56_20_6" style:num-prefix="&#13;" style:num-suffix=" " style:num-format="1" text:display-levels="6">
        <style:list-level-properties text:min-label-width="2.032cm"/>
      </text:list-level-style-number>
      <text:list-level-style-number text:level="7" text:style-name="RTF_5f_Num_20_56_20_7" style:num-suffix=" " style:num-format="1" text:display-levels="7">
        <style:list-level-properties text:min-label-width="2.286cm"/>
      </text:list-level-style-number>
      <text:list-level-style-number text:level="8" text:style-name="RTF_5f_Num_20_56_20_8" style:num-suffix=" " style:num-format="1" text:display-levels="8">
        <style:list-level-properties text:min-label-width="2.54cm"/>
      </text:list-level-style-number>
      <text:list-level-style-number text:level="9" text:style-name="RTF_5f_Num_20_56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7" style:display-name="RTF_Num 57">
      <text:list-level-style-number text:level="1" text:style-name="RTF_5f_Num_20_57_20_1" style:num-suffix=")" style:num-format="1">
        <style:list-level-properties/>
      </text:list-level-style-number>
      <text:list-level-style-number text:level="2" text:style-name="RTF_5f_Num_20_57_20_2" style:num-suffix=")" style:num-format="1" text:display-levels="2">
        <style:list-level-properties text:space-before="0.199cm"/>
      </text:list-level-style-number>
      <text:list-level-style-number text:level="3" text:style-name="RTF_5f_Num_20_57_20_3" style:num-suffix=")" style:num-format="1" text:display-levels="3">
        <style:list-level-properties text:space-before="0.4cm"/>
      </text:list-level-style-number>
      <text:list-level-style-number text:level="4" text:style-name="RTF_5f_Num_20_57_20_4" style:num-suffix=")" style:num-format="1" text:display-levels="4">
        <style:list-level-properties text:space-before="0.6cm"/>
      </text:list-level-style-number>
      <text:list-level-style-number text:level="5" text:style-name="RTF_5f_Num_20_57_20_5" style:num-suffix=")" style:num-format="1">
        <style:list-level-properties text:space-before="0.801cm"/>
      </text:list-level-style-number>
      <text:list-level-style-number text:level="6" text:style-name="RTF_5f_Num_20_57_20_6" style:num-suffix=")" style:num-format="1" text:display-levels="6">
        <style:list-level-properties/>
      </text:list-level-style-number>
      <text:list-level-style-number text:level="7" text:style-name="RTF_5f_Num_20_57_20_7" style:num-suffix=")" style:num-format="1" text:display-levels="7">
        <style:list-level-properties/>
      </text:list-level-style-number>
      <text:list-level-style-number text:level="8" text:style-name="RTF_5f_Num_20_57_20_8" style:num-suffix=")" style:num-format="1" text:display-levels="8">
        <style:list-level-properties/>
      </text:list-level-style-number>
      <text:list-level-style-number text:level="9" text:style-name="RTF_5f_Num_20_57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58" style:display-name="RTF_Num 58">
      <text:list-level-style-number text:level="1" text:style-name="RTF_5f_Num_20_58_20_1" style:num-suffix=")" style:num-format="1">
        <style:list-level-properties text:min-label-width="0.762cm"/>
      </text:list-level-style-number>
      <text:list-level-style-number text:level="2" text:style-name="RTF_5f_Num_20_58_20_2" style:num-suffix=")" style:num-format="1" text:display-levels="2">
        <style:list-level-properties text:min-label-width="1.016cm"/>
      </text:list-level-style-number>
      <text:list-level-style-number text:level="3" text:style-name="RTF_5f_Num_20_58_20_3" style:num-suffix=")" style:num-format="1" text:display-levels="3">
        <style:list-level-properties text:min-label-width="1.27cm"/>
      </text:list-level-style-number>
      <text:list-level-style-number text:level="4" text:style-name="RTF_5f_Num_20_58_20_4" style:num-suffix=")" style:num-format="1" text:display-levels="4">
        <style:list-level-properties text:min-label-width="1.524cm"/>
      </text:list-level-style-number>
      <text:list-level-style-number text:level="5" text:style-name="RTF_5f_Num_20_58_20_5" style:num-suffix=")" style:num-format="1" text:display-levels="5">
        <style:list-level-properties text:min-label-width="1.778cm"/>
      </text:list-level-style-number>
      <text:list-level-style-number text:level="6" text:style-name="RTF_5f_Num_20_58_20_6" style:num-prefix="&#13;" style:num-suffix=" " style:num-format="1" text:display-levels="6">
        <style:list-level-properties text:min-label-width="2.032cm"/>
      </text:list-level-style-number>
      <text:list-level-style-number text:level="7" text:style-name="RTF_5f_Num_20_58_20_7" style:num-suffix=" " style:num-format="1" text:display-levels="7">
        <style:list-level-properties text:min-label-width="2.286cm"/>
      </text:list-level-style-number>
      <text:list-level-style-number text:level="8" text:style-name="RTF_5f_Num_20_58_20_8" style:num-suffix=" " style:num-format="1" text:display-levels="8">
        <style:list-level-properties text:min-label-width="2.54cm"/>
      </text:list-level-style-number>
      <text:list-level-style-number text:level="9" text:style-name="RTF_5f_Num_20_58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9" style:display-name="RTF_Num 59">
      <text:list-level-style-number text:level="1" text:style-name="RTF_5f_Num_20_59_20_1" style:num-suffix=")" style:num-format="1">
        <style:list-level-properties/>
      </text:list-level-style-number>
      <text:list-level-style-number text:level="2" text:style-name="RTF_5f_Num_20_59_20_2" style:num-suffix=")" style:num-format="1" text:display-levels="2">
        <style:list-level-properties text:space-before="0.199cm"/>
      </text:list-level-style-number>
      <text:list-level-style-number text:level="3" text:style-name="RTF_5f_Num_20_59_20_3" style:num-suffix=")" style:num-format="1" text:display-levels="3">
        <style:list-level-properties text:space-before="0.4cm"/>
      </text:list-level-style-number>
      <text:list-level-style-number text:level="4" text:style-name="RTF_5f_Num_20_59_20_4" style:num-suffix=")" style:num-format="1" text:display-levels="4">
        <style:list-level-properties text:space-before="0.6cm"/>
      </text:list-level-style-number>
      <text:list-level-style-number text:level="5" text:style-name="RTF_5f_Num_20_59_20_5" style:num-suffix=")" style:num-format="1">
        <style:list-level-properties text:space-before="0.801cm"/>
      </text:list-level-style-number>
      <text:list-level-style-number text:level="6" text:style-name="RTF_5f_Num_20_59_20_6" style:num-suffix=")" style:num-format="1" text:display-levels="6">
        <style:list-level-properties/>
      </text:list-level-style-number>
      <text:list-level-style-number text:level="7" text:style-name="RTF_5f_Num_20_59_20_7" style:num-suffix=")" style:num-format="1" text:display-levels="7">
        <style:list-level-properties/>
      </text:list-level-style-number>
      <text:list-level-style-number text:level="8" text:style-name="RTF_5f_Num_20_59_20_8" style:num-suffix=")" style:num-format="1" text:display-levels="8">
        <style:list-level-properties/>
      </text:list-level-style-number>
      <text:list-level-style-number text:level="9" text:style-name="RTF_5f_Num_20_59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60" style:display-name="RTF_Num 60">
      <text:list-level-style-number text:level="1" text:style-name="RTF_5f_Num_20_60_20_1" style:num-suffix=")" style:num-format="1">
        <style:list-level-properties text:min-label-width="0.762cm"/>
      </text:list-level-style-number>
      <text:list-level-style-number text:level="2" text:style-name="RTF_5f_Num_20_60_20_2" style:num-suffix=")" style:num-format="1" text:display-levels="2">
        <style:list-level-properties text:min-label-width="1.016cm"/>
      </text:list-level-style-number>
      <text:list-level-style-number text:level="3" text:style-name="RTF_5f_Num_20_60_20_3" style:num-suffix=")" style:num-format="1" text:display-levels="3">
        <style:list-level-properties text:min-label-width="1.27cm"/>
      </text:list-level-style-number>
      <text:list-level-style-number text:level="4" text:style-name="RTF_5f_Num_20_60_20_4" style:num-suffix=")" style:num-format="1" text:display-levels="4">
        <style:list-level-properties text:min-label-width="1.524cm"/>
      </text:list-level-style-number>
      <text:list-level-style-number text:level="5" text:style-name="RTF_5f_Num_20_60_20_5" style:num-suffix=")" style:num-format="1" text:display-levels="5">
        <style:list-level-properties text:min-label-width="1.778cm"/>
      </text:list-level-style-number>
      <text:list-level-style-number text:level="6" text:style-name="RTF_5f_Num_20_60_20_6" style:num-prefix="&#13;" style:num-suffix=" " style:num-format="1" text:display-levels="6">
        <style:list-level-properties text:min-label-width="2.032cm"/>
      </text:list-level-style-number>
      <text:list-level-style-number text:level="7" text:style-name="RTF_5f_Num_20_60_20_7" style:num-suffix=" " style:num-format="1" text:display-levels="7">
        <style:list-level-properties text:min-label-width="2.286cm"/>
      </text:list-level-style-number>
      <text:list-level-style-number text:level="8" text:style-name="RTF_5f_Num_20_60_20_8" style:num-suffix=" " style:num-format="1" text:display-levels="8">
        <style:list-level-properties text:min-label-width="2.54cm"/>
      </text:list-level-style-number>
      <text:list-level-style-number text:level="9" text:style-name="RTF_5f_Num_20_60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1" style:display-name="RTF_Num 61">
      <text:list-level-style-number text:level="1" text:style-name="RTF_5f_Num_20_61_20_1" style:num-suffix=")" style:num-format="1">
        <style:list-level-properties/>
      </text:list-level-style-number>
      <text:list-level-style-number text:level="2" text:style-name="RTF_5f_Num_20_61_20_2" style:num-suffix=")" style:num-format="1" text:display-levels="2">
        <style:list-level-properties text:space-before="0.199cm"/>
      </text:list-level-style-number>
      <text:list-level-style-number text:level="3" text:style-name="RTF_5f_Num_20_61_20_3" style:num-suffix=")" style:num-format="1" text:display-levels="3">
        <style:list-level-properties text:space-before="0.4cm"/>
      </text:list-level-style-number>
      <text:list-level-style-number text:level="4" text:style-name="RTF_5f_Num_20_61_20_4" style:num-suffix=")" style:num-format="1" text:display-levels="4">
        <style:list-level-properties text:space-before="0.6cm"/>
      </text:list-level-style-number>
      <text:list-level-style-number text:level="5" text:style-name="RTF_5f_Num_20_61_20_5" style:num-suffix=")" style:num-format="1">
        <style:list-level-properties text:space-before="0.801cm"/>
      </text:list-level-style-number>
      <text:list-level-style-number text:level="6" text:style-name="RTF_5f_Num_20_61_20_6" style:num-suffix=")" style:num-format="1" text:display-levels="6">
        <style:list-level-properties/>
      </text:list-level-style-number>
      <text:list-level-style-number text:level="7" text:style-name="RTF_5f_Num_20_61_20_7" style:num-suffix=")" style:num-format="1" text:display-levels="7">
        <style:list-level-properties/>
      </text:list-level-style-number>
      <text:list-level-style-number text:level="8" text:style-name="RTF_5f_Num_20_61_20_8" style:num-suffix=")" style:num-format="1" text:display-levels="8">
        <style:list-level-properties/>
      </text:list-level-style-number>
      <text:list-level-style-number text:level="9" text:style-name="RTF_5f_Num_20_61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62" style:display-name="RTF_Num 62">
      <text:list-level-style-number text:level="1" text:style-name="RTF_5f_Num_20_62_20_1" style:num-suffix=")" style:num-format="1">
        <style:list-level-properties text:min-label-width="0.762cm"/>
      </text:list-level-style-number>
      <text:list-level-style-number text:level="2" text:style-name="RTF_5f_Num_20_62_20_2" style:num-suffix=")" style:num-format="1" text:display-levels="2">
        <style:list-level-properties text:min-label-width="1.016cm"/>
      </text:list-level-style-number>
      <text:list-level-style-number text:level="3" text:style-name="RTF_5f_Num_20_62_20_3" style:num-suffix=")" style:num-format="1" text:display-levels="3">
        <style:list-level-properties text:min-label-width="1.27cm"/>
      </text:list-level-style-number>
      <text:list-level-style-number text:level="4" text:style-name="RTF_5f_Num_20_62_20_4" style:num-suffix=")" style:num-format="1" text:display-levels="4">
        <style:list-level-properties text:min-label-width="1.524cm"/>
      </text:list-level-style-number>
      <text:list-level-style-number text:level="5" text:style-name="RTF_5f_Num_20_62_20_5" style:num-suffix=")" style:num-format="1" text:display-levels="5">
        <style:list-level-properties text:min-label-width="1.778cm"/>
      </text:list-level-style-number>
      <text:list-level-style-number text:level="6" text:style-name="RTF_5f_Num_20_62_20_6" style:num-prefix="&#13;" style:num-suffix=" " style:num-format="1" text:display-levels="6">
        <style:list-level-properties text:min-label-width="2.032cm"/>
      </text:list-level-style-number>
      <text:list-level-style-number text:level="7" text:style-name="RTF_5f_Num_20_62_20_7" style:num-suffix=" " style:num-format="1" text:display-levels="7">
        <style:list-level-properties text:min-label-width="2.286cm"/>
      </text:list-level-style-number>
      <text:list-level-style-number text:level="8" text:style-name="RTF_5f_Num_20_62_20_8" style:num-suffix=" " style:num-format="1" text:display-levels="8">
        <style:list-level-properties text:min-label-width="2.54cm"/>
      </text:list-level-style-number>
      <text:list-level-style-number text:level="9" text:style-name="RTF_5f_Num_20_62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3" style:display-name="RTF_Num 63">
      <text:list-level-style-number text:level="1" text:style-name="RTF_5f_Num_20_63_20_1" style:num-suffix=")" style:num-format="1">
        <style:list-level-properties/>
      </text:list-level-style-number>
      <text:list-level-style-number text:level="2" text:style-name="RTF_5f_Num_20_63_20_2" style:num-suffix=")" style:num-format="1" text:display-levels="2">
        <style:list-level-properties text:space-before="0.199cm"/>
      </text:list-level-style-number>
      <text:list-level-style-number text:level="3" text:style-name="RTF_5f_Num_20_63_20_3" style:num-suffix=")" style:num-format="1" text:display-levels="3">
        <style:list-level-properties text:space-before="0.4cm"/>
      </text:list-level-style-number>
      <text:list-level-style-number text:level="4" text:style-name="RTF_5f_Num_20_63_20_4" style:num-suffix=")" style:num-format="1" text:display-levels="4">
        <style:list-level-properties text:space-before="0.6cm"/>
      </text:list-level-style-number>
      <text:list-level-style-number text:level="5" text:style-name="RTF_5f_Num_20_63_20_5" style:num-suffix=")" style:num-format="1">
        <style:list-level-properties text:space-before="0.801cm"/>
      </text:list-level-style-number>
      <text:list-level-style-number text:level="6" text:style-name="RTF_5f_Num_20_63_20_6" style:num-suffix=")" style:num-format="1" text:display-levels="6">
        <style:list-level-properties/>
      </text:list-level-style-number>
      <text:list-level-style-number text:level="7" text:style-name="RTF_5f_Num_20_63_20_7" style:num-suffix=")" style:num-format="1" text:display-levels="7">
        <style:list-level-properties/>
      </text:list-level-style-number>
      <text:list-level-style-number text:level="8" text:style-name="RTF_5f_Num_20_63_20_8" style:num-suffix=")" style:num-format="1" text:display-levels="8">
        <style:list-level-properties/>
      </text:list-level-style-number>
      <text:list-level-style-number text:level="9" text:style-name="RTF_5f_Num_20_63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64" style:display-name="RTF_Num 64">
      <text:list-level-style-number text:level="1" text:style-name="RTF_5f_Num_20_64_20_1" style:num-suffix=")" style:num-format="1">
        <style:list-level-properties text:min-label-width="0.762cm"/>
      </text:list-level-style-number>
      <text:list-level-style-number text:level="2" text:style-name="RTF_5f_Num_20_64_20_2" style:num-suffix=")" style:num-format="1" text:display-levels="2">
        <style:list-level-properties text:min-label-width="1.016cm"/>
      </text:list-level-style-number>
      <text:list-level-style-number text:level="3" text:style-name="RTF_5f_Num_20_64_20_3" style:num-suffix=")" style:num-format="1" text:display-levels="3">
        <style:list-level-properties text:min-label-width="1.27cm"/>
      </text:list-level-style-number>
      <text:list-level-style-number text:level="4" text:style-name="RTF_5f_Num_20_64_20_4" style:num-suffix=")" style:num-format="1" text:display-levels="4">
        <style:list-level-properties text:min-label-width="1.524cm"/>
      </text:list-level-style-number>
      <text:list-level-style-number text:level="5" text:style-name="RTF_5f_Num_20_64_20_5" style:num-suffix=")" style:num-format="1" text:display-levels="5">
        <style:list-level-properties text:min-label-width="1.778cm"/>
      </text:list-level-style-number>
      <text:list-level-style-number text:level="6" text:style-name="RTF_5f_Num_20_64_20_6" style:num-prefix="&#13;" style:num-suffix=" " style:num-format="1" text:display-levels="6">
        <style:list-level-properties text:min-label-width="2.032cm"/>
      </text:list-level-style-number>
      <text:list-level-style-number text:level="7" text:style-name="RTF_5f_Num_20_64_20_7" style:num-suffix=" " style:num-format="1" text:display-levels="7">
        <style:list-level-properties text:min-label-width="2.286cm"/>
      </text:list-level-style-number>
      <text:list-level-style-number text:level="8" text:style-name="RTF_5f_Num_20_64_20_8" style:num-suffix=" " style:num-format="1" text:display-levels="8">
        <style:list-level-properties text:min-label-width="2.54cm"/>
      </text:list-level-style-number>
      <text:list-level-style-number text:level="9" text:style-name="RTF_5f_Num_20_64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5" style:display-name="RTF_Num 65">
      <text:list-level-style-number text:level="1" text:style-name="RTF_5f_Num_20_65_20_1" style:num-suffix=")" style:num-format="1">
        <style:list-level-properties/>
      </text:list-level-style-number>
      <text:list-level-style-number text:level="2" text:style-name="RTF_5f_Num_20_65_20_2" style:num-suffix=")" style:num-format="1" text:display-levels="2">
        <style:list-level-properties text:space-before="0.199cm"/>
      </text:list-level-style-number>
      <text:list-level-style-number text:level="3" text:style-name="RTF_5f_Num_20_65_20_3" style:num-suffix=")" style:num-format="1" text:display-levels="3">
        <style:list-level-properties text:space-before="0.4cm"/>
      </text:list-level-style-number>
      <text:list-level-style-number text:level="4" text:style-name="RTF_5f_Num_20_65_20_4" style:num-suffix=")" style:num-format="1" text:display-levels="4">
        <style:list-level-properties text:space-before="0.6cm"/>
      </text:list-level-style-number>
      <text:list-level-style-number text:level="5" text:style-name="RTF_5f_Num_20_65_20_5" style:num-suffix=")" style:num-format="1">
        <style:list-level-properties text:space-before="0.801cm"/>
      </text:list-level-style-number>
      <text:list-level-style-number text:level="6" text:style-name="RTF_5f_Num_20_65_20_6" style:num-suffix=")" style:num-format="1" text:display-levels="6">
        <style:list-level-properties/>
      </text:list-level-style-number>
      <text:list-level-style-number text:level="7" text:style-name="RTF_5f_Num_20_65_20_7" style:num-suffix=")" style:num-format="1" text:display-levels="7">
        <style:list-level-properties/>
      </text:list-level-style-number>
      <text:list-level-style-number text:level="8" text:style-name="RTF_5f_Num_20_65_20_8" style:num-suffix=")" style:num-format="1" text:display-levels="8">
        <style:list-level-properties/>
      </text:list-level-style-number>
      <text:list-level-style-number text:level="9" text:style-name="RTF_5f_Num_20_65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66" style:display-name="RTF_Num 66">
      <text:list-level-style-number text:level="1" text:style-name="RTF_5f_Num_20_66_20_1" style:num-suffix=")" style:num-format="1">
        <style:list-level-properties text:min-label-width="0.762cm"/>
      </text:list-level-style-number>
      <text:list-level-style-number text:level="2" text:style-name="RTF_5f_Num_20_66_20_2" style:num-suffix=")" style:num-format="1" text:display-levels="2">
        <style:list-level-properties text:min-label-width="1.016cm"/>
      </text:list-level-style-number>
      <text:list-level-style-number text:level="3" text:style-name="RTF_5f_Num_20_66_20_3" style:num-suffix=")" style:num-format="1" text:display-levels="3">
        <style:list-level-properties text:min-label-width="1.27cm"/>
      </text:list-level-style-number>
      <text:list-level-style-number text:level="4" text:style-name="RTF_5f_Num_20_66_20_4" style:num-suffix=")" style:num-format="1" text:display-levels="4">
        <style:list-level-properties text:min-label-width="1.524cm"/>
      </text:list-level-style-number>
      <text:list-level-style-number text:level="5" text:style-name="RTF_5f_Num_20_66_20_5" style:num-suffix=")" style:num-format="1" text:display-levels="5">
        <style:list-level-properties text:min-label-width="1.778cm"/>
      </text:list-level-style-number>
      <text:list-level-style-number text:level="6" text:style-name="RTF_5f_Num_20_66_20_6" style:num-prefix="&#13;" style:num-suffix=" " style:num-format="1" text:display-levels="6">
        <style:list-level-properties text:min-label-width="2.032cm"/>
      </text:list-level-style-number>
      <text:list-level-style-number text:level="7" text:style-name="RTF_5f_Num_20_66_20_7" style:num-suffix=" " style:num-format="1" text:display-levels="7">
        <style:list-level-properties text:min-label-width="2.286cm"/>
      </text:list-level-style-number>
      <text:list-level-style-number text:level="8" text:style-name="RTF_5f_Num_20_66_20_8" style:num-suffix=" " style:num-format="1" text:display-levels="8">
        <style:list-level-properties text:min-label-width="2.54cm"/>
      </text:list-level-style-number>
      <text:list-level-style-number text:level="9" text:style-name="RTF_5f_Num_20_66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7" style:display-name="RTF_Num 67">
      <text:list-level-style-number text:level="1" text:style-name="RTF_5f_Num_20_67_20_1" style:num-suffix=")" style:num-format="1">
        <style:list-level-properties/>
      </text:list-level-style-number>
      <text:list-level-style-number text:level="2" text:style-name="RTF_5f_Num_20_67_20_2" style:num-suffix=")" style:num-format="1" text:display-levels="2">
        <style:list-level-properties text:space-before="0.199cm"/>
      </text:list-level-style-number>
      <text:list-level-style-number text:level="3" text:style-name="RTF_5f_Num_20_67_20_3" style:num-suffix=")" style:num-format="1" text:display-levels="3">
        <style:list-level-properties text:space-before="0.4cm"/>
      </text:list-level-style-number>
      <text:list-level-style-number text:level="4" text:style-name="RTF_5f_Num_20_67_20_4" style:num-suffix=")" style:num-format="1" text:display-levels="4">
        <style:list-level-properties text:space-before="0.6cm"/>
      </text:list-level-style-number>
      <text:list-level-style-number text:level="5" text:style-name="RTF_5f_Num_20_67_20_5" style:num-suffix=")" style:num-format="1">
        <style:list-level-properties text:space-before="0.801cm"/>
      </text:list-level-style-number>
      <text:list-level-style-number text:level="6" text:style-name="RTF_5f_Num_20_67_20_6" style:num-suffix=")" style:num-format="1" text:display-levels="6">
        <style:list-level-properties/>
      </text:list-level-style-number>
      <text:list-level-style-number text:level="7" text:style-name="RTF_5f_Num_20_67_20_7" style:num-suffix=")" style:num-format="1" text:display-levels="7">
        <style:list-level-properties/>
      </text:list-level-style-number>
      <text:list-level-style-number text:level="8" text:style-name="RTF_5f_Num_20_67_20_8" style:num-suffix=")" style:num-format="1" text:display-levels="8">
        <style:list-level-properties/>
      </text:list-level-style-number>
      <text:list-level-style-number text:level="9" text:style-name="RTF_5f_Num_20_67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68" style:display-name="RTF_Num 68">
      <text:list-level-style-number text:level="1" text:style-name="RTF_5f_Num_20_68_20_1" style:num-suffix=")" style:num-format="1">
        <style:list-level-properties text:min-label-width="0.762cm"/>
      </text:list-level-style-number>
      <text:list-level-style-number text:level="2" text:style-name="RTF_5f_Num_20_68_20_2" style:num-suffix=")" style:num-format="1" text:display-levels="2">
        <style:list-level-properties text:min-label-width="1.016cm"/>
      </text:list-level-style-number>
      <text:list-level-style-number text:level="3" text:style-name="RTF_5f_Num_20_68_20_3" style:num-suffix=")" style:num-format="1" text:display-levels="3">
        <style:list-level-properties text:min-label-width="1.27cm"/>
      </text:list-level-style-number>
      <text:list-level-style-number text:level="4" text:style-name="RTF_5f_Num_20_68_20_4" style:num-suffix=")" style:num-format="1" text:display-levels="4">
        <style:list-level-properties text:min-label-width="1.524cm"/>
      </text:list-level-style-number>
      <text:list-level-style-number text:level="5" text:style-name="RTF_5f_Num_20_68_20_5" style:num-suffix=")" style:num-format="1" text:display-levels="5">
        <style:list-level-properties text:min-label-width="1.778cm"/>
      </text:list-level-style-number>
      <text:list-level-style-number text:level="6" text:style-name="RTF_5f_Num_20_68_20_6" style:num-prefix="&#13;" style:num-suffix=" " style:num-format="1" text:display-levels="6">
        <style:list-level-properties text:min-label-width="2.032cm"/>
      </text:list-level-style-number>
      <text:list-level-style-number text:level="7" text:style-name="RTF_5f_Num_20_68_20_7" style:num-suffix=" " style:num-format="1" text:display-levels="7">
        <style:list-level-properties text:min-label-width="2.286cm"/>
      </text:list-level-style-number>
      <text:list-level-style-number text:level="8" text:style-name="RTF_5f_Num_20_68_20_8" style:num-suffix=" " style:num-format="1" text:display-levels="8">
        <style:list-level-properties text:min-label-width="2.54cm"/>
      </text:list-level-style-number>
      <text:list-level-style-number text:level="9" text:style-name="RTF_5f_Num_20_68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9" style:display-name="RTF_Num 69">
      <text:list-level-style-number text:level="1" text:style-name="RTF_5f_Num_20_69_20_1" style:num-suffix=")" style:num-format="1">
        <style:list-level-properties/>
      </text:list-level-style-number>
      <text:list-level-style-number text:level="2" text:style-name="RTF_5f_Num_20_69_20_2" style:num-suffix=")" style:num-format="1" text:display-levels="2">
        <style:list-level-properties text:space-before="0.199cm"/>
      </text:list-level-style-number>
      <text:list-level-style-number text:level="3" text:style-name="RTF_5f_Num_20_69_20_3" style:num-suffix=")" style:num-format="1" text:display-levels="3">
        <style:list-level-properties text:space-before="0.4cm"/>
      </text:list-level-style-number>
      <text:list-level-style-number text:level="4" text:style-name="RTF_5f_Num_20_69_20_4" style:num-suffix=")" style:num-format="1" text:display-levels="4">
        <style:list-level-properties text:space-before="0.6cm"/>
      </text:list-level-style-number>
      <text:list-level-style-number text:level="5" text:style-name="RTF_5f_Num_20_69_20_5" style:num-suffix=")" style:num-format="1">
        <style:list-level-properties text:space-before="0.801cm"/>
      </text:list-level-style-number>
      <text:list-level-style-number text:level="6" text:style-name="RTF_5f_Num_20_69_20_6" style:num-suffix=")" style:num-format="1" text:display-levels="6">
        <style:list-level-properties/>
      </text:list-level-style-number>
      <text:list-level-style-number text:level="7" text:style-name="RTF_5f_Num_20_69_20_7" style:num-suffix=")" style:num-format="1" text:display-levels="7">
        <style:list-level-properties/>
      </text:list-level-style-number>
      <text:list-level-style-number text:level="8" text:style-name="RTF_5f_Num_20_69_20_8" style:num-suffix=")" style:num-format="1" text:display-levels="8">
        <style:list-level-properties/>
      </text:list-level-style-number>
      <text:list-level-style-number text:level="9" text:style-name="RTF_5f_Num_20_69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70" style:display-name="RTF_Num 70">
      <text:list-level-style-number text:level="1" text:style-name="RTF_5f_Num_20_70_20_1" style:num-suffix=")" style:num-format="1">
        <style:list-level-properties text:min-label-width="0.762cm"/>
      </text:list-level-style-number>
      <text:list-level-style-number text:level="2" text:style-name="RTF_5f_Num_20_70_20_2" style:num-suffix=")" style:num-format="1" text:display-levels="2">
        <style:list-level-properties text:min-label-width="1.016cm"/>
      </text:list-level-style-number>
      <text:list-level-style-number text:level="3" text:style-name="RTF_5f_Num_20_70_20_3" style:num-suffix=")" style:num-format="1" text:display-levels="3">
        <style:list-level-properties text:min-label-width="1.27cm"/>
      </text:list-level-style-number>
      <text:list-level-style-number text:level="4" text:style-name="RTF_5f_Num_20_70_20_4" style:num-suffix=")" style:num-format="1" text:display-levels="4">
        <style:list-level-properties text:min-label-width="1.524cm"/>
      </text:list-level-style-number>
      <text:list-level-style-number text:level="5" text:style-name="RTF_5f_Num_20_70_20_5" style:num-suffix=")" style:num-format="1" text:display-levels="5">
        <style:list-level-properties text:min-label-width="1.778cm"/>
      </text:list-level-style-number>
      <text:list-level-style-number text:level="6" text:style-name="RTF_5f_Num_20_70_20_6" style:num-prefix="&#13;" style:num-suffix=" " style:num-format="1" text:display-levels="6">
        <style:list-level-properties text:min-label-width="2.032cm"/>
      </text:list-level-style-number>
      <text:list-level-style-number text:level="7" text:style-name="RTF_5f_Num_20_70_20_7" style:num-suffix=" " style:num-format="1" text:display-levels="7">
        <style:list-level-properties text:min-label-width="2.286cm"/>
      </text:list-level-style-number>
      <text:list-level-style-number text:level="8" text:style-name="RTF_5f_Num_20_70_20_8" style:num-suffix=" " style:num-format="1" text:display-levels="8">
        <style:list-level-properties text:min-label-width="2.54cm"/>
      </text:list-level-style-number>
      <text:list-level-style-number text:level="9" text:style-name="RTF_5f_Num_20_70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71" style:display-name="RTF_Num 71">
      <text:list-level-style-number text:level="1" text:style-name="RTF_5f_Num_20_71_20_1" style:num-suffix=")" style:num-format="1">
        <style:list-level-properties/>
      </text:list-level-style-number>
      <text:list-level-style-number text:level="2" text:style-name="RTF_5f_Num_20_71_20_2" style:num-suffix=")" style:num-format="1" text:display-levels="2">
        <style:list-level-properties text:space-before="0.199cm"/>
      </text:list-level-style-number>
      <text:list-level-style-number text:level="3" text:style-name="RTF_5f_Num_20_71_20_3" style:num-suffix=")" style:num-format="1" text:display-levels="3">
        <style:list-level-properties text:space-before="0.4cm"/>
      </text:list-level-style-number>
      <text:list-level-style-number text:level="4" text:style-name="RTF_5f_Num_20_71_20_4" style:num-suffix=")" style:num-format="1" text:display-levels="4">
        <style:list-level-properties text:space-before="0.6cm"/>
      </text:list-level-style-number>
      <text:list-level-style-number text:level="5" text:style-name="RTF_5f_Num_20_71_20_5" style:num-suffix=")" style:num-format="1">
        <style:list-level-properties text:space-before="0.801cm"/>
      </text:list-level-style-number>
      <text:list-level-style-number text:level="6" text:style-name="RTF_5f_Num_20_71_20_6" style:num-suffix=")" style:num-format="1" text:display-levels="6">
        <style:list-level-properties/>
      </text:list-level-style-number>
      <text:list-level-style-number text:level="7" text:style-name="RTF_5f_Num_20_71_20_7" style:num-suffix=")" style:num-format="1" text:display-levels="7">
        <style:list-level-properties/>
      </text:list-level-style-number>
      <text:list-level-style-number text:level="8" text:style-name="RTF_5f_Num_20_71_20_8" style:num-suffix=")" style:num-format="1" text:display-levels="8">
        <style:list-level-properties/>
      </text:list-level-style-number>
      <text:list-level-style-number text:level="9" text:style-name="RTF_5f_Num_20_71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72" style:display-name="RTF_Num 72">
      <text:list-level-style-number text:level="1" text:style-name="RTF_5f_Num_20_72_20_1" style:num-suffix=")" style:num-format="1">
        <style:list-level-properties text:min-label-width="0.762cm"/>
      </text:list-level-style-number>
      <text:list-level-style-number text:level="2" text:style-name="RTF_5f_Num_20_72_20_2" style:num-suffix=")" style:num-format="1" text:display-levels="2">
        <style:list-level-properties text:min-label-width="1.016cm"/>
      </text:list-level-style-number>
      <text:list-level-style-number text:level="3" text:style-name="RTF_5f_Num_20_72_20_3" style:num-suffix=")" style:num-format="1" text:display-levels="3">
        <style:list-level-properties text:min-label-width="1.27cm"/>
      </text:list-level-style-number>
      <text:list-level-style-number text:level="4" text:style-name="RTF_5f_Num_20_72_20_4" style:num-suffix=")" style:num-format="1" text:display-levels="4">
        <style:list-level-properties text:min-label-width="1.524cm"/>
      </text:list-level-style-number>
      <text:list-level-style-number text:level="5" text:style-name="RTF_5f_Num_20_72_20_5" style:num-suffix=")" style:num-format="1" text:display-levels="5">
        <style:list-level-properties text:min-label-width="1.778cm"/>
      </text:list-level-style-number>
      <text:list-level-style-number text:level="6" text:style-name="RTF_5f_Num_20_72_20_6" style:num-prefix="&#13;" style:num-suffix=" " style:num-format="1" text:display-levels="6">
        <style:list-level-properties text:min-label-width="2.032cm"/>
      </text:list-level-style-number>
      <text:list-level-style-number text:level="7" text:style-name="RTF_5f_Num_20_72_20_7" style:num-suffix=" " style:num-format="1" text:display-levels="7">
        <style:list-level-properties text:min-label-width="2.286cm"/>
      </text:list-level-style-number>
      <text:list-level-style-number text:level="8" text:style-name="RTF_5f_Num_20_72_20_8" style:num-suffix=" " style:num-format="1" text:display-levels="8">
        <style:list-level-properties text:min-label-width="2.54cm"/>
      </text:list-level-style-number>
      <text:list-level-style-number text:level="9" text:style-name="RTF_5f_Num_20_72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73" style:display-name="RTF_Num 73">
      <text:list-level-style-number text:level="1" text:style-name="RTF_5f_Num_20_73_20_1" style:num-suffix=")" style:num-format="1">
        <style:list-level-properties/>
      </text:list-level-style-number>
      <text:list-level-style-number text:level="2" text:style-name="RTF_5f_Num_20_73_20_2" style:num-suffix=")" style:num-format="1" text:display-levels="2">
        <style:list-level-properties text:space-before="0.199cm"/>
      </text:list-level-style-number>
      <text:list-level-style-number text:level="3" text:style-name="RTF_5f_Num_20_73_20_3" style:num-suffix=")" style:num-format="1" text:display-levels="3">
        <style:list-level-properties text:space-before="0.4cm"/>
      </text:list-level-style-number>
      <text:list-level-style-number text:level="4" text:style-name="RTF_5f_Num_20_73_20_4" style:num-suffix=")" style:num-format="1" text:display-levels="4">
        <style:list-level-properties text:space-before="0.6cm"/>
      </text:list-level-style-number>
      <text:list-level-style-number text:level="5" text:style-name="RTF_5f_Num_20_73_20_5" style:num-suffix=")" style:num-format="1">
        <style:list-level-properties text:space-before="0.801cm"/>
      </text:list-level-style-number>
      <text:list-level-style-number text:level="6" text:style-name="RTF_5f_Num_20_73_20_6" style:num-suffix=")" style:num-format="1" text:display-levels="6">
        <style:list-level-properties/>
      </text:list-level-style-number>
      <text:list-level-style-number text:level="7" text:style-name="RTF_5f_Num_20_73_20_7" style:num-suffix=")" style:num-format="1" text:display-levels="7">
        <style:list-level-properties/>
      </text:list-level-style-number>
      <text:list-level-style-number text:level="8" text:style-name="RTF_5f_Num_20_73_20_8" style:num-suffix=")" style:num-format="1" text:display-levels="8">
        <style:list-level-properties/>
      </text:list-level-style-number>
      <text:list-level-style-number text:level="9" text:style-name="RTF_5f_Num_20_73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74" style:display-name="RTF_Num 74">
      <text:list-level-style-number text:level="1" text:style-name="RTF_5f_Num_20_74_20_1" style:num-suffix=")" style:num-format="1">
        <style:list-level-properties text:min-label-width="0.762cm"/>
      </text:list-level-style-number>
      <text:list-level-style-number text:level="2" text:style-name="RTF_5f_Num_20_74_20_2" style:num-suffix=")" style:num-format="1" text:display-levels="2">
        <style:list-level-properties text:min-label-width="1.016cm"/>
      </text:list-level-style-number>
      <text:list-level-style-number text:level="3" text:style-name="RTF_5f_Num_20_74_20_3" style:num-suffix=")" style:num-format="1" text:display-levels="3">
        <style:list-level-properties text:min-label-width="1.27cm"/>
      </text:list-level-style-number>
      <text:list-level-style-number text:level="4" text:style-name="RTF_5f_Num_20_74_20_4" style:num-suffix=")" style:num-format="1" text:display-levels="4">
        <style:list-level-properties text:min-label-width="1.524cm"/>
      </text:list-level-style-number>
      <text:list-level-style-number text:level="5" text:style-name="RTF_5f_Num_20_74_20_5" style:num-suffix=")" style:num-format="1" text:display-levels="5">
        <style:list-level-properties text:min-label-width="1.778cm"/>
      </text:list-level-style-number>
      <text:list-level-style-number text:level="6" text:style-name="RTF_5f_Num_20_74_20_6" style:num-prefix="&#13;" style:num-suffix=" " style:num-format="1" text:display-levels="6">
        <style:list-level-properties text:min-label-width="2.032cm"/>
      </text:list-level-style-number>
      <text:list-level-style-number text:level="7" text:style-name="RTF_5f_Num_20_74_20_7" style:num-suffix=" " style:num-format="1" text:display-levels="7">
        <style:list-level-properties text:min-label-width="2.286cm"/>
      </text:list-level-style-number>
      <text:list-level-style-number text:level="8" text:style-name="RTF_5f_Num_20_74_20_8" style:num-suffix=" " style:num-format="1" text:display-levels="8">
        <style:list-level-properties text:min-label-width="2.54cm"/>
      </text:list-level-style-number>
      <text:list-level-style-number text:level="9" text:style-name="RTF_5f_Num_20_74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75" style:display-name="RTF_Num 75">
      <text:list-level-style-number text:level="1" text:style-name="RTF_5f_Num_20_75_20_1" style:num-suffix=")" style:num-format="1">
        <style:list-level-properties/>
      </text:list-level-style-number>
      <text:list-level-style-number text:level="2" text:style-name="RTF_5f_Num_20_75_20_2" style:num-suffix=")" style:num-format="1" text:display-levels="2">
        <style:list-level-properties text:space-before="0.199cm"/>
      </text:list-level-style-number>
      <text:list-level-style-number text:level="3" text:style-name="RTF_5f_Num_20_75_20_3" style:num-suffix=")" style:num-format="1" text:display-levels="3">
        <style:list-level-properties text:space-before="0.4cm"/>
      </text:list-level-style-number>
      <text:list-level-style-number text:level="4" text:style-name="RTF_5f_Num_20_75_20_4" style:num-suffix=")" style:num-format="1" text:display-levels="4">
        <style:list-level-properties text:space-before="0.6cm"/>
      </text:list-level-style-number>
      <text:list-level-style-number text:level="5" text:style-name="RTF_5f_Num_20_75_20_5" style:num-suffix=")" style:num-format="1">
        <style:list-level-properties text:space-before="0.801cm"/>
      </text:list-level-style-number>
      <text:list-level-style-number text:level="6" text:style-name="RTF_5f_Num_20_75_20_6" style:num-suffix=")" style:num-format="1" text:display-levels="6">
        <style:list-level-properties/>
      </text:list-level-style-number>
      <text:list-level-style-number text:level="7" text:style-name="RTF_5f_Num_20_75_20_7" style:num-suffix=")" style:num-format="1" text:display-levels="7">
        <style:list-level-properties/>
      </text:list-level-style-number>
      <text:list-level-style-number text:level="8" text:style-name="RTF_5f_Num_20_75_20_8" style:num-suffix=")" style:num-format="1" text:display-levels="8">
        <style:list-level-properties/>
      </text:list-level-style-number>
      <text:list-level-style-number text:level="9" text:style-name="RTF_5f_Num_20_75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76" style:display-name="RTF_Num 76">
      <text:list-level-style-number text:level="1" text:style-name="RTF_5f_Num_20_76_20_1" style:num-suffix=")" style:num-format="1">
        <style:list-level-properties text:min-label-width="0.762cm"/>
      </text:list-level-style-number>
      <text:list-level-style-number text:level="2" text:style-name="RTF_5f_Num_20_76_20_2" style:num-suffix=")" style:num-format="1" text:display-levels="2">
        <style:list-level-properties text:min-label-width="1.016cm"/>
      </text:list-level-style-number>
      <text:list-level-style-number text:level="3" text:style-name="RTF_5f_Num_20_76_20_3" style:num-suffix=")" style:num-format="1" text:display-levels="3">
        <style:list-level-properties text:min-label-width="1.27cm"/>
      </text:list-level-style-number>
      <text:list-level-style-number text:level="4" text:style-name="RTF_5f_Num_20_76_20_4" style:num-suffix=")" style:num-format="1" text:display-levels="4">
        <style:list-level-properties text:min-label-width="1.524cm"/>
      </text:list-level-style-number>
      <text:list-level-style-number text:level="5" text:style-name="RTF_5f_Num_20_76_20_5" style:num-suffix=")" style:num-format="1" text:display-levels="5">
        <style:list-level-properties text:min-label-width="1.778cm"/>
      </text:list-level-style-number>
      <text:list-level-style-number text:level="6" text:style-name="RTF_5f_Num_20_76_20_6" style:num-prefix="&#13;" style:num-suffix=" " style:num-format="1" text:display-levels="6">
        <style:list-level-properties text:min-label-width="2.032cm"/>
      </text:list-level-style-number>
      <text:list-level-style-number text:level="7" text:style-name="RTF_5f_Num_20_76_20_7" style:num-suffix=" " style:num-format="1" text:display-levels="7">
        <style:list-level-properties text:min-label-width="2.286cm"/>
      </text:list-level-style-number>
      <text:list-level-style-number text:level="8" text:style-name="RTF_5f_Num_20_76_20_8" style:num-suffix=" " style:num-format="1" text:display-levels="8">
        <style:list-level-properties text:min-label-width="2.54cm"/>
      </text:list-level-style-number>
      <text:list-level-style-number text:level="9" text:style-name="RTF_5f_Num_20_76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77" style:display-name="RTF_Num 77">
      <text:list-level-style-number text:level="1" text:style-name="RTF_5f_Num_20_77_20_1" style:num-suffix=")" style:num-format="1">
        <style:list-level-properties/>
      </text:list-level-style-number>
      <text:list-level-style-number text:level="2" text:style-name="RTF_5f_Num_20_77_20_2" style:num-suffix=")" style:num-format="1" text:display-levels="2">
        <style:list-level-properties text:space-before="0.199cm"/>
      </text:list-level-style-number>
      <text:list-level-style-number text:level="3" text:style-name="RTF_5f_Num_20_77_20_3" style:num-suffix=")" style:num-format="1" text:display-levels="3">
        <style:list-level-properties text:space-before="0.4cm"/>
      </text:list-level-style-number>
      <text:list-level-style-number text:level="4" text:style-name="RTF_5f_Num_20_77_20_4" style:num-suffix=")" style:num-format="1" text:display-levels="4">
        <style:list-level-properties text:space-before="0.6cm"/>
      </text:list-level-style-number>
      <text:list-level-style-number text:level="5" text:style-name="RTF_5f_Num_20_77_20_5" style:num-suffix=")" style:num-format="1">
        <style:list-level-properties text:space-before="0.801cm"/>
      </text:list-level-style-number>
      <text:list-level-style-number text:level="6" text:style-name="RTF_5f_Num_20_77_20_6" style:num-suffix=")" style:num-format="1" text:display-levels="6">
        <style:list-level-properties/>
      </text:list-level-style-number>
      <text:list-level-style-number text:level="7" text:style-name="RTF_5f_Num_20_77_20_7" style:num-suffix=")" style:num-format="1" text:display-levels="7">
        <style:list-level-properties/>
      </text:list-level-style-number>
      <text:list-level-style-number text:level="8" text:style-name="RTF_5f_Num_20_77_20_8" style:num-suffix=")" style:num-format="1" text:display-levels="8">
        <style:list-level-properties/>
      </text:list-level-style-number>
      <text:list-level-style-number text:level="9" text:style-name="RTF_5f_Num_20_77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78" style:display-name="RTF_Num 78">
      <text:list-level-style-number text:level="1" text:style-name="RTF_5f_Num_20_78_20_1" style:num-suffix=")" style:num-format="1">
        <style:list-level-properties text:min-label-width="0.762cm"/>
      </text:list-level-style-number>
      <text:list-level-style-number text:level="2" text:style-name="RTF_5f_Num_20_78_20_2" style:num-suffix=")" style:num-format="1" text:display-levels="2">
        <style:list-level-properties text:min-label-width="1.016cm"/>
      </text:list-level-style-number>
      <text:list-level-style-number text:level="3" text:style-name="RTF_5f_Num_20_78_20_3" style:num-suffix=")" style:num-format="1" text:display-levels="3">
        <style:list-level-properties text:min-label-width="1.27cm"/>
      </text:list-level-style-number>
      <text:list-level-style-number text:level="4" text:style-name="RTF_5f_Num_20_78_20_4" style:num-suffix=")" style:num-format="1" text:display-levels="4">
        <style:list-level-properties text:min-label-width="1.524cm"/>
      </text:list-level-style-number>
      <text:list-level-style-number text:level="5" text:style-name="RTF_5f_Num_20_78_20_5" style:num-suffix=")" style:num-format="1" text:display-levels="5">
        <style:list-level-properties text:min-label-width="1.778cm"/>
      </text:list-level-style-number>
      <text:list-level-style-number text:level="6" text:style-name="RTF_5f_Num_20_78_20_6" style:num-prefix="&#13;" style:num-suffix=" " style:num-format="1" text:display-levels="6">
        <style:list-level-properties text:min-label-width="2.032cm"/>
      </text:list-level-style-number>
      <text:list-level-style-number text:level="7" text:style-name="RTF_5f_Num_20_78_20_7" style:num-suffix=" " style:num-format="1" text:display-levels="7">
        <style:list-level-properties text:min-label-width="2.286cm"/>
      </text:list-level-style-number>
      <text:list-level-style-number text:level="8" text:style-name="RTF_5f_Num_20_78_20_8" style:num-suffix=" " style:num-format="1" text:display-levels="8">
        <style:list-level-properties text:min-label-width="2.54cm"/>
      </text:list-level-style-number>
      <text:list-level-style-number text:level="9" text:style-name="RTF_5f_Num_20_78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79" style:display-name="RTF_Num 79">
      <text:list-level-style-number text:level="1" text:style-name="RTF_5f_Num_20_79_20_1" style:num-suffix=")" style:num-format="1">
        <style:list-level-properties/>
      </text:list-level-style-number>
      <text:list-level-style-number text:level="2" text:style-name="RTF_5f_Num_20_79_20_2" style:num-suffix=")" style:num-format="1" text:display-levels="2">
        <style:list-level-properties text:space-before="0.199cm"/>
      </text:list-level-style-number>
      <text:list-level-style-number text:level="3" text:style-name="RTF_5f_Num_20_79_20_3" style:num-suffix=")" style:num-format="1" text:display-levels="3">
        <style:list-level-properties text:space-before="0.4cm"/>
      </text:list-level-style-number>
      <text:list-level-style-number text:level="4" text:style-name="RTF_5f_Num_20_79_20_4" style:num-suffix=")" style:num-format="1" text:display-levels="4">
        <style:list-level-properties text:space-before="0.6cm"/>
      </text:list-level-style-number>
      <text:list-level-style-number text:level="5" text:style-name="RTF_5f_Num_20_79_20_5" style:num-suffix=")" style:num-format="1">
        <style:list-level-properties text:space-before="0.801cm"/>
      </text:list-level-style-number>
      <text:list-level-style-number text:level="6" text:style-name="RTF_5f_Num_20_79_20_6" style:num-suffix=")" style:num-format="1" text:display-levels="6">
        <style:list-level-properties/>
      </text:list-level-style-number>
      <text:list-level-style-number text:level="7" text:style-name="RTF_5f_Num_20_79_20_7" style:num-suffix=")" style:num-format="1" text:display-levels="7">
        <style:list-level-properties/>
      </text:list-level-style-number>
      <text:list-level-style-number text:level="8" text:style-name="RTF_5f_Num_20_79_20_8" style:num-suffix=")" style:num-format="1" text:display-levels="8">
        <style:list-level-properties/>
      </text:list-level-style-number>
      <text:list-level-style-number text:level="9" text:style-name="RTF_5f_Num_20_79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80" style:display-name="RTF_Num 80">
      <text:list-level-style-number text:level="1" text:style-name="RTF_5f_Num_20_80_20_1" style:num-suffix=")" style:num-format="1">
        <style:list-level-properties text:min-label-width="0.762cm"/>
      </text:list-level-style-number>
      <text:list-level-style-number text:level="2" text:style-name="RTF_5f_Num_20_80_20_2" style:num-suffix=")" style:num-format="1" text:display-levels="2">
        <style:list-level-properties text:min-label-width="1.016cm"/>
      </text:list-level-style-number>
      <text:list-level-style-number text:level="3" text:style-name="RTF_5f_Num_20_80_20_3" style:num-suffix=")" style:num-format="1" text:display-levels="3">
        <style:list-level-properties text:min-label-width="1.27cm"/>
      </text:list-level-style-number>
      <text:list-level-style-number text:level="4" text:style-name="RTF_5f_Num_20_80_20_4" style:num-suffix=")" style:num-format="1" text:display-levels="4">
        <style:list-level-properties text:min-label-width="1.524cm"/>
      </text:list-level-style-number>
      <text:list-level-style-number text:level="5" text:style-name="RTF_5f_Num_20_80_20_5" style:num-suffix=")" style:num-format="1" text:display-levels="5">
        <style:list-level-properties text:min-label-width="1.778cm"/>
      </text:list-level-style-number>
      <text:list-level-style-number text:level="6" text:style-name="RTF_5f_Num_20_80_20_6" style:num-prefix="&#13;" style:num-suffix=" " style:num-format="1" text:display-levels="6">
        <style:list-level-properties text:min-label-width="2.032cm"/>
      </text:list-level-style-number>
      <text:list-level-style-number text:level="7" text:style-name="RTF_5f_Num_20_80_20_7" style:num-suffix=" " style:num-format="1" text:display-levels="7">
        <style:list-level-properties text:min-label-width="2.286cm"/>
      </text:list-level-style-number>
      <text:list-level-style-number text:level="8" text:style-name="RTF_5f_Num_20_80_20_8" style:num-suffix=" " style:num-format="1" text:display-levels="8">
        <style:list-level-properties text:min-label-width="2.54cm"/>
      </text:list-level-style-number>
      <text:list-level-style-number text:level="9" text:style-name="RTF_5f_Num_20_80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81" style:display-name="RTF_Num 81">
      <text:list-level-style-number text:level="1" text:style-name="RTF_5f_Num_20_81_20_1" style:num-suffix=")" style:num-format="1">
        <style:list-level-properties/>
      </text:list-level-style-number>
      <text:list-level-style-number text:level="2" text:style-name="RTF_5f_Num_20_81_20_2" style:num-suffix=")" style:num-format="1" text:display-levels="2">
        <style:list-level-properties text:space-before="0.199cm"/>
      </text:list-level-style-number>
      <text:list-level-style-number text:level="3" text:style-name="RTF_5f_Num_20_81_20_3" style:num-suffix=")" style:num-format="1" text:display-levels="3">
        <style:list-level-properties text:space-before="0.4cm"/>
      </text:list-level-style-number>
      <text:list-level-style-number text:level="4" text:style-name="RTF_5f_Num_20_81_20_4" style:num-suffix=")" style:num-format="1" text:display-levels="4">
        <style:list-level-properties text:space-before="0.6cm"/>
      </text:list-level-style-number>
      <text:list-level-style-number text:level="5" text:style-name="RTF_5f_Num_20_81_20_5" style:num-suffix=")" style:num-format="1">
        <style:list-level-properties text:space-before="0.801cm"/>
      </text:list-level-style-number>
      <text:list-level-style-number text:level="6" text:style-name="RTF_5f_Num_20_81_20_6" style:num-suffix=")" style:num-format="1" text:display-levels="6">
        <style:list-level-properties/>
      </text:list-level-style-number>
      <text:list-level-style-number text:level="7" text:style-name="RTF_5f_Num_20_81_20_7" style:num-suffix=")" style:num-format="1" text:display-levels="7">
        <style:list-level-properties/>
      </text:list-level-style-number>
      <text:list-level-style-number text:level="8" text:style-name="RTF_5f_Num_20_81_20_8" style:num-suffix=")" style:num-format="1" text:display-levels="8">
        <style:list-level-properties/>
      </text:list-level-style-number>
      <text:list-level-style-number text:level="9" text:style-name="RTF_5f_Num_20_81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82" style:display-name="RTF_Num 82">
      <text:list-level-style-number text:level="1" text:style-name="RTF_5f_Num_20_82_20_1" style:num-suffix=")" style:num-format="1">
        <style:list-level-properties text:min-label-width="0.762cm"/>
      </text:list-level-style-number>
      <text:list-level-style-number text:level="2" text:style-name="RTF_5f_Num_20_82_20_2" style:num-suffix=")" style:num-format="1" text:display-levels="2">
        <style:list-level-properties text:min-label-width="1.016cm"/>
      </text:list-level-style-number>
      <text:list-level-style-number text:level="3" text:style-name="RTF_5f_Num_20_82_20_3" style:num-suffix=")" style:num-format="1" text:display-levels="3">
        <style:list-level-properties text:min-label-width="1.27cm"/>
      </text:list-level-style-number>
      <text:list-level-style-number text:level="4" text:style-name="RTF_5f_Num_20_82_20_4" style:num-suffix=")" style:num-format="1" text:display-levels="4">
        <style:list-level-properties text:min-label-width="1.524cm"/>
      </text:list-level-style-number>
      <text:list-level-style-number text:level="5" text:style-name="RTF_5f_Num_20_82_20_5" style:num-suffix=")" style:num-format="1" text:display-levels="5">
        <style:list-level-properties text:min-label-width="1.778cm"/>
      </text:list-level-style-number>
      <text:list-level-style-number text:level="6" text:style-name="RTF_5f_Num_20_82_20_6" style:num-prefix="&#13;" style:num-suffix=" " style:num-format="1" text:display-levels="6">
        <style:list-level-properties text:min-label-width="2.032cm"/>
      </text:list-level-style-number>
      <text:list-level-style-number text:level="7" text:style-name="RTF_5f_Num_20_82_20_7" style:num-suffix=" " style:num-format="1" text:display-levels="7">
        <style:list-level-properties text:min-label-width="2.286cm"/>
      </text:list-level-style-number>
      <text:list-level-style-number text:level="8" text:style-name="RTF_5f_Num_20_82_20_8" style:num-suffix=" " style:num-format="1" text:display-levels="8">
        <style:list-level-properties text:min-label-width="2.54cm"/>
      </text:list-level-style-number>
      <text:list-level-style-number text:level="9" text:style-name="RTF_5f_Num_20_82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83" style:display-name="RTF_Num 83">
      <text:list-level-style-number text:level="1" text:style-name="RTF_5f_Num_20_83_20_1" style:num-suffix=")" style:num-format="1">
        <style:list-level-properties/>
      </text:list-level-style-number>
      <text:list-level-style-number text:level="2" text:style-name="RTF_5f_Num_20_83_20_2" style:num-suffix=")" style:num-format="1" text:display-levels="2">
        <style:list-level-properties text:space-before="0.199cm"/>
      </text:list-level-style-number>
      <text:list-level-style-number text:level="3" text:style-name="RTF_5f_Num_20_83_20_3" style:num-suffix=")" style:num-format="1" text:display-levels="3">
        <style:list-level-properties text:space-before="0.4cm"/>
      </text:list-level-style-number>
      <text:list-level-style-number text:level="4" text:style-name="RTF_5f_Num_20_83_20_4" style:num-suffix=")" style:num-format="1" text:display-levels="4">
        <style:list-level-properties text:space-before="0.6cm"/>
      </text:list-level-style-number>
      <text:list-level-style-number text:level="5" text:style-name="RTF_5f_Num_20_83_20_5" style:num-suffix=")" style:num-format="1">
        <style:list-level-properties text:space-before="0.801cm"/>
      </text:list-level-style-number>
      <text:list-level-style-number text:level="6" text:style-name="RTF_5f_Num_20_83_20_6" style:num-suffix=")" style:num-format="1" text:display-levels="6">
        <style:list-level-properties/>
      </text:list-level-style-number>
      <text:list-level-style-number text:level="7" text:style-name="RTF_5f_Num_20_83_20_7" style:num-suffix=")" style:num-format="1" text:display-levels="7">
        <style:list-level-properties/>
      </text:list-level-style-number>
      <text:list-level-style-number text:level="8" text:style-name="RTF_5f_Num_20_83_20_8" style:num-suffix=")" style:num-format="1" text:display-levels="8">
        <style:list-level-properties/>
      </text:list-level-style-number>
      <text:list-level-style-number text:level="9" text:style-name="RTF_5f_Num_20_83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84" style:display-name="RTF_Num 84">
      <text:list-level-style-number text:level="1" text:style-name="RTF_5f_Num_20_84_20_1" style:num-suffix=")" style:num-format="1">
        <style:list-level-properties text:min-label-width="0.762cm"/>
      </text:list-level-style-number>
      <text:list-level-style-number text:level="2" text:style-name="RTF_5f_Num_20_84_20_2" style:num-suffix=")" style:num-format="1" text:display-levels="2">
        <style:list-level-properties text:min-label-width="1.016cm"/>
      </text:list-level-style-number>
      <text:list-level-style-number text:level="3" text:style-name="RTF_5f_Num_20_84_20_3" style:num-suffix=")" style:num-format="1" text:display-levels="3">
        <style:list-level-properties text:min-label-width="1.27cm"/>
      </text:list-level-style-number>
      <text:list-level-style-number text:level="4" text:style-name="RTF_5f_Num_20_84_20_4" style:num-suffix=")" style:num-format="1" text:display-levels="4">
        <style:list-level-properties text:min-label-width="1.524cm"/>
      </text:list-level-style-number>
      <text:list-level-style-number text:level="5" text:style-name="RTF_5f_Num_20_84_20_5" style:num-suffix=")" style:num-format="1" text:display-levels="5">
        <style:list-level-properties text:min-label-width="1.778cm"/>
      </text:list-level-style-number>
      <text:list-level-style-number text:level="6" text:style-name="RTF_5f_Num_20_84_20_6" style:num-prefix="&#13;" style:num-suffix=" " style:num-format="1" text:display-levels="6">
        <style:list-level-properties text:min-label-width="2.032cm"/>
      </text:list-level-style-number>
      <text:list-level-style-number text:level="7" text:style-name="RTF_5f_Num_20_84_20_7" style:num-suffix=" " style:num-format="1" text:display-levels="7">
        <style:list-level-properties text:min-label-width="2.286cm"/>
      </text:list-level-style-number>
      <text:list-level-style-number text:level="8" text:style-name="RTF_5f_Num_20_84_20_8" style:num-suffix=" " style:num-format="1" text:display-levels="8">
        <style:list-level-properties text:min-label-width="2.54cm"/>
      </text:list-level-style-number>
      <text:list-level-style-number text:level="9" text:style-name="RTF_5f_Num_20_84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85" style:display-name="RTF_Num 85">
      <text:list-level-style-number text:level="1" text:style-name="RTF_5f_Num_20_85_20_1" style:num-suffix=")" style:num-format="1">
        <style:list-level-properties/>
      </text:list-level-style-number>
      <text:list-level-style-number text:level="2" text:style-name="RTF_5f_Num_20_85_20_2" style:num-suffix=")" style:num-format="1" text:display-levels="2">
        <style:list-level-properties text:space-before="0.199cm"/>
      </text:list-level-style-number>
      <text:list-level-style-number text:level="3" text:style-name="RTF_5f_Num_20_85_20_3" style:num-suffix=")" style:num-format="1" text:display-levels="3">
        <style:list-level-properties text:space-before="0.4cm"/>
      </text:list-level-style-number>
      <text:list-level-style-number text:level="4" text:style-name="RTF_5f_Num_20_85_20_4" style:num-suffix=")" style:num-format="1" text:display-levels="4">
        <style:list-level-properties text:space-before="0.6cm"/>
      </text:list-level-style-number>
      <text:list-level-style-number text:level="5" text:style-name="RTF_5f_Num_20_85_20_5" style:num-suffix=")" style:num-format="1">
        <style:list-level-properties text:space-before="0.801cm"/>
      </text:list-level-style-number>
      <text:list-level-style-number text:level="6" text:style-name="RTF_5f_Num_20_85_20_6" style:num-suffix=")" style:num-format="1" text:display-levels="6">
        <style:list-level-properties/>
      </text:list-level-style-number>
      <text:list-level-style-number text:level="7" text:style-name="RTF_5f_Num_20_85_20_7" style:num-suffix=")" style:num-format="1" text:display-levels="7">
        <style:list-level-properties/>
      </text:list-level-style-number>
      <text:list-level-style-number text:level="8" text:style-name="RTF_5f_Num_20_85_20_8" style:num-suffix=")" style:num-format="1" text:display-levels="8">
        <style:list-level-properties/>
      </text:list-level-style-number>
      <text:list-level-style-number text:level="9" text:style-name="RTF_5f_Num_20_85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86" style:display-name="RTF_Num 86">
      <text:list-level-style-number text:level="1" text:style-name="RTF_5f_Num_20_86_20_1" style:num-suffix=")" style:num-format="1">
        <style:list-level-properties text:min-label-width="0.762cm"/>
      </text:list-level-style-number>
      <text:list-level-style-number text:level="2" text:style-name="RTF_5f_Num_20_86_20_2" style:num-suffix=")" style:num-format="1" text:display-levels="2">
        <style:list-level-properties text:min-label-width="1.016cm"/>
      </text:list-level-style-number>
      <text:list-level-style-number text:level="3" text:style-name="RTF_5f_Num_20_86_20_3" style:num-suffix=")" style:num-format="1" text:display-levels="3">
        <style:list-level-properties text:min-label-width="1.27cm"/>
      </text:list-level-style-number>
      <text:list-level-style-number text:level="4" text:style-name="RTF_5f_Num_20_86_20_4" style:num-suffix=")" style:num-format="1" text:display-levels="4">
        <style:list-level-properties text:min-label-width="1.524cm"/>
      </text:list-level-style-number>
      <text:list-level-style-number text:level="5" text:style-name="RTF_5f_Num_20_86_20_5" style:num-suffix=")" style:num-format="1" text:display-levels="5">
        <style:list-level-properties text:min-label-width="1.778cm"/>
      </text:list-level-style-number>
      <text:list-level-style-number text:level="6" text:style-name="RTF_5f_Num_20_86_20_6" style:num-prefix="&#13;" style:num-suffix=" " style:num-format="1" text:display-levels="6">
        <style:list-level-properties text:min-label-width="2.032cm"/>
      </text:list-level-style-number>
      <text:list-level-style-number text:level="7" text:style-name="RTF_5f_Num_20_86_20_7" style:num-suffix=" " style:num-format="1" text:display-levels="7">
        <style:list-level-properties text:min-label-width="2.286cm"/>
      </text:list-level-style-number>
      <text:list-level-style-number text:level="8" text:style-name="RTF_5f_Num_20_86_20_8" style:num-suffix=" " style:num-format="1" text:display-levels="8">
        <style:list-level-properties text:min-label-width="2.54cm"/>
      </text:list-level-style-number>
      <text:list-level-style-number text:level="9" text:style-name="RTF_5f_Num_20_86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87" style:display-name="RTF_Num 87">
      <text:list-level-style-number text:level="1" text:style-name="RTF_5f_Num_20_87_20_1" style:num-suffix=")" style:num-format="1">
        <style:list-level-properties/>
      </text:list-level-style-number>
      <text:list-level-style-number text:level="2" text:style-name="RTF_5f_Num_20_87_20_2" style:num-suffix=")" style:num-format="1" text:display-levels="2">
        <style:list-level-properties text:space-before="0.199cm"/>
      </text:list-level-style-number>
      <text:list-level-style-number text:level="3" text:style-name="RTF_5f_Num_20_87_20_3" style:num-suffix=")" style:num-format="1" text:display-levels="3">
        <style:list-level-properties text:space-before="0.4cm"/>
      </text:list-level-style-number>
      <text:list-level-style-number text:level="4" text:style-name="RTF_5f_Num_20_87_20_4" style:num-suffix=")" style:num-format="1" text:display-levels="4">
        <style:list-level-properties text:space-before="0.6cm"/>
      </text:list-level-style-number>
      <text:list-level-style-number text:level="5" text:style-name="RTF_5f_Num_20_87_20_5" style:num-suffix=")" style:num-format="1">
        <style:list-level-properties text:space-before="0.801cm"/>
      </text:list-level-style-number>
      <text:list-level-style-number text:level="6" text:style-name="RTF_5f_Num_20_87_20_6" style:num-suffix=")" style:num-format="1" text:display-levels="6">
        <style:list-level-properties/>
      </text:list-level-style-number>
      <text:list-level-style-number text:level="7" text:style-name="RTF_5f_Num_20_87_20_7" style:num-suffix=")" style:num-format="1" text:display-levels="7">
        <style:list-level-properties/>
      </text:list-level-style-number>
      <text:list-level-style-number text:level="8" text:style-name="RTF_5f_Num_20_87_20_8" style:num-suffix=")" style:num-format="1" text:display-levels="8">
        <style:list-level-properties/>
      </text:list-level-style-number>
      <text:list-level-style-number text:level="9" text:style-name="RTF_5f_Num_20_87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88" style:display-name="RTF_Num 88">
      <text:list-level-style-number text:level="1" text:style-name="RTF_5f_Num_20_88_20_1" style:num-suffix=")" style:num-format="1">
        <style:list-level-properties text:min-label-width="0.762cm"/>
      </text:list-level-style-number>
      <text:list-level-style-number text:level="2" text:style-name="RTF_5f_Num_20_88_20_2" style:num-suffix=")" style:num-format="1" text:display-levels="2">
        <style:list-level-properties text:min-label-width="1.016cm"/>
      </text:list-level-style-number>
      <text:list-level-style-number text:level="3" text:style-name="RTF_5f_Num_20_88_20_3" style:num-suffix=")" style:num-format="1" text:display-levels="3">
        <style:list-level-properties text:min-label-width="1.27cm"/>
      </text:list-level-style-number>
      <text:list-level-style-number text:level="4" text:style-name="RTF_5f_Num_20_88_20_4" style:num-suffix=")" style:num-format="1" text:display-levels="4">
        <style:list-level-properties text:min-label-width="1.524cm"/>
      </text:list-level-style-number>
      <text:list-level-style-number text:level="5" text:style-name="RTF_5f_Num_20_88_20_5" style:num-suffix=")" style:num-format="1" text:display-levels="5">
        <style:list-level-properties text:min-label-width="1.778cm"/>
      </text:list-level-style-number>
      <text:list-level-style-number text:level="6" text:style-name="RTF_5f_Num_20_88_20_6" style:num-prefix="&#13;" style:num-suffix=" " style:num-format="1" text:display-levels="6">
        <style:list-level-properties text:min-label-width="2.032cm"/>
      </text:list-level-style-number>
      <text:list-level-style-number text:level="7" text:style-name="RTF_5f_Num_20_88_20_7" style:num-suffix=" " style:num-format="1" text:display-levels="7">
        <style:list-level-properties text:min-label-width="2.286cm"/>
      </text:list-level-style-number>
      <text:list-level-style-number text:level="8" text:style-name="RTF_5f_Num_20_88_20_8" style:num-suffix=" " style:num-format="1" text:display-levels="8">
        <style:list-level-properties text:min-label-width="2.54cm"/>
      </text:list-level-style-number>
      <text:list-level-style-number text:level="9" text:style-name="RTF_5f_Num_20_88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89" style:display-name="RTF_Num 89">
      <text:list-level-style-number text:level="1" text:style-name="RTF_5f_Num_20_89_20_1" style:num-suffix=")" style:num-format="1">
        <style:list-level-properties/>
      </text:list-level-style-number>
      <text:list-level-style-number text:level="2" text:style-name="RTF_5f_Num_20_89_20_2" style:num-suffix=")" style:num-format="1" text:display-levels="2">
        <style:list-level-properties text:space-before="0.199cm"/>
      </text:list-level-style-number>
      <text:list-level-style-number text:level="3" text:style-name="RTF_5f_Num_20_89_20_3" style:num-suffix=")" style:num-format="1" text:display-levels="3">
        <style:list-level-properties text:space-before="0.4cm"/>
      </text:list-level-style-number>
      <text:list-level-style-number text:level="4" text:style-name="RTF_5f_Num_20_89_20_4" style:num-suffix=")" style:num-format="1" text:display-levels="4">
        <style:list-level-properties text:space-before="0.6cm"/>
      </text:list-level-style-number>
      <text:list-level-style-number text:level="5" text:style-name="RTF_5f_Num_20_89_20_5" style:num-suffix=")" style:num-format="1">
        <style:list-level-properties text:space-before="0.801cm"/>
      </text:list-level-style-number>
      <text:list-level-style-number text:level="6" text:style-name="RTF_5f_Num_20_89_20_6" style:num-suffix=")" style:num-format="1" text:display-levels="6">
        <style:list-level-properties/>
      </text:list-level-style-number>
      <text:list-level-style-number text:level="7" text:style-name="RTF_5f_Num_20_89_20_7" style:num-suffix=")" style:num-format="1" text:display-levels="7">
        <style:list-level-properties/>
      </text:list-level-style-number>
      <text:list-level-style-number text:level="8" text:style-name="RTF_5f_Num_20_89_20_8" style:num-suffix=")" style:num-format="1" text:display-levels="8">
        <style:list-level-properties/>
      </text:list-level-style-number>
      <text:list-level-style-number text:level="9" text:style-name="RTF_5f_Num_20_89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90" style:display-name="RTF_Num 90">
      <text:list-level-style-number text:level="1" text:style-name="RTF_5f_Num_20_90_20_1" style:num-suffix=")" style:num-format="1">
        <style:list-level-properties text:min-label-width="0.762cm"/>
      </text:list-level-style-number>
      <text:list-level-style-number text:level="2" text:style-name="RTF_5f_Num_20_90_20_2" style:num-suffix=")" style:num-format="1" text:display-levels="2">
        <style:list-level-properties text:min-label-width="1.016cm"/>
      </text:list-level-style-number>
      <text:list-level-style-number text:level="3" text:style-name="RTF_5f_Num_20_90_20_3" style:num-suffix=")" style:num-format="1" text:display-levels="3">
        <style:list-level-properties text:min-label-width="1.27cm"/>
      </text:list-level-style-number>
      <text:list-level-style-number text:level="4" text:style-name="RTF_5f_Num_20_90_20_4" style:num-suffix=")" style:num-format="1" text:display-levels="4">
        <style:list-level-properties text:min-label-width="1.524cm"/>
      </text:list-level-style-number>
      <text:list-level-style-number text:level="5" text:style-name="RTF_5f_Num_20_90_20_5" style:num-suffix=")" style:num-format="1" text:display-levels="5">
        <style:list-level-properties text:min-label-width="1.778cm"/>
      </text:list-level-style-number>
      <text:list-level-style-number text:level="6" text:style-name="RTF_5f_Num_20_90_20_6" style:num-prefix="&#13;" style:num-suffix=" " style:num-format="1" text:display-levels="6">
        <style:list-level-properties text:min-label-width="2.032cm"/>
      </text:list-level-style-number>
      <text:list-level-style-number text:level="7" text:style-name="RTF_5f_Num_20_90_20_7" style:num-suffix=" " style:num-format="1" text:display-levels="7">
        <style:list-level-properties text:min-label-width="2.286cm"/>
      </text:list-level-style-number>
      <text:list-level-style-number text:level="8" text:style-name="RTF_5f_Num_20_90_20_8" style:num-suffix=" " style:num-format="1" text:display-levels="8">
        <style:list-level-properties text:min-label-width="2.54cm"/>
      </text:list-level-style-number>
      <text:list-level-style-number text:level="9" text:style-name="RTF_5f_Num_20_90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1" style:display-name="RTF_Num 91">
      <text:list-level-style-number text:level="1" text:style-name="RTF_5f_Num_20_91_20_1" style:num-suffix=")" style:num-format="1">
        <style:list-level-properties/>
      </text:list-level-style-number>
      <text:list-level-style-number text:level="2" text:style-name="RTF_5f_Num_20_91_20_2" style:num-suffix=")" style:num-format="1" text:display-levels="2">
        <style:list-level-properties text:space-before="0.199cm"/>
      </text:list-level-style-number>
      <text:list-level-style-number text:level="3" text:style-name="RTF_5f_Num_20_91_20_3" style:num-suffix=")" style:num-format="1" text:display-levels="3">
        <style:list-level-properties text:space-before="0.4cm"/>
      </text:list-level-style-number>
      <text:list-level-style-number text:level="4" text:style-name="RTF_5f_Num_20_91_20_4" style:num-suffix=")" style:num-format="1" text:display-levels="4">
        <style:list-level-properties text:space-before="0.6cm"/>
      </text:list-level-style-number>
      <text:list-level-style-number text:level="5" text:style-name="RTF_5f_Num_20_91_20_5" style:num-suffix=")" style:num-format="1">
        <style:list-level-properties text:space-before="0.801cm"/>
      </text:list-level-style-number>
      <text:list-level-style-number text:level="6" text:style-name="RTF_5f_Num_20_91_20_6" style:num-suffix=")" style:num-format="1" text:display-levels="6">
        <style:list-level-properties/>
      </text:list-level-style-number>
      <text:list-level-style-number text:level="7" text:style-name="RTF_5f_Num_20_91_20_7" style:num-suffix=")" style:num-format="1" text:display-levels="7">
        <style:list-level-properties/>
      </text:list-level-style-number>
      <text:list-level-style-number text:level="8" text:style-name="RTF_5f_Num_20_91_20_8" style:num-suffix=")" style:num-format="1" text:display-levels="8">
        <style:list-level-properties/>
      </text:list-level-style-number>
      <text:list-level-style-number text:level="9" text:style-name="RTF_5f_Num_20_91_20_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92" style:display-name="RTF_Num 92">
      <text:list-level-style-number text:level="1" text:style-name="RTF_5f_Num_20_92_20_1" style:num-suffix=")" style:num-format="1">
        <style:list-level-properties text:min-label-width="0.762cm"/>
      </text:list-level-style-number>
      <text:list-level-style-number text:level="2" text:style-name="RTF_5f_Num_20_92_20_2" style:num-suffix=")" style:num-format="1" text:display-levels="2">
        <style:list-level-properties text:min-label-width="1.016cm"/>
      </text:list-level-style-number>
      <text:list-level-style-number text:level="3" text:style-name="RTF_5f_Num_20_92_20_3" style:num-suffix=")" style:num-format="1" text:display-levels="3">
        <style:list-level-properties text:min-label-width="1.27cm"/>
      </text:list-level-style-number>
      <text:list-level-style-number text:level="4" text:style-name="RTF_5f_Num_20_92_20_4" style:num-suffix=")" style:num-format="1" text:display-levels="4">
        <style:list-level-properties text:min-label-width="1.524cm"/>
      </text:list-level-style-number>
      <text:list-level-style-number text:level="5" text:style-name="RTF_5f_Num_20_92_20_5" style:num-suffix=")" style:num-format="1" text:display-levels="5">
        <style:list-level-properties text:min-label-width="1.778cm"/>
      </text:list-level-style-number>
      <text:list-level-style-number text:level="6" text:style-name="RTF_5f_Num_20_92_20_6" style:num-prefix="&#13;" style:num-suffix=" " style:num-format="1" text:display-levels="6">
        <style:list-level-properties text:min-label-width="2.032cm"/>
      </text:list-level-style-number>
      <text:list-level-style-number text:level="7" text:style-name="RTF_5f_Num_20_92_20_7" style:num-suffix=" " style:num-format="1" text:display-levels="7">
        <style:list-level-properties text:min-label-width="2.286cm"/>
      </text:list-level-style-number>
      <text:list-level-style-number text:level="8" text:style-name="RTF_5f_Num_20_92_20_8" style:num-suffix=" " style:num-format="1" text:display-levels="8">
        <style:list-level-properties text:min-label-width="2.54cm"/>
      </text:list-level-style-number>
      <text:list-level-style-number text:level="9" text:style-name="RTF_5f_Num_20_92_20_9" style:num-suffix=" "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8T01:08:11</meta:creation-date>
    <meta:generator>OpenOffice/4.0.0$Win32 OpenOffice.org_project/400m3$Build-9702</meta:generator>
    <meta:editing-duration>P0D</meta:editing-duration>
    <meta:editing-cycles>1</meta:editing-cycles>
    <dc:subject>Спецификация (черновик)</dc:subject>
    <dc:title>kIT Universal Presets</dc:title>
    <meta:keyword>kIT Universal Presets</meta:keyword>
    <meta:keyword>up</meta:keyword>
    <meta:keyword>ini</meta:keyword>
    <meta:document-statistic meta:table-count="0" meta:image-count="0" meta:object-count="0" meta:page-count="100" meta:paragraph-count="2114" meta:word-count="19588" meta:character-count="151683"/>
    <meta:user-defined meta:name="URL">http://айтигуру.рф/projects/kitup</meta:user-defined>
    <meta:user-defined meta:name="Проект">kIT Universal Presets</meta:user-defined>
    <meta:user-defined meta:name="Редактор">Шаповалов Арсений aka ApceH Hypocrite</meta:user-defined>
    <meta:user-defined meta:name="Состояние">Черновик</meta:user-defined>
    <meta:user-defined meta:name="Язык" meta:value-type="string">Русский</meta:user-defined>
  </office:meta>
</office:document-meta>
</file>